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text-align="justify"/>
      <style:text-properties style:font-name="Times New Roman" fo:language="pt" fo:country="BR"/>
    </style:style>
    <style:style style:name="P2" style:parent-style-name="Textbody" style:family="paragraph">
      <style:text-properties fo:language="pt" fo:country="BR"/>
    </style:style>
    <style:style style:name="P3" style:parent-style-name="Textbody" style:family="paragraph">
      <style:text-properties fo:language="pt" fo:country="BR"/>
    </style:style>
    <style:style style:name="P4" style:parent-style-name="Textbody" style:family="paragraph">
      <style:paragraph-properties fo:text-align="justify"/>
      <style:text-properties style:font-name="Times New Roman" fo:language="pt" fo:country="BR"/>
    </style:style>
    <style:style style:name="P5" style:parent-style-name="Textbody" style:family="paragraph">
      <style:paragraph-properties fo:text-align="justify"/>
      <style:text-properties style:font-name="Times New Roman" fo:language="pt" fo:country="BR"/>
    </style:style>
    <style:style style:name="P6" style:parent-style-name="Textbody" style:family="paragraph">
      <style:paragraph-properties fo:text-align="justify"/>
      <style:text-properties style:font-name="Times New Roman" fo:language="pt" fo:country="BR"/>
    </style:style>
    <style:style style:name="P7" style:parent-style-name="Textbody" style:family="paragraph">
      <style:paragraph-properties fo:text-align="justify"/>
      <style:text-properties style:font-name="Times New Roman" fo:language="pt" fo:country="BR"/>
    </style:style>
    <style:style style:name="P8" style:parent-style-name="Textbody" style:family="paragraph">
      <style:paragraph-properties fo:text-align="justify"/>
      <style:text-properties style:font-name="Times New Roman" fo:language="pt" fo:country="BR"/>
    </style:style>
    <style:style style:name="P9" style:parent-style-name="Textbody" style:family="paragraph">
      <style:paragraph-properties fo:text-align="justify"/>
      <style:text-properties style:font-name="Times New Roman" fo:language="pt" fo:country="BR"/>
    </style:style>
    <style:style style:name="P10" style:parent-style-name="Textbody" style:family="paragraph">
      <style:paragraph-properties fo:text-align="justify"/>
      <style:text-properties style:font-name="Times New Roman" fo:language="pt" fo:country="BR"/>
    </style:style>
    <style:style style:name="P11" style:parent-style-name="Textbody" style:family="paragraph">
      <style:paragraph-properties fo:text-align="justify"/>
      <style:text-properties style:font-name="Times New Roman" fo:language="pt" fo:country="BR"/>
    </style:style>
    <style:style style:name="P12" style:parent-style-name="Textbody" style:family="paragraph">
      <style:paragraph-properties fo:text-align="justify"/>
      <style:text-properties style:font-name="Times New Roman" fo:language="pt" fo:country="BR"/>
    </style:style>
    <style:style style:name="P13" style:parent-style-name="Textbody" style:family="paragraph">
      <style:paragraph-properties fo:text-align="center"/>
      <style:text-properties style:font-name="Times New Roman" fo:font-weight="bold" style:font-weight-asian="bold" style:font-weight-complex="bold" fo:font-size="22pt" style:font-size-asian="22pt" style:font-size-complex="22pt" fo:language="pt" fo:country="BR"/>
    </style:style>
    <style:style style:name="P14" style:parent-style-name="Textbody" style:family="paragraph">
      <style:paragraph-properties fo:text-align="center"/>
      <style:text-properties style:font-name="Times New Roman" fo:font-size="22pt" style:font-size-asian="22pt" style:font-size-complex="22pt" fo:language="pt" fo:country="BR"/>
    </style:style>
    <style:style style:name="P15" style:parent-style-name="Textbody" style:family="paragraph">
      <style:paragraph-properties fo:text-align="center"/>
      <style:text-properties style:font-name="Times New Roman" fo:color="#C9211E" fo:font-size="22pt" style:font-size-asian="22pt" style:font-size-complex="22pt" fo:language="pt" fo:country="BR"/>
    </style:style>
    <style:style style:name="P16" style:parent-style-name="Título1" style:family="paragraph">
      <style:paragraph-properties fo:break-before="page" fo:text-align="justify"/>
      <style:text-properties style:font-name="Times New Roman" fo:language="pt" fo:country="BR"/>
    </style:style>
    <style:style style:name="P17" style:parent-style-name="Textbody" style:family="paragraph">
      <style:paragraph-properties fo:text-align="justify"/>
    </style:style>
    <style:style style:name="T18" style:parent-style-name="Fonteparág.padrão" style:family="text">
      <style:text-properties style:font-name="Times New Roman" fo:language="pt" fo:country="BR"/>
    </style:style>
    <style:style style:name="T19" style:parent-style-name="Fonteparág.padrão" style:family="text">
      <style:text-properties style:font-name="Times New Roman" fo:color="#FF0000" fo:language="pt" fo:country="BR"/>
    </style:style>
    <style:style style:name="T20" style:parent-style-name="Fonteparág.padrão" style:family="text">
      <style:text-properties style:font-name="Times New Roman" fo:language="pt" fo:country="BR"/>
    </style:style>
    <style:style style:name="P21" style:parent-style-name="Textbody" style:family="paragraph">
      <style:paragraph-properties fo:text-align="justify"/>
      <style:text-properties style:font-name="Times New Roman" fo:language="pt" fo:country="BR"/>
    </style:style>
    <style:style style:name="P22" style:parent-style-name="Textbody" style:family="paragraph">
      <style:paragraph-properties fo:text-align="justify"/>
      <style:text-properties style:font-name="Times New Roman" fo:language="pt" fo:country="BR"/>
    </style:style>
    <style:style style:name="P23" style:parent-style-name="Textbody" style:family="paragraph">
      <style:paragraph-properties fo:text-align="justify"/>
    </style:style>
    <style:style style:name="T24" style:parent-style-name="Fonteparág.padrão" style:family="text">
      <style:text-properties style:font-name="Times New Roman" fo:language="pt" fo:country="BR"/>
    </style:style>
    <style:style style:name="T25" style:parent-style-name="Fonteparág.padrão" style:family="text">
      <style:text-properties style:font-name="Times New Roman" fo:color="#FF0000" fo:language="pt" fo:country="BR"/>
    </style:style>
    <style:style style:name="T26" style:parent-style-name="Fonteparág.padrão" style:family="text">
      <style:text-properties style:font-name="Times New Roman" fo:language="pt" fo:country="BR"/>
    </style:style>
    <style:style style:name="T27" style:parent-style-name="Fonteparág.padrão" style:family="text">
      <style:text-properties style:font-name="Times New Roman" fo:color="#FF0000" fo:language="pt" fo:country="BR"/>
    </style:style>
    <style:style style:name="T28" style:parent-style-name="Fonteparág.padrão" style:family="text">
      <style:text-properties style:font-name="Times New Roman" fo:language="pt" fo:country="BR"/>
    </style:style>
    <style:style style:name="P29" style:parent-style-name="Textbody" style:family="paragraph">
      <style:paragraph-properties fo:text-align="justify"/>
      <style:text-properties style:font-name="Times New Roman" fo:language="pt" fo:country="BR"/>
    </style:style>
    <style:style style:name="P30" style:parent-style-name="Textbody" style:family="paragraph">
      <style:paragraph-properties fo:text-align="justify"/>
      <style:text-properties style:font-name="Times New Roman" fo:language="pt" fo:country="BR"/>
    </style:style>
    <style:style style:name="P31" style:parent-style-name="Textbody" style:family="paragraph">
      <style:paragraph-properties fo:text-align="justify"/>
      <style:text-properties style:font-name="Times New Roman" fo:language="pt" fo:country="BR"/>
    </style:style>
    <style:style style:name="P32" style:parent-style-name="Textbody" style:family="paragraph">
      <style:paragraph-properties fo:text-align="justify"/>
      <style:text-properties style:font-name="Times New Roman" fo:language="pt" fo:country="BR"/>
    </style:style>
    <style:style style:name="P33" style:parent-style-name="Título1" style:family="paragraph">
      <style:paragraph-properties fo:break-before="page" fo:text-align="justify"/>
      <style:text-properties style:font-name="Times New Roman" fo:language="pt" fo:country="BR"/>
    </style:style>
    <style:style style:name="P34" style:parent-style-name="Textbody" style:family="paragraph">
      <style:paragraph-properties fo:text-align="justify"/>
      <style:text-properties style:font-name="Times New Roman" fo:language="pt" fo:country="BR"/>
    </style:style>
    <style:style style:name="P35" style:parent-style-name="Textbody" style:family="paragraph">
      <style:paragraph-properties fo:text-align="justify"/>
    </style:style>
    <style:style style:name="T36" style:parent-style-name="Fonteparág.padrão" style:family="text">
      <style:text-properties style:font-name="Times New Roman" fo:language="pt" fo:country="BR"/>
    </style:style>
    <style:style style:name="T37" style:parent-style-name="Fonteparág.padrão" style:family="text">
      <style:text-properties style:font-name="Times New Roman" fo:color="#FF0000" fo:language="pt" fo:country="BR"/>
    </style:style>
    <style:style style:name="T38" style:parent-style-name="Fonteparág.padrão" style:family="text">
      <style:text-properties style:font-name="Times New Roman" fo:language="pt" fo:country="BR"/>
    </style:style>
    <style:style style:name="T39" style:parent-style-name="Fonteparág.padrão" style:family="text">
      <style:text-properties style:font-name="Times New Roman" fo:color="#FF0000" fo:language="pt" fo:country="BR"/>
    </style:style>
    <style:style style:name="T40" style:parent-style-name="Fonteparág.padrão" style:family="text">
      <style:text-properties style:font-name="Times New Roman" fo:language="pt" fo:country="BR"/>
    </style:style>
    <style:style style:name="P41" style:parent-style-name="Textbody" style:family="paragraph">
      <style:paragraph-properties fo:text-align="justify"/>
    </style:style>
    <style:style style:name="T42" style:parent-style-name="Fonteparág.padrão" style:family="text">
      <style:text-properties style:font-name="Times New Roman" fo:language="pt" fo:country="BR"/>
    </style:style>
    <style:style style:name="T43" style:parent-style-name="Fonteparág.padrão" style:family="text">
      <style:text-properties style:font-name="Times New Roman" fo:color="#FF0000" fo:language="pt" fo:country="BR"/>
    </style:style>
    <style:style style:name="T44" style:parent-style-name="Fonteparág.padrão" style:family="text">
      <style:text-properties style:font-name="Times New Roman" fo:language="pt" fo:country="BR"/>
    </style:style>
    <style:style style:name="T45" style:parent-style-name="Fonteparág.padrão" style:family="text">
      <style:text-properties style:font-name="Times New Roman" fo:language="pt" fo:country="BR"/>
    </style:style>
    <style:style style:name="T46" style:parent-style-name="Fonteparág.padrão" style:family="text">
      <style:text-properties style:font-name="Times New Roman" fo:language="pt" fo:country="BR"/>
    </style:style>
    <style:style style:name="P47" style:parent-style-name="Textbody" style:family="paragraph">
      <style:paragraph-properties fo:text-align="justify"/>
    </style:style>
    <style:style style:name="T48" style:parent-style-name="Fonteparág.padrão" style:family="text">
      <style:text-properties style:font-name="Times New Roman" fo:language="pt" fo:country="BR"/>
    </style:style>
    <style:style style:name="T49" style:parent-style-name="Fonteparág.padrão" style:family="text">
      <style:text-properties style:font-name="Times New Roman" fo:color="#FF0000" fo:language="pt" fo:country="BR"/>
    </style:style>
    <style:style style:name="T50" style:parent-style-name="Fonteparág.padrão" style:family="text">
      <style:text-properties style:font-name="Times New Roman" fo:language="pt" fo:country="BR"/>
    </style:style>
    <style:style style:name="T51" style:parent-style-name="Fonteparág.padrão" style:family="text">
      <style:text-properties style:font-name="Times New Roman" fo:color="#FF0000" fo:language="pt" fo:country="BR"/>
    </style:style>
    <style:style style:name="T52" style:parent-style-name="Fonteparág.padrão" style:family="text">
      <style:text-properties style:font-name="Times New Roman" fo:language="pt" fo:country="BR"/>
    </style:style>
    <style:style style:name="T53" style:parent-style-name="Fonteparág.padrão" style:family="text">
      <style:text-properties style:font-name="Times New Roman" fo:color="#FF0000" fo:language="pt" fo:country="BR"/>
    </style:style>
    <style:style style:name="T54" style:parent-style-name="Fonteparág.padrão" style:family="text">
      <style:text-properties style:font-name="Times New Roman" fo:language="pt" fo:country="BR"/>
    </style:style>
    <style:style style:name="P55" style:parent-style-name="Textbody" style:family="paragraph">
      <style:paragraph-properties fo:text-align="justify"/>
      <style:text-properties style:font-name="Times New Roman" fo:language="pt" fo:country="BR"/>
    </style:style>
    <style:style style:name="P56" style:parent-style-name="Textbody" style:family="paragraph">
      <style:paragraph-properties fo:text-align="justify"/>
      <style:text-properties style:font-name="Times New Roman" fo:language="pt" fo:country="BR"/>
    </style:style>
    <style:style style:name="P57" style:parent-style-name="Textbody" style:family="paragraph">
      <style:paragraph-properties fo:text-align="justify"/>
      <style:text-properties style:font-name="Times New Roman" fo:language="pt" fo:country="BR"/>
    </style:style>
    <style:style style:name="P58" style:parent-style-name="Título1" style:family="paragraph">
      <style:paragraph-properties fo:break-before="page" fo:text-align="justify"/>
    </style:style>
    <style:style style:name="T59" style:parent-style-name="Fonteparág.padrão" style:family="text">
      <style:text-properties style:font-name="Times New Roman" fo:language="pt" fo:country="BR"/>
    </style:style>
    <style:style style:name="T60" style:parent-style-name="Fonteparág.padrão" style:family="text">
      <style:text-properties style:font-name="Times New Roman" fo:color="#FF0000" fo:language="pt" fo:country="BR"/>
    </style:style>
    <style:style style:name="T61" style:parent-style-name="Fonteparág.padrão" style:family="text">
      <style:text-properties style:font-name="Times New Roman" fo:language="pt" fo:country="BR"/>
    </style:style>
    <style:style style:name="P62" style:parent-style-name="Textbody" style:family="paragraph">
      <style:paragraph-properties fo:text-align="justify"/>
    </style:style>
    <style:style style:name="T63" style:parent-style-name="Fonteparág.padrão" style:family="text">
      <style:text-properties style:font-name="Times New Roman" fo:color="#FF0000" fo:language="pt" fo:country="BR"/>
    </style:style>
    <style:style style:name="T64" style:parent-style-name="Fonteparág.padrão" style:family="text">
      <style:text-properties style:font-name="Times New Roman" fo:language="pt" fo:country="BR"/>
    </style:style>
    <style:style style:name="T65" style:parent-style-name="Fonteparág.padrão" style:family="text">
      <style:text-properties style:font-name="Times New Roman" fo:language="pt" fo:country="BR"/>
    </style:style>
    <style:style style:name="T66" style:parent-style-name="Fonteparág.padrão" style:family="text">
      <style:text-properties style:font-name="Times New Roman" fo:color="#FF0000" fo:language="pt" fo:country="BR"/>
    </style:style>
    <style:style style:name="T67" style:parent-style-name="Fonteparág.padrão" style:family="text">
      <style:text-properties style:font-name="Times New Roman" fo:color="#FF0000" fo:language="pt" fo:country="BR"/>
    </style:style>
    <style:style style:name="T68" style:parent-style-name="Fonteparág.padrão" style:family="text">
      <style:text-properties style:font-name="Times New Roman" fo:language="pt" fo:country="BR"/>
    </style:style>
    <style:style style:name="T69" style:parent-style-name="Fonteparág.padrão" style:family="text">
      <style:text-properties style:font-name="Times New Roman" fo:language="pt" fo:country="BR"/>
    </style:style>
    <style:style style:name="T70" style:parent-style-name="Fonteparág.padrão" style:family="text">
      <style:text-properties style:font-name="Times New Roman" fo:color="#FF0000" fo:language="pt" fo:country="BR"/>
    </style:style>
    <style:style style:name="T71" style:parent-style-name="Fonteparág.padrão" style:family="text">
      <style:text-properties style:font-name="Times New Roman" fo:language="pt" fo:country="BR"/>
    </style:style>
    <style:style style:name="P72" style:parent-style-name="Textbody" style:family="paragraph">
      <style:paragraph-properties fo:text-align="justify"/>
    </style:style>
    <style:style style:name="T73" style:parent-style-name="Fonteparág.padrão" style:family="text">
      <style:text-properties style:font-name="Times New Roman" fo:language="pt" fo:country="BR"/>
    </style:style>
    <style:style style:name="T74" style:parent-style-name="Fonteparág.padrão" style:family="text">
      <style:text-properties style:font-name="Times New Roman" fo:color="#FF0000" fo:language="pt" fo:country="BR"/>
    </style:style>
    <style:style style:name="T75" style:parent-style-name="Fonteparág.padrão" style:family="text">
      <style:text-properties style:font-name="Times New Roman" fo:language="pt" fo:country="BR"/>
    </style:style>
    <style:style style:name="P76" style:parent-style-name="Textbody" style:family="paragraph">
      <style:paragraph-properties fo:text-align="justify"/>
      <style:text-properties style:font-name="Times New Roman" fo:color="#FF0000" fo:language="pt" fo:country="BR"/>
    </style:style>
    <style:style style:name="P77" style:parent-style-name="Textbody" style:family="paragraph">
      <style:paragraph-properties fo:text-align="justify"/>
    </style:style>
    <style:style style:name="T78" style:parent-style-name="Fonteparág.padrão" style:family="text">
      <style:text-properties style:font-name="Times New Roman" fo:color="#FF0000" fo:language="pt" fo:country="BR"/>
    </style:style>
    <style:style style:name="P79" style:parent-style-name="Textbody" style:family="paragraph">
      <style:paragraph-properties fo:text-align="justify"/>
    </style:style>
    <style:style style:name="T80" style:parent-style-name="Fonteparág.padrão" style:family="text">
      <style:text-properties style:font-name="Times New Roman" fo:language="pt" fo:country="BR"/>
    </style:style>
    <style:style style:name="T81" style:parent-style-name="Fonteparág.padrão" style:family="text">
      <style:text-properties style:font-name="Times New Roman" fo:color="#FF0000" fo:language="pt" fo:country="BR"/>
    </style:style>
    <style:style style:name="T82" style:parent-style-name="Fonteparág.padrão" style:family="text">
      <style:text-properties style:font-name="Times New Roman" fo:language="pt" fo:country="BR"/>
    </style:style>
    <style:style style:name="T83" style:parent-style-name="Fonteparág.padrão" style:family="text">
      <style:text-properties style:font-name="Times New Roman" fo:color="#FF0000" fo:language="pt" fo:country="BR"/>
    </style:style>
    <style:style style:name="T84" style:parent-style-name="Fonteparág.padrão" style:family="text">
      <style:text-properties style:font-name="Times New Roman" fo:language="pt" fo:country="BR"/>
    </style:style>
    <style:style style:name="T85" style:parent-style-name="Fonteparág.padrão" style:family="text">
      <style:text-properties style:font-name="Times New Roman" fo:color="#FF0000" fo:language="pt" fo:country="BR"/>
    </style:style>
    <style:style style:name="T86" style:parent-style-name="Fonteparág.padrão" style:family="text">
      <style:text-properties style:font-name="Times New Roman" fo:language="pt" fo:country="BR"/>
    </style:style>
    <style:style style:name="P87" style:parent-style-name="Textbody" style:family="paragraph">
      <style:paragraph-properties fo:text-align="justify"/>
    </style:style>
    <style:style style:name="T88" style:parent-style-name="Fonteparág.padrão" style:family="text">
      <style:text-properties style:font-name="Times New Roman" fo:language="pt" fo:country="BR"/>
    </style:style>
    <style:style style:name="T89" style:parent-style-name="Fonteparág.padrão" style:family="text">
      <style:text-properties style:font-name="Times New Roman" fo:color="#FF0000" fo:language="pt" fo:country="BR"/>
    </style:style>
    <style:style style:name="T90" style:parent-style-name="Fonteparág.padrão" style:family="text">
      <style:text-properties style:font-name="Times New Roman" fo:language="pt" fo:country="BR"/>
    </style:style>
    <style:style style:name="P91" style:parent-style-name="Textbody" style:family="paragraph">
      <style:paragraph-properties fo:text-align="justify"/>
      <style:text-properties style:font-name="Times New Roman" fo:color="#FF0000" fo:language="pt" fo:country="BR"/>
    </style:style>
    <style:style style:name="P92" style:parent-style-name="Textbody" style:family="paragraph">
      <style:paragraph-properties fo:text-align="justify"/>
      <style:text-properties style:font-name="Times New Roman" fo:color="#FF0000" fo:language="pt" fo:country="BR"/>
    </style:style>
    <style:style style:name="P93" style:parent-style-name="Textbody" style:family="paragraph">
      <style:paragraph-properties fo:text-align="justify"/>
      <style:text-properties style:font-name="Times New Roman" fo:color="#FF0000" fo:language="pt" fo:country="BR"/>
    </style:style>
    <style:style style:name="P94" style:parent-style-name="Textbody" style:family="paragraph">
      <style:paragraph-properties fo:text-align="justify"/>
      <style:text-properties style:font-name="Times New Roman" fo:color="#FF0000" fo:language="pt" fo:country="BR"/>
    </style:style>
    <style:style style:name="P95" style:parent-style-name="Textbody" style:family="paragraph">
      <style:paragraph-properties fo:text-align="justify"/>
    </style:style>
    <style:style style:name="T96" style:parent-style-name="Fonteparág.padrão" style:family="text">
      <style:text-properties style:font-name="Times New Roman" fo:color="#FF0000" fo:language="pt" fo:country="BR"/>
    </style:style>
    <style:style style:name="T97" style:parent-style-name="Fonteparág.padrão" style:family="text">
      <style:text-properties style:font-name="Times New Roman" fo:language="pt" fo:country="BR"/>
    </style:style>
    <style:style style:name="T98" style:parent-style-name="Fonteparág.padrão" style:family="text">
      <style:text-properties style:font-name="Times New Roman" fo:color="#FF0000" fo:language="pt" fo:country="BR"/>
    </style:style>
    <style:style style:name="T99" style:parent-style-name="Fonteparág.padrão" style:family="text">
      <style:text-properties style:font-name="Times New Roman" fo:language="pt" fo:country="BR"/>
    </style:style>
    <style:style style:name="T100" style:parent-style-name="Fonteparág.padrão" style:family="text">
      <style:text-properties style:font-name="Times New Roman" fo:color="#FF0000" fo:language="pt" fo:country="BR"/>
    </style:style>
    <style:style style:name="T101" style:parent-style-name="Fonteparág.padrão" style:family="text">
      <style:text-properties style:font-name="Times New Roman" fo:language="pt" fo:country="BR"/>
    </style:style>
    <style:style style:name="P102" style:parent-style-name="Textbody" style:family="paragraph">
      <style:paragraph-properties fo:text-align="justify"/>
    </style:style>
    <style:style style:name="T103" style:parent-style-name="Fonteparág.padrão" style:family="text">
      <style:text-properties style:font-name="Times New Roman" fo:language="pt" fo:country="BR"/>
    </style:style>
    <style:style style:name="T104" style:parent-style-name="Fonteparág.padrão" style:family="text">
      <style:text-properties style:font-name="Times New Roman" fo:color="#FF0000" fo:language="pt" fo:country="BR"/>
    </style:style>
    <style:style style:name="T105" style:parent-style-name="Fonteparág.padrão" style:family="text">
      <style:text-properties style:font-name="Times New Roman" fo:language="pt" fo:country="BR"/>
    </style:style>
    <style:style style:name="T106" style:parent-style-name="Fonteparág.padrão" style:family="text">
      <style:text-properties style:font-name="Times New Roman" fo:color="#FF0000" fo:language="pt" fo:country="BR"/>
    </style:style>
    <style:style style:name="T107" style:parent-style-name="Fonteparág.padrão" style:family="text">
      <style:text-properties style:font-name="Times New Roman" fo:language="pt" fo:country="BR"/>
    </style:style>
    <style:style style:name="T108" style:parent-style-name="Fonteparág.padrão" style:family="text">
      <style:text-properties style:font-name="Times New Roman" fo:color="#FF0000" fo:language="pt" fo:country="BR"/>
    </style:style>
    <style:style style:name="T109" style:parent-style-name="Fonteparág.padrão" style:family="text">
      <style:text-properties style:font-name="Times New Roman" fo:language="pt" fo:country="BR"/>
    </style:style>
    <style:style style:name="P110" style:parent-style-name="Textbody" style:family="paragraph">
      <style:paragraph-properties fo:text-align="justify"/>
    </style:style>
    <style:style style:name="T111" style:parent-style-name="Fonteparág.padrão" style:family="text">
      <style:text-properties style:font-name="Times New Roman" fo:language="pt" fo:country="BR"/>
    </style:style>
    <style:style style:name="T112" style:parent-style-name="Fonteparág.padrão" style:family="text">
      <style:text-properties style:font-name="Times New Roman" fo:color="#FF0000" fo:language="pt" fo:country="BR"/>
    </style:style>
    <style:style style:name="T113" style:parent-style-name="Fonteparág.padrão" style:family="text">
      <style:text-properties style:font-name="Times New Roman" fo:language="pt" fo:country="BR"/>
    </style:style>
    <style:style style:name="P114" style:parent-style-name="Textbody" style:family="paragraph">
      <style:paragraph-properties fo:text-align="justify"/>
    </style:style>
    <style:style style:name="T115" style:parent-style-name="Fonteparág.padrão" style:family="text">
      <style:text-properties style:font-name="Times New Roman" fo:color="#FF0000" fo:language="pt" fo:country="BR"/>
    </style:style>
    <style:style style:name="T116" style:parent-style-name="Fonteparág.padrão" style:family="text">
      <style:text-properties style:font-name="Times New Roman" fo:language="pt" fo:country="BR"/>
    </style:style>
    <style:style style:name="T117" style:parent-style-name="Fonteparág.padrão" style:family="text">
      <style:text-properties style:font-name="Times New Roman" fo:color="#FF0000" fo:language="pt" fo:country="BR"/>
    </style:style>
    <style:style style:name="T118" style:parent-style-name="Fonteparág.padrão" style:family="text">
      <style:text-properties style:font-name="Times New Roman" fo:language="pt" fo:country="BR"/>
    </style:style>
    <style:style style:name="P119" style:parent-style-name="Textbody" style:family="paragraph">
      <style:paragraph-properties fo:text-align="justify"/>
      <style:text-properties style:font-name="Times New Roman" fo:color="#FF0000" fo:language="pt" fo:country="BR"/>
    </style:style>
    <style:style style:name="P120" style:parent-style-name="Textbody" style:family="paragraph">
      <style:paragraph-properties fo:text-align="justify"/>
    </style:style>
    <style:style style:name="T121" style:parent-style-name="Fonteparág.padrão" style:family="text">
      <style:text-properties style:font-name="Times New Roman" fo:language="pt" fo:country="BR"/>
    </style:style>
    <style:style style:name="T122" style:parent-style-name="Fonteparág.padrão" style:family="text">
      <style:text-properties style:font-name="Times New Roman" fo:color="#FF0000" fo:language="pt" fo:country="BR"/>
    </style:style>
    <style:style style:name="T123" style:parent-style-name="Fonteparág.padrão" style:family="text">
      <style:text-properties style:font-name="Times New Roman" fo:language="pt" fo:country="BR"/>
    </style:style>
    <style:style style:name="T124" style:parent-style-name="Fonteparág.padrão" style:family="text">
      <style:text-properties style:font-name="Times New Roman" fo:color="#FF0000" fo:language="pt" fo:country="BR"/>
    </style:style>
    <style:style style:name="T125" style:parent-style-name="Fonteparág.padrão" style:family="text">
      <style:text-properties style:font-name="Times New Roman" fo:language="pt" fo:country="BR"/>
    </style:style>
    <style:style style:name="T126" style:parent-style-name="Fonteparág.padrão" style:family="text">
      <style:text-properties style:font-name="Times New Roman" fo:color="#FF0000" fo:language="pt" fo:country="BR"/>
    </style:style>
    <style:style style:name="T127" style:parent-style-name="Fonteparág.padrão" style:family="text">
      <style:text-properties style:font-name="Times New Roman" fo:language="pt" fo:country="BR"/>
    </style:style>
    <style:style style:name="P128" style:parent-style-name="Textbody" style:family="paragraph">
      <style:paragraph-properties fo:text-align="justify"/>
    </style:style>
    <style:style style:name="T129" style:parent-style-name="Fonteparág.padrão" style:family="text">
      <style:text-properties style:font-name="Times New Roman" fo:language="pt" fo:country="BR"/>
    </style:style>
    <style:style style:name="T130" style:parent-style-name="Fonteparág.padrão" style:family="text">
      <style:text-properties style:font-name="Times New Roman" fo:color="#FF0000" fo:language="pt" fo:country="BR"/>
    </style:style>
    <style:style style:name="T131" style:parent-style-name="Fonteparág.padrão" style:family="text">
      <style:text-properties style:font-name="Times New Roman" fo:language="pt" fo:country="BR"/>
    </style:style>
    <style:style style:name="T132" style:parent-style-name="Fonteparág.padrão" style:family="text">
      <style:text-properties style:font-name="Times New Roman" fo:color="#FF0000" fo:language="pt" fo:country="BR"/>
    </style:style>
    <style:style style:name="T133" style:parent-style-name="Fonteparág.padrão" style:family="text">
      <style:text-properties style:font-name="Times New Roman" fo:language="pt" fo:country="BR"/>
    </style:style>
    <style:style style:name="T134" style:parent-style-name="Fonteparág.padrão" style:family="text">
      <style:text-properties style:font-name="Times New Roman" fo:color="#FF0000" fo:language="pt" fo:country="BR"/>
    </style:style>
    <style:style style:name="T135" style:parent-style-name="Fonteparág.padrão" style:family="text">
      <style:text-properties style:font-name="Times New Roman" fo:language="pt" fo:country="BR"/>
    </style:style>
    <style:style style:name="P136" style:parent-style-name="Textbody" style:family="paragraph">
      <style:paragraph-properties fo:text-align="justify"/>
    </style:style>
    <style:style style:name="T137" style:parent-style-name="Fonteparág.padrão" style:family="text">
      <style:text-properties style:font-name="Times New Roman" fo:language="pt" fo:country="BR"/>
    </style:style>
    <style:style style:name="T138" style:parent-style-name="Fonteparág.padrão" style:family="text">
      <style:text-properties style:font-name="Times New Roman" fo:color="#FF0000" fo:language="pt" fo:country="BR"/>
    </style:style>
    <style:style style:name="T139" style:parent-style-name="Fonteparág.padrão" style:family="text">
      <style:text-properties style:font-name="Times New Roman" fo:language="pt" fo:country="BR"/>
    </style:style>
    <style:style style:name="T140" style:parent-style-name="Fonteparág.padrão" style:family="text">
      <style:text-properties style:font-name="Times New Roman" fo:color="#FF0000" fo:language="pt" fo:country="BR"/>
    </style:style>
    <style:style style:name="T141" style:parent-style-name="Fonteparág.padrão" style:family="text">
      <style:text-properties style:font-name="Times New Roman" fo:language="pt" fo:country="BR"/>
    </style:style>
    <style:style style:name="T142" style:parent-style-name="Fonteparág.padrão" style:family="text">
      <style:text-properties style:font-name="Times New Roman" fo:color="#FF0000" fo:language="pt" fo:country="BR"/>
    </style:style>
    <style:style style:name="T143" style:parent-style-name="Fonteparág.padrão" style:family="text">
      <style:text-properties style:font-name="Times New Roman" fo:language="pt" fo:country="BR"/>
    </style:style>
    <style:style style:name="T144" style:parent-style-name="Fonteparág.padrão" style:family="text">
      <style:text-properties style:font-name="Times New Roman" fo:color="#FF0000" fo:language="pt" fo:country="BR"/>
    </style:style>
    <style:style style:name="T145" style:parent-style-name="Fonteparág.padrão" style:family="text">
      <style:text-properties style:font-name="Times New Roman" fo:language="pt" fo:country="BR"/>
    </style:style>
    <style:style style:name="P146" style:parent-style-name="Standard" style:family="paragraph">
      <style:paragraph-properties fo:text-align="justify"/>
      <style:text-properties style:font-name="Times New Roman" fo:language="pt" fo:country="BR"/>
    </style:style>
    <style:style style:name="P147" style:parent-style-name="Título1" style:family="paragraph">
      <style:paragraph-properties fo:break-before="page" fo:text-align="justify"/>
      <style:text-properties style:font-name="Times New Roman" fo:language="pt" fo:country="BR"/>
    </style:style>
    <style:style style:name="P148" style:parent-style-name="Textbody" style:family="paragraph">
      <style:paragraph-properties fo:text-align="justify"/>
    </style:style>
    <style:style style:name="T149" style:parent-style-name="Fonteparág.padrão" style:family="text">
      <style:text-properties style:font-name="Times New Roman" fo:language="pt" fo:country="BR"/>
    </style:style>
    <style:style style:name="T150" style:parent-style-name="Fonteparág.padrão" style:family="text">
      <style:text-properties style:font-name="Times New Roman" fo:color="#FF0000" fo:language="pt" fo:country="BR"/>
    </style:style>
    <style:style style:name="T151" style:parent-style-name="Fonteparág.padrão" style:family="text">
      <style:text-properties style:font-name="Times New Roman" fo:language="pt" fo:country="BR"/>
    </style:style>
    <style:style style:name="P152" style:parent-style-name="Textbody" style:family="paragraph">
      <style:paragraph-properties fo:text-align="justify"/>
    </style:style>
    <style:style style:name="T153" style:parent-style-name="Fonteparág.padrão" style:family="text">
      <style:text-properties style:font-name="Times New Roman" fo:language="pt" fo:country="BR"/>
    </style:style>
    <style:style style:name="T154" style:parent-style-name="Fonteparág.padrão" style:family="text">
      <style:text-properties style:font-name="Times New Roman" fo:color="#FF0000" fo:language="pt" fo:country="BR"/>
    </style:style>
    <style:style style:name="T155" style:parent-style-name="Fonteparág.padrão" style:family="text">
      <style:text-properties style:font-name="Times New Roman" fo:language="pt" fo:country="BR"/>
    </style:style>
    <style:style style:name="P156" style:parent-style-name="Textbody" style:family="paragraph">
      <style:paragraph-properties fo:text-align="justify"/>
    </style:style>
    <style:style style:name="T157" style:parent-style-name="Fonteparág.padrão" style:family="text">
      <style:text-properties style:font-name="Times New Roman" fo:color="#FF0000" fo:language="pt" fo:country="BR"/>
    </style:style>
    <style:style style:name="T158" style:parent-style-name="Fonteparág.padrão" style:family="text">
      <style:text-properties style:font-name="Times New Roman" fo:language="pt" fo:country="BR"/>
    </style:style>
    <style:style style:name="P159" style:parent-style-name="Textbody" style:family="paragraph">
      <style:paragraph-properties fo:text-align="justify"/>
    </style:style>
    <style:style style:name="T160" style:parent-style-name="Fonteparág.padrão" style:family="text">
      <style:text-properties style:font-name="Times New Roman" fo:language="pt" fo:country="BR"/>
    </style:style>
    <style:style style:name="T161" style:parent-style-name="Fonteparág.padrão" style:family="text">
      <style:text-properties style:font-name="Times New Roman" fo:color="#FF0000" fo:language="pt" fo:country="BR"/>
    </style:style>
    <style:style style:name="T162" style:parent-style-name="Fonteparág.padrão" style:family="text">
      <style:text-properties style:font-name="Times New Roman" fo:language="pt" fo:country="BR"/>
    </style:style>
    <style:style style:name="T163" style:parent-style-name="Fonteparág.padrão" style:family="text">
      <style:text-properties style:font-name="Times New Roman" fo:color="#FF0000" fo:language="pt" fo:country="BR"/>
    </style:style>
    <style:style style:name="P164" style:parent-style-name="Textbody" style:family="paragraph">
      <style:paragraph-properties fo:text-align="justify"/>
    </style:style>
    <style:style style:name="T165" style:parent-style-name="Fonteparág.padrão" style:family="text">
      <style:text-properties style:font-name="Times New Roman" fo:language="pt" fo:country="BR"/>
    </style:style>
    <style:style style:name="T166" style:parent-style-name="Fonteparág.padrão" style:family="text">
      <style:text-properties style:font-name="Times New Roman" fo:color="#FF0000" fo:language="pt" fo:country="BR"/>
    </style:style>
    <style:style style:name="T167" style:parent-style-name="Fonteparág.padrão" style:family="text">
      <style:text-properties style:font-name="Times New Roman" fo:language="pt" fo:country="BR"/>
    </style:style>
    <style:style style:name="P168" style:parent-style-name="Textbody" style:family="paragraph">
      <style:paragraph-properties fo:text-align="justify"/>
    </style:style>
    <style:style style:name="T169" style:parent-style-name="Fonteparág.padrão" style:family="text">
      <style:text-properties style:font-name="Times New Roman" fo:language="pt" fo:country="BR"/>
    </style:style>
    <style:style style:name="T170" style:parent-style-name="Fonteparág.padrão" style:family="text">
      <style:text-properties style:font-name="Times New Roman" fo:color="#FF0000" fo:language="pt" fo:country="BR"/>
    </style:style>
    <style:style style:name="T171" style:parent-style-name="Fonteparág.padrão" style:family="text">
      <style:text-properties style:font-name="Times New Roman" fo:language="pt" fo:country="BR"/>
    </style:style>
    <style:style style:name="T172" style:parent-style-name="Fonteparág.padrão" style:family="text">
      <style:text-properties style:font-name="Times New Roman" fo:color="#FF0000" fo:language="pt" fo:country="BR"/>
    </style:style>
    <style:style style:name="T173" style:parent-style-name="Fonteparág.padrão" style:family="text">
      <style:text-properties style:font-name="Times New Roman" fo:language="pt" fo:country="BR"/>
    </style:style>
    <style:style style:name="T174" style:parent-style-name="Fonteparág.padrão" style:family="text">
      <style:text-properties style:font-name="Times New Roman" fo:color="#FF0000" fo:language="pt" fo:country="BR"/>
    </style:style>
    <style:style style:name="T175" style:parent-style-name="Fonteparág.padrão" style:family="text">
      <style:text-properties style:font-name="Times New Roman" fo:color="#FF0000" fo:language="pt" fo:country="BR"/>
    </style:style>
    <style:style style:name="T176" style:parent-style-name="Fonteparág.padrão" style:family="text">
      <style:text-properties style:font-name="Times New Roman" fo:language="pt" fo:country="BR"/>
    </style:style>
    <style:style style:name="P177" style:parent-style-name="Textbody" style:family="paragraph">
      <style:paragraph-properties fo:text-align="justify"/>
      <style:text-properties style:font-name="Times New Roman" fo:language="pt" fo:country="BR"/>
    </style:style>
    <style:style style:name="P178" style:parent-style-name="Textbody" style:family="paragraph">
      <style:paragraph-properties fo:text-align="justify"/>
      <style:text-properties style:font-name="Times New Roman" fo:language="pt" fo:country="BR"/>
    </style:style>
    <style:style style:name="P179" style:parent-style-name="Textbody" style:family="paragraph">
      <style:paragraph-properties fo:text-align="justify"/>
    </style:style>
    <style:style style:name="T180" style:parent-style-name="Fonteparág.padrão" style:family="text">
      <style:text-properties style:font-name="Times New Roman" fo:language="pt" fo:country="BR"/>
    </style:style>
    <style:style style:name="T181" style:parent-style-name="Fonteparág.padrão" style:family="text">
      <style:text-properties style:font-name="Times New Roman" fo:color="#FF0000" fo:language="pt" fo:country="BR"/>
    </style:style>
    <style:style style:name="T182" style:parent-style-name="Fonteparág.padrão" style:family="text">
      <style:text-properties style:font-name="Times New Roman" fo:language="pt" fo:country="BR"/>
    </style:style>
    <style:style style:name="T183" style:parent-style-name="Fonteparág.padrão" style:family="text">
      <style:text-properties style:font-name="Times New Roman" fo:color="#FF0000" fo:language="pt" fo:country="BR"/>
    </style:style>
    <style:style style:name="T184" style:parent-style-name="Fonteparág.padrão" style:family="text">
      <style:text-properties style:font-name="Times New Roman" fo:language="pt" fo:country="BR"/>
    </style:style>
    <style:style style:name="T185" style:parent-style-name="Fonteparág.padrão" style:family="text">
      <style:text-properties style:font-name="Times New Roman" fo:color="#FF0000" fo:language="pt" fo:country="BR"/>
    </style:style>
    <style:style style:name="T186" style:parent-style-name="Fonteparág.padrão" style:family="text">
      <style:text-properties style:font-name="Times New Roman" fo:language="pt" fo:country="BR"/>
    </style:style>
    <style:style style:name="P187" style:parent-style-name="Textbody" style:family="paragraph">
      <style:paragraph-properties fo:text-align="justify"/>
    </style:style>
    <style:style style:name="T188" style:parent-style-name="Fonteparág.padrão" style:family="text">
      <style:text-properties style:font-name="Times New Roman" fo:language="pt" fo:country="BR"/>
    </style:style>
    <style:style style:name="T189" style:parent-style-name="Fonteparág.padrão" style:family="text">
      <style:text-properties style:font-name="Times New Roman" fo:color="#FF0000" fo:language="pt" fo:country="BR"/>
    </style:style>
    <style:style style:name="P190" style:parent-style-name="Textbody" style:family="paragraph">
      <style:paragraph-properties fo:text-align="justify"/>
      <style:text-properties style:font-name="Times New Roman" fo:color="#FF0000" fo:language="pt" fo:country="BR"/>
    </style:style>
    <style:style style:name="P191" style:parent-style-name="Textbody" style:family="paragraph">
      <style:paragraph-properties fo:text-align="justify"/>
      <style:text-properties style:font-name="Times New Roman" fo:language="pt" fo:country="BR"/>
    </style:style>
    <style:style style:name="P192" style:parent-style-name="Textbody" style:family="paragraph">
      <style:paragraph-properties fo:text-align="justify"/>
    </style:style>
    <style:style style:name="T193" style:parent-style-name="Fonteparág.padrão" style:family="text">
      <style:text-properties style:font-name="Times New Roman" fo:language="pt" fo:country="BR"/>
    </style:style>
    <style:style style:name="T194" style:parent-style-name="Fonteparág.padrão" style:family="text">
      <style:text-properties style:font-name="Times New Roman" fo:color="#FF0000" fo:language="pt" fo:country="BR"/>
    </style:style>
    <style:style style:name="T195" style:parent-style-name="Fonteparág.padrão" style:family="text">
      <style:text-properties style:font-name="Times New Roman" fo:language="pt" fo:country="BR"/>
    </style:style>
    <style:style style:name="P196" style:parent-style-name="Textbody" style:family="paragraph">
      <style:paragraph-properties fo:text-align="justify"/>
      <style:text-properties style:font-name="Times New Roman" fo:language="pt" fo:country="BR"/>
    </style:style>
    <style:style style:name="P197" style:parent-style-name="Textbody" style:family="paragraph">
      <style:paragraph-properties fo:text-align="justify"/>
    </style:style>
    <style:style style:name="T198" style:parent-style-name="Fonteparág.padrão" style:family="text">
      <style:text-properties style:font-name="Times New Roman" fo:language="pt" fo:country="BR"/>
    </style:style>
    <style:style style:name="T199" style:parent-style-name="Fonteparág.padrão" style:family="text">
      <style:text-properties style:font-name="Times New Roman" fo:color="#FF0000" fo:language="pt" fo:country="BR"/>
    </style:style>
    <style:style style:name="T200" style:parent-style-name="Fonteparág.padrão" style:family="text">
      <style:text-properties style:font-name="Times New Roman" fo:language="pt" fo:country="BR"/>
    </style:style>
    <style:style style:name="T201" style:parent-style-name="Fonteparág.padrão" style:family="text">
      <style:text-properties style:font-name="Times New Roman" fo:color="#FF0000" fo:language="pt" fo:country="BR"/>
    </style:style>
    <style:style style:name="T202" style:parent-style-name="Fonteparág.padrão" style:family="text">
      <style:text-properties style:font-name="Times New Roman" fo:language="pt" fo:country="BR"/>
    </style:style>
    <style:style style:name="P203" style:parent-style-name="Textbody" style:family="paragraph">
      <style:paragraph-properties fo:text-align="justify"/>
    </style:style>
    <style:style style:name="T204" style:parent-style-name="Fonteparág.padrão" style:family="text">
      <style:text-properties style:font-name="Times New Roman" fo:language="pt" fo:country="BR"/>
    </style:style>
    <style:style style:name="T205" style:parent-style-name="Fonteparág.padrão" style:family="text">
      <style:text-properties style:font-name="Times New Roman" fo:color="#FF0000" fo:language="pt" fo:country="BR"/>
    </style:style>
    <style:style style:name="T206" style:parent-style-name="Fonteparág.padrão" style:family="text">
      <style:text-properties style:font-name="Times New Roman" fo:language="pt" fo:country="BR"/>
    </style:style>
    <style:style style:name="T207" style:parent-style-name="Fonteparág.padrão" style:family="text">
      <style:text-properties style:font-name="Times New Roman" fo:color="#FF0000" fo:language="pt" fo:country="BR"/>
    </style:style>
    <style:style style:name="P208" style:parent-style-name="Textbody" style:family="paragraph">
      <style:paragraph-properties fo:text-align="justify"/>
    </style:style>
    <style:style style:name="T209" style:parent-style-name="Fonteparág.padrão" style:family="text">
      <style:text-properties style:font-name="Times New Roman" fo:language="pt" fo:country="BR"/>
    </style:style>
    <style:style style:name="T210" style:parent-style-name="Fonteparág.padrão" style:family="text">
      <style:text-properties style:font-name="Times New Roman" fo:color="#FF0000" fo:language="pt" fo:country="BR"/>
    </style:style>
    <style:style style:name="T211" style:parent-style-name="Fonteparág.padrão" style:family="text">
      <style:text-properties style:font-name="Times New Roman" fo:language="pt" fo:country="BR"/>
    </style:style>
    <style:style style:name="P212" style:parent-style-name="Textbody" style:family="paragraph">
      <style:paragraph-properties fo:text-align="justify"/>
    </style:style>
    <style:style style:name="T213" style:parent-style-name="Fonteparág.padrão" style:family="text">
      <style:text-properties style:font-name="Times New Roman" fo:language="pt" fo:country="BR"/>
    </style:style>
    <style:style style:name="T214" style:parent-style-name="Fonteparág.padrão" style:family="text">
      <style:text-properties style:font-name="Times New Roman" fo:color="#FF0000" fo:language="pt" fo:country="BR"/>
    </style:style>
    <style:style style:name="T215" style:parent-style-name="Fonteparág.padrão" style:family="text">
      <style:text-properties style:font-name="Times New Roman" fo:language="pt" fo:country="BR"/>
    </style:style>
    <style:style style:name="T216" style:parent-style-name="Fonteparág.padrão" style:family="text">
      <style:text-properties style:font-name="Times New Roman" fo:color="#FF0000" fo:language="pt" fo:country="BR"/>
    </style:style>
    <style:style style:name="T217" style:parent-style-name="Fonteparág.padrão" style:family="text">
      <style:text-properties style:font-name="Times New Roman" fo:language="pt" fo:country="BR"/>
    </style:style>
    <style:style style:name="T218" style:parent-style-name="Fonteparág.padrão" style:family="text">
      <style:text-properties style:font-name="Times New Roman" fo:color="#FF0000" fo:language="pt" fo:country="BR"/>
    </style:style>
    <style:style style:name="T219" style:parent-style-name="Fonteparág.padrão" style:family="text">
      <style:text-properties style:font-name="Times New Roman" fo:language="pt" fo:country="BR"/>
    </style:style>
    <style:style style:name="T220" style:parent-style-name="Fonteparág.padrão" style:family="text">
      <style:text-properties style:font-name="Times New Roman" fo:color="#FF0000" fo:language="pt" fo:country="BR"/>
    </style:style>
    <style:style style:name="T221" style:parent-style-name="Fonteparág.padrão" style:family="text">
      <style:text-properties style:font-name="Times New Roman" fo:language="pt" fo:country="BR"/>
    </style:style>
    <style:style style:name="P222" style:parent-style-name="Textbody" style:family="paragraph">
      <style:paragraph-properties fo:text-align="justify"/>
      <style:text-properties style:font-name="Times New Roman" fo:language="pt" fo:country="BR"/>
    </style:style>
    <style:style style:name="P223" style:parent-style-name="Standard" style:family="paragraph">
      <style:paragraph-properties fo:text-align="justify"/>
      <style:text-properties style:font-name="Times New Roman" fo:language="pt" fo:country="BR"/>
    </style:style>
    <style:style style:name="P224" style:parent-style-name="Título1" style:family="paragraph">
      <style:paragraph-properties fo:break-before="page" fo:text-align="justify"/>
      <style:text-properties style:font-name="Times New Roman" fo:language="pt" fo:country="BR"/>
    </style:style>
    <style:style style:name="P225" style:parent-style-name="Textbody" style:family="paragraph">
      <style:paragraph-properties fo:text-align="justify"/>
      <style:text-properties style:font-name="Times New Roman" fo:color="#FF0000" fo:language="pt" fo:country="BR"/>
    </style:style>
    <style:style style:name="P226" style:parent-style-name="Textbody" style:family="paragraph">
      <style:paragraph-properties fo:text-align="justify"/>
    </style:style>
    <style:style style:name="T227" style:parent-style-name="Fonteparág.padrão" style:family="text">
      <style:text-properties style:font-name="Times New Roman" fo:color="#FF0000" fo:language="pt" fo:country="BR"/>
    </style:style>
    <style:style style:name="T228" style:parent-style-name="Fonteparág.padrão" style:family="text">
      <style:text-properties style:font-name="Times New Roman" fo:language="pt" fo:country="BR"/>
    </style:style>
    <style:style style:name="P229" style:parent-style-name="Textbody" style:family="paragraph">
      <style:paragraph-properties fo:text-align="justify"/>
    </style:style>
    <style:style style:name="T230" style:parent-style-name="Fonteparág.padrão" style:family="text">
      <style:text-properties style:font-name="Times New Roman" fo:language="pt" fo:country="BR"/>
    </style:style>
    <style:style style:name="T231" style:parent-style-name="Fonteparág.padrão" style:family="text">
      <style:text-properties style:font-name="Times New Roman" fo:color="#FF0000" fo:language="pt" fo:country="BR"/>
    </style:style>
    <style:style style:name="T232" style:parent-style-name="Fonteparág.padrão" style:family="text">
      <style:text-properties style:font-name="Times New Roman" fo:language="pt" fo:country="BR"/>
    </style:style>
    <style:style style:name="P233" style:parent-style-name="Textbody" style:family="paragraph">
      <style:paragraph-properties fo:text-align="justify"/>
    </style:style>
    <style:style style:name="T234" style:parent-style-name="Fonteparág.padrão" style:family="text">
      <style:text-properties style:font-name="Times New Roman" fo:language="pt" fo:country="BR"/>
    </style:style>
    <style:style style:name="T235" style:parent-style-name="Fonteparág.padrão" style:family="text">
      <style:text-properties style:font-name="Times New Roman" fo:color="#FF0000" fo:language="pt" fo:country="BR"/>
    </style:style>
    <style:style style:name="P236" style:parent-style-name="NormalWeb" style:family="paragraph">
      <style:paragraph-properties fo:text-align="justify" fo:margin-top="0in" fo:margin-bottom="0.0972in" fo:line-height="115%"/>
    </style:style>
    <style:style style:name="T237" style:parent-style-name="Fonteparág.padrão" style:family="text">
      <style:text-properties fo:color="#FF0000"/>
    </style:style>
    <style:style style:name="P238" style:parent-style-name="NormalWeb" style:family="paragraph">
      <style:paragraph-properties fo:text-align="justify" fo:margin-top="0in" fo:margin-bottom="0.0972in" fo:line-height="115%"/>
    </style:style>
    <style:style style:name="T239" style:parent-style-name="Fonteparág.padrão" style:family="text">
      <style:text-properties fo:color="#FF0000"/>
    </style:style>
    <style:style style:name="P240" style:parent-style-name="Textbody" style:family="paragraph">
      <style:paragraph-properties fo:text-align="justify"/>
      <style:text-properties style:font-name="Times New Roman" fo:language="pt" fo:country="BR"/>
    </style:style>
    <style:style style:name="P241" style:parent-style-name="Textbody" style:family="paragraph">
      <style:paragraph-properties fo:text-align="justify"/>
    </style:style>
    <style:style style:name="T242" style:parent-style-name="Fonteparág.padrão" style:family="text">
      <style:text-properties style:font-name="Times New Roman" fo:language="pt" fo:country="BR"/>
    </style:style>
    <style:style style:name="T243" style:parent-style-name="Fonteparág.padrão" style:family="text">
      <style:text-properties style:font-name="Times New Roman" fo:language="pt" fo:country="BR"/>
    </style:style>
    <style:style style:name="T244" style:parent-style-name="Fonteparág.padrão" style:family="text">
      <style:text-properties style:font-name="Times New Roman" fo:color="#FF0000" fo:language="pt" fo:country="BR"/>
    </style:style>
    <style:style style:name="T245" style:parent-style-name="Fonteparág.padrão" style:family="text">
      <style:text-properties style:font-name="Times New Roman" fo:language="pt" fo:country="BR"/>
    </style:style>
    <style:style style:name="P246" style:parent-style-name="Textbody" style:family="paragraph">
      <style:paragraph-properties fo:text-align="justify"/>
    </style:style>
    <style:style style:name="T247" style:parent-style-name="Fonteparág.padrão" style:family="text">
      <style:text-properties style:font-name="Times New Roman" fo:language="pt" fo:country="BR"/>
    </style:style>
    <style:style style:name="T248" style:parent-style-name="Fonteparág.padrão" style:family="text">
      <style:text-properties style:font-name="Times New Roman" fo:color="#FF0000" fo:language="pt" fo:country="BR"/>
    </style:style>
    <style:style style:name="T249" style:parent-style-name="Fonteparág.padrão" style:family="text">
      <style:text-properties style:font-name="Times New Roman" fo:language="pt" fo:country="BR"/>
    </style:style>
    <style:style style:name="T250" style:parent-style-name="Fonteparág.padrão" style:family="text">
      <style:text-properties style:font-name="Times New Roman" fo:color="#FF0000" fo:language="pt" fo:country="BR"/>
    </style:style>
    <style:style style:name="T251" style:parent-style-name="Fonteparág.padrão" style:family="text">
      <style:text-properties style:font-name="Times New Roman" fo:language="pt" fo:country="BR"/>
    </style:style>
    <style:style style:name="T252" style:parent-style-name="Fonteparág.padrão" style:family="text">
      <style:text-properties style:font-name="Times New Roman" fo:color="#FF0000" fo:language="pt" fo:country="BR"/>
    </style:style>
    <style:style style:name="T253" style:parent-style-name="Fonteparág.padrão" style:family="text">
      <style:text-properties style:font-name="Times New Roman" fo:language="pt" fo:country="BR"/>
    </style:style>
    <style:style style:name="P254" style:parent-style-name="Textbody" style:family="paragraph">
      <style:paragraph-properties fo:text-align="justify"/>
    </style:style>
    <style:style style:name="T255" style:parent-style-name="Fonteparág.padrão" style:family="text">
      <style:text-properties style:font-name="Times New Roman" fo:language="pt" fo:country="BR"/>
    </style:style>
    <style:style style:name="T256" style:parent-style-name="Fonteparág.padrão" style:family="text">
      <style:text-properties style:font-name="Times New Roman" fo:color="#FF0000" fo:language="pt" fo:country="BR"/>
    </style:style>
    <style:style style:name="T257" style:parent-style-name="Fonteparág.padrão" style:family="text">
      <style:text-properties style:font-name="Times New Roman" fo:language="pt" fo:country="BR"/>
    </style:style>
    <style:style style:name="P258" style:parent-style-name="Textbody" style:family="paragraph">
      <style:paragraph-properties fo:text-align="justify"/>
    </style:style>
    <style:style style:name="T259" style:parent-style-name="Fonteparág.padrão" style:family="text">
      <style:text-properties style:font-name="Times New Roman" fo:color="#FF0000" fo:language="pt" fo:country="BR"/>
    </style:style>
    <style:style style:name="T260" style:parent-style-name="Fonteparág.padrão" style:family="text">
      <style:text-properties style:font-name="Times New Roman" fo:language="pt" fo:country="BR"/>
    </style:style>
    <style:style style:name="T261" style:parent-style-name="Fonteparág.padrão" style:family="text">
      <style:text-properties style:font-name="Times New Roman" fo:color="#FF0000" fo:language="pt" fo:country="BR"/>
    </style:style>
    <style:style style:name="T262" style:parent-style-name="Fonteparág.padrão" style:family="text">
      <style:text-properties style:font-name="Times New Roman" fo:language="pt" fo:country="BR"/>
    </style:style>
    <style:style style:name="T263" style:parent-style-name="Fonteparág.padrão" style:family="text">
      <style:text-properties style:font-name="Times New Roman" fo:color="#FF0000" fo:language="pt" fo:country="BR"/>
    </style:style>
    <style:style style:name="T264" style:parent-style-name="Fonteparág.padrão" style:family="text">
      <style:text-properties style:font-name="Times New Roman" fo:language="pt" fo:country="BR"/>
    </style:style>
    <style:style style:name="T265" style:parent-style-name="Fonteparág.padrão" style:family="text">
      <style:text-properties style:font-name="Times New Roman" fo:color="#FF0000" fo:language="pt" fo:country="BR"/>
    </style:style>
    <style:style style:name="P266" style:parent-style-name="Textbody" style:family="paragraph">
      <style:paragraph-properties fo:text-align="justify"/>
    </style:style>
    <style:style style:name="T267" style:parent-style-name="Fonteparág.padrão" style:family="text">
      <style:text-properties style:font-name="Times New Roman" fo:language="pt" fo:country="BR"/>
    </style:style>
    <style:style style:name="T268" style:parent-style-name="Fonteparág.padrão" style:family="text">
      <style:text-properties style:font-name="Times New Roman" fo:color="#FF0000" fo:language="pt" fo:country="BR"/>
    </style:style>
    <style:style style:name="T269" style:parent-style-name="Fonteparág.padrão" style:family="text">
      <style:text-properties style:font-name="Times New Roman" fo:language="pt" fo:country="BR"/>
    </style:style>
    <style:style style:name="T270" style:parent-style-name="Fonteparág.padrão" style:family="text">
      <style:text-properties style:font-name="Times New Roman" fo:color="#FF0000" fo:language="pt" fo:country="BR"/>
    </style:style>
    <style:style style:name="T271" style:parent-style-name="Fonteparág.padrão" style:family="text">
      <style:text-properties style:font-name="Times New Roman" fo:language="pt" fo:country="BR"/>
    </style:style>
    <style:style style:name="T272" style:parent-style-name="Fonteparág.padrão" style:family="text">
      <style:text-properties style:font-name="Times New Roman" fo:color="#FF0000" fo:language="pt" fo:country="BR"/>
    </style:style>
    <style:style style:name="T273" style:parent-style-name="Fonteparág.padrão" style:family="text">
      <style:text-properties style:font-name="Times New Roman" fo:language="pt" fo:country="BR"/>
    </style:style>
    <style:style style:name="T274" style:parent-style-name="Fonteparág.padrão" style:family="text">
      <style:text-properties style:font-name="Times New Roman" fo:color="#FF0000" fo:language="pt" fo:country="BR"/>
    </style:style>
    <style:style style:name="P275" style:parent-style-name="Textbody" style:family="paragraph">
      <style:paragraph-properties fo:text-align="justify"/>
    </style:style>
    <style:style style:name="T276" style:parent-style-name="Fonteparág.padrão" style:family="text">
      <style:text-properties style:font-name="Times New Roman" fo:language="pt" fo:country="BR"/>
    </style:style>
    <style:style style:name="T277" style:parent-style-name="Fonteparág.padrão" style:family="text">
      <style:text-properties style:font-name="Times New Roman" fo:color="#FF0000" fo:language="pt" fo:country="BR"/>
    </style:style>
    <style:style style:name="T278" style:parent-style-name="Fonteparág.padrão" style:family="text">
      <style:text-properties style:font-name="Times New Roman" fo:language="pt" fo:country="BR"/>
    </style:style>
    <style:style style:name="P279" style:parent-style-name="Textbody" style:family="paragraph">
      <style:paragraph-properties fo:text-align="justify"/>
      <style:text-properties style:font-name="Times New Roman" fo:language="pt" fo:country="BR"/>
    </style:style>
    <style:style style:name="P280" style:parent-style-name="Textbody" style:family="paragraph">
      <style:paragraph-properties fo:text-align="justify"/>
    </style:style>
    <style:style style:name="T281" style:parent-style-name="Fonteparág.padrão" style:family="text">
      <style:text-properties style:font-name="Times New Roman" fo:language="pt" fo:country="BR"/>
    </style:style>
    <style:style style:name="T282" style:parent-style-name="Fonteparág.padrão" style:family="text">
      <style:text-properties style:font-name="Times New Roman" fo:color="#FF0000" fo:language="pt" fo:country="BR"/>
    </style:style>
    <style:style style:name="T283" style:parent-style-name="Fonteparág.padrão" style:family="text">
      <style:text-properties style:font-name="Times New Roman" fo:language="pt" fo:country="BR"/>
    </style:style>
    <style:style style:name="T284" style:parent-style-name="Fonteparág.padrão" style:family="text">
      <style:text-properties style:font-name="Times New Roman" fo:color="#FF0000" fo:language="pt" fo:country="BR"/>
    </style:style>
    <style:style style:name="T285" style:parent-style-name="Fonteparág.padrão" style:family="text">
      <style:text-properties style:font-name="Times New Roman" fo:language="pt" fo:country="BR"/>
    </style:style>
    <style:style style:name="T286" style:parent-style-name="Fonteparág.padrão" style:family="text">
      <style:text-properties style:font-name="Times New Roman" fo:color="#FF0000" fo:language="pt" fo:country="BR"/>
    </style:style>
    <style:style style:name="T287" style:parent-style-name="Fonteparág.padrão" style:family="text">
      <style:text-properties style:font-name="Times New Roman" fo:language="pt" fo:country="BR"/>
    </style:style>
    <style:style style:name="T288" style:parent-style-name="Fonteparág.padrão" style:family="text">
      <style:text-properties style:font-name="Times New Roman" fo:color="#FF0000" fo:language="pt" fo:country="BR"/>
    </style:style>
    <style:style style:name="T289" style:parent-style-name="Fonteparág.padrão" style:family="text">
      <style:text-properties style:font-name="Times New Roman" fo:language="pt" fo:country="BR"/>
    </style:style>
    <style:style style:name="P290" style:parent-style-name="Textbody" style:family="paragraph">
      <style:paragraph-properties fo:text-align="justify"/>
    </style:style>
    <style:style style:name="T291" style:parent-style-name="Fonteparág.padrão" style:family="text">
      <style:text-properties style:font-name="Times New Roman" fo:language="pt" fo:country="BR"/>
    </style:style>
    <style:style style:name="T292" style:parent-style-name="Fonteparág.padrão" style:family="text">
      <style:text-properties style:font-name="Times New Roman" fo:color="#FF0000" fo:language="pt" fo:country="BR"/>
    </style:style>
    <style:style style:name="T293" style:parent-style-name="Fonteparág.padrão" style:family="text">
      <style:text-properties style:font-name="Times New Roman" fo:language="pt" fo:country="BR"/>
    </style:style>
    <style:style style:name="T294" style:parent-style-name="Fonteparág.padrão" style:family="text">
      <style:text-properties style:font-name="Times New Roman" fo:color="#FF0000" fo:language="pt" fo:country="BR"/>
    </style:style>
    <style:style style:name="P295" style:parent-style-name="Textbody" style:family="paragraph">
      <style:paragraph-properties fo:text-align="justify"/>
    </style:style>
    <style:style style:name="T296" style:parent-style-name="Fonteparág.padrão" style:family="text">
      <style:text-properties style:font-name="Times New Roman" fo:color="#FF0000" fo:language="pt" fo:country="BR"/>
    </style:style>
    <style:style style:name="T297" style:parent-style-name="Fonteparág.padrão" style:family="text">
      <style:text-properties style:font-name="Times New Roman" fo:language="pt" fo:country="BR"/>
    </style:style>
    <style:style style:name="T298" style:parent-style-name="Fonteparág.padrão" style:family="text">
      <style:text-properties style:font-name="Times New Roman" fo:color="#FF0000" fo:language="pt" fo:country="BR"/>
    </style:style>
    <style:style style:name="P299" style:parent-style-name="Textbody" style:family="paragraph">
      <style:paragraph-properties fo:text-align="justify"/>
    </style:style>
    <style:style style:name="T300" style:parent-style-name="Fonteparág.padrão" style:family="text">
      <style:text-properties style:font-name="Times New Roman" fo:language="pt" fo:country="BR"/>
    </style:style>
    <style:style style:name="T301" style:parent-style-name="Fonteparág.padrão" style:family="text">
      <style:text-properties style:font-name="Times New Roman" fo:color="#FF0000" fo:language="pt" fo:country="BR"/>
    </style:style>
    <style:style style:name="T302" style:parent-style-name="Fonteparág.padrão" style:family="text">
      <style:text-properties style:font-name="Times New Roman" fo:language="pt" fo:country="BR"/>
    </style:style>
    <style:style style:name="P303" style:parent-style-name="Textbody" style:family="paragraph">
      <style:paragraph-properties fo:text-align="justify"/>
    </style:style>
    <style:style style:name="T304" style:parent-style-name="Fonteparág.padrão" style:family="text">
      <style:text-properties style:font-name="Times New Roman" fo:language="pt" fo:country="BR"/>
    </style:style>
    <style:style style:name="T305" style:parent-style-name="Fonteparág.padrão" style:family="text">
      <style:text-properties style:font-name="Times New Roman" fo:color="#FF0000" fo:language="pt" fo:country="BR"/>
    </style:style>
    <style:style style:name="T306" style:parent-style-name="Fonteparág.padrão" style:family="text">
      <style:text-properties style:font-name="Times New Roman" fo:language="pt" fo:country="BR"/>
    </style:style>
    <style:style style:name="P307" style:parent-style-name="Textbody" style:family="paragraph">
      <style:paragraph-properties fo:text-align="justify"/>
    </style:style>
    <style:style style:name="T308" style:parent-style-name="Fonteparág.padrão" style:family="text">
      <style:text-properties style:font-name="Times New Roman" fo:language="pt" fo:country="BR"/>
    </style:style>
    <style:style style:name="T309" style:parent-style-name="Fonteparág.padrão" style:family="text">
      <style:text-properties style:font-name="Times New Roman" fo:color="#FF0000" fo:language="pt" fo:country="BR"/>
    </style:style>
    <style:style style:name="P310" style:parent-style-name="Textbody" style:family="paragraph">
      <style:paragraph-properties fo:text-align="justify"/>
    </style:style>
    <style:style style:name="T311" style:parent-style-name="Fonteparág.padrão" style:family="text">
      <style:text-properties style:font-name="Times New Roman" fo:language="pt" fo:country="BR"/>
    </style:style>
    <style:style style:name="T312" style:parent-style-name="Fonteparág.padrão" style:family="text">
      <style:text-properties style:font-name="Times New Roman" fo:color="#FF0000" fo:language="pt" fo:country="BR"/>
    </style:style>
    <style:style style:name="P313" style:parent-style-name="Textbody" style:family="paragraph">
      <style:paragraph-properties fo:text-align="justify"/>
    </style:style>
    <style:style style:name="T314" style:parent-style-name="Fonteparág.padrão" style:family="text">
      <style:text-properties style:font-name="Times New Roman" fo:language="pt" fo:country="BR"/>
    </style:style>
    <style:style style:name="T315" style:parent-style-name="Fonteparág.padrão" style:family="text">
      <style:text-properties style:font-name="Times New Roman" fo:color="#FF0000" fo:language="pt" fo:country="BR"/>
    </style:style>
    <style:style style:name="T316" style:parent-style-name="Fonteparág.padrão" style:family="text">
      <style:text-properties style:font-name="Times New Roman" fo:language="pt" fo:country="BR"/>
    </style:style>
    <style:style style:name="P317" style:parent-style-name="Título1" style:family="paragraph">
      <style:paragraph-properties fo:break-before="page" fo:text-align="justify"/>
      <style:text-properties style:font-name="Times New Roman" fo:language="pt" fo:country="BR"/>
    </style:style>
    <style:style style:name="P318" style:parent-style-name="Textbody" style:family="paragraph">
      <style:paragraph-properties fo:text-align="justify"/>
    </style:style>
    <style:style style:name="T319" style:parent-style-name="Fonteparág.padrão" style:family="text">
      <style:text-properties style:font-name="Times New Roman" fo:language="pt" fo:country="BR"/>
    </style:style>
    <style:style style:name="T320" style:parent-style-name="Fonteparág.padrão" style:family="text">
      <style:text-properties style:font-name="Times New Roman" fo:color="#FF0000" fo:language="pt" fo:country="BR"/>
    </style:style>
    <style:style style:name="T321" style:parent-style-name="Fonteparág.padrão" style:family="text">
      <style:text-properties style:font-name="Times New Roman" fo:language="pt" fo:country="BR"/>
    </style:style>
    <style:style style:name="T322" style:parent-style-name="Fonteparág.padrão" style:family="text">
      <style:text-properties style:font-name="Times New Roman" fo:color="#FF0000" fo:language="pt" fo:country="BR"/>
    </style:style>
    <style:style style:name="T323" style:parent-style-name="Fonteparág.padrão" style:family="text">
      <style:text-properties style:font-name="Times New Roman" fo:language="pt" fo:country="BR"/>
    </style:style>
    <style:style style:name="P324" style:parent-style-name="Título3" style:family="paragraph">
      <style:paragraph-properties fo:text-align="justify"/>
      <style:text-properties style:font-name="Times New Roman" fo:language="pt" fo:country="BR"/>
    </style:style>
    <style:style style:name="P325" style:parent-style-name="Textbody" style:family="paragraph">
      <style:paragraph-properties fo:text-align="justify"/>
    </style:style>
    <style:style style:name="T326" style:parent-style-name="Fonteparág.padrão" style:family="text">
      <style:text-properties style:font-name="Times New Roman" fo:language="pt" fo:country="BR"/>
    </style:style>
    <style:style style:name="T327" style:parent-style-name="Fonteparág.padrão" style:family="text">
      <style:text-properties style:font-name="Times New Roman" fo:color="#FF0000" fo:language="pt" fo:country="BR"/>
    </style:style>
    <style:style style:name="T328" style:parent-style-name="Fonteparág.padrão" style:family="text">
      <style:text-properties style:font-name="Times New Roman" fo:language="pt" fo:country="BR"/>
    </style:style>
    <style:style style:name="P329" style:parent-style-name="Textbody" style:family="paragraph">
      <style:paragraph-properties fo:text-align="justify"/>
    </style:style>
    <style:style style:name="T330" style:parent-style-name="Fonteparág.padrão" style:family="text">
      <style:text-properties style:font-name="Times New Roman" fo:language="pt" fo:country="BR"/>
    </style:style>
    <style:style style:name="T331" style:parent-style-name="Fonteparág.padrão" style:family="text">
      <style:text-properties style:font-name="Times New Roman" fo:color="#FF0000" fo:language="pt" fo:country="BR"/>
    </style:style>
    <style:style style:name="T332" style:parent-style-name="Fonteparág.padrão" style:family="text">
      <style:text-properties style:font-name="Times New Roman" fo:language="pt" fo:country="BR"/>
    </style:style>
    <style:style style:name="P333" style:parent-style-name="Título3" style:family="paragraph">
      <style:paragraph-properties fo:text-align="justify"/>
      <style:text-properties style:font-name="Times New Roman" fo:language="pt" fo:country="BR"/>
    </style:style>
    <style:style style:name="P334" style:parent-style-name="Textbody" style:family="paragraph">
      <style:paragraph-properties fo:text-align="justify"/>
    </style:style>
    <style:style style:name="T335" style:parent-style-name="Fonteparág.padrão" style:family="text">
      <style:text-properties style:font-name="Times New Roman" fo:language="pt" fo:country="BR"/>
    </style:style>
    <style:style style:name="T336" style:parent-style-name="Fonteparág.padrão" style:family="text">
      <style:text-properties style:font-name="Times New Roman" fo:color="#FF0000" fo:language="pt" fo:country="BR"/>
    </style:style>
    <style:style style:name="T337" style:parent-style-name="Fonteparág.padrão" style:family="text">
      <style:text-properties style:font-name="Times New Roman" fo:language="pt" fo:country="BR"/>
    </style:style>
    <style:style style:name="P338" style:parent-style-name="Textbody" style:family="paragraph">
      <style:paragraph-properties fo:text-align="justify"/>
      <style:text-properties style:font-name="Times New Roman" fo:language="pt" fo:country="BR"/>
    </style:style>
    <style:style style:name="P339" style:parent-style-name="Textbody" style:family="paragraph">
      <style:paragraph-properties fo:text-align="justify"/>
    </style:style>
    <style:style style:name="T340" style:parent-style-name="Fonteparág.padrão" style:family="text">
      <style:text-properties style:font-name="Times New Roman" fo:color="#FF0000" fo:language="pt" fo:country="BR"/>
    </style:style>
    <style:style style:name="P341" style:parent-style-name="Título3" style:family="paragraph">
      <style:paragraph-properties fo:text-align="justify"/>
      <style:text-properties style:font-name="Times New Roman" fo:language="pt" fo:country="BR"/>
    </style:style>
    <style:style style:name="P342" style:parent-style-name="Textbody" style:family="paragraph">
      <style:paragraph-properties fo:text-align="justify"/>
    </style:style>
    <style:style style:name="T343" style:parent-style-name="Fonteparág.padrão" style:family="text">
      <style:text-properties style:font-name="Times New Roman" fo:language="pt" fo:country="BR"/>
    </style:style>
    <style:style style:name="T344" style:parent-style-name="Fonteparág.padrão" style:family="text">
      <style:text-properties style:font-name="Times New Roman" fo:color="#FF0000" fo:language="pt" fo:country="BR"/>
    </style:style>
    <style:style style:name="T345" style:parent-style-name="Fonteparág.padrão" style:family="text">
      <style:text-properties style:font-name="Times New Roman" fo:language="pt" fo:country="BR"/>
    </style:style>
    <style:style style:name="T346" style:parent-style-name="Fonteparág.padrão" style:family="text">
      <style:text-properties style:font-name="Times New Roman" fo:color="#FF0000" fo:language="pt" fo:country="BR"/>
    </style:style>
    <style:style style:name="T347" style:parent-style-name="Fonteparág.padrão" style:family="text">
      <style:text-properties style:font-name="Times New Roman" fo:language="pt" fo:country="BR"/>
    </style:style>
    <style:style style:name="T348" style:parent-style-name="Fonteparág.padrão" style:family="text">
      <style:text-properties style:font-name="Times New Roman" fo:color="#FF0000" fo:language="pt" fo:country="BR"/>
    </style:style>
    <style:style style:name="T349" style:parent-style-name="Fonteparág.padrão" style:family="text">
      <style:text-properties style:font-name="Times New Roman" fo:language="pt" fo:country="BR"/>
    </style:style>
    <style:style style:name="T350" style:parent-style-name="Fonteparág.padrão" style:family="text">
      <style:text-properties style:font-name="Times New Roman" fo:color="#FF0000" fo:language="pt" fo:country="BR"/>
    </style:style>
    <style:style style:name="P351" style:parent-style-name="Textbody" style:family="paragraph">
      <style:paragraph-properties fo:text-align="justify"/>
      <style:text-properties style:font-name="Times New Roman" fo:color="#FF0000" fo:language="pt" fo:country="BR"/>
    </style:style>
    <style:style style:name="P352"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353" style:parent-style-name="Textbody" style:family="paragraph">
      <style:paragraph-properties fo:text-align="justify"/>
      <style:text-properties style:font-name="Times New Roman" fo:color="#FF0000" fo:language="pt" fo:country="BR"/>
    </style:style>
    <style:style style:name="P354" style:parent-style-name="Textbody" style:family="paragraph">
      <style:paragraph-properties fo:text-align="justify"/>
    </style:style>
    <style:style style:name="T355" style:parent-style-name="Fonteparág.padrão" style:family="text">
      <style:text-properties style:font-name="Times New Roman" fo:language="pt" fo:country="BR"/>
    </style:style>
    <style:style style:name="T356" style:parent-style-name="Fonteparág.padrão" style:family="text">
      <style:text-properties style:font-name="Times New Roman" fo:color="#FF0000" fo:language="pt" fo:country="BR"/>
    </style:style>
    <style:style style:name="T357" style:parent-style-name="Fonteparág.padrão" style:family="text">
      <style:text-properties style:font-name="Times New Roman" fo:language="pt" fo:country="BR"/>
    </style:style>
    <style:style style:name="P358" style:parent-style-name="Textbody" style:family="paragraph">
      <style:paragraph-properties fo:text-align="justify"/>
    </style:style>
    <style:style style:name="T359" style:parent-style-name="Fonteparág.padrão" style:family="text">
      <style:text-properties style:font-name="Times New Roman" fo:language="pt" fo:country="BR"/>
    </style:style>
    <style:style style:name="T360" style:parent-style-name="Fonteparág.padrão" style:family="text">
      <style:text-properties style:font-name="Times New Roman" fo:color="#FF0000" fo:language="pt" fo:country="BR"/>
    </style:style>
    <style:style style:name="T361" style:parent-style-name="Fonteparág.padrão" style:family="text">
      <style:text-properties style:font-name="Times New Roman" fo:language="pt" fo:country="BR"/>
    </style:style>
    <style:style style:name="T362" style:parent-style-name="Fonteparág.padrão" style:family="text">
      <style:text-properties style:font-name="Times New Roman" fo:color="#FF0000" fo:language="pt" fo:country="BR"/>
    </style:style>
    <style:style style:name="T363" style:parent-style-name="Fonteparág.padrão" style:family="text">
      <style:text-properties style:font-name="Times New Roman" fo:language="pt" fo:country="BR"/>
    </style:style>
    <style:style style:name="T364" style:parent-style-name="Fonteparág.padrão" style:family="text">
      <style:text-properties style:font-name="Times New Roman" fo:color="#FF0000" fo:language="pt" fo:country="BR"/>
    </style:style>
    <style:style style:name="P365" style:parent-style-name="Textbody" style:family="paragraph">
      <style:paragraph-properties fo:text-align="justify"/>
      <style:text-properties style:font-name="Times New Roman" fo:color="#FF0000" fo:language="pt" fo:country="BR"/>
    </style:style>
    <style:style style:name="P366" style:parent-style-name="Textbody" style:family="paragraph">
      <style:paragraph-properties fo:text-align="justify"/>
      <style:text-properties style:font-name="Times New Roman" fo:color="#FF0000" fo:language="pt" fo:country="BR"/>
    </style:style>
    <style:style style:name="P367" style:parent-style-name="Título3" style:family="paragraph">
      <style:paragraph-properties fo:text-align="justify"/>
      <style:text-properties style:font-name="Times New Roman" fo:language="pt" fo:country="BR"/>
    </style:style>
    <style:style style:name="P368" style:parent-style-name="Textbody" style:family="paragraph">
      <style:paragraph-properties fo:text-align="justify"/>
    </style:style>
    <style:style style:name="T369" style:parent-style-name="Fonteparág.padrão" style:family="text">
      <style:text-properties style:font-name="Times New Roman" fo:language="pt" fo:country="BR"/>
    </style:style>
    <style:style style:name="T370" style:parent-style-name="Fonteparág.padrão" style:family="text">
      <style:text-properties style:font-name="Times New Roman" fo:color="#FF0000" fo:language="pt" fo:country="BR"/>
    </style:style>
    <style:style style:name="T371" style:parent-style-name="Fonteparág.padrão" style:family="text">
      <style:text-properties style:font-name="Times New Roman" fo:language="pt" fo:country="BR"/>
    </style:style>
    <style:style style:name="T372" style:parent-style-name="Fonteparág.padrão" style:family="text">
      <style:text-properties style:font-name="Times New Roman" fo:color="#FF0000" fo:language="pt" fo:country="BR"/>
    </style:style>
    <style:style style:name="P373" style:parent-style-name="Normal" style:family="paragraph">
      <style:paragraph-properties fo:text-align="justify" style:vertical-align="auto" fo:margin-bottom="0.0972in" fo:line-height="115%"/>
      <style:text-properties fo:hyphenate="true"/>
    </style:style>
    <style:style style:name="T374" style:parent-style-name="Fonteparág.padrão" style:family="text">
      <style:text-properties style:font-name="Times New Roman" fo:color="#FF0000"/>
    </style:style>
    <style:style style:name="T37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376" style:parent-style-name="Textbody" style:family="paragraph">
      <style:paragraph-properties fo:text-align="justify"/>
      <style:text-properties style:font-name="Times New Roman" fo:color="#FF0000" fo:language="pt" fo:country="BR"/>
    </style:style>
    <style:style style:name="P377" style:parent-style-name="Textbody" style:family="paragraph">
      <style:paragraph-properties fo:text-align="justify"/>
      <style:text-properties style:font-name="Times New Roman" fo:color="#FF0000" fo:language="pt" fo:country="BR"/>
    </style:style>
    <style:style style:name="P378" style:parent-style-name="Textbody" style:family="paragraph">
      <style:paragraph-properties fo:text-align="justify"/>
      <style:text-properties style:font-name="Times New Roman" fo:color="#FF0000" fo:language="pt" fo:country="BR"/>
    </style:style>
    <style:style style:name="P379" style:parent-style-name="Textbody" style:family="paragraph">
      <style:paragraph-properties fo:text-align="justify"/>
    </style:style>
    <style:style style:name="T380" style:parent-style-name="Fonteparág.padrão" style:family="text">
      <style:text-properties style:font-name="Times New Roman" fo:color="#FF0000" fo:language="pt" fo:country="BR"/>
    </style:style>
    <style:style style:name="P381" style:parent-style-name="Textbody" style:family="paragraph">
      <style:paragraph-properties fo:text-align="justify"/>
    </style:style>
    <style:style style:name="T382" style:parent-style-name="Fonteparág.padrão" style:family="text">
      <style:text-properties style:font-name="Times New Roman" fo:language="pt" fo:country="BR"/>
    </style:style>
    <style:style style:name="T383" style:parent-style-name="Fonteparág.padrão" style:family="text">
      <style:text-properties style:font-name="Times New Roman" fo:color="#FF0000" fo:language="pt" fo:country="BR"/>
    </style:style>
    <style:style style:name="T384" style:parent-style-name="Fonteparág.padrão" style:family="text">
      <style:text-properties style:font-name="Times New Roman" fo:language="pt" fo:country="BR"/>
    </style:style>
    <style:style style:name="T385" style:parent-style-name="Fonteparág.padrão" style:family="text">
      <style:text-properties style:font-name="Times New Roman" fo:color="#FF0000" fo:language="pt" fo:country="BR"/>
    </style:style>
    <style:style style:name="T386" style:parent-style-name="Fonteparág.padrão" style:family="text">
      <style:text-properties style:font-name="Times New Roman" fo:language="pt" fo:country="BR"/>
    </style:style>
    <style:style style:name="T387" style:parent-style-name="Fonteparág.padrão" style:family="text">
      <style:text-properties style:font-name="Times New Roman" fo:color="#FF0000" fo:language="pt" fo:country="BR"/>
    </style:style>
    <style:style style:name="P388" style:parent-style-name="Textbody" style:family="paragraph">
      <style:paragraph-properties fo:text-align="justify"/>
      <style:text-properties style:font-name="Times New Roman" fo:color="#FF0000" fo:language="pt" fo:country="BR"/>
    </style:style>
    <style:style style:name="P389" style:parent-style-name="Textbody" style:family="paragraph">
      <style:paragraph-properties fo:text-align="justify"/>
    </style:style>
    <style:style style:name="T390" style:parent-style-name="Fonteparág.padrão" style:family="text">
      <style:text-properties style:font-name="Times New Roman" fo:color="#FF0000" fo:language="pt" fo:country="BR"/>
    </style:style>
    <style:style style:name="T391" style:parent-style-name="Fonteparág.padrão" style:family="text">
      <style:text-properties style:font-name="Times New Roman" fo:language="pt" fo:country="BR"/>
    </style:style>
    <style:style style:name="T392" style:parent-style-name="Fonteparág.padrão" style:family="text">
      <style:text-properties style:font-name="Times New Roman" fo:color="#FF0000" fo:language="pt" fo:country="BR"/>
    </style:style>
    <style:style style:name="T393" style:parent-style-name="Fonteparág.padrão" style:family="text">
      <style:text-properties style:font-name="Times New Roman" fo:language="pt" fo:country="BR"/>
    </style:style>
    <style:style style:name="P394" style:parent-style-name="Título3" style:family="paragraph">
      <style:paragraph-properties fo:text-align="justify"/>
      <style:text-properties style:font-name="Times New Roman" fo:language="pt" fo:country="BR"/>
    </style:style>
    <style:style style:name="P395" style:parent-style-name="Textbody" style:family="paragraph">
      <style:paragraph-properties fo:text-align="justify"/>
    </style:style>
    <style:style style:name="T396" style:parent-style-name="Fonteparág.padrão" style:family="text">
      <style:text-properties style:font-name="Times New Roman" fo:language="pt" fo:country="BR"/>
    </style:style>
    <style:style style:name="T397" style:parent-style-name="Fonteparág.padrão" style:family="text">
      <style:text-properties style:font-name="Times New Roman" fo:color="#FF0000" fo:language="pt" fo:country="BR"/>
    </style:style>
    <style:style style:name="T398" style:parent-style-name="Fonteparág.padrão" style:family="text">
      <style:text-properties style:font-name="Times New Roman" fo:language="pt" fo:country="BR"/>
    </style:style>
    <style:style style:name="T399" style:parent-style-name="Fonteparág.padrão" style:family="text">
      <style:text-properties style:font-name="Times New Roman" fo:color="#FF0000" fo:language="pt" fo:country="BR"/>
    </style:style>
    <style:style style:name="T400" style:parent-style-name="Fonteparág.padrão" style:family="text">
      <style:text-properties style:font-name="Times New Roman" fo:language="pt" fo:country="BR"/>
    </style:style>
    <style:style style:name="T401" style:parent-style-name="Fonteparág.padrão" style:family="text">
      <style:text-properties style:font-name="Times New Roman" fo:color="#FF0000" fo:language="pt" fo:country="BR"/>
    </style:style>
    <style:style style:name="P402" style:parent-style-name="Textbody" style:family="paragraph">
      <style:paragraph-properties fo:text-align="justify"/>
      <style:text-properties style:font-name="Times New Roman" fo:color="#FF0000" fo:language="pt" fo:country="BR"/>
    </style:style>
    <style:style style:name="P403" style:parent-style-name="Normal" style:family="paragraph">
      <style:paragraph-properties fo:text-align="justify" style:vertical-align="auto" fo:margin-bottom="0.0972in" fo:line-height="115%"/>
      <style:text-properties fo:hyphenate="true"/>
    </style:style>
    <style:style style:name="T404" style:parent-style-name="Fonteparág.padrão" style:family="text">
      <style:text-properties style:font-name="Times New Roman" fo:color="#FF0000"/>
    </style:style>
    <style:style style:name="T405" style:parent-style-name="Fonteparág.padrão" style:family="text">
      <style:text-properties style:font-name="Times New Roman"/>
    </style:style>
    <style:style style:name="T406"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40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408" style:parent-style-name="Textbody" style:family="paragraph">
      <style:paragraph-properties fo:text-align="justify"/>
    </style:style>
    <style:style style:name="T409" style:parent-style-name="Fonteparág.padrão" style:family="text">
      <style:text-properties style:font-name="Times New Roman" fo:language="pt" fo:country="BR"/>
    </style:style>
    <style:style style:name="T410" style:parent-style-name="Fonteparág.padrão" style:family="text">
      <style:text-properties style:font-name="Times New Roman" fo:color="#FF0000" fo:language="pt" fo:country="BR"/>
    </style:style>
    <style:style style:name="P411" style:parent-style-name="Textbody" style:family="paragraph">
      <style:paragraph-properties fo:text-align="justify"/>
      <style:text-properties style:font-name="Times New Roman" fo:color="#FF0000" fo:language="pt" fo:country="BR"/>
    </style:style>
    <style:style style:name="P412" style:parent-style-name="Normal" style:family="paragraph">
      <style:paragraph-properties fo:text-align="justify" style:vertical-align="auto" fo:margin-bottom="0.0972in" fo:line-height="115%"/>
      <style:text-properties fo:hyphenate="true"/>
    </style:style>
    <style:style style:name="T413" style:parent-style-name="Fonteparág.padrão" style:family="text">
      <style:text-properties style:font-name="Times New Roman"/>
    </style:style>
    <style:style style:name="T414" style:parent-style-name="Fonteparág.padrão" style:family="text">
      <style:text-properties style:font-name="Times New Roman" fo:color="#FF0000"/>
    </style:style>
    <style:style style:name="T415" style:parent-style-name="Fonteparág.padrão" style:family="text">
      <style:text-properties style:font-name="Times New Roman"/>
    </style:style>
    <style:style style:name="T416" style:parent-style-name="Fonteparág.padrão" style:family="text">
      <style:text-properties style:font-name="Times New Roman" fo:color="#FF0000"/>
    </style:style>
    <style:style style:name="T41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418" style:parent-style-name="Textbody" style:family="paragraph">
      <style:paragraph-properties fo:text-align="justify"/>
    </style:style>
    <style:style style:name="T419" style:parent-style-name="Fonteparág.padrão" style:family="text">
      <style:text-properties style:font-name="Times New Roman" fo:language="pt" fo:country="BR"/>
    </style:style>
    <style:style style:name="T420" style:parent-style-name="Fonteparág.padrão" style:family="text">
      <style:text-properties style:font-name="Times New Roman" fo:color="#FF0000" fo:language="pt" fo:country="BR"/>
    </style:style>
    <style:style style:name="P421" style:parent-style-name="Textbody" style:family="paragraph">
      <style:paragraph-properties fo:text-align="justify"/>
    </style:style>
    <style:style style:name="T422" style:parent-style-name="Fonteparág.padrão" style:family="text">
      <style:text-properties style:font-name="Times New Roman" fo:language="pt" fo:country="BR"/>
    </style:style>
    <style:style style:name="T423" style:parent-style-name="Fonteparág.padrão" style:family="text">
      <style:text-properties style:font-name="Times New Roman" fo:color="#FF0000" fo:language="pt" fo:country="BR"/>
    </style:style>
    <style:style style:name="T424" style:parent-style-name="Fonteparág.padrão" style:family="text">
      <style:text-properties style:font-name="Times New Roman" fo:language="pt" fo:country="BR"/>
    </style:style>
    <style:style style:name="T425" style:parent-style-name="Fonteparág.padrão" style:family="text">
      <style:text-properties style:font-name="Times New Roman" fo:color="#FF0000" fo:language="pt" fo:country="BR"/>
    </style:style>
    <style:style style:name="T426" style:parent-style-name="Fonteparág.padrão" style:family="text">
      <style:text-properties style:font-name="Times New Roman" fo:language="pt" fo:country="BR"/>
    </style:style>
    <style:style style:name="P427" style:parent-style-name="Título3" style:family="paragraph">
      <style:paragraph-properties fo:text-align="justify"/>
      <style:text-properties style:font-name="Times New Roman" fo:language="pt" fo:country="BR"/>
    </style:style>
    <style:style style:name="P428" style:parent-style-name="Textbody" style:family="paragraph">
      <style:paragraph-properties fo:text-align="justify"/>
    </style:style>
    <style:style style:name="T429" style:parent-style-name="Fonteparág.padrão" style:family="text">
      <style:text-properties style:font-name="Times New Roman" fo:language="pt" fo:country="BR"/>
    </style:style>
    <style:style style:name="T430" style:parent-style-name="Fonteparág.padrão" style:family="text">
      <style:text-properties style:font-name="Times New Roman" fo:color="#FF0000" fo:language="pt" fo:country="BR"/>
    </style:style>
    <style:style style:name="P431" style:parent-style-name="Textbody" style:family="paragraph">
      <style:paragraph-properties fo:text-align="justify"/>
    </style:style>
    <style:style style:name="T432" style:parent-style-name="Fonteparág.padrão" style:family="text">
      <style:text-properties style:font-name="Times New Roman" fo:color="#FF0000" fo:language="pt" fo:country="BR"/>
    </style:style>
    <style:style style:name="P433" style:parent-style-name="Textbody" style:family="paragraph">
      <style:paragraph-properties fo:text-align="justify"/>
      <style:text-properties style:font-name="Times New Roman" fo:color="#FF0000" fo:language="pt" fo:country="BR"/>
    </style:style>
    <style:style style:name="P434" style:parent-style-name="Textbody" style:family="paragraph">
      <style:paragraph-properties fo:text-align="justify"/>
      <style:text-properties style:font-name="Times New Roman" fo:color="#FF0000" fo:language="pt" fo:country="BR"/>
    </style:style>
    <style:style style:name="P435" style:parent-style-name="Textbody" style:family="paragraph">
      <style:paragraph-properties fo:text-align="justify"/>
    </style:style>
    <style:style style:name="T436" style:parent-style-name="Fonteparág.padrão" style:family="text">
      <style:text-properties style:font-name="Times New Roman" fo:language="pt" fo:country="BR"/>
    </style:style>
    <style:style style:name="T437" style:parent-style-name="Fonteparág.padrão" style:family="text">
      <style:text-properties style:font-name="Times New Roman" fo:color="#FF0000" fo:language="pt" fo:country="BR"/>
    </style:style>
    <style:style style:name="T438" style:parent-style-name="Fonteparág.padrão" style:family="text">
      <style:text-properties style:font-name="Times New Roman" fo:language="pt" fo:country="BR"/>
    </style:style>
    <style:style style:name="T439" style:parent-style-name="Fonteparág.padrão" style:family="text">
      <style:text-properties style:font-name="Times New Roman" fo:color="#FF0000" fo:language="pt" fo:country="BR"/>
    </style:style>
    <style:style style:name="T440" style:parent-style-name="Fonteparág.padrão" style:family="text">
      <style:text-properties style:font-name="Times New Roman" fo:language="pt" fo:country="BR"/>
    </style:style>
    <style:style style:name="T441" style:parent-style-name="Fonteparág.padrão" style:family="text">
      <style:text-properties style:font-name="Times New Roman" fo:color="#FF0000" fo:language="pt" fo:country="BR"/>
    </style:style>
    <style:style style:name="T442" style:parent-style-name="Fonteparág.padrão" style:family="text">
      <style:text-properties style:font-name="Times New Roman" fo:language="pt" fo:country="BR"/>
    </style:style>
    <style:style style:name="T443" style:parent-style-name="Fonteparág.padrão" style:family="text">
      <style:text-properties style:font-name="Times New Roman" fo:color="#FF0000" fo:language="pt" fo:country="BR"/>
    </style:style>
    <style:style style:name="T444" style:parent-style-name="Fonteparág.padrão" style:family="text">
      <style:text-properties style:font-name="Times New Roman" fo:language="pt" fo:country="BR"/>
    </style:style>
    <style:style style:name="P445" style:parent-style-name="Textbody" style:family="paragraph">
      <style:paragraph-properties fo:text-align="justify"/>
    </style:style>
    <style:style style:name="T446" style:parent-style-name="Fonteparág.padrão" style:family="text">
      <style:text-properties style:font-name="Times New Roman" fo:color="#FF0000" fo:language="pt" fo:country="BR"/>
    </style:style>
    <style:style style:name="T447" style:parent-style-name="Fonteparág.padrão" style:family="text">
      <style:text-properties style:font-name="Times New Roman" fo:language="pt" fo:country="BR"/>
    </style:style>
    <style:style style:name="T448" style:parent-style-name="Fonteparág.padrão" style:family="text">
      <style:text-properties style:font-name="Times New Roman" fo:color="#FF0000" fo:language="pt" fo:country="BR"/>
    </style:style>
    <style:style style:name="T449" style:parent-style-name="Fonteparág.padrão" style:family="text">
      <style:text-properties style:font-name="Times New Roman" fo:language="pt" fo:country="BR"/>
    </style:style>
    <style:style style:name="T450" style:parent-style-name="Fonteparág.padrão" style:family="text">
      <style:text-properties style:font-name="Times New Roman" fo:color="#FF0000" fo:language="pt" fo:country="BR"/>
    </style:style>
    <style:style style:name="T451" style:parent-style-name="Fonteparág.padrão" style:family="text">
      <style:text-properties style:font-name="Times New Roman" fo:language="pt" fo:country="BR"/>
    </style:style>
    <style:style style:name="T452" style:parent-style-name="Fonteparág.padrão" style:family="text">
      <style:text-properties style:font-name="Times New Roman" fo:color="#FF0000" fo:language="pt" fo:country="BR"/>
    </style:style>
    <style:style style:name="T453" style:parent-style-name="Fonteparág.padrão" style:family="text">
      <style:text-properties style:font-name="Times New Roman" fo:language="pt" fo:country="BR"/>
    </style:style>
    <style:style style:name="P454" style:parent-style-name="Título3" style:family="paragraph">
      <style:paragraph-properties fo:text-align="justify"/>
      <style:text-properties style:font-name="Times New Roman" fo:language="pt" fo:country="BR"/>
    </style:style>
    <style:style style:name="P455" style:parent-style-name="Textbody" style:family="paragraph">
      <style:paragraph-properties fo:text-align="justify"/>
    </style:style>
    <style:style style:name="T456" style:parent-style-name="Fonteparág.padrão" style:family="text">
      <style:text-properties style:font-name="Times New Roman" fo:language="pt" fo:country="BR"/>
    </style:style>
    <style:style style:name="T457" style:parent-style-name="Fonteparág.padrão" style:family="text">
      <style:text-properties style:font-name="Times New Roman" fo:color="#FF0000" fo:language="pt" fo:country="BR"/>
    </style:style>
    <style:style style:name="T458" style:parent-style-name="Fonteparág.padrão" style:family="text">
      <style:text-properties style:font-name="Times New Roman" fo:language="pt" fo:country="BR"/>
    </style:style>
    <style:style style:name="T459" style:parent-style-name="Fonteparág.padrão" style:family="text">
      <style:text-properties style:font-name="Times New Roman" fo:color="#FF0000" fo:language="pt" fo:country="BR"/>
    </style:style>
    <style:style style:name="T460" style:parent-style-name="Fonteparág.padrão" style:family="text">
      <style:text-properties style:font-name="Times New Roman" fo:language="pt" fo:country="BR"/>
    </style:style>
    <style:style style:name="T461" style:parent-style-name="Fonteparág.padrão" style:family="text">
      <style:text-properties style:font-name="Times New Roman" fo:color="#FF0000" fo:language="pt" fo:country="BR"/>
    </style:style>
    <style:style style:name="P462" style:parent-style-name="Textbody" style:family="paragraph">
      <style:paragraph-properties fo:text-align="justify"/>
    </style:style>
    <style:style style:name="T463" style:parent-style-name="Fonteparág.padrão" style:family="text">
      <style:text-properties style:font-name="Times New Roman" fo:color="#FF0000" fo:language="pt" fo:country="BR"/>
    </style:style>
    <style:style style:name="T464"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465"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P466" style:parent-style-name="Textbody" style:family="paragraph">
      <style:paragraph-properties fo:text-align="justify"/>
    </style:style>
    <style:style style:name="T467" style:parent-style-name="Fonteparág.padrão" style:family="text">
      <style:text-properties style:font-name="Times New Roman" fo:language="pt" fo:country="BR"/>
    </style:style>
    <style:style style:name="T468" style:parent-style-name="Fonteparág.padrão" style:family="text">
      <style:text-properties style:font-name="Times New Roman" fo:color="#FF0000" fo:language="pt" fo:country="BR"/>
    </style:style>
    <style:style style:name="T469" style:parent-style-name="Fonteparág.padrão" style:family="text">
      <style:text-properties style:font-name="Times New Roman" fo:language="pt" fo:country="BR"/>
    </style:style>
    <style:style style:name="T470" style:parent-style-name="Fonteparág.padrão" style:family="text">
      <style:text-properties style:font-name="Times New Roman" fo:color="#FF0000" fo:language="pt" fo:country="BR"/>
    </style:style>
    <style:style style:name="P471" style:parent-style-name="Textbody" style:family="paragraph">
      <style:paragraph-properties fo:text-align="justify"/>
    </style:style>
    <style:style style:name="T472" style:parent-style-name="Fonteparág.padrão" style:family="text">
      <style:text-properties style:font-name="Times New Roman" fo:color="#FF0000" fo:language="pt" fo:country="BR"/>
    </style:style>
    <style:style style:name="T473" style:parent-style-name="Fonteparág.padrão" style:family="text">
      <style:text-properties style:font-name="Times New Roman" fo:language="pt" fo:country="BR"/>
    </style:style>
    <style:style style:name="T474" style:parent-style-name="Fonteparág.padrão" style:family="text">
      <style:text-properties style:font-name="Times New Roman" fo:color="#FF0000" fo:language="pt" fo:country="BR"/>
    </style:style>
    <style:style style:name="T475" style:parent-style-name="Fonteparág.padrão" style:family="text">
      <style:text-properties style:font-name="Times New Roman" fo:language="pt" fo:country="BR"/>
    </style:style>
    <style:style style:name="T476" style:parent-style-name="Fonteparág.padrão" style:family="text">
      <style:text-properties style:font-name="Times New Roman" fo:color="#FF0000" fo:language="pt" fo:country="BR"/>
    </style:style>
    <style:style style:name="T477" style:parent-style-name="Fonteparág.padrão" style:family="text">
      <style:text-properties style:font-name="Times New Roman" fo:language="pt" fo:country="BR"/>
    </style:style>
    <style:style style:name="P478" style:parent-style-name="Textbody" style:family="paragraph">
      <style:paragraph-properties fo:text-align="justify"/>
    </style:style>
    <style:style style:name="T479" style:parent-style-name="Fonteparág.padrão" style:family="text">
      <style:text-properties style:font-name="Times New Roman" fo:language="pt" fo:country="BR"/>
    </style:style>
    <style:style style:name="T480" style:parent-style-name="Fonteparág.padrão" style:family="text">
      <style:text-properties style:font-name="Times New Roman" fo:color="#FF0000" fo:language="pt" fo:country="BR"/>
    </style:style>
    <style:style style:name="P481" style:parent-style-name="Título3" style:family="paragraph">
      <style:paragraph-properties fo:text-align="justify"/>
      <style:text-properties style:font-name="Times New Roman" fo:language="pt" fo:country="BR"/>
    </style:style>
    <style:style style:name="P482" style:parent-style-name="Textbody" style:family="paragraph">
      <style:paragraph-properties fo:text-align="justify"/>
    </style:style>
    <style:style style:name="T483" style:parent-style-name="Fonteparág.padrão" style:family="text">
      <style:text-properties style:font-name="Times New Roman" fo:language="pt" fo:country="BR"/>
    </style:style>
    <style:style style:name="T484" style:parent-style-name="Fonteparág.padrão" style:family="text">
      <style:text-properties style:font-name="Times New Roman" fo:color="#FF0000" fo:language="pt" fo:country="BR"/>
    </style:style>
    <style:style style:name="T485" style:parent-style-name="Fonteparág.padrão" style:family="text">
      <style:text-properties style:font-name="Times New Roman" fo:language="pt" fo:country="BR"/>
    </style:style>
    <style:style style:name="T486" style:parent-style-name="Fonteparág.padrão" style:family="text">
      <style:text-properties style:font-name="Times New Roman" fo:color="#FF0000" fo:language="pt" fo:country="BR"/>
    </style:style>
    <style:style style:name="T487" style:parent-style-name="Fonteparág.padrão" style:family="text">
      <style:text-properties style:font-name="Times New Roman" fo:language="pt" fo:country="BR"/>
    </style:style>
    <style:style style:name="T488" style:parent-style-name="Fonteparág.padrão" style:family="text">
      <style:text-properties style:font-name="Times New Roman" fo:color="#FF0000" fo:language="pt" fo:country="BR"/>
    </style:style>
    <style:style style:name="T489" style:parent-style-name="Fonteparág.padrão" style:family="text">
      <style:text-properties style:font-name="Times New Roman" fo:language="pt" fo:country="BR"/>
    </style:style>
    <style:style style:name="P490" style:parent-style-name="Textbody" style:family="paragraph">
      <style:paragraph-properties fo:text-align="justify"/>
      <style:text-properties style:font-name="Times New Roman" fo:language="pt" fo:country="BR"/>
    </style:style>
    <style:style style:name="P491" style:parent-style-name="Textbody" style:family="paragraph">
      <style:paragraph-properties fo:text-align="justify"/>
    </style:style>
    <style:style style:name="T492" style:parent-style-name="Fonteparág.padrão" style:family="text">
      <style:text-properties style:font-name="Times New Roman" fo:language="pt" fo:country="BR"/>
    </style:style>
    <style:style style:name="T493" style:parent-style-name="Fonteparág.padrão" style:family="text">
      <style:text-properties style:font-name="Times New Roman" fo:color="#FF0000" fo:language="pt" fo:country="BR"/>
    </style:style>
    <style:style style:name="T494" style:parent-style-name="Fonteparág.padrão" style:family="text">
      <style:text-properties style:font-name="Times New Roman" fo:language="pt" fo:country="BR"/>
    </style:style>
    <style:style style:name="T495" style:parent-style-name="Fonteparág.padrão" style:family="text">
      <style:text-properties style:font-name="Times New Roman" fo:color="#FF0000" fo:language="pt" fo:country="BR"/>
    </style:style>
    <style:style style:name="T496" style:parent-style-name="Fonteparág.padrão" style:family="text">
      <style:text-properties style:font-name="Times New Roman" fo:language="pt" fo:country="BR"/>
    </style:style>
    <style:style style:name="P497" style:parent-style-name="Título1" style:family="paragraph">
      <style:paragraph-properties fo:break-before="page" fo:text-align="justify"/>
      <style:text-properties style:font-name="Times New Roman" fo:language="pt" fo:country="BR"/>
    </style:style>
    <style:style style:name="P498" style:parent-style-name="Textbody" style:family="paragraph">
      <style:paragraph-properties fo:text-align="justify"/>
    </style:style>
    <style:style style:name="T499" style:parent-style-name="Fonteparág.padrão" style:family="text">
      <style:text-properties style:font-name="Times New Roman" fo:language="pt" fo:country="BR"/>
    </style:style>
    <style:style style:name="T500" style:parent-style-name="Fonteparág.padrão" style:family="text">
      <style:text-properties style:font-name="Times New Roman" fo:color="#FF0000" fo:language="pt" fo:country="BR"/>
    </style:style>
    <style:style style:name="T501" style:parent-style-name="Fonteparág.padrão" style:family="text">
      <style:text-properties style:font-name="Times New Roman" fo:language="pt" fo:country="BR"/>
    </style:style>
    <style:style style:name="T502" style:parent-style-name="Fonteparág.padrão" style:family="text">
      <style:text-properties style:font-name="Times New Roman" fo:color="#FF0000" fo:language="pt" fo:country="BR"/>
    </style:style>
    <style:style style:name="T503" style:parent-style-name="Fonteparág.padrão" style:family="text">
      <style:text-properties style:font-name="Times New Roman" fo:language="pt" fo:country="BR"/>
    </style:style>
    <style:style style:name="P504" style:parent-style-name="Textbody" style:family="paragraph">
      <style:paragraph-properties fo:text-align="justify"/>
    </style:style>
    <style:style style:name="T505" style:parent-style-name="Fonteparág.padrão" style:family="text">
      <style:text-properties style:font-name="Times New Roman" fo:color="#FF0000" fo:language="pt" fo:country="BR"/>
    </style:style>
    <style:style style:name="T506" style:parent-style-name="Fonteparág.padrão" style:family="text">
      <style:text-properties style:font-name="Times New Roman" fo:language="pt" fo:country="BR"/>
    </style:style>
    <style:style style:name="T507" style:parent-style-name="Fonteparág.padrão" style:family="text">
      <style:text-properties style:font-name="Times New Roman" fo:color="#FF0000" fo:language="pt" fo:country="BR"/>
    </style:style>
    <style:style style:name="T508" style:parent-style-name="Fonteparág.padrão" style:family="text">
      <style:text-properties style:font-name="Times New Roman" fo:language="pt" fo:country="BR"/>
    </style:style>
    <style:style style:name="T509" style:parent-style-name="Fonteparág.padrão" style:family="text">
      <style:text-properties style:font-name="Times New Roman" fo:color="#FF0000" fo:language="pt" fo:country="BR"/>
    </style:style>
    <style:style style:name="T510" style:parent-style-name="Fonteparág.padrão" style:family="text">
      <style:text-properties style:font-name="Times New Roman" fo:language="pt" fo:country="BR"/>
    </style:style>
    <style:style style:name="P511" style:parent-style-name="Textbody" style:family="paragraph">
      <style:paragraph-properties fo:text-align="justify"/>
    </style:style>
    <style:style style:name="T512" style:parent-style-name="Fonteparág.padrão" style:family="text">
      <style:text-properties style:font-name="Times New Roman" fo:color="#FF0000" fo:language="pt" fo:country="BR"/>
    </style:style>
    <style:style style:name="T513" style:parent-style-name="Fonteparág.padrão" style:family="text">
      <style:text-properties style:font-name="Times New Roman" fo:language="pt" fo:country="BR"/>
    </style:style>
    <style:style style:name="T514" style:parent-style-name="Fonteparág.padrão" style:family="text">
      <style:text-properties style:font-name="Times New Roman" fo:color="#FF0000" fo:language="pt" fo:country="BR"/>
    </style:style>
    <style:style style:name="T515" style:parent-style-name="Fonteparág.padrão" style:family="text">
      <style:text-properties style:font-name="Times New Roman" fo:language="pt" fo:country="BR"/>
    </style:style>
    <style:style style:name="T516" style:parent-style-name="Fonteparág.padrão" style:family="text">
      <style:text-properties style:font-name="Times New Roman" fo:color="#FF0000" fo:language="pt" fo:country="BR"/>
    </style:style>
    <style:style style:name="T517" style:parent-style-name="Fonteparág.padrão" style:family="text">
      <style:text-properties style:font-name="Times New Roman" fo:language="pt" fo:country="BR"/>
    </style:style>
    <style:style style:name="T518" style:parent-style-name="Fonteparág.padrão" style:family="text">
      <style:text-properties style:font-name="Times New Roman" fo:color="#FF0000" fo:language="pt" fo:country="BR"/>
    </style:style>
    <style:style style:name="T519" style:parent-style-name="Fonteparág.padrão" style:family="text">
      <style:text-properties style:font-name="Times New Roman" fo:language="pt" fo:country="BR"/>
    </style:style>
    <style:style style:name="P520" style:parent-style-name="Textbody" style:family="paragraph">
      <style:paragraph-properties fo:text-align="justify"/>
    </style:style>
    <style:style style:name="T521" style:parent-style-name="Fonteparág.padrão" style:family="text">
      <style:text-properties style:font-name="Times New Roman" fo:language="pt" fo:country="BR"/>
    </style:style>
    <style:style style:name="T522" style:parent-style-name="Fonteparág.padrão" style:family="text">
      <style:text-properties style:font-name="Times New Roman" fo:color="#FF0000" fo:language="pt" fo:country="BR"/>
    </style:style>
    <style:style style:name="T523" style:parent-style-name="Fonteparág.padrão" style:family="text">
      <style:text-properties style:font-name="Times New Roman" fo:language="pt" fo:country="BR"/>
    </style:style>
    <style:style style:name="P524" style:parent-style-name="Textbody" style:family="paragraph">
      <style:paragraph-properties fo:text-align="justify"/>
    </style:style>
    <style:style style:name="T525" style:parent-style-name="Fonteparág.padrão" style:family="text">
      <style:text-properties style:font-name="Times New Roman" fo:language="pt" fo:country="BR"/>
    </style:style>
    <style:style style:name="T526" style:parent-style-name="Fonteparág.padrão" style:family="text">
      <style:text-properties style:font-name="Times New Roman" fo:color="#FF0000" fo:language="pt" fo:country="BR"/>
    </style:style>
    <style:style style:name="T527" style:parent-style-name="Fonteparág.padrão" style:family="text">
      <style:text-properties style:font-name="Times New Roman" fo:language="pt" fo:country="BR"/>
    </style:style>
    <style:style style:name="P528" style:parent-style-name="Textbody" style:family="paragraph">
      <style:paragraph-properties fo:text-align="justify"/>
    </style:style>
    <style:style style:name="T529" style:parent-style-name="Fonteparág.padrão" style:family="text">
      <style:text-properties style:font-name="Times New Roman" fo:color="#FF0000" fo:language="pt" fo:country="BR"/>
    </style:style>
    <style:style style:name="T530" style:parent-style-name="Fonteparág.padrão" style:family="text">
      <style:text-properties style:font-name="Times New Roman" fo:color="#FF0000" fo:language="pt" fo:country="BR"/>
    </style:style>
    <style:style style:name="P531" style:parent-style-name="Textbody" style:family="paragraph">
      <style:paragraph-properties fo:text-align="justify"/>
      <style:text-properties style:font-name="Times New Roman" fo:color="#FF0000" fo:language="pt" fo:country="BR"/>
    </style:style>
    <style:style style:name="P532" style:parent-style-name="Textbody" style:family="paragraph">
      <style:paragraph-properties fo:text-align="justify"/>
    </style:style>
    <style:style style:name="T533" style:parent-style-name="Fonteparág.padrão" style:family="text">
      <style:text-properties style:font-name="Times New Roman" fo:color="#FF0000" fo:language="pt" fo:country="BR"/>
    </style:style>
    <style:style style:name="P534" style:parent-style-name="Textbody" style:family="paragraph">
      <style:paragraph-properties fo:text-align="justify"/>
    </style:style>
    <style:style style:name="T535" style:parent-style-name="Fonteparág.padrão" style:family="text">
      <style:text-properties style:font-name="Times New Roman" fo:language="pt" fo:country="BR"/>
    </style:style>
    <style:style style:name="T536" style:parent-style-name="Fonteparág.padrão" style:family="text">
      <style:text-properties style:font-name="Times New Roman" fo:color="#FF0000" fo:language="pt" fo:country="BR"/>
    </style:style>
    <style:style style:name="P537" style:parent-style-name="Textbody" style:family="paragraph">
      <style:paragraph-properties fo:text-align="justify"/>
    </style:style>
    <style:style style:name="T538" style:parent-style-name="Fonteparág.padrão" style:family="text">
      <style:text-properties style:font-name="Times New Roman" fo:color="#FF0000" fo:language="pt" fo:country="BR"/>
    </style:style>
    <style:style style:name="T539" style:parent-style-name="Fonteparág.padrão" style:family="text">
      <style:text-properties style:font-name="Times New Roman" fo:language="pt" fo:country="BR"/>
    </style:style>
    <style:style style:name="T540" style:parent-style-name="Fonteparág.padrão" style:family="text">
      <style:text-properties style:font-name="Times New Roman" fo:color="#FF0000" fo:language="pt" fo:country="BR"/>
    </style:style>
    <style:style style:name="T541" style:parent-style-name="Fonteparág.padrão" style:family="text">
      <style:text-properties style:font-name="Times New Roman" fo:language="pt" fo:country="BR"/>
    </style:style>
    <style:style style:name="P542" style:parent-style-name="Textbody" style:family="paragraph">
      <style:paragraph-properties fo:text-align="justify"/>
      <style:text-properties style:font-name="Times New Roman" fo:color="#FF0000" fo:language="pt" fo:country="BR"/>
    </style:style>
    <style:style style:name="P543" style:parent-style-name="Textbody" style:family="paragraph">
      <style:paragraph-properties fo:text-align="justify"/>
    </style:style>
    <style:style style:name="T544" style:parent-style-name="Fonteparág.padrão" style:family="text">
      <style:text-properties style:font-name="Times New Roman" fo:color="#FF0000" fo:language="pt" fo:country="BR"/>
    </style:style>
    <style:style style:name="T545" style:parent-style-name="Fonteparág.padrão" style:family="text">
      <style:text-properties style:font-name="Times New Roman" fo:language="pt" fo:country="BR"/>
    </style:style>
    <style:style style:name="T546" style:parent-style-name="Fonteparág.padrão" style:family="text">
      <style:text-properties style:font-name="Times New Roman" fo:color="#FF0000" fo:language="pt" fo:country="BR"/>
    </style:style>
    <style:style style:name="P547" style:parent-style-name="Textbody" style:family="paragraph">
      <style:paragraph-properties fo:text-align="justify"/>
      <style:text-properties style:font-name="Times New Roman" fo:language="pt" fo:country="BR"/>
    </style:style>
    <style:style style:name="P548" style:parent-style-name="Textbody" style:family="paragraph">
      <style:paragraph-properties fo:text-align="justify"/>
    </style:style>
    <style:style style:name="T549" style:parent-style-name="Fonteparág.padrão" style:family="text">
      <style:text-properties style:font-name="Times New Roman" fo:language="pt" fo:country="BR"/>
    </style:style>
    <style:style style:name="T550" style:parent-style-name="Fonteparág.padrão" style:family="text">
      <style:text-properties style:font-name="Times New Roman" fo:color="#FF0000" fo:language="pt" fo:country="BR"/>
    </style:style>
    <style:style style:name="T551" style:parent-style-name="Fonteparág.padrão" style:family="text">
      <style:text-properties style:font-name="Times New Roman" fo:language="pt" fo:country="BR"/>
    </style:style>
    <style:style style:name="T552" style:parent-style-name="Fonteparág.padrão" style:family="text">
      <style:text-properties style:font-name="Times New Roman" fo:color="#FF0000" fo:language="pt" fo:country="BR"/>
    </style:style>
    <style:style style:name="T553" style:parent-style-name="Fonteparág.padrão" style:family="text">
      <style:text-properties style:font-name="Times New Roman" fo:language="pt" fo:country="BR"/>
    </style:style>
    <style:style style:name="P554" style:parent-style-name="Textbody" style:family="paragraph">
      <style:paragraph-properties fo:text-align="justify"/>
      <style:text-properties style:font-name="Times New Roman" fo:language="pt" fo:country="BR"/>
    </style:style>
    <style:style style:name="P555" style:parent-style-name="Textbody" style:family="paragraph">
      <style:paragraph-properties fo:text-align="justify"/>
    </style:style>
    <style:style style:name="T556" style:parent-style-name="Fonteparág.padrão" style:family="text">
      <style:text-properties style:font-name="Times New Roman" fo:language="pt" fo:country="BR"/>
    </style:style>
    <style:style style:name="T557" style:parent-style-name="Fonteparág.padrão" style:family="text">
      <style:text-properties style:font-name="Times New Roman" fo:color="#FF0000" fo:language="pt" fo:country="BR"/>
    </style:style>
    <style:style style:name="T558" style:parent-style-name="Fonteparág.padrão" style:family="text">
      <style:text-properties style:font-name="Times New Roman" fo:language="pt" fo:country="BR"/>
    </style:style>
    <style:style style:name="P559" style:parent-style-name="Textbody" style:family="paragraph">
      <style:paragraph-properties fo:text-align="justify"/>
    </style:style>
    <style:style style:name="T560" style:parent-style-name="Fonteparág.padrão" style:family="text">
      <style:text-properties style:font-name="Times New Roman" fo:color="#FF0000" fo:language="pt" fo:country="BR"/>
    </style:style>
    <style:style style:name="T561" style:parent-style-name="Fonteparág.padrão" style:family="text">
      <style:text-properties style:font-name="Times New Roman" fo:language="pt" fo:country="BR"/>
    </style:style>
    <style:style style:name="P562" style:parent-style-name="Textbody" style:family="paragraph">
      <style:paragraph-properties fo:text-align="justify"/>
    </style:style>
    <style:style style:name="T563" style:parent-style-name="Fonteparág.padrão" style:family="text">
      <style:text-properties style:font-name="Times New Roman" fo:language="pt" fo:country="BR"/>
    </style:style>
    <style:style style:name="T564" style:parent-style-name="Fonteparág.padrão" style:family="text">
      <style:text-properties style:font-name="Times New Roman" fo:color="#FF0000" fo:language="pt" fo:country="BR"/>
    </style:style>
    <style:style style:name="T565" style:parent-style-name="Fonteparág.padrão" style:family="text">
      <style:text-properties style:font-name="Times New Roman" fo:language="pt" fo:country="BR"/>
    </style:style>
    <style:style style:name="T566" style:parent-style-name="Fonteparág.padrão" style:family="text">
      <style:text-properties style:font-name="Times New Roman" fo:color="#FF0000" fo:language="pt" fo:country="BR"/>
    </style:style>
    <style:style style:name="T567" style:parent-style-name="Fonteparág.padrão" style:family="text">
      <style:text-properties style:font-name="Times New Roman" fo:language="pt" fo:country="BR"/>
    </style:style>
    <style:style style:name="T568" style:parent-style-name="Fonteparág.padrão" style:family="text">
      <style:text-properties style:font-name="Times New Roman" fo:color="#FF0000" fo:language="pt" fo:country="BR"/>
    </style:style>
    <style:style style:name="T569" style:parent-style-name="Fonteparág.padrão" style:family="text">
      <style:text-properties style:font-name="Times New Roman" fo:language="pt" fo:country="BR"/>
    </style:style>
    <style:style style:name="T570" style:parent-style-name="Fonteparág.padrão" style:family="text">
      <style:text-properties style:font-name="Times New Roman" fo:color="#FF0000" fo:language="pt" fo:country="BR"/>
    </style:style>
    <style:style style:name="T571" style:parent-style-name="Fonteparág.padrão" style:family="text">
      <style:text-properties style:font-name="Times New Roman" fo:language="pt" fo:country="BR"/>
    </style:style>
    <style:style style:name="P572" style:parent-style-name="Textbody" style:family="paragraph">
      <style:paragraph-properties fo:text-align="justify"/>
    </style:style>
    <style:style style:name="T573" style:parent-style-name="Fonteparág.padrão" style:family="text">
      <style:text-properties style:font-name="Times New Roman" fo:language="pt" fo:country="BR"/>
    </style:style>
    <style:style style:name="T574" style:parent-style-name="Fonteparág.padrão" style:family="text">
      <style:text-properties style:font-name="Times New Roman" fo:color="#FF0000" fo:language="pt" fo:country="BR"/>
    </style:style>
    <style:style style:name="T575" style:parent-style-name="Fonteparág.padrão" style:family="text">
      <style:text-properties style:font-name="Times New Roman" fo:language="pt" fo:country="BR"/>
    </style:style>
    <style:style style:name="P576" style:parent-style-name="Textbody" style:family="paragraph">
      <style:paragraph-properties fo:text-align="justify"/>
      <style:text-properties style:font-name="Times New Roman" fo:language="pt" fo:country="BR"/>
    </style:style>
    <style:style style:name="P577" style:parent-style-name="Textbody" style:family="paragraph">
      <style:paragraph-properties fo:text-align="justify"/>
    </style:style>
    <style:style style:name="T578" style:parent-style-name="Fonteparág.padrão" style:family="text">
      <style:text-properties style:font-name="Times New Roman" fo:language="pt" fo:country="BR"/>
    </style:style>
    <style:style style:name="T579" style:parent-style-name="Fonteparág.padrão" style:family="text">
      <style:text-properties style:font-name="Times New Roman" fo:color="#FF0000" fo:language="pt" fo:country="BR"/>
    </style:style>
    <style:style style:name="T580" style:parent-style-name="Fonteparág.padrão" style:family="text">
      <style:text-properties style:font-name="Times New Roman" fo:language="pt" fo:country="BR"/>
    </style:style>
    <style:style style:name="T581" style:parent-style-name="Fonteparág.padrão" style:family="text">
      <style:text-properties style:font-name="Times New Roman" fo:color="#FF0000" fo:language="pt" fo:country="BR"/>
    </style:style>
    <style:style style:name="T582" style:parent-style-name="Fonteparág.padrão" style:family="text">
      <style:text-properties style:font-name="Times New Roman" fo:language="pt" fo:country="BR"/>
    </style:style>
    <style:style style:name="T583" style:parent-style-name="Fonteparág.padrão" style:family="text">
      <style:text-properties style:font-name="Times New Roman" fo:color="#FF0000" fo:language="pt" fo:country="BR"/>
    </style:style>
    <style:style style:name="P584" style:parent-style-name="Textbody" style:family="paragraph">
      <style:paragraph-properties fo:text-align="justify"/>
      <style:text-properties style:font-name="Times New Roman" fo:language="pt" fo:country="BR"/>
    </style:style>
    <style:style style:name="P585" style:parent-style-name="Textbody" style:family="paragraph">
      <style:paragraph-properties fo:text-align="justify"/>
      <style:text-properties style:font-name="Times New Roman" fo:language="pt" fo:country="BR"/>
    </style:style>
    <style:style style:name="P586" style:parent-style-name="Título1" style:family="paragraph">
      <style:paragraph-properties fo:break-before="page" fo:text-align="justify"/>
    </style:style>
    <style:style style:name="T587" style:parent-style-name="Fonteparág.padrão" style:family="text">
      <style:text-properties style:font-name="Times New Roman" fo:language="pt" fo:country="BR"/>
    </style:style>
    <style:style style:name="T588" style:parent-style-name="Fonteparág.padrão" style:family="text">
      <style:text-properties style:font-name="Times New Roman" fo:color="#FF0000" fo:language="pt" fo:country="BR"/>
    </style:style>
    <style:style style:name="P589" style:parent-style-name="Textbody" style:family="paragraph">
      <style:paragraph-properties fo:text-align="justify"/>
    </style:style>
    <style:style style:name="T590" style:parent-style-name="Fonteparág.padrão" style:family="text">
      <style:text-properties style:font-name="Times New Roman" fo:language="pt" fo:country="BR"/>
    </style:style>
    <style:style style:name="T591" style:parent-style-name="Fonteparág.padrão" style:family="text">
      <style:text-properties style:font-name="Times New Roman" fo:color="#FF0000" fo:language="pt" fo:country="BR"/>
    </style:style>
    <style:style style:name="T592" style:parent-style-name="Fonteparág.padrão" style:family="text">
      <style:text-properties style:font-name="Times New Roman" fo:language="pt" fo:country="BR"/>
    </style:style>
    <style:style style:name="T593" style:parent-style-name="Fonteparág.padrão" style:family="text">
      <style:text-properties style:font-name="Times New Roman" fo:color="#FF0000" fo:language="pt" fo:country="BR"/>
    </style:style>
    <style:style style:name="T594" style:parent-style-name="Fonteparág.padrão" style:family="text">
      <style:text-properties style:font-name="Times New Roman" fo:language="pt" fo:country="BR"/>
    </style:style>
    <style:style style:name="T595" style:parent-style-name="Fonteparág.padrão" style:family="text">
      <style:text-properties style:font-name="Times New Roman" fo:color="#FF0000" fo:language="pt" fo:country="BR"/>
    </style:style>
    <style:style style:name="T596" style:parent-style-name="Fonteparág.padrão" style:family="text">
      <style:text-properties style:font-name="Times New Roman" fo:language="pt" fo:country="BR"/>
    </style:style>
    <style:style style:name="T597" style:parent-style-name="Fonteparág.padrão" style:family="text">
      <style:text-properties style:font-name="Times New Roman" fo:color="#FF0000" fo:language="pt" fo:country="BR"/>
    </style:style>
    <style:style style:name="T598" style:parent-style-name="Fonteparág.padrão" style:family="text">
      <style:text-properties style:font-name="Times New Roman" fo:language="pt" fo:country="BR"/>
    </style:style>
    <style:style style:name="T599" style:parent-style-name="Fonteparág.padrão" style:family="text">
      <style:text-properties style:font-name="Times New Roman" fo:color="#FF0000" fo:language="pt" fo:country="BR"/>
    </style:style>
    <style:style style:name="T600" style:parent-style-name="Fonteparág.padrão" style:family="text">
      <style:text-properties style:font-name="Times New Roman" fo:language="pt" fo:country="BR"/>
    </style:style>
    <style:style style:name="P601" style:parent-style-name="Textbody" style:family="paragraph">
      <style:paragraph-properties fo:text-align="justify"/>
    </style:style>
    <style:style style:name="T602" style:parent-style-name="Fonteparág.padrão" style:family="text">
      <style:text-properties style:font-name="Times New Roman" fo:language="pt" fo:country="BR"/>
    </style:style>
    <style:style style:name="T603" style:parent-style-name="Fonteparág.padrão" style:family="text">
      <style:text-properties style:font-name="Times New Roman" fo:color="#FF0000" fo:language="pt" fo:country="BR"/>
    </style:style>
    <style:style style:name="T604" style:parent-style-name="Fonteparág.padrão" style:family="text">
      <style:text-properties style:font-name="Times New Roman" fo:language="pt" fo:country="BR"/>
    </style:style>
    <style:style style:name="T605" style:parent-style-name="Fonteparág.padrão" style:family="text">
      <style:text-properties style:font-name="Times New Roman" fo:color="#FF0000" fo:language="pt" fo:country="BR"/>
    </style:style>
    <style:style style:name="T606" style:parent-style-name="Fonteparág.padrão" style:family="text">
      <style:text-properties style:font-name="Times New Roman" fo:language="pt" fo:country="BR"/>
    </style:style>
    <style:style style:name="T607" style:parent-style-name="Fonteparág.padrão" style:family="text">
      <style:text-properties style:font-name="Times New Roman" fo:color="#FF0000" fo:language="pt" fo:country="BR"/>
    </style:style>
    <style:style style:name="P608" style:parent-style-name="Textbody" style:family="paragraph">
      <style:paragraph-properties fo:text-align="justify"/>
    </style:style>
    <style:style style:name="T609" style:parent-style-name="Fonteparág.padrão" style:family="text">
      <style:text-properties style:font-name="Times New Roman" fo:color="#FF0000" fo:language="pt" fo:country="BR"/>
    </style:style>
    <style:style style:name="T610" style:parent-style-name="Fonteparág.padrão" style:family="text">
      <style:text-properties style:font-name="Times New Roman" fo:color="#FF0000" fo:language="pt" fo:country="BR"/>
    </style:style>
    <style:style style:name="T611" style:parent-style-name="Fonteparág.padrão" style:family="text">
      <style:text-properties style:font-name="Times New Roman" fo:color="#FF0000" fo:language="pt" fo:country="BR"/>
    </style:style>
    <style:style style:name="T612" style:parent-style-name="Fonteparág.padrão" style:family="text">
      <style:text-properties style:font-name="Times New Roman" fo:language="pt" fo:country="BR"/>
    </style:style>
    <style:style style:name="T613" style:parent-style-name="Fonteparág.padrão" style:family="text">
      <style:text-properties style:font-name="Times New Roman" fo:color="#FF0000" fo:language="pt" fo:country="BR"/>
    </style:style>
    <style:style style:name="T614" style:parent-style-name="Fonteparág.padrão" style:family="text">
      <style:text-properties style:font-name="Times New Roman" fo:language="pt" fo:country="BR"/>
    </style:style>
    <style:style style:name="T615" style:parent-style-name="Fonteparág.padrão" style:family="text">
      <style:text-properties style:font-name="Times New Roman" fo:color="#FF0000" fo:language="pt" fo:country="BR"/>
    </style:style>
    <style:style style:name="T616" style:parent-style-name="Fonteparág.padrão" style:family="text">
      <style:text-properties style:font-name="Times New Roman" fo:language="pt" fo:country="BR"/>
    </style:style>
    <style:style style:name="T617" style:parent-style-name="Fonteparág.padrão" style:family="text">
      <style:text-properties style:font-name="Times New Roman" fo:color="#FF0000" fo:language="pt" fo:country="BR"/>
    </style:style>
    <style:style style:name="T618" style:parent-style-name="Fonteparág.padrão" style:family="text">
      <style:text-properties style:font-name="Times New Roman" fo:language="pt" fo:country="BR"/>
    </style:style>
    <style:style style:name="P619" style:parent-style-name="Textbody" style:family="paragraph">
      <style:paragraph-properties fo:text-align="justify"/>
    </style:style>
    <style:style style:name="T620" style:parent-style-name="Fonteparág.padrão" style:family="text">
      <style:text-properties style:font-name="Times New Roman" fo:language="pt" fo:country="BR"/>
    </style:style>
    <style:style style:name="T621" style:parent-style-name="Fonteparág.padrão" style:family="text">
      <style:text-properties style:font-name="Times New Roman" fo:language="pt" fo:country="BR"/>
    </style:style>
    <style:style style:name="T622" style:parent-style-name="Fonteparág.padrão" style:family="text">
      <style:text-properties style:font-name="Times New Roman" fo:language="pt" fo:country="BR"/>
    </style:style>
    <style:style style:name="T623" style:parent-style-name="Fonteparág.padrão" style:family="text">
      <style:text-properties style:font-name="Times New Roman" fo:language="pt" fo:country="BR"/>
    </style:style>
    <style:style style:name="T624" style:parent-style-name="Fonteparág.padrão" style:family="text">
      <style:text-properties style:font-name="Times New Roman" fo:color="#FF0000" fo:language="pt" fo:country="BR"/>
    </style:style>
    <style:style style:name="T625" style:parent-style-name="Fonteparág.padrão" style:family="text">
      <style:text-properties style:font-name="Times New Roman" fo:color="#FF0000" fo:language="pt" fo:country="BR"/>
    </style:style>
    <style:style style:name="T626" style:parent-style-name="Fonteparág.padrão" style:family="text">
      <style:text-properties style:font-name="Times New Roman" fo:color="#FF0000" fo:language="pt" fo:country="BR"/>
    </style:style>
    <style:style style:name="T627" style:parent-style-name="Fonteparág.padrão" style:family="text">
      <style:text-properties style:font-name="Times New Roman" fo:color="#FF0000" fo:language="pt" fo:country="BR"/>
    </style:style>
    <style:style style:name="T628" style:parent-style-name="Fonteparág.padrão" style:family="text">
      <style:text-properties style:font-name="Times New Roman" fo:color="#FF0000" fo:language="pt" fo:country="BR"/>
    </style:style>
    <style:style style:name="T629" style:parent-style-name="Fonteparág.padrão" style:family="text">
      <style:text-properties style:font-name="Times New Roman" fo:color="#FF0000" fo:language="pt" fo:country="BR"/>
    </style:style>
    <style:style style:name="T630" style:parent-style-name="Fonteparág.padrão" style:family="text">
      <style:text-properties style:font-name="Times New Roman" fo:color="#FF0000" fo:language="pt" fo:country="BR"/>
    </style:style>
    <style:style style:name="T631" style:parent-style-name="Fonteparág.padrão" style:family="text">
      <style:text-properties style:font-name="Times New Roman" fo:color="#FF0000" fo:language="pt" fo:country="BR"/>
    </style:style>
    <style:style style:name="T632" style:parent-style-name="Fonteparág.padrão" style:family="text">
      <style:text-properties style:font-name="Times New Roman" fo:language="pt" fo:country="BR"/>
    </style:style>
    <style:style style:name="T633" style:parent-style-name="Fonteparág.padrão" style:family="text">
      <style:text-properties style:font-name="Times New Roman" fo:color="#FF0000" fo:language="pt" fo:country="BR"/>
    </style:style>
    <style:style style:name="T634" style:parent-style-name="Fonteparág.padrão" style:family="text">
      <style:text-properties style:font-name="Times New Roman" fo:color="#FF0000" fo:language="pt" fo:country="BR"/>
    </style:style>
    <style:style style:name="T635" style:parent-style-name="Fonteparág.padrão" style:family="text">
      <style:text-properties style:font-name="Times New Roman" fo:color="#FF0000" fo:language="pt" fo:country="BR"/>
    </style:style>
    <style:style style:name="T636" style:parent-style-name="Fonteparág.padrão" style:family="text">
      <style:text-properties style:font-name="Times New Roman" fo:color="#FF0000" fo:language="pt" fo:country="BR"/>
    </style:style>
    <style:style style:name="T637" style:parent-style-name="Fonteparág.padrão" style:family="text">
      <style:text-properties style:font-name="Times New Roman" fo:color="#FF0000" fo:language="pt" fo:country="BR"/>
    </style:style>
    <style:style style:name="T638" style:parent-style-name="Fonteparág.padrão" style:family="text">
      <style:text-properties style:font-name="Times New Roman" fo:color="#FF0000" fo:language="pt" fo:country="BR"/>
    </style:style>
    <style:style style:name="T639" style:parent-style-name="Fonteparág.padrão" style:family="text">
      <style:text-properties style:font-name="Times New Roman" fo:color="#FF0000" fo:language="pt" fo:country="BR"/>
    </style:style>
    <style:style style:name="T640" style:parent-style-name="Fonteparág.padrão" style:family="text">
      <style:text-properties style:font-name="Times New Roman" fo:color="#FF0000" fo:language="pt" fo:country="BR"/>
    </style:style>
    <style:style style:name="T641" style:parent-style-name="Fonteparág.padrão" style:family="text">
      <style:text-properties style:font-name="Times New Roman" fo:color="#FF0000" fo:language="pt" fo:country="BR"/>
    </style:style>
    <style:style style:name="T642" style:parent-style-name="Fonteparág.padrão" style:family="text">
      <style:text-properties style:font-name="Times New Roman" fo:color="#FF0000" fo:language="pt" fo:country="BR"/>
    </style:style>
    <style:style style:name="T643" style:parent-style-name="Fonteparág.padrão" style:family="text">
      <style:text-properties style:font-name="Times New Roman" fo:color="#FF0000" fo:language="pt" fo:country="BR"/>
    </style:style>
    <style:style style:name="T644" style:parent-style-name="Fonteparág.padrão" style:family="text">
      <style:text-properties style:font-name="Times New Roman" fo:color="#FF0000" fo:language="pt" fo:country="BR"/>
    </style:style>
    <style:style style:name="T645" style:parent-style-name="Fonteparág.padrão" style:family="text">
      <style:text-properties style:font-name="Times New Roman" fo:color="#FF0000" fo:language="pt" fo:country="BR"/>
    </style:style>
    <style:style style:name="T646" style:parent-style-name="Fonteparág.padrão" style:family="text">
      <style:text-properties style:font-name="Times New Roman" fo:color="#FF0000" fo:language="pt" fo:country="BR"/>
    </style:style>
    <style:style style:name="T647" style:parent-style-name="Fonteparág.padrão" style:family="text">
      <style:text-properties style:font-name="Times New Roman" fo:color="#FF0000" fo:language="pt" fo:country="BR"/>
    </style:style>
    <style:style style:name="P648" style:parent-style-name="Textbody" style:family="paragraph">
      <style:paragraph-properties fo:text-align="justify"/>
    </style:style>
    <style:style style:name="T649" style:parent-style-name="Fonteparág.padrão" style:family="text">
      <style:text-properties style:font-name="Times New Roman" fo:color="#FF0000" fo:language="pt" fo:country="BR"/>
    </style:style>
    <style:style style:name="T650" style:parent-style-name="Fonteparág.padrão" style:family="text">
      <style:text-properties style:font-name="Times New Roman" fo:color="#FF0000" fo:language="pt" fo:country="BR"/>
    </style:style>
    <style:style style:name="T651" style:parent-style-name="Fonteparág.padrão" style:family="text">
      <style:text-properties style:font-name="Times New Roman" fo:color="#FF0000" fo:language="pt" fo:country="BR"/>
    </style:style>
    <style:style style:name="T652" style:parent-style-name="Fonteparág.padrão" style:family="text">
      <style:text-properties style:font-name="Times New Roman" fo:color="#FF0000" fo:language="pt" fo:country="BR"/>
    </style:style>
    <style:style style:name="T653" style:parent-style-name="Fonteparág.padrão" style:family="text">
      <style:text-properties style:font-name="Times New Roman" fo:color="#FF0000" fo:language="pt" fo:country="BR"/>
    </style:style>
    <style:style style:name="T654" style:parent-style-name="Fonteparág.padrão" style:family="text">
      <style:text-properties style:font-name="Times New Roman" fo:color="#FF0000" fo:language="pt" fo:country="BR"/>
    </style:style>
    <style:style style:name="T655" style:parent-style-name="Fonteparág.padrão" style:family="text">
      <style:text-properties style:font-name="Times New Roman" fo:color="#FF0000" fo:language="pt" fo:country="BR"/>
    </style:style>
    <style:style style:name="T656" style:parent-style-name="Fonteparág.padrão" style:family="text">
      <style:text-properties style:font-name="Times New Roman" fo:color="#FF0000" fo:language="pt" fo:country="BR"/>
    </style:style>
    <style:style style:name="T657" style:parent-style-name="Fonteparág.padrão" style:family="text">
      <style:text-properties style:font-name="Times New Roman" fo:color="#FF0000" fo:language="pt" fo:country="BR"/>
    </style:style>
    <style:style style:name="T658" style:parent-style-name="Fonteparág.padrão" style:family="text">
      <style:text-properties style:font-name="Times New Roman" fo:color="#FF0000" fo:language="pt" fo:country="BR"/>
    </style:style>
    <style:style style:name="T659" style:parent-style-name="Fonteparág.padrão" style:family="text">
      <style:text-properties style:font-name="Times New Roman" fo:color="#FF0000" fo:language="pt" fo:country="BR"/>
    </style:style>
    <style:style style:name="T660" style:parent-style-name="Fonteparág.padrão" style:family="text">
      <style:text-properties style:font-name="Times New Roman" fo:color="#FF0000" fo:language="pt" fo:country="BR"/>
    </style:style>
    <style:style style:name="T661" style:parent-style-name="Fonteparág.padrão" style:family="text">
      <style:text-properties style:font-name="Times New Roman" fo:color="#FF0000" fo:language="pt" fo:country="BR"/>
    </style:style>
    <style:style style:name="T662" style:parent-style-name="Fonteparág.padrão" style:family="text">
      <style:text-properties style:font-name="Times New Roman" fo:color="#FF0000" fo:language="pt" fo:country="BR"/>
    </style:style>
    <style:style style:name="T663" style:parent-style-name="Fonteparág.padrão" style:family="text">
      <style:text-properties style:font-name="Times New Roman" fo:color="#FF0000" fo:language="pt" fo:country="BR"/>
    </style:style>
    <style:style style:name="T664" style:parent-style-name="Fonteparág.padrão" style:family="text">
      <style:text-properties style:font-name="Times New Roman" fo:color="#FF0000" fo:language="pt" fo:country="BR"/>
    </style:style>
    <style:style style:name="T665" style:parent-style-name="Fonteparág.padrão" style:family="text">
      <style:text-properties style:font-name="Times New Roman" fo:color="#FF0000" fo:language="pt" fo:country="BR"/>
    </style:style>
    <style:style style:name="T666" style:parent-style-name="Fonteparág.padrão" style:family="text">
      <style:text-properties style:font-name="Times New Roman" fo:color="#FF0000" fo:language="pt" fo:country="BR"/>
    </style:style>
    <style:style style:name="T667" style:parent-style-name="Fonteparág.padrão" style:family="text">
      <style:text-properties style:font-name="Times New Roman" fo:color="#FF0000" fo:language="pt" fo:country="BR"/>
    </style:style>
    <style:style style:name="T668" style:parent-style-name="Fonteparág.padrão" style:family="text">
      <style:text-properties style:font-name="Times New Roman" fo:color="#FF0000" fo:language="pt" fo:country="BR"/>
    </style:style>
    <style:style style:name="T669" style:parent-style-name="Fonteparág.padrão" style:family="text">
      <style:text-properties style:font-name="Times New Roman" fo:color="#FF0000" fo:language="pt" fo:country="BR"/>
    </style:style>
    <style:style style:name="T670" style:parent-style-name="Fonteparág.padrão" style:family="text">
      <style:text-properties style:font-name="Times New Roman" fo:color="#FF0000" fo:language="pt" fo:country="BR"/>
    </style:style>
    <style:style style:name="T671" style:parent-style-name="Fonteparág.padrão" style:family="text">
      <style:text-properties style:font-name="Times New Roman" fo:color="#FF0000" fo:language="pt" fo:country="BR"/>
    </style:style>
    <style:style style:name="T672" style:parent-style-name="Fonteparág.padrão" style:family="text">
      <style:text-properties style:font-name="Times New Roman" fo:color="#FF0000" fo:language="pt" fo:country="BR"/>
    </style:style>
    <style:style style:name="T673" style:parent-style-name="Fonteparág.padrão" style:family="text">
      <style:text-properties style:font-name="Times New Roman" fo:color="#FF0000" fo:language="pt" fo:country="BR"/>
    </style:style>
    <style:style style:name="T674" style:parent-style-name="Fonteparág.padrão" style:family="text">
      <style:text-properties style:font-name="Times New Roman" fo:color="#FF0000" fo:language="pt" fo:country="BR"/>
    </style:style>
    <style:style style:name="T675" style:parent-style-name="Fonteparág.padrão" style:family="text">
      <style:text-properties style:font-name="Times New Roman" fo:color="#FF0000" fo:language="pt" fo:country="BR"/>
    </style:style>
    <style:style style:name="T676" style:parent-style-name="Fonteparág.padrão" style:family="text">
      <style:text-properties style:font-name="Times New Roman" fo:color="#FF0000" fo:language="pt" fo:country="BR"/>
    </style:style>
    <style:style style:name="T677" style:parent-style-name="Fonteparág.padrão" style:family="text">
      <style:text-properties style:font-name="Times New Roman" fo:color="#FF0000" fo:language="pt" fo:country="BR"/>
    </style:style>
    <style:style style:name="T678" style:parent-style-name="Fonteparág.padrão" style:family="text">
      <style:text-properties style:font-name="Times New Roman" fo:color="#FF0000" fo:language="pt" fo:country="BR"/>
    </style:style>
    <style:style style:name="T679" style:parent-style-name="Fonteparág.padrão" style:family="text">
      <style:text-properties style:font-name="Times New Roman" fo:color="#FF0000" fo:language="pt" fo:country="BR"/>
    </style:style>
    <style:style style:name="T680" style:parent-style-name="Fonteparág.padrão" style:family="text">
      <style:text-properties style:font-name="Times New Roman" fo:color="#FF0000" fo:language="pt" fo:country="BR"/>
    </style:style>
    <style:style style:name="T681" style:parent-style-name="Fonteparág.padrão" style:family="text">
      <style:text-properties style:font-name="Times New Roman" fo:color="#FF0000" fo:language="pt" fo:country="BR"/>
    </style:style>
    <style:style style:name="T682" style:parent-style-name="Fonteparág.padrão" style:family="text">
      <style:text-properties style:font-name="Times New Roman" fo:color="#FF0000" fo:language="pt" fo:country="BR"/>
    </style:style>
    <style:style style:name="T683" style:parent-style-name="Fonteparág.padrão" style:family="text">
      <style:text-properties style:font-name="Times New Roman" fo:color="#FF0000" fo:language="pt" fo:country="BR"/>
    </style:style>
    <style:style style:name="T684" style:parent-style-name="Fonteparág.padrão" style:family="text">
      <style:text-properties style:font-name="Times New Roman" fo:color="#FF0000" fo:language="pt" fo:country="BR"/>
    </style:style>
    <style:style style:name="T685" style:parent-style-name="Fonteparág.padrão" style:family="text">
      <style:text-properties style:font-name="Times New Roman" fo:color="#FF0000" fo:language="pt" fo:country="BR"/>
    </style:style>
    <style:style style:name="T686" style:parent-style-name="Fonteparág.padrão" style:family="text">
      <style:text-properties style:font-name="Times New Roman" fo:color="#FF0000" fo:language="pt" fo:country="BR"/>
    </style:style>
    <style:style style:name="T687" style:parent-style-name="Fonteparág.padrão" style:family="text">
      <style:text-properties style:font-name="Times New Roman" fo:color="#FF0000" fo:language="pt" fo:country="BR"/>
    </style:style>
    <style:style style:name="T688" style:parent-style-name="Fonteparág.padrão" style:family="text">
      <style:text-properties style:font-name="Times New Roman" fo:color="#FF0000" fo:language="pt" fo:country="BR"/>
    </style:style>
    <style:style style:name="T689" style:parent-style-name="Fonteparág.padrão" style:family="text">
      <style:text-properties style:font-name="Times New Roman" fo:color="#FF0000" fo:language="pt" fo:country="BR"/>
    </style:style>
    <style:style style:name="T690" style:parent-style-name="Fonteparág.padrão" style:family="text">
      <style:text-properties style:font-name="Times New Roman" fo:language="pt" fo:country="BR"/>
    </style:style>
    <style:style style:name="T691" style:parent-style-name="Fonteparág.padrão" style:family="text">
      <style:text-properties style:font-name="Times New Roman" fo:color="#FF0000" fo:language="pt" fo:country="BR"/>
    </style:style>
    <style:style style:name="T692" style:parent-style-name="Fonteparág.padrão" style:family="text">
      <style:text-properties style:font-name="Times New Roman" fo:color="#FF0000" fo:language="pt" fo:country="BR"/>
    </style:style>
    <style:style style:name="T693" style:parent-style-name="Fonteparág.padrão" style:family="text">
      <style:text-properties style:font-name="Times New Roman" fo:color="#FF0000" fo:language="pt" fo:country="BR"/>
    </style:style>
    <style:style style:name="P694" style:parent-style-name="Textbody" style:family="paragraph">
      <style:paragraph-properties fo:text-align="justify"/>
      <style:text-properties style:font-name="Times New Roman" fo:language="pt" fo:country="BR"/>
    </style:style>
    <style:style style:name="P695" style:parent-style-name="Textbody" style:family="paragraph">
      <style:paragraph-properties fo:text-align="justify"/>
    </style:style>
    <style:style style:name="T696" style:parent-style-name="Fonteparág.padrão" style:family="text">
      <style:text-properties style:font-name="Times New Roman" fo:color="#FF0000" fo:language="pt" fo:country="BR"/>
    </style:style>
    <style:style style:name="T697" style:parent-style-name="Fonteparág.padrão" style:family="text">
      <style:text-properties style:font-name="Times New Roman" fo:color="#FF0000" fo:language="pt" fo:country="BR"/>
    </style:style>
    <style:style style:name="T698" style:parent-style-name="Fonteparág.padrão" style:family="text">
      <style:text-properties style:font-name="Times New Roman" fo:language="pt" fo:country="BR"/>
    </style:style>
    <style:style style:name="T699" style:parent-style-name="Fonteparág.padrão" style:family="text">
      <style:text-properties style:font-name="Times New Roman" fo:language="pt" fo:country="BR"/>
    </style:style>
    <style:style style:name="T700" style:parent-style-name="Fonteparág.padrão" style:family="text">
      <style:text-properties style:font-name="Times New Roman" fo:language="pt" fo:country="BR"/>
    </style:style>
    <style:style style:name="T701" style:parent-style-name="Fonteparág.padrão" style:family="text">
      <style:text-properties style:font-name="Times New Roman" fo:color="#FF0000" fo:language="pt" fo:country="BR"/>
    </style:style>
    <style:style style:name="T702" style:parent-style-name="Fonteparág.padrão" style:family="text">
      <style:text-properties style:font-name="Times New Roman" fo:color="#FF0000" fo:language="pt" fo:country="BR"/>
    </style:style>
    <style:style style:name="T703" style:parent-style-name="Fonteparág.padrão" style:family="text">
      <style:text-properties style:font-name="Times New Roman" fo:color="#FF0000" fo:language="pt" fo:country="BR"/>
    </style:style>
    <style:style style:name="T704" style:parent-style-name="Fonteparág.padrão" style:family="text">
      <style:text-properties style:font-name="Times New Roman" fo:color="#FF0000" fo:language="pt" fo:country="BR"/>
    </style:style>
    <style:style style:name="T705" style:parent-style-name="Fonteparág.padrão" style:family="text">
      <style:text-properties style:font-name="Times New Roman" fo:color="#FF0000" fo:language="pt" fo:country="BR"/>
    </style:style>
    <style:style style:name="T706" style:parent-style-name="Fonteparág.padrão" style:family="text">
      <style:text-properties style:font-name="Times New Roman" fo:color="#FF0000" fo:language="pt" fo:country="BR"/>
    </style:style>
    <style:style style:name="T707" style:parent-style-name="Fonteparág.padrão" style:family="text">
      <style:text-properties style:font-name="Times New Roman" fo:color="#FF0000" fo:language="pt" fo:country="BR"/>
    </style:style>
    <style:style style:name="T708" style:parent-style-name="Fonteparág.padrão" style:family="text">
      <style:text-properties style:font-name="Times New Roman" fo:color="#FF0000" fo:language="pt" fo:country="BR"/>
    </style:style>
    <style:style style:name="T709" style:parent-style-name="Fonteparág.padrão" style:family="text">
      <style:text-properties style:font-name="Times New Roman" fo:color="#FF0000" fo:language="pt" fo:country="BR"/>
    </style:style>
    <style:style style:name="T710" style:parent-style-name="Fonteparág.padrão" style:family="text">
      <style:text-properties style:font-name="Times New Roman" fo:color="#FF0000" fo:language="pt" fo:country="BR"/>
    </style:style>
    <style:style style:name="T711" style:parent-style-name="Fonteparág.padrão" style:family="text">
      <style:text-properties style:font-name="Times New Roman" fo:color="#FF0000" fo:language="pt" fo:country="BR"/>
    </style:style>
    <style:style style:name="T712" style:parent-style-name="Fonteparág.padrão" style:family="text">
      <style:text-properties style:font-name="Times New Roman" fo:color="#FF0000" fo:language="pt" fo:country="BR"/>
    </style:style>
    <style:style style:name="T713" style:parent-style-name="Fonteparág.padrão" style:family="text">
      <style:text-properties style:font-name="Times New Roman" fo:color="#FF0000" fo:language="pt" fo:country="BR"/>
    </style:style>
    <style:style style:name="T714" style:parent-style-name="Fonteparág.padrão" style:family="text">
      <style:text-properties style:font-name="Times New Roman" fo:color="#FF0000" fo:language="pt" fo:country="BR"/>
    </style:style>
    <style:style style:name="P715" style:parent-style-name="Normal" style:family="paragraph">
      <style:paragraph-properties fo:text-align="justify" style:vertical-align="auto" fo:margin-bottom="0.0972in" fo:line-height="115%"/>
    </style:style>
    <style:style style:name="T716" style:parent-style-name="Fonteparág.padrão" style:family="text">
      <style:text-properties style:font-name="Times New Roman" fo:color="#FF0000"/>
    </style:style>
    <style:style style:name="T71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1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1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2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21"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22"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2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24" style:parent-style-name="Fonteparág.padrão" style:family="text">
      <style:text-properties style:font-name="Times New Roman" fo:color="#FF0000"/>
    </style:style>
    <style:style style:name="T725" style:parent-style-name="Fonteparág.padrão" style:family="text">
      <style:text-properties style:font-name="Times New Roman" fo:color="#FF0000"/>
    </style:style>
    <style:style style:name="T726" style:parent-style-name="Fonteparág.padrão" style:family="text">
      <style:text-properties style:font-name="Times New Roman" fo:color="#FF0000"/>
    </style:style>
    <style:style style:name="T727" style:parent-style-name="Fonteparág.padrão" style:family="text">
      <style:text-properties style:font-name="Times New Roman" fo:color="#FF0000"/>
    </style:style>
    <style:style style:name="T728" style:parent-style-name="Fonteparág.padrão" style:family="text">
      <style:text-properties style:font-name="Times New Roman" fo:color="#FF0000"/>
    </style:style>
    <style:style style:name="P729" style:parent-style-name="Normal" style:family="paragraph">
      <style:paragraph-properties fo:text-align="justify" style:vertical-align="auto" fo:margin-bottom="0.0972in" fo:line-height="115%"/>
      <style:text-properties style:font-name="Times New Roman" fo:color="#FF0000"/>
    </style:style>
    <style:style style:name="P730" style:parent-style-name="Normal" style:family="paragraph">
      <style:paragraph-properties fo:text-align="justify" style:vertical-align="auto" fo:margin-bottom="0.0972in" fo:line-height="115%"/>
    </style:style>
    <style:style style:name="T731" style:parent-style-name="Fonteparág.padrão" style:family="text">
      <style:text-properties style:font-name="Times New Roman" fo:color="#FF0000"/>
    </style:style>
    <style:style style:name="T732" style:parent-style-name="Fonteparág.padrão" style:family="text">
      <style:text-properties style:font-name="Times New Roman" fo:color="#FF0000"/>
    </style:style>
    <style:style style:name="T733" style:parent-style-name="Fonteparág.padrão" style:family="text">
      <style:text-properties style:font-name="Times New Roman" fo:color="#FF0000"/>
    </style:style>
    <style:style style:name="T734" style:parent-style-name="Fonteparág.padrão" style:family="text">
      <style:text-properties style:font-name="Times New Roman" fo:color="#FF0000"/>
    </style:style>
    <style:style style:name="T735" style:parent-style-name="Fonteparág.padrão" style:family="text">
      <style:text-properties style:font-name="Times New Roman" fo:color="#FF0000"/>
    </style:style>
    <style:style style:name="T736" style:parent-style-name="Fonteparág.padrão" style:family="text">
      <style:text-properties style:font-name="Times New Roman" fo:color="#FF0000"/>
    </style:style>
    <style:style style:name="T73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3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3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40" style:parent-style-name="Fonteparág.padrão" style:family="text">
      <style:text-properties style:font-name="Times New Roman" fo:color="#FF0000"/>
    </style:style>
    <style:style style:name="T741" style:parent-style-name="Fonteparág.padrão" style:family="text">
      <style:text-properties style:font-name="Times New Roman" fo:color="#FF0000"/>
    </style:style>
    <style:style style:name="T742" style:parent-style-name="Fonteparág.padrão" style:family="text">
      <style:text-properties style:font-name="Times New Roman" fo:color="#FF0000"/>
    </style:style>
    <style:style style:name="T743" style:parent-style-name="Fonteparág.padrão" style:family="text">
      <style:text-properties style:font-name="Times New Roman" fo:color="#FF0000"/>
    </style:style>
    <style:style style:name="T744" style:parent-style-name="Fonteparág.padrão" style:family="text">
      <style:text-properties style:font-name="Times New Roman" fo:color="#FF0000"/>
    </style:style>
    <style:style style:name="T745" style:parent-style-name="Fonteparág.padrão" style:family="text">
      <style:text-properties style:font-name="Times New Roman" fo:color="#FF0000"/>
    </style:style>
    <style:style style:name="T746" style:parent-style-name="Fonteparág.padrão" style:family="text">
      <style:text-properties style:font-name="Times New Roman" fo:color="#FF0000"/>
    </style:style>
    <style:style style:name="T747" style:parent-style-name="Fonteparág.padrão" style:family="text">
      <style:text-properties style:font-name="Times New Roman" fo:color="#FF0000"/>
    </style:style>
    <style:style style:name="T748" style:parent-style-name="Fonteparág.padrão" style:family="text">
      <style:text-properties style:font-name="Times New Roman" fo:color="#FF0000"/>
    </style:style>
    <style:style style:name="T749" style:parent-style-name="Fonteparág.padrão" style:family="text">
      <style:text-properties style:font-name="Times New Roman" fo:color="#FF0000"/>
    </style:style>
    <style:style style:name="T750" style:parent-style-name="Fonteparág.padrão" style:family="text">
      <style:text-properties style:font-name="Times New Roman" fo:color="#FF0000"/>
    </style:style>
    <style:style style:name="T751" style:parent-style-name="Fonteparág.padrão" style:family="text">
      <style:text-properties style:font-name="Times New Roman" fo:color="#FF0000"/>
    </style:style>
    <style:style style:name="T752" style:parent-style-name="Fonteparág.padrão" style:family="text">
      <style:text-properties style:font-name="Times New Roman" fo:color="#FF0000"/>
    </style:style>
    <style:style style:name="T753" style:parent-style-name="Fonteparág.padrão" style:family="text">
      <style:text-properties style:font-name="Times New Roman" fo:color="#FF0000"/>
    </style:style>
    <style:style style:name="T754" style:parent-style-name="Fonteparág.padrão" style:family="text">
      <style:text-properties style:font-name="Times New Roman" fo:color="#FF0000"/>
    </style:style>
    <style:style style:name="T755" style:parent-style-name="Fonteparág.padrão" style:family="text">
      <style:text-properties style:font-name="Times New Roman" fo:color="#FF0000"/>
    </style:style>
    <style:style style:name="T756" style:parent-style-name="Fonteparág.padrão" style:family="text">
      <style:text-properties style:font-name="Times New Roman" fo:color="#FF0000"/>
    </style:style>
    <style:style style:name="T757" style:parent-style-name="Fonteparág.padrão" style:family="text">
      <style:text-properties style:font-name="Times New Roman" fo:color="#FF0000"/>
    </style:style>
    <style:style style:name="T758" style:parent-style-name="Fonteparág.padrão" style:family="text">
      <style:text-properties style:font-name="Times New Roman" fo:color="#FF0000"/>
    </style:style>
    <style:style style:name="T759" style:parent-style-name="Fonteparág.padrão" style:family="text">
      <style:text-properties style:font-name="Times New Roman" fo:color="#FF0000"/>
    </style:style>
    <style:style style:name="T760" style:parent-style-name="Fonteparág.padrão" style:family="text">
      <style:text-properties style:font-name="Times New Roman" fo:color="#FF0000"/>
    </style:style>
    <style:style style:name="P761" style:parent-style-name="Textbody" style:family="paragraph">
      <style:paragraph-properties fo:text-align="justify"/>
    </style:style>
    <style:style style:name="T762" style:parent-style-name="Fonteparág.padrão" style:family="text">
      <style:text-properties style:font-name="Times New Roman" fo:language="pt" fo:country="BR"/>
    </style:style>
    <style:style style:name="T763" style:parent-style-name="Fonteparág.padrão" style:family="text">
      <style:text-properties style:font-name="Times New Roman" fo:color="#FF0000" fo:language="pt" fo:country="BR"/>
    </style:style>
    <style:style style:name="T764" style:parent-style-name="Fonteparág.padrão" style:family="text">
      <style:text-properties style:font-name="Times New Roman" fo:color="#FF0000" fo:language="pt" fo:country="BR"/>
    </style:style>
    <style:style style:name="T765" style:parent-style-name="Fonteparág.padrão" style:family="text">
      <style:text-properties style:font-name="Times New Roman" fo:color="#FF0000" fo:language="pt" fo:country="BR"/>
    </style:style>
    <style:style style:name="T766" style:parent-style-name="Fonteparág.padrão" style:family="text">
      <style:text-properties style:font-name="Times New Roman" fo:language="pt" fo:country="BR"/>
    </style:style>
    <style:style style:name="T767" style:parent-style-name="Fonteparág.padrão" style:family="text">
      <style:text-properties style:font-name="Times New Roman" fo:color="#FF0000" fo:language="pt" fo:country="BR"/>
    </style:style>
    <style:style style:name="T768" style:parent-style-name="Fonteparág.padrão" style:family="text">
      <style:text-properties style:font-name="Times New Roman" fo:language="pt" fo:country="BR"/>
    </style:style>
    <style:style style:name="T769" style:parent-style-name="Fonteparág.padrão" style:family="text">
      <style:text-properties style:font-name="Times New Roman" fo:color="#FF0000" fo:language="pt" fo:country="BR"/>
    </style:style>
    <style:style style:name="T770" style:parent-style-name="Fonteparág.padrão" style:family="text">
      <style:text-properties style:font-name="Times New Roman" fo:color="#FF0000" fo:language="pt" fo:country="BR"/>
    </style:style>
    <style:style style:name="T771" style:parent-style-name="Fonteparág.padrão" style:family="text">
      <style:text-properties style:font-name="Times New Roman" fo:language="pt" fo:country="BR"/>
    </style:style>
    <style:style style:name="T772" style:parent-style-name="Fonteparág.padrão" style:family="text">
      <style:text-properties style:font-name="Times New Roman" fo:color="#FF0000" fo:language="pt" fo:country="BR"/>
    </style:style>
    <style:style style:name="P773" style:parent-style-name="Normal" style:family="paragraph">
      <style:paragraph-properties fo:text-align="justify" style:vertical-align="auto" fo:margin-bottom="0.0972in" fo:line-height="115%"/>
    </style:style>
    <style:style style:name="T774" style:parent-style-name="Fonteparág.padrão" style:family="text">
      <style:text-properties style:font-name="Times New Roman" fo:color="#FF0000"/>
    </style:style>
    <style:style style:name="T775" style:parent-style-name="Fonteparág.padrão" style:family="text">
      <style:text-properties style:font-name="Times New Roman" fo:color="#FF0000"/>
    </style:style>
    <style:style style:name="T776" style:parent-style-name="Fonteparág.padrão" style:family="text">
      <style:text-properties style:font-name="Times New Roman" fo:color="#FF0000"/>
    </style:style>
    <style:style style:name="T777" style:parent-style-name="Fonteparág.padrão" style:family="text">
      <style:text-properties style:font-name="Times New Roman" fo:color="#FF0000"/>
    </style:style>
    <style:style style:name="T778" style:parent-style-name="Fonteparág.padrão" style:family="text">
      <style:text-properties style:font-name="Times New Roman" fo:color="#FF0000"/>
    </style:style>
    <style:style style:name="T779" style:parent-style-name="Fonteparág.padrão" style:family="text">
      <style:text-properties style:font-name="Times New Roman" fo:color="#FF0000"/>
    </style:style>
    <style:style style:name="T780" style:parent-style-name="Fonteparág.padrão" style:family="text">
      <style:text-properties style:font-name="Times New Roman" fo:color="#FF0000"/>
    </style:style>
    <style:style style:name="T781" style:parent-style-name="Fonteparág.padrão" style:family="text">
      <style:text-properties style:font-name="Times New Roman" fo:color="#FF0000"/>
    </style:style>
    <style:style style:name="T782" style:parent-style-name="Fonteparág.padrão" style:family="text">
      <style:text-properties style:font-name="Times New Roman" fo:color="#FF0000"/>
    </style:style>
    <style:style style:name="T783" style:parent-style-name="Fonteparág.padrão" style:family="text">
      <style:text-properties style:font-name="Times New Roman" fo:color="#FF0000"/>
    </style:style>
    <style:style style:name="T784" style:parent-style-name="Fonteparág.padrão" style:family="text">
      <style:text-properties style:font-name="Times New Roman" fo:color="#FF0000"/>
    </style:style>
    <style:style style:name="T785" style:parent-style-name="Fonteparág.padrão" style:family="text">
      <style:text-properties style:font-name="Times New Roman" fo:color="#FF0000"/>
    </style:style>
    <style:style style:name="T78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8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8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78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790" style:parent-style-name="Textbody" style:family="paragraph">
      <style:paragraph-properties fo:text-align="justify"/>
    </style:style>
    <style:style style:name="T791" style:parent-style-name="Fonteparág.padrão" style:family="text">
      <style:text-properties style:font-name="Times New Roman" fo:color="#FF0000" fo:language="pt" fo:country="BR"/>
    </style:style>
    <style:style style:name="T792" style:parent-style-name="Fonteparág.padrão" style:family="text">
      <style:text-properties style:font-name="Times New Roman" fo:color="#FF0000" fo:language="pt" fo:country="BR"/>
    </style:style>
    <style:style style:name="T793" style:parent-style-name="Fonteparág.padrão" style:family="text">
      <style:text-properties style:font-name="Times New Roman" fo:color="#FF0000" fo:language="pt" fo:country="BR"/>
    </style:style>
    <style:style style:name="T794" style:parent-style-name="Fonteparág.padrão" style:family="text">
      <style:text-properties style:font-name="Times New Roman" fo:color="#FF0000" fo:language="pt" fo:country="BR"/>
    </style:style>
    <style:style style:name="T795" style:parent-style-name="Fonteparág.padrão" style:family="text">
      <style:text-properties style:font-name="Times New Roman" fo:color="#FF0000" fo:language="pt" fo:country="BR"/>
    </style:style>
    <style:style style:name="T796" style:parent-style-name="Fonteparág.padrão" style:family="text">
      <style:text-properties style:font-name="Times New Roman" fo:color="#FF0000" fo:language="pt" fo:country="BR"/>
    </style:style>
    <style:style style:name="T797" style:parent-style-name="Fonteparág.padrão" style:family="text">
      <style:text-properties style:font-name="Times New Roman" fo:color="#FF0000" fo:language="pt" fo:country="BR"/>
    </style:style>
    <style:style style:name="T798" style:parent-style-name="Fonteparág.padrão" style:family="text">
      <style:text-properties style:font-name="Times New Roman" fo:color="#FF0000" fo:language="pt" fo:country="BR"/>
    </style:style>
    <style:style style:name="T799" style:parent-style-name="Fonteparág.padrão" style:family="text">
      <style:text-properties style:font-name="Times New Roman" fo:color="#FF0000" fo:language="pt" fo:country="BR"/>
    </style:style>
    <style:style style:name="T800" style:parent-style-name="Fonteparág.padrão" style:family="text">
      <style:text-properties style:font-name="Times New Roman" fo:color="#FF0000" fo:language="pt" fo:country="BR"/>
    </style:style>
    <style:style style:name="T801" style:parent-style-name="Fonteparág.padrão" style:family="text">
      <style:text-properties style:font-name="Times New Roman" fo:color="#FF0000" fo:language="pt" fo:country="BR"/>
    </style:style>
    <style:style style:name="T802" style:parent-style-name="Fonteparág.padrão" style:family="text">
      <style:text-properties style:font-name="Times New Roman" fo:color="#FF0000" fo:language="pt" fo:country="BR"/>
    </style:style>
    <style:style style:name="T803" style:parent-style-name="Fonteparág.padrão" style:family="text">
      <style:text-properties style:font-name="Times New Roman" fo:color="#FF0000" fo:language="pt" fo:country="BR"/>
    </style:style>
    <style:style style:name="T804" style:parent-style-name="Fonteparág.padrão" style:family="text">
      <style:text-properties style:font-name="Times New Roman" fo:color="#FF0000" fo:language="pt" fo:country="BR"/>
    </style:style>
    <style:style style:name="T805" style:parent-style-name="Fonteparág.padrão" style:family="text">
      <style:text-properties style:font-name="Times New Roman" fo:color="#FF0000" fo:language="pt" fo:country="BR"/>
    </style:style>
    <style:style style:name="T806" style:parent-style-name="Fonteparág.padrão" style:family="text">
      <style:text-properties style:font-name="Times New Roman" fo:color="#FF0000" fo:language="pt" fo:country="BR"/>
    </style:style>
    <style:style style:name="T807" style:parent-style-name="Fonteparág.padrão" style:family="text">
      <style:text-properties style:font-name="Times New Roman" fo:language="pt" fo:country="BR"/>
    </style:style>
    <style:style style:name="P808" style:parent-style-name="Textbody" style:family="paragraph">
      <style:paragraph-properties fo:text-align="justify"/>
    </style:style>
    <style:style style:name="T809" style:parent-style-name="Fonteparág.padrão" style:family="text">
      <style:text-properties style:font-name="Times New Roman" fo:color="#FF0000" fo:language="pt" fo:country="BR"/>
    </style:style>
    <style:style style:name="T810" style:parent-style-name="Fonteparág.padrão" style:family="text">
      <style:text-properties style:font-name="Times New Roman" fo:language="pt" fo:country="BR"/>
    </style:style>
    <style:style style:name="T811" style:parent-style-name="Fonteparág.padrão" style:family="text">
      <style:text-properties style:font-name="Times New Roman" fo:color="#FF0000" fo:language="pt" fo:country="BR"/>
    </style:style>
    <style:style style:name="T812" style:parent-style-name="Fonteparág.padrão" style:family="text">
      <style:text-properties style:font-name="Times New Roman" fo:language="pt" fo:country="BR"/>
    </style:style>
    <style:style style:name="T813" style:parent-style-name="Fonteparág.padrão" style:family="text">
      <style:text-properties style:font-name="Times New Roman" fo:color="#FF0000" fo:language="pt" fo:country="BR"/>
    </style:style>
    <style:style style:name="T814" style:parent-style-name="Fonteparág.padrão" style:family="text">
      <style:text-properties style:font-name="Times New Roman" fo:language="pt" fo:country="BR"/>
    </style:style>
    <style:style style:name="P815" style:parent-style-name="Textbody" style:family="paragraph">
      <style:paragraph-properties fo:text-align="justify"/>
    </style:style>
    <style:style style:name="T816" style:parent-style-name="Fonteparág.padrão" style:family="text">
      <style:text-properties style:font-name="Times New Roman" fo:language="pt" fo:country="BR"/>
    </style:style>
    <style:style style:name="T817" style:parent-style-name="Fonteparág.padrão" style:family="text">
      <style:text-properties style:font-name="Times New Roman" fo:color="#FF0000" fo:language="pt" fo:country="BR"/>
    </style:style>
    <style:style style:name="T818" style:parent-style-name="Fonteparág.padrão" style:family="text">
      <style:text-properties style:font-name="Times New Roman" fo:language="pt" fo:country="BR"/>
    </style:style>
    <style:style style:name="T819" style:parent-style-name="Fonteparág.padrão" style:family="text">
      <style:text-properties style:font-name="Times New Roman" fo:color="#FF0000" fo:language="pt" fo:country="BR"/>
    </style:style>
    <style:style style:name="T820" style:parent-style-name="Fonteparág.padrão" style:family="text">
      <style:text-properties style:font-name="Times New Roman" fo:language="pt" fo:country="BR"/>
    </style:style>
    <style:style style:name="T821" style:parent-style-name="Fonteparág.padrão" style:family="text">
      <style:text-properties style:font-name="Times New Roman" fo:color="#FF0000" fo:language="pt" fo:country="BR"/>
    </style:style>
    <style:style style:name="T822" style:parent-style-name="Fonteparág.padrão" style:family="text">
      <style:text-properties style:font-name="Times New Roman" fo:language="pt" fo:country="BR"/>
    </style:style>
    <style:style style:name="T823" style:parent-style-name="Fonteparág.padrão" style:family="text">
      <style:text-properties style:font-name="Times New Roman" fo:color="#FF0000" fo:language="pt" fo:country="BR"/>
    </style:style>
    <style:style style:name="T824" style:parent-style-name="Fonteparág.padrão" style:family="text">
      <style:text-properties style:font-name="Times New Roman" fo:language="pt" fo:country="BR"/>
    </style:style>
    <style:style style:name="P825" style:parent-style-name="Textbody" style:family="paragraph">
      <style:paragraph-properties fo:text-align="justify"/>
    </style:style>
    <style:style style:name="T826" style:parent-style-name="Fonteparág.padrão" style:family="text">
      <style:text-properties style:font-name="Times New Roman" fo:language="pt" fo:country="BR"/>
    </style:style>
    <style:style style:name="T827" style:parent-style-name="Fonteparág.padrão" style:family="text">
      <style:text-properties style:font-name="Times New Roman" fo:color="#FF0000" fo:language="pt" fo:country="BR"/>
    </style:style>
    <style:style style:name="T828" style:parent-style-name="Fonteparág.padrão" style:family="text">
      <style:text-properties style:font-name="Times New Roman" fo:language="pt" fo:country="BR"/>
    </style:style>
    <style:style style:name="T829" style:parent-style-name="Fonteparág.padrão" style:family="text">
      <style:text-properties style:font-name="Times New Roman" fo:color="#FF0000" fo:language="pt" fo:country="BR"/>
    </style:style>
    <style:style style:name="T830" style:parent-style-name="Fonteparág.padrão" style:family="text">
      <style:text-properties style:font-name="Times New Roman" fo:language="pt" fo:country="BR"/>
    </style:style>
    <style:style style:name="T831" style:parent-style-name="Fonteparág.padrão" style:family="text">
      <style:text-properties style:font-name="Times New Roman" fo:color="#FF0000" fo:language="pt" fo:country="BR"/>
    </style:style>
    <style:style style:name="T832" style:parent-style-name="Fonteparág.padrão" style:family="text">
      <style:text-properties style:font-name="Times New Roman" fo:language="pt" fo:country="BR"/>
    </style:style>
    <style:style style:name="P833" style:parent-style-name="Textbody" style:family="paragraph">
      <style:paragraph-properties fo:text-align="justify"/>
      <style:text-properties style:font-name="Times New Roman" fo:color="#FF0000" fo:language="pt" fo:country="BR"/>
    </style:style>
    <style:style style:name="P834" style:parent-style-name="Normal" style:family="paragraph">
      <style:paragraph-properties fo:text-align="justify" style:vertical-align="auto" fo:margin-bottom="0.0972in"/>
    </style:style>
    <style:style style:name="T83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3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3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3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3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4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41" style:parent-style-name="Fonteparág.padrão" style:family="text">
      <style:text-properties style:font-name="Times New Roman" fo:color="#FF0000"/>
    </style:style>
    <style:style style:name="T842" style:parent-style-name="Fonteparág.padrão" style:family="text">
      <style:text-properties style:font-name="Times New Roman" fo:color="#FF0000"/>
    </style:style>
    <style:style style:name="T843" style:parent-style-name="Fonteparág.padrão" style:family="text">
      <style:text-properties style:font-name="Times New Roman" fo:color="#FF0000"/>
    </style:style>
    <style:style style:name="T84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4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4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84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848" style:parent-style-name="Textbody" style:family="paragraph">
      <style:paragraph-properties fo:text-align="justify"/>
      <style:text-properties style:font-name="Times New Roman" fo:color="#FF0000" fo:language="pt" fo:country="BR"/>
    </style:style>
    <style:style style:name="P849" style:parent-style-name="Textbody" style:family="paragraph">
      <style:paragraph-properties fo:text-align="justify"/>
      <style:text-properties style:font-name="Times New Roman" fo:font-weight="bold" style:font-weight-asian="bold" fo:color="#FF0000" fo:font-size="14pt" style:font-size-asian="14pt" style:font-size-complex="14pt" fo:language="pt" fo:country="BR"/>
    </style:style>
    <style:style style:name="P850" style:parent-style-name="Textbody" style:family="paragraph">
      <style:paragraph-properties fo:text-align="justify"/>
      <style:text-properties style:font-name="Times New Roman" fo:color="#FF0000" fo:language="pt" fo:country="BR"/>
    </style:style>
    <style:style style:name="P851" style:parent-style-name="Textbody" style:family="paragraph">
      <style:paragraph-properties fo:text-align="justify"/>
    </style:style>
    <style:style style:name="T852" style:parent-style-name="Fonteparág.padrão" style:family="text">
      <style:text-properties style:font-name="Times New Roman" fo:color="#FF0000" fo:language="pt" fo:country="BR"/>
    </style:style>
    <style:style style:name="T853" style:parent-style-name="Fonteparág.padrão" style:family="text">
      <style:text-properties style:font-name="Times New Roman" fo:color="#FF0000" fo:language="pt" fo:country="BR"/>
    </style:style>
    <style:style style:name="T854" style:parent-style-name="Fonteparág.padrão" style:family="text">
      <style:text-properties style:font-name="Times New Roman" fo:color="#FF0000" fo:language="pt" fo:country="BR"/>
    </style:style>
    <style:style style:name="T855" style:parent-style-name="Fonteparág.padrão" style:family="text">
      <style:text-properties style:font-name="Times New Roman" fo:color="#FF0000" fo:language="pt" fo:country="BR"/>
    </style:style>
    <style:style style:name="T856" style:parent-style-name="Fonteparág.padrão" style:family="text">
      <style:text-properties style:font-name="Times New Roman" fo:color="#FF0000" fo:language="pt" fo:country="BR"/>
    </style:style>
    <style:style style:name="T857" style:parent-style-name="Fonteparág.padrão" style:family="text">
      <style:text-properties style:font-name="Times New Roman" fo:color="#FF0000" fo:language="pt" fo:country="BR"/>
    </style:style>
    <style:style style:name="T858" style:parent-style-name="Fonteparág.padrão" style:family="text">
      <style:text-properties style:font-name="Times New Roman" fo:color="#FF0000" fo:language="pt" fo:country="BR"/>
    </style:style>
    <style:style style:name="T859" style:parent-style-name="Fonteparág.padrão" style:family="text">
      <style:text-properties style:font-name="Times New Roman" fo:color="#FF0000" fo:language="pt" fo:country="BR"/>
    </style:style>
    <style:style style:name="T860" style:parent-style-name="Fonteparág.padrão" style:family="text">
      <style:text-properties style:font-name="Times New Roman" fo:color="#FF0000" fo:language="pt" fo:country="BR"/>
    </style:style>
    <style:style style:name="T861" style:parent-style-name="Fonteparág.padrão" style:family="text">
      <style:text-properties style:font-name="Times New Roman" fo:color="#FF0000" fo:language="pt" fo:country="BR"/>
    </style:style>
    <style:style style:name="T862" style:parent-style-name="Fonteparág.padrão" style:family="text">
      <style:text-properties style:font-name="Times New Roman" fo:color="#FF0000" fo:language="pt" fo:country="BR"/>
    </style:style>
    <style:style style:name="T863" style:parent-style-name="Fonteparág.padrão" style:family="text">
      <style:text-properties style:font-name="Times New Roman" fo:color="#FF0000" fo:language="pt" fo:country="BR"/>
    </style:style>
    <style:style style:name="T864" style:parent-style-name="Fonteparág.padrão" style:family="text">
      <style:text-properties style:font-name="Times New Roman" fo:color="#FF0000" fo:language="pt" fo:country="BR"/>
    </style:style>
    <style:style style:name="T865" style:parent-style-name="Fonteparág.padrão" style:family="text">
      <style:text-properties style:font-name="Times New Roman" fo:color="#FF0000" fo:language="pt" fo:country="BR"/>
    </style:style>
    <style:style style:name="T866" style:parent-style-name="Fonteparág.padrão" style:family="text">
      <style:text-properties style:font-name="Times New Roman" fo:color="#FF0000" fo:language="pt" fo:country="BR"/>
    </style:style>
    <style:style style:name="T867" style:parent-style-name="Fonteparág.padrão" style:family="text">
      <style:text-properties style:font-name="Times New Roman" fo:color="#FF0000" fo:language="pt" fo:country="BR"/>
    </style:style>
    <style:style style:name="T868" style:parent-style-name="Fonteparág.padrão" style:family="text">
      <style:text-properties style:font-name="Times New Roman" fo:color="#FF0000" fo:language="pt" fo:country="BR"/>
    </style:style>
    <style:style style:name="T869" style:parent-style-name="Fonteparág.padrão" style:family="text">
      <style:text-properties style:font-name="Times New Roman" fo:color="#FF0000" fo:language="pt" fo:country="BR"/>
    </style:style>
    <style:style style:name="T870" style:parent-style-name="Fonteparág.padrão" style:family="text">
      <style:text-properties style:font-name="Times New Roman" fo:color="#FF0000" fo:language="pt" fo:country="BR"/>
    </style:style>
    <style:style style:name="T871" style:parent-style-name="Fonteparág.padrão" style:family="text">
      <style:text-properties style:font-name="Times New Roman" fo:color="#FF0000" fo:language="pt" fo:country="BR"/>
    </style:style>
    <style:style style:name="T872" style:parent-style-name="Fonteparág.padrão" style:family="text">
      <style:text-properties style:font-name="Times New Roman" fo:color="#FF0000" fo:language="pt" fo:country="BR"/>
    </style:style>
    <style:style style:name="T873" style:parent-style-name="Fonteparág.padrão" style:family="text">
      <style:text-properties style:font-name="Times New Roman" fo:color="#FF0000" fo:language="pt" fo:country="BR"/>
    </style:style>
    <style:style style:name="T874" style:parent-style-name="Fonteparág.padrão" style:family="text">
      <style:text-properties style:font-name="Times New Roman" fo:color="#FF0000" fo:language="pt" fo:country="BR"/>
    </style:style>
    <style:style style:name="T875" style:parent-style-name="Fonteparág.padrão" style:family="text">
      <style:text-properties style:font-name="Times New Roman" fo:color="#FF0000" fo:language="pt" fo:country="BR"/>
    </style:style>
    <style:style style:name="T876" style:parent-style-name="Fonteparág.padrão" style:family="text">
      <style:text-properties style:font-name="Times New Roman" fo:color="#FF0000" fo:language="pt" fo:country="BR"/>
    </style:style>
    <style:style style:name="T877" style:parent-style-name="Fonteparág.padrão" style:family="text">
      <style:text-properties style:font-name="Times New Roman" fo:color="#FF0000" fo:language="pt" fo:country="BR"/>
    </style:style>
    <style:style style:name="T878" style:parent-style-name="Fonteparág.padrão" style:family="text">
      <style:text-properties style:font-name="Times New Roman" fo:color="#FF0000" fo:language="pt" fo:country="BR"/>
    </style:style>
    <style:style style:name="T879" style:parent-style-name="Fonteparág.padrão" style:family="text">
      <style:text-properties style:font-name="Times New Roman" fo:color="#FF0000" fo:language="pt" fo:country="BR"/>
    </style:style>
    <style:style style:name="T880" style:parent-style-name="Fonteparág.padrão" style:family="text">
      <style:text-properties style:font-name="Times New Roman" fo:color="#FF0000" fo:language="pt" fo:country="BR"/>
    </style:style>
    <style:style style:name="T881" style:parent-style-name="Fonteparág.padrão" style:family="text">
      <style:text-properties style:font-name="Times New Roman" fo:color="#FF0000" fo:language="pt" fo:country="BR"/>
    </style:style>
    <style:style style:name="T882" style:parent-style-name="Fonteparág.padrão" style:family="text">
      <style:text-properties style:font-name="Times New Roman" fo:color="#FF0000" fo:language="pt" fo:country="BR"/>
    </style:style>
    <style:style style:name="T883" style:parent-style-name="Fonteparág.padrão" style:family="text">
      <style:text-properties style:font-name="Times New Roman" fo:color="#FF0000" fo:language="pt" fo:country="BR"/>
    </style:style>
    <style:style style:name="T884" style:parent-style-name="Fonteparág.padrão" style:family="text">
      <style:text-properties style:font-name="Times New Roman" fo:color="#FF0000" fo:language="pt" fo:country="BR"/>
    </style:style>
    <style:style style:name="T885" style:parent-style-name="Fonteparág.padrão" style:family="text">
      <style:text-properties style:font-name="Times New Roman" fo:color="#FF0000" fo:language="pt" fo:country="BR"/>
    </style:style>
    <style:style style:name="T886" style:parent-style-name="Fonteparág.padrão" style:family="text">
      <style:text-properties style:font-name="Times New Roman" fo:color="#FF0000" fo:language="pt" fo:country="BR"/>
    </style:style>
    <style:style style:name="T887"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P888" style:parent-style-name="Textbody" style:family="paragraph">
      <style:paragraph-properties fo:text-align="justify"/>
    </style:style>
    <style:style style:name="T889" style:parent-style-name="Fonteparág.padrão" style:family="text">
      <style:text-properties style:font-name="Times New Roman" fo:color="#FF0000" fo:language="pt" fo:country="BR"/>
    </style:style>
    <style:style style:name="T890" style:parent-style-name="Fonteparág.padrão" style:family="text">
      <style:text-properties style:font-name="Times New Roman" fo:color="#FF0000" fo:language="pt" fo:country="BR"/>
    </style:style>
    <style:style style:name="T891" style:parent-style-name="Fonteparág.padrão" style:family="text">
      <style:text-properties style:font-name="Times New Roman" fo:color="#FF0000" fo:language="pt" fo:country="BR"/>
    </style:style>
    <style:style style:name="T892" style:parent-style-name="Fonteparág.padrão" style:family="text">
      <style:text-properties style:font-name="Times New Roman" fo:color="#FF0000" fo:language="pt" fo:country="BR"/>
    </style:style>
    <style:style style:name="T893" style:parent-style-name="Fonteparág.padrão" style:family="text">
      <style:text-properties style:font-name="Times New Roman" fo:color="#FF0000" fo:language="pt" fo:country="BR"/>
    </style:style>
    <style:style style:name="T894" style:parent-style-name="Fonteparág.padrão" style:family="text">
      <style:text-properties style:font-name="Times New Roman" fo:color="#FF0000" fo:language="pt" fo:country="BR"/>
    </style:style>
    <style:style style:name="T895" style:parent-style-name="Fonteparág.padrão" style:family="text">
      <style:text-properties style:font-name="Times New Roman" fo:color="#FF0000" fo:language="pt" fo:country="BR"/>
    </style:style>
    <style:style style:name="T896" style:parent-style-name="Fonteparág.padrão" style:family="text">
      <style:text-properties style:font-name="Times New Roman" fo:color="#FF0000" fo:language="pt" fo:country="BR"/>
    </style:style>
    <style:style style:name="T897" style:parent-style-name="Fonteparág.padrão" style:family="text">
      <style:text-properties style:font-name="Times New Roman" fo:color="#FF0000" fo:language="pt" fo:country="BR"/>
    </style:style>
    <style:style style:name="T898" style:parent-style-name="Fonteparág.padrão" style:family="text">
      <style:text-properties style:font-name="Times New Roman" fo:color="#FF0000" fo:language="pt" fo:country="BR"/>
    </style:style>
    <style:style style:name="T899" style:parent-style-name="Fonteparág.padrão" style:family="text">
      <style:text-properties style:font-name="Times New Roman" fo:color="#FF0000" fo:language="pt" fo:country="BR"/>
    </style:style>
    <style:style style:name="T900" style:parent-style-name="Fonteparág.padrão" style:family="text">
      <style:text-properties style:font-name="Times New Roman" fo:color="#FF0000" fo:language="pt" fo:country="BR"/>
    </style:style>
    <style:style style:name="T901" style:parent-style-name="Fonteparág.padrão" style:family="text">
      <style:text-properties style:font-name="Times New Roman" fo:color="#FF0000" fo:language="pt" fo:country="BR"/>
    </style:style>
    <style:style style:name="T902" style:parent-style-name="Fonteparág.padrão" style:family="text">
      <style:text-properties style:font-name="Times New Roman" fo:color="#FF0000" fo:language="pt" fo:country="BR"/>
    </style:style>
    <style:style style:name="T903" style:parent-style-name="Fonteparág.padrão" style:family="text">
      <style:text-properties style:font-name="Times New Roman" fo:color="#FF0000" fo:language="pt" fo:country="BR"/>
    </style:style>
    <style:style style:name="T904" style:parent-style-name="Fonteparág.padrão" style:family="text">
      <style:text-properties style:font-name="Times New Roman" fo:color="#FF0000" fo:language="pt" fo:country="BR"/>
    </style:style>
    <style:style style:name="T905"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P906" style:parent-style-name="Normal" style:family="paragraph">
      <style:paragraph-properties fo:text-align="justify" style:vertical-align="auto" fo:margin-bottom="0.0972in" fo:line-height="115%"/>
    </style:style>
    <style:style style:name="T907" style:parent-style-name="Fonteparág.padrão" style:family="text">
      <style:text-properties style:font-name="Times New Roman" fo:color="#FF0000"/>
    </style:style>
    <style:style style:name="T908" style:parent-style-name="Fonteparág.padrão" style:family="text">
      <style:text-properties style:font-name="Times New Roman" fo:color="#FF0000"/>
    </style:style>
    <style:style style:name="T909" style:parent-style-name="Fonteparág.padrão" style:family="text">
      <style:text-properties style:font-name="Times New Roman" fo:color="#FF0000"/>
    </style:style>
    <style:style style:name="T910" style:parent-style-name="Fonteparág.padrão" style:family="text">
      <style:text-properties style:font-name="Times New Roman" fo:color="#FF0000"/>
    </style:style>
    <style:style style:name="T911" style:parent-style-name="Fonteparág.padrão" style:family="text">
      <style:text-properties style:font-name="Times New Roman" fo:color="#FF0000"/>
    </style:style>
    <style:style style:name="T912" style:parent-style-name="Fonteparág.padrão" style:family="text">
      <style:text-properties style:font-name="Times New Roman" fo:color="#FF0000"/>
    </style:style>
    <style:style style:name="T913" style:parent-style-name="Fonteparág.padrão" style:family="text">
      <style:text-properties style:font-name="Times New Roman" fo:color="#FF0000"/>
    </style:style>
    <style:style style:name="T914" style:parent-style-name="Fonteparág.padrão" style:family="text">
      <style:text-properties style:font-name="Times New Roman" fo:color="#FF0000"/>
    </style:style>
    <style:style style:name="T915" style:parent-style-name="Fonteparág.padrão" style:family="text">
      <style:text-properties style:font-name="Times New Roman" fo:color="#FF0000"/>
    </style:style>
    <style:style style:name="T916" style:parent-style-name="Fonteparág.padrão" style:family="text">
      <style:text-properties style:font-name="Times New Roman" fo:color="#FF0000"/>
    </style:style>
    <style:style style:name="T917" style:parent-style-name="Fonteparág.padrão" style:family="text">
      <style:text-properties style:font-name="Times New Roman" fo:color="#FF0000"/>
    </style:style>
    <style:style style:name="T918" style:parent-style-name="Fonteparág.padrão" style:family="text">
      <style:text-properties style:font-name="Times New Roman" fo:color="#FF0000"/>
    </style:style>
    <style:style style:name="T919" style:parent-style-name="Fonteparág.padrão" style:family="text">
      <style:text-properties style:font-name="Times New Roman" fo:color="#FF0000"/>
    </style:style>
    <style:style style:name="T920" style:parent-style-name="Fonteparág.padrão" style:family="text">
      <style:text-properties style:font-name="Times New Roman" fo:color="#FF0000"/>
    </style:style>
    <style:style style:name="T921" style:parent-style-name="Fonteparág.padrão" style:family="text">
      <style:text-properties style:font-name="Times New Roman" fo:color="#FF0000"/>
    </style:style>
    <style:style style:name="T922" style:parent-style-name="Fonteparág.padrão" style:family="text">
      <style:text-properties style:font-name="Times New Roman" fo:color="#FF0000"/>
    </style:style>
    <style:style style:name="T923" style:parent-style-name="Fonteparág.padrão" style:family="text">
      <style:text-properties style:font-name="Times New Roman" fo:color="#FF0000"/>
    </style:style>
    <style:style style:name="T924" style:parent-style-name="Fonteparág.padrão" style:family="text">
      <style:text-properties style:font-name="Times New Roman" fo:color="#FF0000"/>
    </style:style>
    <style:style style:name="T925" style:parent-style-name="Fonteparág.padrão" style:family="text">
      <style:text-properties style:font-name="Times New Roman" fo:color="#FF0000"/>
    </style:style>
    <style:style style:name="T926" style:parent-style-name="Fonteparág.padrão" style:family="text">
      <style:text-properties style:font-name="Times New Roman" fo:color="#FF0000"/>
    </style:style>
    <style:style style:name="T927" style:parent-style-name="Fonteparág.padrão" style:family="text">
      <style:text-properties style:font-name="Times New Roman" fo:color="#FF0000"/>
    </style:style>
    <style:style style:name="T928" style:parent-style-name="Fonteparág.padrão" style:family="text">
      <style:text-properties style:font-name="Times New Roman" fo:color="#FF0000"/>
    </style:style>
    <style:style style:name="T929" style:parent-style-name="Fonteparág.padrão" style:family="text">
      <style:text-properties style:font-name="Times New Roman" fo:color="#FF0000"/>
    </style:style>
    <style:style style:name="T930" style:parent-style-name="Fonteparág.padrão" style:family="text">
      <style:text-properties style:font-name="Times New Roman" fo:color="#FF0000"/>
    </style:style>
    <style:style style:name="T931" style:parent-style-name="Fonteparág.padrão" style:family="text">
      <style:text-properties style:font-name="Times New Roman" fo:color="#FF0000"/>
    </style:style>
    <style:style style:name="T932" style:parent-style-name="Fonteparág.padrão" style:family="text">
      <style:text-properties style:font-name="Times New Roman" fo:color="#FF0000"/>
    </style:style>
    <style:style style:name="T933" style:parent-style-name="Fonteparág.padrão" style:family="text">
      <style:text-properties style:font-name="Times New Roman" fo:color="#FF0000"/>
    </style:style>
    <style:style style:name="T934" style:parent-style-name="Fonteparág.padrão" style:family="text">
      <style:text-properties style:font-name="Times New Roman" fo:color="#FF0000"/>
    </style:style>
    <style:style style:name="T935" style:parent-style-name="Fonteparág.padrão" style:family="text">
      <style:text-properties style:font-name="Times New Roman" fo:color="#FF0000"/>
    </style:style>
    <style:style style:name="T936" style:parent-style-name="Fonteparág.padrão" style:family="text">
      <style:text-properties style:font-name="Times New Roman" fo:color="#FF0000"/>
    </style:style>
    <style:style style:name="T937" style:parent-style-name="Fonteparág.padrão" style:family="text">
      <style:text-properties style:font-name="Times New Roman" fo:color="#FF0000"/>
    </style:style>
    <style:style style:name="T938" style:parent-style-name="Fonteparág.padrão" style:family="text">
      <style:text-properties style:font-name="Times New Roman" fo:color="#FF0000"/>
    </style:style>
    <style:style style:name="T939" style:parent-style-name="Fonteparág.padrão" style:family="text">
      <style:text-properties style:font-name="Times New Roman" fo:color="#FF0000"/>
    </style:style>
    <style:style style:name="T940" style:parent-style-name="Fonteparág.padrão" style:family="text">
      <style:text-properties style:font-name="Times New Roman" fo:color="#FF0000"/>
    </style:style>
    <style:style style:name="T941" style:parent-style-name="Fonteparág.padrão" style:family="text">
      <style:text-properties style:font-name="Times New Roman" fo:color="#FF0000"/>
    </style:style>
    <style:style style:name="T942" style:parent-style-name="Fonteparág.padrão" style:family="text">
      <style:text-properties style:font-name="Times New Roman" fo:color="#FF0000"/>
    </style:style>
    <style:style style:name="T94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944" style:parent-style-name="Textbody" style:family="paragraph">
      <style:paragraph-properties fo:text-align="justify"/>
      <style:text-properties style:font-name="Times New Roman" fo:color="#FF0000" fo:language="pt" fo:country="BR"/>
    </style:style>
    <style:style style:name="P945" style:parent-style-name="Textbody" style:family="paragraph">
      <style:paragraph-properties fo:text-align="justify"/>
      <style:text-properties style:font-name="Times New Roman" fo:color="#FF0000" fo:language="pt" fo:country="BR"/>
    </style:style>
    <style:style style:name="P946" style:parent-style-name="Textbody" style:family="paragraph">
      <style:paragraph-properties fo:text-align="justify"/>
      <style:text-properties style:font-name="Times New Roman" fo:color="#FF0000" fo:language="pt" fo:country="BR"/>
    </style:style>
    <style:style style:name="P947" style:parent-style-name="Textbody" style:family="paragraph">
      <style:paragraph-properties fo:text-align="justify" fo:line-height="100%"/>
      <style:text-properties style:font-name="Times New Roman" fo:color="#FF0000" fo:language="pt" fo:country="BR"/>
    </style:style>
    <style:style style:name="P948" style:parent-style-name="Normal" style:family="paragraph">
      <style:paragraph-properties fo:text-align="justify" style:vertical-align="auto" fo:margin-bottom="0.0972in" fo:line-height="115%"/>
    </style:style>
    <style:style style:name="T949" style:parent-style-name="Fonteparág.padrão" style:family="text">
      <style:text-properties style:font-name="Times New Roman" fo:color="#FF0000"/>
    </style:style>
    <style:style style:name="T950" style:parent-style-name="Fonteparág.padrão" style:family="text">
      <style:text-properties style:font-name="Times New Roman" fo:color="#FF0000"/>
    </style:style>
    <style:style style:name="T951" style:parent-style-name="Fonteparág.padrão" style:family="text">
      <style:text-properties style:font-name="Times New Roman" fo:color="#FF0000"/>
    </style:style>
    <style:style style:name="T952" style:parent-style-name="Fonteparág.padrão" style:family="text">
      <style:text-properties style:font-name="Times New Roman" fo:color="#FF0000"/>
    </style:style>
    <style:style style:name="T953" style:parent-style-name="Fonteparág.padrão" style:family="text">
      <style:text-properties style:font-name="Times New Roman" fo:color="#FF0000"/>
    </style:style>
    <style:style style:name="T954" style:parent-style-name="Fonteparág.padrão" style:family="text">
      <style:text-properties style:font-name="Times New Roman" fo:color="#FF0000"/>
    </style:style>
    <style:style style:name="T955" style:parent-style-name="Fonteparág.padrão" style:family="text">
      <style:text-properties style:font-name="Times New Roman" fo:color="#FF0000"/>
    </style:style>
    <style:style style:name="T956" style:parent-style-name="Fonteparág.padrão" style:family="text">
      <style:text-properties style:font-name="Times New Roman" fo:color="#FF0000"/>
    </style:style>
    <style:style style:name="T957" style:parent-style-name="Fonteparág.padrão" style:family="text">
      <style:text-properties style:font-name="Times New Roman" fo:color="#FF0000"/>
    </style:style>
    <style:style style:name="T958" style:parent-style-name="Fonteparág.padrão" style:family="text">
      <style:text-properties style:font-name="Times New Roman" fo:color="#FF0000"/>
    </style:style>
    <style:style style:name="T959" style:parent-style-name="Fonteparág.padrão" style:family="text">
      <style:text-properties style:font-name="Times New Roman" fo:color="#FF0000"/>
    </style:style>
    <style:style style:name="T960" style:parent-style-name="Fonteparág.padrão" style:family="text">
      <style:text-properties style:font-name="Times New Roman" fo:color="#FF0000"/>
    </style:style>
    <style:style style:name="T961" style:parent-style-name="Fonteparág.padrão" style:family="text">
      <style:text-properties style:font-name="Times New Roman" fo:color="#FF0000"/>
    </style:style>
    <style:style style:name="T962" style:parent-style-name="Fonteparág.padrão" style:family="text">
      <style:text-properties style:font-name="Times New Roman" fo:color="#FF0000"/>
    </style:style>
    <style:style style:name="T963" style:parent-style-name="Fonteparág.padrão" style:family="text">
      <style:text-properties style:font-name="Times New Roman" fo:color="#FF0000"/>
    </style:style>
    <style:style style:name="T964" style:parent-style-name="Fonteparág.padrão" style:family="text">
      <style:text-properties style:font-name="Times New Roman" fo:color="#FF0000"/>
    </style:style>
    <style:style style:name="T965" style:parent-style-name="Fonteparág.padrão" style:family="text">
      <style:text-properties style:font-name="Times New Roman" fo:color="#FF0000"/>
    </style:style>
    <style:style style:name="T966" style:parent-style-name="Fonteparág.padrão" style:family="text">
      <style:text-properties style:font-name="Times New Roman" fo:color="#FF0000"/>
    </style:style>
    <style:style style:name="T967" style:parent-style-name="Fonteparág.padrão" style:family="text">
      <style:text-properties style:font-name="Times New Roman" fo:color="#FF0000"/>
    </style:style>
    <style:style style:name="T968" style:parent-style-name="Fonteparág.padrão" style:family="text">
      <style:text-properties style:font-name="Times New Roman" fo:color="#FF0000"/>
    </style:style>
    <style:style style:name="T969" style:parent-style-name="Fonteparág.padrão" style:family="text">
      <style:text-properties style:font-name="Times New Roman" fo:color="#FF0000"/>
    </style:style>
    <style:style style:name="T970" style:parent-style-name="Fonteparág.padrão" style:family="text">
      <style:text-properties style:font-name="Times New Roman" fo:color="#FF0000"/>
    </style:style>
    <style:style style:name="T971" style:parent-style-name="Fonteparág.padrão" style:family="text">
      <style:text-properties style:font-name="Times New Roman" fo:color="#FF0000"/>
    </style:style>
    <style:style style:name="T972" style:parent-style-name="Fonteparág.padrão" style:family="text">
      <style:text-properties style:font-name="Times New Roman" fo:color="#FF0000"/>
    </style:style>
    <style:style style:name="T97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7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7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7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7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7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7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1"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2"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8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99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991" style:parent-style-name="Textbody" style:family="paragraph">
      <style:paragraph-properties fo:text-align="justify"/>
      <style:text-properties style:font-name="Times New Roman" fo:color="#FF0000" fo:language="pt" fo:country="BR"/>
    </style:style>
    <style:style style:name="P992" style:parent-style-name="Normal" style:family="paragraph">
      <style:paragraph-properties fo:text-align="justify" style:vertical-align="auto" fo:margin-bottom="0.0972in" fo:line-height="115%"/>
    </style:style>
    <style:style style:name="T993" style:parent-style-name="Fonteparág.padrão" style:family="text">
      <style:text-properties style:font-name="Times New Roman" fo:color="#FF0000"/>
    </style:style>
    <style:style style:name="T994" style:parent-style-name="Fonteparág.padrão" style:family="text">
      <style:text-properties style:font-name="Times New Roman" fo:color="#FF0000"/>
    </style:style>
    <style:style style:name="T995" style:parent-style-name="Fonteparág.padrão" style:family="text">
      <style:text-properties style:font-name="Times New Roman" fo:color="#FF0000"/>
    </style:style>
    <style:style style:name="T996" style:parent-style-name="Fonteparág.padrão" style:family="text">
      <style:text-properties style:font-name="Times New Roman" fo:color="#FF0000"/>
    </style:style>
    <style:style style:name="T997" style:parent-style-name="Fonteparág.padrão" style:family="text">
      <style:text-properties style:font-name="Times New Roman" fo:color="#FF0000"/>
    </style:style>
    <style:style style:name="T998" style:parent-style-name="Fonteparág.padrão" style:family="text">
      <style:text-properties style:font-name="Times New Roman" fo:color="#FF0000"/>
    </style:style>
    <style:style style:name="T999" style:parent-style-name="Fonteparág.padrão" style:family="text">
      <style:text-properties style:font-name="Times New Roman" fo:color="#FF0000"/>
    </style:style>
    <style:style style:name="T1000" style:parent-style-name="Fonteparág.padrão" style:family="text">
      <style:text-properties style:font-name="Times New Roman" fo:color="#FF0000"/>
    </style:style>
    <style:style style:name="T1001" style:parent-style-name="Fonteparág.padrão" style:family="text">
      <style:text-properties style:font-name="Times New Roman" fo:color="#FF0000"/>
    </style:style>
    <style:style style:name="T1002" style:parent-style-name="Fonteparág.padrão" style:family="text">
      <style:text-properties style:font-name="Times New Roman" fo:color="#FF0000"/>
    </style:style>
    <style:style style:name="T1003" style:parent-style-name="Fonteparág.padrão" style:family="text">
      <style:text-properties style:font-name="Times New Roman" fo:color="#FF0000"/>
    </style:style>
    <style:style style:name="T1004" style:parent-style-name="Fonteparág.padrão" style:family="text">
      <style:text-properties style:font-name="Times New Roman" fo:color="#FF0000"/>
    </style:style>
    <style:style style:name="T1005" style:parent-style-name="Fonteparág.padrão" style:family="text">
      <style:text-properties style:font-name="Times New Roman" fo:color="#FF0000"/>
    </style:style>
    <style:style style:name="T1006" style:parent-style-name="Fonteparág.padrão" style:family="text">
      <style:text-properties style:font-name="Times New Roman" fo:color="#FF0000"/>
    </style:style>
    <style:style style:name="T1007" style:parent-style-name="Fonteparág.padrão" style:family="text">
      <style:text-properties style:font-name="Times New Roman" fo:color="#FF0000"/>
    </style:style>
    <style:style style:name="T1008" style:parent-style-name="Fonteparág.padrão" style:family="text">
      <style:text-properties style:font-name="Times New Roman" fo:color="#FF0000"/>
    </style:style>
    <style:style style:name="T1009" style:parent-style-name="Fonteparág.padrão" style:family="text">
      <style:text-properties style:font-name="Times New Roman" fo:color="#FF0000"/>
    </style:style>
    <style:style style:name="T1010" style:parent-style-name="Fonteparág.padrão" style:family="text">
      <style:text-properties style:font-name="Times New Roman" fo:color="#FF0000"/>
    </style:style>
    <style:style style:name="T1011" style:parent-style-name="Fonteparág.padrão" style:family="text">
      <style:text-properties style:font-name="Times New Roman" fo:color="#FF0000"/>
    </style:style>
    <style:style style:name="T1012" style:parent-style-name="Fonteparág.padrão" style:family="text">
      <style:text-properties style:font-name="Times New Roman" fo:color="#FF0000"/>
    </style:style>
    <style:style style:name="T1013" style:parent-style-name="Fonteparág.padrão" style:family="text">
      <style:text-properties style:font-name="Times New Roman" fo:color="#FF0000"/>
    </style:style>
    <style:style style:name="T1014" style:parent-style-name="Fonteparág.padrão" style:family="text">
      <style:text-properties style:font-name="Times New Roman" fo:color="#FF0000"/>
    </style:style>
    <style:style style:name="T1015" style:parent-style-name="Fonteparág.padrão" style:family="text">
      <style:text-properties style:font-name="Times New Roman" fo:color="#FF0000"/>
    </style:style>
    <style:style style:name="T1016" style:parent-style-name="Fonteparág.padrão" style:family="text">
      <style:text-properties style:font-name="Times New Roman" fo:color="#FF0000"/>
    </style:style>
    <style:style style:name="T1017" style:parent-style-name="Fonteparág.padrão" style:family="text">
      <style:text-properties style:font-name="Times New Roman" fo:color="#FF0000"/>
    </style:style>
    <style:style style:name="T1018" style:parent-style-name="Fonteparág.padrão" style:family="text">
      <style:text-properties style:font-name="Times New Roman" fo:color="#FF0000"/>
    </style:style>
    <style:style style:name="T1019" style:parent-style-name="Fonteparág.padrão" style:family="text">
      <style:text-properties style:font-name="Times New Roman" fo:color="#FF0000"/>
    </style:style>
    <style:style style:name="T1020" style:parent-style-name="Fonteparág.padrão" style:family="text">
      <style:text-properties style:font-name="Times New Roman" fo:color="#FF0000"/>
    </style:style>
    <style:style style:name="T1021" style:parent-style-name="Fonteparág.padrão" style:family="text">
      <style:text-properties style:font-name="Times New Roman" fo:color="#FF0000"/>
    </style:style>
    <style:style style:name="T1022" style:parent-style-name="Fonteparág.padrão" style:family="text">
      <style:text-properties style:font-name="Times New Roman" fo:color="#FF0000"/>
    </style:style>
    <style:style style:name="T1023" style:parent-style-name="Fonteparág.padrão" style:family="text">
      <style:text-properties style:font-name="Times New Roman" fo:color="#FF0000"/>
    </style:style>
    <style:style style:name="T1024" style:parent-style-name="Fonteparág.padrão" style:family="text">
      <style:text-properties style:font-name="Times New Roman" fo:color="#FF0000"/>
    </style:style>
    <style:style style:name="T1025" style:parent-style-name="Fonteparág.padrão" style:family="text">
      <style:text-properties style:font-name="Times New Roman" fo:color="#FF0000"/>
    </style:style>
    <style:style style:name="T1026" style:parent-style-name="Fonteparág.padrão" style:family="text">
      <style:text-properties style:font-name="Times New Roman" fo:color="#FF0000"/>
    </style:style>
    <style:style style:name="T1027" style:parent-style-name="Fonteparág.padrão" style:family="text">
      <style:text-properties style:font-name="Times New Roman" fo:color="#FF0000"/>
    </style:style>
    <style:style style:name="T1028" style:parent-style-name="Fonteparág.padrão" style:family="text">
      <style:text-properties style:font-name="Times New Roman" fo:color="#FF0000"/>
    </style:style>
    <style:style style:name="T1029" style:parent-style-name="Fonteparág.padrão" style:family="text">
      <style:text-properties style:font-name="Times New Roman" fo:color="#FF0000"/>
    </style:style>
    <style:style style:name="T1030" style:parent-style-name="Fonteparág.padrão" style:family="text">
      <style:text-properties style:font-name="Times New Roman" fo:color="#FF0000"/>
    </style:style>
    <style:style style:name="T1031" style:parent-style-name="Fonteparág.padrão" style:family="text">
      <style:text-properties style:font-name="Times New Roman" fo:color="#FF0000"/>
    </style:style>
    <style:style style:name="T1032" style:parent-style-name="Fonteparág.padrão" style:family="text">
      <style:text-properties style:font-name="Times New Roman" fo:color="#FF0000"/>
    </style:style>
    <style:style style:name="T1033" style:parent-style-name="Fonteparág.padrão" style:family="text">
      <style:text-properties style:font-name="Times New Roman" fo:color="#FF0000"/>
    </style:style>
    <style:style style:name="T1034" style:parent-style-name="Fonteparág.padrão" style:family="text">
      <style:text-properties style:font-name="Times New Roman" fo:color="#FF0000"/>
    </style:style>
    <style:style style:name="T103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03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03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1038" style:parent-style-name="Textbody" style:family="paragraph">
      <style:paragraph-properties fo:text-align="justify"/>
    </style:style>
    <style:style style:name="T1039" style:parent-style-name="Fonteparág.padrão" style:family="text">
      <style:text-properties style:font-name="Times New Roman" fo:language="pt" fo:country="BR"/>
    </style:style>
    <style:style style:name="T1040" style:parent-style-name="Fonteparág.padrão" style:family="text">
      <style:text-properties style:font-name="Times New Roman" fo:color="#FF0000" fo:language="pt" fo:country="BR"/>
    </style:style>
    <style:style style:name="T1041" style:parent-style-name="Fonteparág.padrão" style:family="text">
      <style:text-properties style:font-name="Times New Roman" fo:language="pt" fo:country="BR"/>
    </style:style>
    <style:style style:name="T1042" style:parent-style-name="Fonteparág.padrão" style:family="text">
      <style:text-properties style:font-name="Times New Roman" fo:color="#FF0000" fo:language="pt" fo:country="BR"/>
    </style:style>
    <style:style style:name="T1043" style:parent-style-name="Fonteparág.padrão" style:family="text">
      <style:text-properties style:font-name="Times New Roman" fo:color="#FF0000" fo:language="pt" fo:country="BR"/>
    </style:style>
    <style:style style:name="T1044" style:parent-style-name="Fonteparág.padrão" style:family="text">
      <style:text-properties style:font-name="Times New Roman" fo:font-weight="bold" style:font-weight-asian="bold" fo:color="#FF0000" fo:language="pt" fo:country="BR"/>
    </style:style>
    <style:style style:name="T1045" style:parent-style-name="Fonteparág.padrão" style:family="text">
      <style:text-properties style:font-name="Times New Roman" style:font-weight-complex="bold" fo:color="#FF0000" fo:language="pt" fo:country="BR"/>
    </style:style>
    <style:style style:name="T1046" style:parent-style-name="Fonteparág.padrão" style:family="text">
      <style:text-properties style:font-name="Times New Roman" style:font-weight-complex="bold" fo:language="pt" fo:country="BR"/>
    </style:style>
    <style:style style:name="T1047" style:parent-style-name="Fonteparág.padrão" style:family="text">
      <style:text-properties style:font-name="Times New Roman" fo:language="pt" fo:country="BR"/>
    </style:style>
    <style:style style:name="T1048" style:parent-style-name="Fonteparág.padrão" style:family="text">
      <style:text-properties style:font-name="Times New Roman" fo:color="#FF0000" fo:language="pt" fo:country="BR"/>
    </style:style>
    <style:style style:name="T1049" style:parent-style-name="Fonteparág.padrão" style:family="text">
      <style:text-properties style:font-name="Times New Roman" fo:language="pt" fo:country="BR"/>
    </style:style>
    <style:style style:name="T1050" style:parent-style-name="Fonteparág.padrão" style:family="text">
      <style:text-properties style:font-name="Times New Roman" fo:color="#FF0000" fo:language="pt" fo:country="BR"/>
    </style:style>
    <style:style style:name="T1051" style:parent-style-name="Fonteparág.padrão" style:family="text">
      <style:text-properties style:font-name="Times New Roman" fo:language="pt" fo:country="BR"/>
    </style:style>
    <style:style style:name="T1052" style:parent-style-name="Fonteparág.padrão" style:family="text">
      <style:text-properties style:font-name="Times New Roman" fo:color="#FF0000" fo:language="pt" fo:country="BR"/>
    </style:style>
    <style:style style:name="T1053" style:parent-style-name="Fonteparág.padrão" style:family="text">
      <style:text-properties style:font-name="Times New Roman" fo:language="pt" fo:country="BR"/>
    </style:style>
    <style:style style:name="T1054" style:parent-style-name="Fonteparág.padrão" style:family="text">
      <style:text-properties style:font-name="Times New Roman" fo:color="#FF0000" fo:language="pt" fo:country="BR"/>
    </style:style>
    <style:style style:name="T1055" style:parent-style-name="Fonteparág.padrão" style:family="text">
      <style:text-properties style:font-name="Times New Roman" fo:language="pt" fo:country="BR"/>
    </style:style>
    <style:style style:name="T1056" style:parent-style-name="Fonteparág.padrão" style:family="text">
      <style:text-properties style:font-name="Times New Roman" fo:color="#FF0000" fo:language="pt" fo:country="BR"/>
    </style:style>
    <style:style style:name="T1057" style:parent-style-name="Fonteparág.padrão" style:family="text">
      <style:text-properties style:font-name="Times New Roman" fo:language="pt" fo:country="BR"/>
    </style:style>
    <style:style style:name="P1058" style:parent-style-name="Textbody" style:family="paragraph">
      <style:paragraph-properties fo:text-align="justify"/>
      <style:text-properties style:font-name="Times New Roman" fo:color="#FF0000" fo:language="pt" fo:country="BR"/>
    </style:style>
    <style:style style:name="P1059" style:parent-style-name="Textbody" style:family="paragraph">
      <style:paragraph-properties fo:text-align="justify"/>
      <style:text-properties style:font-name="Times New Roman" fo:color="#FF0000" fo:language="pt" fo:country="BR"/>
    </style:style>
    <style:style style:name="P1060" style:parent-style-name="Textbody" style:family="paragraph">
      <style:paragraph-properties fo:text-align="justify"/>
      <style:text-properties style:font-name="Times New Roman" fo:color="#FF0000" fo:language="pt" fo:country="BR"/>
    </style:style>
    <style:style style:name="P1061" style:parent-style-name="Textbody" style:family="paragraph">
      <style:paragraph-properties fo:text-align="justify"/>
      <style:text-properties style:font-name="Times New Roman" fo:color="#FF0000" fo:language="pt" fo:country="BR"/>
    </style:style>
    <style:style style:name="P1062" style:parent-style-name="Título1" style:family="paragraph">
      <style:paragraph-properties fo:break-before="page" fo:text-align="justify"/>
      <style:text-properties style:font-name="Times New Roman" fo:language="pt" fo:country="BR"/>
    </style:style>
    <style:style style:name="P1063" style:parent-style-name="Textbody" style:family="paragraph">
      <style:paragraph-properties fo:text-align="justify"/>
      <style:text-properties style:font-name="Times New Roman" fo:color="#FF0000" fo:language="pt" fo:country="BR"/>
    </style:style>
    <style:style style:name="P1064" style:parent-style-name="Textbody" style:family="paragraph">
      <style:paragraph-properties fo:text-align="justify"/>
      <style:text-properties style:font-name="Times New Roman" fo:color="#FF0000" fo:language="pt" fo:country="BR"/>
    </style:style>
    <style:style style:name="P1065" style:parent-style-name="Textbody" style:family="paragraph">
      <style:paragraph-properties fo:text-align="justify"/>
      <style:text-properties style:font-name="Times New Roman" fo:color="#FF0000" fo:language="pt" fo:country="BR"/>
    </style:style>
    <style:style style:name="P1066" style:parent-style-name="Textbody" style:family="paragraph">
      <style:paragraph-properties fo:text-align="justify"/>
      <style:text-properties style:font-name="Times New Roman" fo:color="#FF0000" fo:language="pt" fo:country="BR"/>
    </style:style>
    <style:style style:name="P1067" style:parent-style-name="Textbody" style:family="paragraph">
      <style:paragraph-properties fo:text-align="justify"/>
    </style:style>
    <style:style style:name="T1068" style:parent-style-name="Fonteparág.padrão" style:family="text">
      <style:text-properties style:font-name="Times New Roman" fo:language="pt" fo:country="BR"/>
    </style:style>
    <style:style style:name="T1069" style:parent-style-name="Fonteparág.padrão" style:family="text">
      <style:text-properties style:font-name="Times New Roman" fo:color="#FF0000" fo:language="pt" fo:country="BR"/>
    </style:style>
    <style:style style:name="T1070" style:parent-style-name="Fonteparág.padrão" style:family="text">
      <style:text-properties style:font-name="Times New Roman" fo:language="pt" fo:country="BR"/>
    </style:style>
    <style:style style:name="T1071" style:parent-style-name="Fonteparág.padrão" style:family="text">
      <style:text-properties style:font-name="Times New Roman" fo:color="#FF0000" fo:language="pt" fo:country="BR"/>
    </style:style>
    <style:style style:name="T1072" style:parent-style-name="Fonteparág.padrão" style:family="text">
      <style:text-properties style:font-name="Times New Roman" fo:language="pt" fo:country="BR"/>
    </style:style>
    <style:style style:name="T1073" style:parent-style-name="Fonteparág.padrão" style:family="text">
      <style:text-properties style:font-name="Times New Roman" fo:color="#FF0000" fo:language="pt" fo:country="BR"/>
    </style:style>
    <style:style style:name="T1074" style:parent-style-name="Fonteparág.padrão" style:family="text">
      <style:text-properties style:font-name="Times New Roman" fo:language="pt" fo:country="BR"/>
    </style:style>
    <style:style style:name="P1075" style:parent-style-name="Textbody" style:family="paragraph">
      <style:paragraph-properties fo:text-align="justify"/>
    </style:style>
    <style:style style:name="T1076" style:parent-style-name="Fonteparág.padrão" style:family="text">
      <style:text-properties style:font-name="Times New Roman" fo:language="pt" fo:country="BR"/>
    </style:style>
    <style:style style:name="T1077" style:parent-style-name="Fonteparág.padrão" style:family="text">
      <style:text-properties style:font-name="Times New Roman" fo:color="#FF0000" fo:language="pt" fo:country="BR"/>
    </style:style>
    <style:style style:name="T1078" style:parent-style-name="Fonteparág.padrão" style:family="text">
      <style:text-properties style:font-name="Times New Roman" fo:language="pt" fo:country="BR"/>
    </style:style>
    <style:style style:name="T1079" style:parent-style-name="Fonteparág.padrão" style:family="text">
      <style:text-properties style:font-name="Times New Roman" fo:language="pt" fo:country="BR"/>
    </style:style>
    <style:style style:name="T1080" style:parent-style-name="Fonteparág.padrão" style:family="text">
      <style:text-properties style:font-name="Times New Roman" fo:color="#FF0000" fo:language="pt" fo:country="BR"/>
    </style:style>
    <style:style style:name="P1081" style:parent-style-name="Textbody" style:family="paragraph">
      <style:paragraph-properties fo:text-align="justify"/>
    </style:style>
    <style:style style:name="T1082" style:parent-style-name="Fonteparág.padrão" style:family="text">
      <style:text-properties style:font-name="Times New Roman" fo:color="#FF0000" fo:language="pt" fo:country="BR"/>
    </style:style>
    <style:style style:name="T1083" style:parent-style-name="Fonteparág.padrão" style:family="text">
      <style:text-properties style:font-name="Times New Roman" fo:color="#FF0000" fo:language="pt" fo:country="BR"/>
    </style:style>
    <style:style style:name="T1084" style:parent-style-name="Fonteparág.padrão" style:family="text">
      <style:text-properties style:font-name="Times New Roman" fo:color="#FF0000" fo:language="pt" fo:country="BR"/>
    </style:style>
    <style:style style:name="T1085" style:parent-style-name="Fonteparág.padrão" style:family="text">
      <style:text-properties style:font-name="Times New Roman" fo:color="#FF0000" fo:language="pt" fo:country="BR"/>
    </style:style>
    <style:style style:name="T1086" style:parent-style-name="Fonteparág.padrão" style:family="text">
      <style:text-properties style:font-name="Times New Roman" fo:color="#FF0000" fo:language="pt" fo:country="BR"/>
    </style:style>
    <style:style style:name="T1087" style:parent-style-name="Fonteparág.padrão" style:family="text">
      <style:text-properties style:font-name="Times New Roman" fo:color="#FF0000" fo:language="pt" fo:country="BR"/>
    </style:style>
    <style:style style:name="T1088" style:parent-style-name="Fonteparág.padrão" style:family="text">
      <style:text-properties style:font-name="Times New Roman" fo:color="#FF0000" fo:language="pt" fo:country="BR"/>
    </style:style>
    <style:style style:name="T1089" style:parent-style-name="Fonteparág.padrão" style:family="text">
      <style:text-properties style:font-name="Times New Roman" fo:color="#FF0000" fo:language="pt" fo:country="BR"/>
    </style:style>
    <style:style style:name="T1090" style:parent-style-name="Fonteparág.padrão" style:family="text">
      <style:text-properties style:font-name="Times New Roman" fo:color="#FF0000" fo:language="pt" fo:country="BR"/>
    </style:style>
    <style:style style:name="T1091" style:parent-style-name="Fonteparág.padrão" style:family="text">
      <style:text-properties style:font-name="Times New Roman" fo:color="#FF0000" fo:language="pt" fo:country="BR"/>
    </style:style>
    <style:style style:name="T1092" style:parent-style-name="Fonteparág.padrão" style:family="text">
      <style:text-properties style:font-name="Times New Roman" fo:color="#FF0000" fo:language="pt" fo:country="BR"/>
    </style:style>
    <style:style style:name="T1093" style:parent-style-name="Fonteparág.padrão" style:family="text">
      <style:text-properties style:font-name="Times New Roman" fo:color="#FF0000" fo:language="pt" fo:country="BR"/>
    </style:style>
    <style:style style:name="T1094" style:parent-style-name="Fonteparág.padrão" style:family="text">
      <style:text-properties style:font-name="Times New Roman" fo:color="#FF0000" fo:language="pt" fo:country="BR"/>
    </style:style>
    <style:style style:name="T1095" style:parent-style-name="Fonteparág.padrão" style:family="text">
      <style:text-properties style:font-name="Times New Roman" fo:color="#FF0000" fo:language="pt" fo:country="BR"/>
    </style:style>
    <style:style style:name="T1096" style:parent-style-name="Fonteparág.padrão" style:family="text">
      <style:text-properties style:font-name="Times New Roman" fo:color="#FF0000" fo:language="pt" fo:country="BR"/>
    </style:style>
    <style:style style:name="T1097" style:parent-style-name="Fonteparág.padrão" style:family="text">
      <style:text-properties style:font-name="Times New Roman" fo:color="#FF0000" fo:language="pt" fo:country="BR"/>
    </style:style>
    <style:style style:name="T1098" style:parent-style-name="Fonteparág.padrão" style:family="text">
      <style:text-properties style:font-name="Times New Roman" fo:color="#FF0000" fo:language="pt" fo:country="BR"/>
    </style:style>
    <style:style style:name="T1099" style:parent-style-name="Fonteparág.padrão" style:family="text">
      <style:text-properties style:font-name="Times New Roman" fo:color="#FF0000" fo:language="pt" fo:country="BR"/>
    </style:style>
    <style:style style:name="T1100" style:parent-style-name="Fonteparág.padrão" style:family="text">
      <style:text-properties style:font-name="Times New Roman" fo:color="#FF0000" fo:language="pt" fo:country="BR"/>
    </style:style>
    <style:style style:name="T1101" style:parent-style-name="Fonteparág.padrão" style:family="text">
      <style:text-properties style:font-name="Times New Roman" fo:color="#FF0000" fo:language="pt" fo:country="BR"/>
    </style:style>
    <style:style style:name="T1102" style:parent-style-name="Fonteparág.padrão" style:family="text">
      <style:text-properties style:font-name="Times New Roman" fo:color="#FF0000" fo:language="pt" fo:country="BR"/>
    </style:style>
    <style:style style:name="T1103" style:parent-style-name="Fonteparág.padrão" style:family="text">
      <style:text-properties style:font-name="Times New Roman" fo:color="#FF0000" fo:language="pt" fo:country="BR"/>
    </style:style>
    <style:style style:name="T1104" style:parent-style-name="Fonteparág.padrão" style:family="text">
      <style:text-properties style:font-name="Times New Roman" fo:color="#FF0000" fo:language="pt" fo:country="BR"/>
    </style:style>
    <style:style style:name="T1105" style:parent-style-name="Fonteparág.padrão" style:family="text">
      <style:text-properties style:font-name="Times New Roman" fo:color="#FF0000" fo:language="pt" fo:country="BR"/>
    </style:style>
    <style:style style:name="T1106" style:parent-style-name="Fonteparág.padrão" style:family="text">
      <style:text-properties style:font-name="Times New Roman" fo:color="#FF0000" fo:language="pt" fo:country="BR"/>
    </style:style>
    <style:style style:name="T1107" style:parent-style-name="Fonteparág.padrão" style:family="text">
      <style:text-properties style:font-name="Times New Roman" fo:color="#FF0000" fo:language="pt" fo:country="BR"/>
    </style:style>
    <style:style style:name="T1108"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P1109" style:parent-style-name="Textbody" style:family="paragraph">
      <style:paragraph-properties fo:text-align="justify"/>
    </style:style>
    <style:style style:name="T1110" style:parent-style-name="Fonteparág.padrão" style:family="text">
      <style:text-properties style:font-name="Times New Roman" fo:color="#FF0000" fo:language="pt" fo:country="BR"/>
    </style:style>
    <style:style style:name="T1111" style:parent-style-name="Fonteparág.padrão" style:family="text">
      <style:text-properties style:font-name="Times New Roman" fo:color="#FF0000" fo:language="pt" fo:country="BR"/>
    </style:style>
    <style:style style:name="T1112" style:parent-style-name="Fonteparág.padrão" style:family="text">
      <style:text-properties style:font-name="Times New Roman" fo:color="#FF0000" fo:language="pt" fo:country="BR"/>
    </style:style>
    <style:style style:name="T1113" style:parent-style-name="Fonteparág.padrão" style:family="text">
      <style:text-properties style:font-name="Times New Roman" fo:color="#FF0000" fo:language="pt" fo:country="BR"/>
    </style:style>
    <style:style style:name="T1114" style:parent-style-name="Fonteparág.padrão" style:family="text">
      <style:text-properties style:font-name="Times New Roman" fo:color="#FF0000" fo:language="pt" fo:country="BR"/>
    </style:style>
    <style:style style:name="T1115" style:parent-style-name="Fonteparág.padrão" style:family="text">
      <style:text-properties style:font-name="Times New Roman" fo:color="#FF0000" fo:language="pt" fo:country="BR"/>
    </style:style>
    <style:style style:name="T1116" style:parent-style-name="Fonteparág.padrão" style:family="text">
      <style:text-properties style:font-name="Times New Roman" fo:color="#FF0000" fo:language="pt" fo:country="BR"/>
    </style:style>
    <style:style style:name="T1117" style:parent-style-name="Fonteparág.padrão" style:family="text">
      <style:text-properties style:font-name="Times New Roman" fo:language="pt" fo:country="BR"/>
    </style:style>
    <style:style style:name="P1118" style:parent-style-name="Textbody" style:family="paragraph">
      <style:paragraph-properties fo:text-align="justify"/>
    </style:style>
    <style:style style:name="T1119" style:parent-style-name="Fonteparág.padrão" style:family="text">
      <style:text-properties style:font-name="Times New Roman" fo:language="pt" fo:country="BR"/>
    </style:style>
    <style:style style:name="T1120" style:parent-style-name="Fonteparág.padrão" style:family="text">
      <style:text-properties style:font-name="Times New Roman" fo:language="pt" fo:country="BR"/>
    </style:style>
    <style:style style:name="T1121" style:parent-style-name="Fonteparág.padrão" style:family="text">
      <style:text-properties style:font-name="Times New Roman" fo:language="pt" fo:country="BR"/>
    </style:style>
    <style:style style:name="T1122" style:parent-style-name="Fonteparág.padrão" style:family="text">
      <style:text-properties style:font-name="Times New Roman" fo:color="#FF0000" fo:language="pt" fo:country="BR"/>
    </style:style>
    <style:style style:name="T1123" style:parent-style-name="Fonteparág.padrão" style:family="text">
      <style:text-properties style:font-name="Times New Roman" fo:color="#FF0000" fo:language="pt" fo:country="BR"/>
    </style:style>
    <style:style style:name="T1124" style:parent-style-name="Fonteparág.padrão" style:family="text">
      <style:text-properties style:font-name="Times New Roman" fo:color="#FF0000" fo:language="pt" fo:country="BR"/>
    </style:style>
    <style:style style:name="T1125" style:parent-style-name="Fonteparág.padrão" style:family="text">
      <style:text-properties style:font-name="Times New Roman" fo:language="pt" fo:country="BR"/>
    </style:style>
    <style:style style:name="P1126" style:parent-style-name="Textbody" style:family="paragraph">
      <style:paragraph-properties fo:text-align="justify"/>
    </style:style>
    <style:style style:name="T1127" style:parent-style-name="Fonteparág.padrão" style:family="text">
      <style:text-properties style:font-name="Times New Roman" fo:language="pt" fo:country="BR"/>
    </style:style>
    <style:style style:name="T1128" style:parent-style-name="Fonteparág.padrão" style:family="text">
      <style:text-properties style:font-name="Times New Roman" fo:color="#FF0000" fo:language="pt" fo:country="BR"/>
    </style:style>
    <style:style style:name="T1129" style:parent-style-name="Fonteparág.padrão" style:family="text">
      <style:text-properties style:font-name="Times New Roman" fo:language="pt" fo:country="BR"/>
    </style:style>
    <style:style style:name="P1130" style:parent-style-name="Textbody" style:family="paragraph">
      <style:paragraph-properties fo:text-align="justify"/>
    </style:style>
    <style:style style:name="T1131" style:parent-style-name="Fonteparág.padrão" style:family="text">
      <style:text-properties style:font-name="Times New Roman" fo:language="pt" fo:country="BR"/>
    </style:style>
    <style:style style:name="T1132" style:parent-style-name="Fonteparág.padrão" style:family="text">
      <style:text-properties style:font-name="Times New Roman" fo:color="#FF0000" fo:language="pt" fo:country="BR"/>
    </style:style>
    <style:style style:name="T1133" style:parent-style-name="Fonteparág.padrão" style:family="text">
      <style:text-properties style:font-name="Times New Roman" fo:language="pt" fo:country="BR"/>
    </style:style>
    <style:style style:name="P1134" style:parent-style-name="Normal" style:family="paragraph">
      <style:paragraph-properties fo:text-align="justify" style:vertical-align="auto" fo:margin-bottom="0.0972in" fo:line-height="115%"/>
      <style:text-properties fo:hyphenate="true"/>
    </style:style>
    <style:style style:name="T1135" style:parent-style-name="Fonteparág.padrão" style:family="text">
      <style:text-properties style:font-name="Times New Roman" fo:color="#FF0000"/>
    </style:style>
    <style:style style:name="T1136" style:parent-style-name="Fonteparág.padrão" style:family="text">
      <style:text-properties style:font-name="Times New Roman" fo:color="#FF0000"/>
    </style:style>
    <style:style style:name="T1137" style:parent-style-name="Fonteparág.padrão" style:family="text">
      <style:text-properties style:font-name="Times New Roman" fo:color="#FF0000"/>
    </style:style>
    <style:style style:name="T113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3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4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41"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42"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43" style:parent-style-name="Fonteparág.padrão" style:family="text">
      <style:text-properties style:font-name="Times New Roman" fo:color="#FF0000"/>
    </style:style>
    <style:style style:name="P1144" style:parent-style-name="Textbody" style:family="paragraph">
      <style:paragraph-properties fo:text-align="justify"/>
    </style:style>
    <style:style style:name="T1145" style:parent-style-name="Fonteparág.padrão" style:family="text">
      <style:text-properties style:font-name="Times New Roman" fo:color="#FF0000" fo:language="pt" fo:country="BR"/>
    </style:style>
    <style:style style:name="T1146" style:parent-style-name="Fonteparág.padrão" style:family="text">
      <style:text-properties style:font-name="Times New Roman" fo:color="#FF0000" fo:language="pt" fo:country="BR"/>
    </style:style>
    <style:style style:name="T1147" style:parent-style-name="Fonteparág.padrão" style:family="text">
      <style:text-properties style:font-name="Times New Roman" fo:color="#FF0000" fo:language="pt" fo:country="BR"/>
    </style:style>
    <style:style style:name="T1148" style:parent-style-name="Fonteparág.padrão" style:family="text">
      <style:text-properties style:font-name="Times New Roman" fo:color="#FF0000" fo:language="pt" fo:country="BR"/>
    </style:style>
    <style:style style:name="T1149" style:parent-style-name="Fonteparág.padrão" style:family="text">
      <style:text-properties style:font-name="Times New Roman" fo:language="pt" fo:country="BR"/>
    </style:style>
    <style:style style:name="P1150" style:parent-style-name="Textbody" style:family="paragraph">
      <style:paragraph-properties fo:text-align="justify"/>
    </style:style>
    <style:style style:name="T1151" style:parent-style-name="Fonteparág.padrão" style:family="text">
      <style:text-properties style:font-name="Times New Roman" fo:language="pt" fo:country="BR"/>
    </style:style>
    <style:style style:name="T1152" style:parent-style-name="Fonteparág.padrão" style:family="text">
      <style:text-properties style:font-name="Times New Roman" fo:color="#FF0000" fo:language="pt" fo:country="BR"/>
    </style:style>
    <style:style style:name="T1153" style:parent-style-name="Fonteparág.padrão" style:family="text">
      <style:text-properties style:font-name="Times New Roman" fo:language="pt" fo:country="BR"/>
    </style:style>
    <style:style style:name="T1154" style:parent-style-name="Fonteparág.padrão" style:family="text">
      <style:text-properties style:font-name="Times New Roman" fo:color="#FF0000" fo:language="pt" fo:country="BR"/>
    </style:style>
    <style:style style:name="P1155" style:parent-style-name="Textbody" style:family="paragraph">
      <style:paragraph-properties fo:text-align="justify"/>
    </style:style>
    <style:style style:name="T1156" style:parent-style-name="Fonteparág.padrão" style:family="text">
      <style:text-properties style:font-name="Times New Roman" fo:language="pt" fo:country="BR"/>
    </style:style>
    <style:style style:name="T1157" style:parent-style-name="Fonteparág.padrão" style:family="text">
      <style:text-properties style:font-name="Times New Roman" fo:color="#FF0000" fo:language="pt" fo:country="BR"/>
    </style:style>
    <style:style style:name="T1158" style:parent-style-name="Fonteparág.padrão" style:family="text">
      <style:text-properties style:font-name="Times New Roman" fo:language="pt" fo:country="BR"/>
    </style:style>
    <style:style style:name="T1159" style:parent-style-name="Fonteparág.padrão" style:family="text">
      <style:text-properties style:font-name="Times New Roman" fo:language="pt" fo:country="BR"/>
    </style:style>
    <style:style style:name="T1160" style:parent-style-name="Fonteparág.padrão" style:family="text">
      <style:text-properties style:font-name="Times New Roman" fo:language="pt" fo:country="BR"/>
    </style:style>
    <style:style style:name="T1161" style:parent-style-name="Fonteparág.padrão" style:family="text">
      <style:text-properties style:font-name="Times New Roman" fo:color="#FF0000" fo:language="pt" fo:country="BR"/>
    </style:style>
    <style:style style:name="T1162" style:parent-style-name="Fonteparág.padrão" style:family="text">
      <style:text-properties style:font-name="Times New Roman" fo:language="pt" fo:country="BR"/>
    </style:style>
    <style:style style:name="T1163" style:parent-style-name="Fonteparág.padrão" style:family="text">
      <style:text-properties style:font-name="Times New Roman" fo:color="#FF0000" fo:language="pt" fo:country="BR"/>
    </style:style>
    <style:style style:name="T1164" style:parent-style-name="Fonteparág.padrão" style:family="text">
      <style:text-properties style:font-name="Times New Roman" fo:color="#FF0000" fo:language="pt" fo:country="BR"/>
    </style:style>
    <style:style style:name="T1165" style:parent-style-name="Fonteparág.padrão" style:family="text">
      <style:text-properties style:font-name="Times New Roman" fo:color="#FF0000" fo:language="pt" fo:country="BR"/>
    </style:style>
    <style:style style:name="T1166" style:parent-style-name="Fonteparág.padrão" style:family="text">
      <style:text-properties style:font-name="Times New Roman" fo:language="pt" fo:country="BR"/>
    </style:style>
    <style:style style:name="P1167" style:parent-style-name="Textbody" style:family="paragraph">
      <style:paragraph-properties fo:text-align="justify"/>
      <style:text-properties style:font-name="Times New Roman" fo:color="#FF0000" fo:language="pt" fo:country="BR"/>
    </style:style>
    <style:style style:name="P1168" style:parent-style-name="Textbody" style:family="paragraph">
      <style:paragraph-properties fo:text-align="justify"/>
    </style:style>
    <style:style style:name="T1169" style:parent-style-name="Fonteparág.padrão" style:family="text">
      <style:text-properties style:font-name="Times New Roman" fo:language="pt" fo:country="BR"/>
    </style:style>
    <style:style style:name="T1170" style:parent-style-name="Fonteparág.padrão" style:family="text">
      <style:text-properties style:font-name="Times New Roman" fo:color="#FF0000" fo:language="pt" fo:country="BR"/>
    </style:style>
    <style:style style:name="T1171" style:parent-style-name="Fonteparág.padrão" style:family="text">
      <style:text-properties style:font-name="Times New Roman" fo:language="pt" fo:country="BR"/>
    </style:style>
    <style:style style:name="T1172" style:parent-style-name="Fonteparág.padrão" style:family="text">
      <style:text-properties style:font-name="Times New Roman" fo:language="pt" fo:country="BR"/>
    </style:style>
    <style:style style:name="T1173" style:parent-style-name="Fonteparág.padrão" style:family="text">
      <style:text-properties style:font-name="Times New Roman" fo:language="pt" fo:country="BR"/>
    </style:style>
    <style:style style:name="P1174" style:parent-style-name="Textbody" style:family="paragraph">
      <style:paragraph-properties fo:text-align="justify"/>
      <style:text-properties style:font-name="Times New Roman" fo:color="#FF0000" fo:language="pt" fo:country="BR"/>
    </style:style>
    <style:style style:name="P1175" style:parent-style-name="Textbody" style:family="paragraph">
      <style:paragraph-properties fo:text-align="justify"/>
      <style:text-properties style:font-name="Times New Roman" fo:color="#FF0000" fo:language="pt" fo:country="BR"/>
    </style:style>
    <style:style style:name="P1176" style:parent-style-name="Textbody" style:family="paragraph">
      <style:paragraph-properties fo:text-align="justify"/>
    </style:style>
    <style:style style:name="T1177" style:parent-style-name="Fonteparág.padrão" style:family="text">
      <style:text-properties style:font-name="Times New Roman" fo:language="pt" fo:country="BR"/>
    </style:style>
    <style:style style:name="T1178" style:parent-style-name="Fonteparág.padrão" style:family="text">
      <style:text-properties style:font-name="Times New Roman" fo:language="pt" fo:country="BR"/>
    </style:style>
    <style:style style:name="T1179" style:parent-style-name="Fonteparág.padrão" style:family="text">
      <style:text-properties style:font-name="Times New Roman" fo:color="#FF0000" fo:language="pt" fo:country="BR"/>
    </style:style>
    <style:style style:name="T1180" style:parent-style-name="Fonteparág.padrão" style:family="text">
      <style:text-properties style:font-name="Times New Roman" fo:language="pt" fo:country="BR"/>
    </style:style>
    <style:style style:name="T1181" style:parent-style-name="Fonteparág.padrão" style:family="text">
      <style:text-properties style:font-name="Times New Roman" fo:language="pt" fo:country="BR"/>
    </style:style>
    <style:style style:name="T1182" style:parent-style-name="Fonteparág.padrão" style:family="text">
      <style:text-properties style:font-name="Times New Roman" fo:language="pt" fo:country="BR"/>
    </style:style>
    <style:style style:name="P1183" style:parent-style-name="Normal" style:family="paragraph">
      <style:paragraph-properties fo:text-align="justify" style:vertical-align="auto" fo:margin-bottom="0.0972in" fo:line-height="115%"/>
      <style:text-properties fo:hyphenate="true"/>
    </style:style>
    <style:style style:name="T1184"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8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86"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87"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88"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89"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0"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1"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2"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3"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4"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196"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7"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8"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19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00"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01"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02"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0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04"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0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06"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0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08"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09"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T121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11"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1212" style:parent-style-name="Textbody" style:family="paragraph">
      <style:paragraph-properties fo:text-align="justify"/>
    </style:style>
    <style:style style:name="T1213" style:parent-style-name="Fonteparág.padrão" style:family="text">
      <style:text-properties style:font-name="Times New Roman" fo:language="pt" fo:country="BR"/>
    </style:style>
    <style:style style:name="T1214" style:parent-style-name="Fonteparág.padrão" style:family="text">
      <style:text-properties style:font-name="Times New Roman" fo:language="pt" fo:country="BR"/>
    </style:style>
    <style:style style:name="T1215" style:parent-style-name="Fonteparág.padrão" style:family="text">
      <style:text-properties style:font-name="Times New Roman" fo:color="#FF0000" fo:language="pt" fo:country="BR"/>
    </style:style>
    <style:style style:name="T1216" style:parent-style-name="Fonteparág.padrão" style:family="text">
      <style:text-properties style:font-name="Times New Roman" fo:language="pt" fo:country="BR"/>
    </style:style>
    <style:style style:name="P1217" style:parent-style-name="Textbody" style:family="paragraph">
      <style:paragraph-properties fo:text-align="justify"/>
      <style:text-properties style:font-name="Times New Roman" fo:language="pt" fo:country="BR"/>
    </style:style>
    <style:style style:name="P1218" style:parent-style-name="Textbody" style:family="paragraph">
      <style:paragraph-properties fo:text-align="justify"/>
    </style:style>
    <style:style style:name="T1219" style:parent-style-name="Fonteparág.padrão" style:family="text">
      <style:text-properties style:font-name="Times New Roman" fo:language="pt" fo:country="BR"/>
    </style:style>
    <style:style style:name="T1220" style:parent-style-name="Fonteparág.padrão" style:family="text">
      <style:text-properties style:font-name="Times New Roman" fo:color="#FF0000" fo:language="pt" fo:country="BR"/>
    </style:style>
    <style:style style:name="T1221" style:parent-style-name="Fonteparág.padrão" style:family="text">
      <style:text-properties style:font-name="Times New Roman" fo:language="pt" fo:country="BR"/>
    </style:style>
    <style:style style:name="P1222" style:parent-style-name="Textbody" style:family="paragraph">
      <style:paragraph-properties fo:text-align="justify"/>
      <style:text-properties style:font-name="Times New Roman" fo:language="pt" fo:country="BR"/>
    </style:style>
    <style:style style:name="P1223" style:parent-style-name="Título1" style:family="paragraph">
      <style:paragraph-properties fo:break-before="page" fo:text-align="justify"/>
      <style:text-properties style:font-name="Times New Roman" fo:language="pt" fo:country="BR"/>
    </style:style>
    <style:style style:name="P1224" style:parent-style-name="Textbody" style:family="paragraph">
      <style:paragraph-properties fo:text-align="justify"/>
    </style:style>
    <style:style style:name="T1225" style:parent-style-name="Fonteparág.padrão" style:family="text">
      <style:text-properties style:font-name="Times New Roman" fo:language="pt" fo:country="BR"/>
    </style:style>
    <style:style style:name="T1226" style:parent-style-name="Fonteparág.padrão" style:family="text">
      <style:text-properties style:font-name="Times New Roman" fo:color="#FF0000" fo:language="pt" fo:country="BR"/>
    </style:style>
    <style:style style:name="T1227" style:parent-style-name="Fonteparág.padrão" style:family="text">
      <style:text-properties style:font-name="Times New Roman" fo:language="pt" fo:country="BR"/>
    </style:style>
    <style:style style:name="P1228" style:parent-style-name="Textbody" style:family="paragraph">
      <style:paragraph-properties fo:text-align="justify"/>
    </style:style>
    <style:style style:name="T1229" style:parent-style-name="Fonteparág.padrão" style:family="text">
      <style:text-properties style:font-name="Times New Roman" fo:language="pt" fo:country="BR"/>
    </style:style>
    <style:style style:name="T1230" style:parent-style-name="Fonteparág.padrão" style:family="text">
      <style:text-properties style:font-name="Times New Roman" fo:color="#FF0000" fo:language="pt" fo:country="BR"/>
    </style:style>
    <style:style style:name="P1231"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fo:hyphenate="true"/>
    </style:style>
    <style:style style:name="P1232" style:parent-style-name="Textbody" style:family="paragraph">
      <style:paragraph-properties fo:text-align="justify"/>
    </style:style>
    <style:style style:name="T1233" style:parent-style-name="Fonteparág.padrão" style:family="text">
      <style:text-properties style:font-name="Times New Roman" fo:color="#FF0000" fo:language="pt" fo:country="BR"/>
    </style:style>
    <style:style style:name="T1234" style:parent-style-name="Fonteparág.padrão" style:family="text">
      <style:text-properties style:font-name="Times New Roman" fo:color="#FF0000" fo:language="pt" fo:country="BR"/>
    </style:style>
    <style:style style:name="T1235" style:parent-style-name="Fonteparág.padrão" style:family="text">
      <style:text-properties style:font-name="Times New Roman" fo:color="#FF0000" fo:language="pt" fo:country="BR"/>
    </style:style>
    <style:style style:name="T1236" style:parent-style-name="Fonteparág.padrão" style:family="text">
      <style:text-properties style:font-name="Times New Roman" fo:color="#FF0000" fo:language="pt" fo:country="BR"/>
    </style:style>
    <style:style style:name="T1237" style:parent-style-name="Fonteparág.padrão" style:family="text">
      <style:text-properties style:font-name="Times New Roman" fo:color="#FF0000" fo:language="pt" fo:country="BR"/>
    </style:style>
    <style:style style:name="T1238" style:parent-style-name="Fonteparág.padrão" style:family="text">
      <style:text-properties style:font-name="Times New Roman" fo:color="#FF0000" fo:language="pt" fo:country="BR"/>
    </style:style>
    <style:style style:name="T1239" style:parent-style-name="Fonteparág.padrão" style:family="text">
      <style:text-properties style:font-name="Times New Roman" fo:color="#FF0000" fo:language="pt" fo:country="BR"/>
    </style:style>
    <style:style style:name="T1240" style:parent-style-name="Fonteparág.padrão" style:family="text">
      <style:text-properties style:font-name="Times New Roman" fo:color="#FF0000" fo:language="pt" fo:country="BR"/>
    </style:style>
    <style:style style:name="T1241" style:parent-style-name="Fonteparág.padrão" style:family="text">
      <style:text-properties style:font-name="Times New Roman" fo:color="#FF0000" fo:language="pt" fo:country="BR"/>
    </style:style>
    <style:style style:name="T1242" style:parent-style-name="Fonteparág.padrão" style:family="text">
      <style:text-properties style:font-name="Times New Roman" fo:color="#FF0000" fo:language="pt" fo:country="BR"/>
    </style:style>
    <style:style style:name="T1243" style:parent-style-name="Fonteparág.padrão" style:family="text">
      <style:text-properties style:font-name="Times New Roman" fo:language="pt" fo:country="BR"/>
    </style:style>
    <style:style style:name="T1244" style:parent-style-name="Fonteparág.padrão" style:family="text">
      <style:text-properties style:font-name="Times New Roman" fo:language="pt" fo:country="BR"/>
    </style:style>
    <style:style style:name="T1245" style:parent-style-name="Fonteparág.padrão" style:family="text">
      <style:text-properties style:font-name="Times New Roman" fo:language="pt" fo:country="BR"/>
    </style:style>
    <style:style style:name="T1246" style:parent-style-name="Fonteparág.padrão" style:family="text">
      <style:text-properties style:font-name="Times New Roman" fo:language="pt" fo:country="BR"/>
    </style:style>
    <style:style style:name="T1247" style:parent-style-name="Fonteparág.padrão" style:family="text">
      <style:text-properties style:font-name="Times New Roman" fo:language="pt" fo:country="BR"/>
    </style:style>
    <style:style style:name="T1248" style:parent-style-name="Fonteparág.padrão" style:family="text">
      <style:text-properties style:font-name="Times New Roman" fo:language="pt" fo:country="BR"/>
    </style:style>
    <style:style style:name="T1249" style:parent-style-name="Fonteparág.padrão" style:family="text">
      <style:text-properties style:font-name="Times New Roman" fo:language="pt" fo:country="BR"/>
    </style:style>
    <style:style style:name="T1250" style:parent-style-name="Fonteparág.padrão" style:family="text">
      <style:text-properties style:font-name="Times New Roman" fo:language="pt" fo:country="BR"/>
    </style:style>
    <style:style style:name="T1251" style:parent-style-name="Fonteparág.padrão" style:family="text">
      <style:text-properties style:font-name="Times New Roman" fo:language="pt" fo:country="BR"/>
    </style:style>
    <style:style style:name="T1252" style:parent-style-name="Fonteparág.padrão" style:family="text">
      <style:text-properties style:font-name="Times New Roman" fo:language="pt" fo:country="BR"/>
    </style:style>
    <style:style style:name="T1253" style:parent-style-name="Fonteparág.padrão" style:family="text">
      <style:text-properties style:font-name="Times New Roman" fo:color="#FF0000" fo:language="pt" fo:country="BR"/>
    </style:style>
    <style:style style:name="T1254" style:parent-style-name="Fonteparág.padrão" style:family="text">
      <style:text-properties style:font-name="Times New Roman" fo:language="pt" fo:country="BR"/>
    </style:style>
    <style:style style:name="T1255" style:parent-style-name="Fonteparág.padrão" style:family="text">
      <style:text-properties style:font-name="Times New Roman" fo:language="pt" fo:country="BR"/>
    </style:style>
    <style:style style:name="T1256" style:parent-style-name="Fonteparág.padrão" style:family="text">
      <style:text-properties style:font-name="Times New Roman" fo:color="#FF0000" fo:language="pt" fo:country="BR"/>
    </style:style>
    <style:style style:name="T1257" style:parent-style-name="Fonteparág.padrão" style:family="text">
      <style:text-properties style:font-name="Times New Roman" fo:language="pt" fo:country="BR"/>
    </style:style>
    <style:style style:name="T1258" style:parent-style-name="Fonteparág.padrão" style:family="text">
      <style:text-properties style:font-name="Times New Roman" fo:color="#FF0000" fo:language="pt" fo:country="BR"/>
    </style:style>
    <style:style style:name="T1259" style:parent-style-name="Fonteparág.padrão" style:family="text">
      <style:text-properties style:font-name="Times New Roman" fo:color="#FF0000" fo:language="pt" fo:country="BR"/>
    </style:style>
    <style:style style:name="T1260" style:parent-style-name="Fonteparág.padrão" style:family="text">
      <style:text-properties style:font-name="Times New Roman" fo:color="#FF0000" fo:language="pt" fo:country="BR"/>
    </style:style>
    <style:style style:name="T1261" style:parent-style-name="Fonteparág.padrão" style:family="text">
      <style:text-properties style:font-name="Times New Roman" fo:language="pt" fo:country="BR"/>
    </style:style>
    <style:style style:name="T1262" style:parent-style-name="Fonteparág.padrão" style:family="text">
      <style:text-properties style:font-name="Times New Roman" fo:language="pt" fo:country="BR"/>
    </style:style>
    <style:style style:name="T1263" style:parent-style-name="Fonteparág.padrão" style:family="text">
      <style:text-properties style:font-name="Times New Roman" fo:language="pt" fo:country="BR"/>
    </style:style>
    <style:style style:name="T1264" style:parent-style-name="Fonteparág.padrão" style:family="text">
      <style:text-properties style:font-name="Times New Roman" fo:language="pt" fo:country="BR"/>
    </style:style>
    <style:style style:name="T1265" style:parent-style-name="Fonteparág.padrão" style:family="text">
      <style:text-properties style:font-name="Times New Roman" fo:color="#FF0000" fo:language="pt" fo:country="BR"/>
    </style:style>
    <style:style style:name="T1266" style:parent-style-name="Fonteparág.padrão" style:family="text">
      <style:text-properties style:font-name="Times New Roman" fo:color="#FF0000" fo:language="pt" fo:country="BR"/>
    </style:style>
    <style:style style:name="T1267" style:parent-style-name="Fonteparág.padrão" style:family="text">
      <style:text-properties style:font-name="Times New Roman" fo:color="#FF0000" fo:language="pt" fo:country="BR"/>
    </style:style>
    <style:style style:name="T1268" style:parent-style-name="Fonteparág.padrão" style:family="text">
      <style:text-properties style:font-name="Times New Roman" fo:color="#FF0000" fo:language="pt" fo:country="BR"/>
    </style:style>
    <style:style style:name="T1269" style:parent-style-name="Fonteparág.padrão" style:family="text">
      <style:text-properties style:font-name="Times New Roman" fo:color="#FF0000" fo:language="pt" fo:country="BR"/>
    </style:style>
    <style:style style:name="T1270" style:parent-style-name="Fonteparág.padrão" style:family="text">
      <style:text-properties style:font-name="Times New Roman" fo:language="pt" fo:country="BR"/>
    </style:style>
    <style:style style:name="P1271" style:parent-style-name="Normal" style:family="paragraph">
      <style:paragraph-properties fo:text-align="justify" style:vertical-align="auto" fo:margin-bottom="0.0972in" fo:line-height="115%"/>
    </style:style>
    <style:style style:name="T1272" style:parent-style-name="Fonteparág.padrão" style:family="text">
      <style:text-properties style:font-name="Times New Roman"/>
    </style:style>
    <style:style style:name="T1273" style:parent-style-name="Fonteparág.padrão" style:family="text">
      <style:text-properties style:font-name="Times New Roman"/>
    </style:style>
    <style:style style:name="T1274" style:parent-style-name="Fonteparág.padrão" style:family="text">
      <style:text-properties style:font-name="Times New Roman"/>
    </style:style>
    <style:style style:name="T127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7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7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7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7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80"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81"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82"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8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8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285" style:parent-style-name="Fonteparág.padrão" style:family="text">
      <style:text-properties style:font-name="Times New Roman" fo:color="#FF0000"/>
    </style:style>
    <style:style style:name="T1286" style:parent-style-name="Fonteparág.padrão" style:family="text">
      <style:text-properties style:font-name="Times New Roman" fo:color="#FF0000"/>
    </style:style>
    <style:style style:name="T1287" style:parent-style-name="Fonteparág.padrão" style:family="text">
      <style:text-properties style:font-name="Times New Roman" fo:color="#FF0000"/>
    </style:style>
    <style:style style:name="T1288" style:parent-style-name="Fonteparág.padrão" style:family="text">
      <style:text-properties style:font-name="Times New Roman" fo:color="#FF0000"/>
    </style:style>
    <style:style style:name="T1289" style:parent-style-name="Fonteparág.padrão" style:family="text">
      <style:text-properties style:font-name="Times New Roman" fo:color="#FF0000"/>
    </style:style>
    <style:style style:name="P1290" style:parent-style-name="Textbody" style:family="paragraph">
      <style:paragraph-properties fo:text-align="justify"/>
    </style:style>
    <style:style style:name="T1291" style:parent-style-name="Fonteparág.padrão" style:family="text">
      <style:text-properties style:font-name="Times New Roman" fo:language="pt" fo:country="BR"/>
    </style:style>
    <style:style style:name="T1292" style:parent-style-name="Fonteparág.padrão" style:family="text">
      <style:text-properties style:font-name="Times New Roman" fo:language="pt" fo:country="BR"/>
    </style:style>
    <style:style style:name="T1293" style:parent-style-name="Fonteparág.padrão" style:family="text">
      <style:text-properties style:font-name="Times New Roman" fo:color="#FF0000" fo:language="pt" fo:country="BR"/>
    </style:style>
    <style:style style:name="T1294" style:parent-style-name="Fonteparág.padrão" style:family="text">
      <style:text-properties style:font-name="Times New Roman" fo:color="#FF0000" fo:language="pt" fo:country="BR"/>
    </style:style>
    <style:style style:name="T1295" style:parent-style-name="Fonteparág.padrão" style:family="text">
      <style:text-properties style:font-name="Times New Roman" fo:color="#FF0000" fo:language="pt" fo:country="BR"/>
    </style:style>
    <style:style style:name="T1296" style:parent-style-name="Fonteparág.padrão" style:family="text">
      <style:text-properties style:font-name="Times New Roman" fo:color="#FF0000" fo:language="pt" fo:country="BR"/>
    </style:style>
    <style:style style:name="T1297" style:parent-style-name="Fonteparág.padrão" style:family="text">
      <style:text-properties style:font-name="Times New Roman" fo:color="#FF0000" fo:language="pt" fo:country="BR"/>
    </style:style>
    <style:style style:name="T1298" style:parent-style-name="Fonteparág.padrão" style:family="text">
      <style:text-properties style:font-name="Times New Roman" fo:color="#FF0000" fo:language="pt" fo:country="BR"/>
    </style:style>
    <style:style style:name="T1299" style:parent-style-name="Fonteparág.padrão" style:family="text">
      <style:text-properties style:font-name="Times New Roman" fo:color="#FF0000" fo:language="pt" fo:country="BR"/>
    </style:style>
    <style:style style:name="T1300" style:parent-style-name="Fonteparág.padrão" style:family="text">
      <style:text-properties style:font-name="Times New Roman" fo:color="#FF0000" fo:language="pt" fo:country="BR"/>
    </style:style>
    <style:style style:name="T1301" style:parent-style-name="Fonteparág.padrão" style:family="text">
      <style:text-properties style:font-name="Times New Roman" fo:language="pt" fo:country="BR"/>
    </style:style>
    <style:style style:name="T1302" style:parent-style-name="Fonteparág.padrão" style:family="text">
      <style:text-properties style:font-name="Times New Roman" fo:language="pt" fo:country="BR"/>
    </style:style>
    <style:style style:name="T1303" style:parent-style-name="Fonteparág.padrão" style:family="text">
      <style:text-properties style:font-name="Times New Roman" fo:color="#FF0000" fo:language="pt" fo:country="BR"/>
    </style:style>
    <style:style style:name="T1304" style:parent-style-name="Fonteparág.padrão" style:family="text">
      <style:text-properties style:font-name="Times New Roman" fo:color="#FF0000" fo:language="pt" fo:country="BR"/>
    </style:style>
    <style:style style:name="T1305" style:parent-style-name="Fonteparág.padrão" style:family="text">
      <style:text-properties style:font-name="Times New Roman" fo:color="#FF0000" fo:language="pt" fo:country="BR"/>
    </style:style>
    <style:style style:name="T1306" style:parent-style-name="Fonteparág.padrão" style:family="text">
      <style:text-properties style:font-name="Times New Roman" fo:language="pt" fo:country="BR"/>
    </style:style>
    <style:style style:name="P1307" style:parent-style-name="Textbody" style:family="paragraph">
      <style:paragraph-properties fo:text-align="justify"/>
    </style:style>
    <style:style style:name="T1308" style:parent-style-name="Fonteparág.padrão" style:family="text">
      <style:text-properties style:font-name="Times New Roman" fo:language="pt" fo:country="BR"/>
    </style:style>
    <style:style style:name="T1309" style:parent-style-name="Fonteparág.padrão" style:family="text">
      <style:text-properties style:font-name="Times New Roman" fo:language="pt" fo:country="BR"/>
    </style:style>
    <style:style style:name="T1310" style:parent-style-name="Fonteparág.padrão" style:family="text">
      <style:text-properties style:font-name="Times New Roman" fo:language="pt" fo:country="BR"/>
    </style:style>
    <style:style style:name="T1311" style:parent-style-name="Fonteparág.padrão" style:family="text">
      <style:text-properties style:font-name="Times New Roman" fo:language="pt" fo:country="BR"/>
    </style:style>
    <style:style style:name="T1312" style:parent-style-name="Fonteparág.padrão" style:family="text">
      <style:text-properties style:font-name="Times New Roman" fo:language="pt" fo:country="BR"/>
    </style:style>
    <style:style style:name="T1313" style:parent-style-name="Fonteparág.padrão" style:family="text">
      <style:text-properties style:font-name="Times New Roman" fo:color="#FF0000" fo:language="pt" fo:country="BR"/>
    </style:style>
    <style:style style:name="T1314" style:parent-style-name="Fonteparág.padrão" style:family="text">
      <style:text-properties style:font-name="Times New Roman" fo:color="#FF0000" fo:language="pt" fo:country="BR"/>
    </style:style>
    <style:style style:name="T1315" style:parent-style-name="Fonteparág.padrão" style:family="text">
      <style:text-properties style:font-name="Times New Roman" fo:color="#FF0000" fo:language="pt" fo:country="BR"/>
    </style:style>
    <style:style style:name="T1316" style:parent-style-name="Fonteparág.padrão" style:family="text">
      <style:text-properties style:font-name="Times New Roman" fo:color="#FF0000" fo:language="pt" fo:country="BR"/>
    </style:style>
    <style:style style:name="T1317" style:parent-style-name="Fonteparág.padrão" style:family="text">
      <style:text-properties style:font-name="Times New Roman" fo:color="#FF0000" fo:language="pt" fo:country="BR"/>
    </style:style>
    <style:style style:name="T1318" style:parent-style-name="Fonteparág.padrão" style:family="text">
      <style:text-properties style:font-name="Times New Roman" fo:color="#FF0000" fo:language="pt" fo:country="BR"/>
    </style:style>
    <style:style style:name="T1319" style:parent-style-name="Fonteparág.padrão" style:family="text">
      <style:text-properties style:font-name="Times New Roman" fo:language="pt" fo:country="BR"/>
    </style:style>
    <style:style style:name="T1320" style:parent-style-name="Fonteparág.padrão" style:family="text">
      <style:text-properties style:font-name="Times New Roman" fo:language="pt" fo:country="BR"/>
    </style:style>
    <style:style style:name="T1321" style:parent-style-name="Fonteparág.padrão" style:family="text">
      <style:text-properties style:font-name="Times New Roman" fo:language="pt" fo:country="BR"/>
    </style:style>
    <style:style style:name="T1322" style:parent-style-name="Fonteparág.padrão" style:family="text">
      <style:text-properties style:font-name="Times New Roman" fo:color="#FF0000" fo:language="pt" fo:country="BR"/>
    </style:style>
    <style:style style:name="T1323" style:parent-style-name="Fonteparág.padrão" style:family="text">
      <style:text-properties style:font-name="Times New Roman" fo:language="pt" fo:country="BR"/>
    </style:style>
    <style:style style:name="T1324" style:parent-style-name="Fonteparág.padrão" style:family="text">
      <style:text-properties style:font-name="Times New Roman" fo:language="pt" fo:country="BR"/>
    </style:style>
    <style:style style:name="T1325" style:parent-style-name="Fonteparág.padrão" style:family="text">
      <style:text-properties style:font-name="Times New Roman" fo:color="#FF0000" fo:language="pt" fo:country="BR"/>
    </style:style>
    <style:style style:name="T1326" style:parent-style-name="Fonteparág.padrão" style:family="text">
      <style:text-properties style:font-name="Times New Roman" fo:color="#FF0000" fo:language="pt" fo:country="BR"/>
    </style:style>
    <style:style style:name="T1327" style:parent-style-name="Fonteparág.padrão" style:family="text">
      <style:text-properties style:font-name="Times New Roman" fo:color="#FF0000" fo:language="pt" fo:country="BR"/>
    </style:style>
    <style:style style:name="T1328" style:parent-style-name="Fonteparág.padrão" style:family="text">
      <style:text-properties style:font-name="Times New Roman" fo:color="#FF0000" fo:language="pt" fo:country="BR"/>
    </style:style>
    <style:style style:name="T1329" style:parent-style-name="Fonteparág.padrão" style:family="text">
      <style:text-properties style:font-name="Times New Roman" fo:language="pt" fo:country="BR"/>
    </style:style>
    <style:style style:name="T1330" style:parent-style-name="Fonteparág.padrão" style:family="text">
      <style:text-properties style:font-name="Times New Roman" fo:color="#FF0000" fo:language="pt" fo:country="BR"/>
    </style:style>
    <style:style style:name="T1331" style:parent-style-name="Fonteparág.padrão" style:family="text">
      <style:text-properties style:font-name="Times New Roman" fo:color="#FF0000" fo:language="pt" fo:country="BR"/>
    </style:style>
    <style:style style:name="T1332" style:parent-style-name="Fonteparág.padrão" style:family="text">
      <style:text-properties style:font-name="Times New Roman" fo:color="#FF0000" fo:language="pt" fo:country="BR"/>
    </style:style>
    <style:style style:name="T1333" style:parent-style-name="Fonteparág.padrão" style:family="text">
      <style:text-properties style:font-name="Times New Roman" fo:language="pt" fo:country="BR"/>
    </style:style>
    <style:style style:name="P1334" style:parent-style-name="Textbody" style:family="paragraph">
      <style:paragraph-properties fo:text-align="justify"/>
    </style:style>
    <style:style style:name="T1335" style:parent-style-name="Fonteparág.padrão" style:family="text">
      <style:text-properties style:font-name="Times New Roman" fo:language="pt" fo:country="BR"/>
    </style:style>
    <style:style style:name="T1336" style:parent-style-name="Fonteparág.padrão" style:family="text">
      <style:text-properties style:font-name="Times New Roman" fo:language="pt" fo:country="BR"/>
    </style:style>
    <style:style style:name="T1337" style:parent-style-name="Fonteparág.padrão" style:family="text">
      <style:text-properties style:font-name="Times New Roman" fo:language="pt" fo:country="BR"/>
    </style:style>
    <style:style style:name="T1338" style:parent-style-name="Fonteparág.padrão" style:family="text">
      <style:text-properties style:font-name="Times New Roman" fo:color="#FF0000" fo:language="pt" fo:country="BR"/>
    </style:style>
    <style:style style:name="T1339" style:parent-style-name="Fonteparág.padrão" style:family="text">
      <style:text-properties style:font-name="Times New Roman" fo:language="pt" fo:country="BR"/>
    </style:style>
    <style:style style:name="P1340" style:parent-style-name="Normal" style:family="paragraph">
      <style:paragraph-properties fo:text-align="justify" style:vertical-align="auto" fo:margin-bottom="0.0972in" fo:line-height="115%"/>
    </style:style>
    <style:style style:name="T1341" style:parent-style-name="Fonteparág.padrão" style:family="text">
      <style:text-properties style:font-name="Times New Roman" fo:color="#FF0000"/>
    </style:style>
    <style:style style:name="T1342" style:parent-style-name="Fonteparág.padrão" style:family="text">
      <style:text-properties style:font-name="Times New Roman" fo:color="#FF0000"/>
    </style:style>
    <style:style style:name="T1343" style:parent-style-name="Fonteparág.padrão" style:family="text">
      <style:text-properties style:font-name="Times New Roman" fo:color="#FF0000"/>
    </style:style>
    <style:style style:name="T134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34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34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1347" style:parent-style-name="Textbody" style:family="paragraph">
      <style:paragraph-properties fo:text-align="justify"/>
    </style:style>
    <style:style style:name="T1348" style:parent-style-name="Fonteparág.padrão" style:family="text">
      <style:text-properties style:font-name="Times New Roman" fo:language="pt" fo:country="BR"/>
    </style:style>
    <style:style style:name="T1349" style:parent-style-name="Fonteparág.padrão" style:family="text">
      <style:text-properties style:font-name="Times New Roman" fo:language="pt" fo:country="BR"/>
    </style:style>
    <style:style style:name="T1350" style:parent-style-name="Fonteparág.padrão" style:family="text">
      <style:text-properties style:font-name="Times New Roman" fo:language="pt" fo:country="BR"/>
    </style:style>
    <style:style style:name="T1351" style:parent-style-name="Fonteparág.padrão" style:family="text">
      <style:text-properties style:font-name="Times New Roman" fo:color="#FF0000" fo:language="pt" fo:country="BR"/>
    </style:style>
    <style:style style:name="T1352" style:parent-style-name="Fonteparág.padrão" style:family="text">
      <style:text-properties style:font-name="Times New Roman" fo:language="pt" fo:country="BR"/>
    </style:style>
    <style:style style:name="P1353" style:parent-style-name="Textbody" style:family="paragraph">
      <style:paragraph-properties fo:text-align="justify"/>
      <style:text-properties style:font-name="Times New Roman" fo:language="pt" fo:country="BR"/>
    </style:style>
    <style:style style:name="P1354" style:parent-style-name="Textbody" style:family="paragraph">
      <style:paragraph-properties fo:text-align="justify"/>
    </style:style>
    <style:style style:name="T1355" style:parent-style-name="Fonteparág.padrão" style:family="text">
      <style:text-properties style:font-name="Times New Roman" fo:language="pt" fo:country="BR"/>
    </style:style>
    <style:style style:name="T1356" style:parent-style-name="Fonteparág.padrão" style:family="text">
      <style:text-properties style:font-name="Times New Roman" fo:language="pt" fo:country="BR"/>
    </style:style>
    <style:style style:name="T1357" style:parent-style-name="Fonteparág.padrão" style:family="text">
      <style:text-properties style:font-name="Times New Roman" fo:language="pt" fo:country="BR"/>
    </style:style>
    <style:style style:name="T1358" style:parent-style-name="Fonteparág.padrão" style:family="text">
      <style:text-properties style:font-name="Times New Roman" fo:color="#FF0000" fo:language="pt" fo:country="BR"/>
    </style:style>
    <style:style style:name="T1359" style:parent-style-name="Fonteparág.padrão" style:family="text">
      <style:text-properties style:font-name="Times New Roman" fo:language="pt" fo:country="BR"/>
    </style:style>
    <style:style style:name="T1360" style:parent-style-name="Fonteparág.padrão" style:family="text">
      <style:text-properties style:font-name="Times New Roman" fo:language="pt" fo:country="BR"/>
    </style:style>
    <style:style style:name="T1361" style:parent-style-name="Fonteparág.padrão" style:family="text">
      <style:text-properties style:font-name="Times New Roman" fo:language="pt" fo:country="BR"/>
    </style:style>
    <style:style style:name="T1362" style:parent-style-name="Fonteparág.padrão" style:family="text">
      <style:text-properties style:font-name="Times New Roman" fo:color="#FF0000" fo:language="pt" fo:country="BR"/>
    </style:style>
    <style:style style:name="T1363" style:parent-style-name="Fonteparág.padrão" style:family="text">
      <style:text-properties style:font-name="Times New Roman" fo:language="pt" fo:country="BR"/>
    </style:style>
    <style:style style:name="P1364" style:parent-style-name="Textbody" style:family="paragraph">
      <style:paragraph-properties fo:text-align="justify"/>
    </style:style>
    <style:style style:name="T1365" style:parent-style-name="Fonteparág.padrão" style:family="text">
      <style:text-properties style:font-name="Times New Roman" fo:language="pt" fo:country="BR"/>
    </style:style>
    <style:style style:name="T1366" style:parent-style-name="Fonteparág.padrão" style:family="text">
      <style:text-properties style:font-name="Times New Roman" fo:color="#FF0000" fo:language="pt" fo:country="BR"/>
    </style:style>
    <style:style style:name="T1367" style:parent-style-name="Fonteparág.padrão" style:family="text">
      <style:text-properties style:font-name="Times New Roman" fo:language="pt" fo:country="BR"/>
    </style:style>
    <style:style style:name="T1368" style:parent-style-name="Fonteparág.padrão" style:family="text">
      <style:text-properties style:font-name="Times New Roman" fo:color="#FF0000" fo:language="pt" fo:country="BR"/>
    </style:style>
    <style:style style:name="T1369" style:parent-style-name="Fonteparág.padrão" style:family="text">
      <style:text-properties style:font-name="Times New Roman" fo:language="pt" fo:country="BR"/>
    </style:style>
    <style:style style:name="T1370" style:parent-style-name="Fonteparág.padrão" style:family="text">
      <style:text-properties style:font-name="Times New Roman" fo:color="#FF0000" fo:language="pt" fo:country="BR"/>
    </style:style>
    <style:style style:name="P1371" style:parent-style-name="Textbody" style:family="paragraph">
      <style:paragraph-properties fo:text-align="justify"/>
    </style:style>
    <style:style style:name="T1372" style:parent-style-name="Fonteparág.padrão" style:family="text">
      <style:text-properties style:font-name="Times New Roman" fo:language="pt" fo:country="BR"/>
    </style:style>
    <style:style style:name="T1373" style:parent-style-name="Fonteparág.padrão" style:family="text">
      <style:text-properties style:font-name="Times New Roman" fo:color="#FF0000" fo:language="pt" fo:country="BR"/>
    </style:style>
    <style:style style:name="T1374" style:parent-style-name="Fonteparág.padrão" style:family="text">
      <style:text-properties style:font-name="Times New Roman" fo:language="pt" fo:country="BR"/>
    </style:style>
    <style:style style:name="T1375" style:parent-style-name="Fonteparág.padrão" style:family="text">
      <style:text-properties style:font-name="Times New Roman" fo:color="#FF0000" fo:language="pt" fo:country="BR"/>
    </style:style>
    <style:style style:name="P1376" style:parent-style-name="Textbody" style:family="paragraph">
      <style:paragraph-properties fo:text-align="justify"/>
      <style:text-properties style:font-name="Times New Roman" fo:language="pt" fo:country="BR"/>
    </style:style>
    <style:style style:name="P1377" style:parent-style-name="Textbody" style:family="paragraph">
      <style:paragraph-properties fo:text-align="justify"/>
    </style:style>
    <style:style style:name="T1378"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379" style:parent-style-name="Fonteparág.padrão" style:family="text">
      <style:text-properties style:font-name="Times New Roman" fo:color="#FF0000" fo:language="pt" fo:country="BR"/>
    </style:style>
    <style:style style:name="T1380" style:parent-style-name="Fonteparág.padrão" style:family="text">
      <style:text-properties fo:color="#FF0000" fo:language="pt" fo:country="BR"/>
    </style:style>
    <style:style style:name="T1381" style:parent-style-name="Ênfase" style:family="text">
      <style:text-properties fo:color="#FF0000" fo:language="pt" fo:country="BR"/>
    </style:style>
    <style:style style:name="T1382" style:parent-style-name="Fonteparág.padrão" style:family="text">
      <style:text-properties fo:color="#FF0000" fo:language="pt" fo:country="BR"/>
    </style:style>
    <style:style style:name="P1383" style:parent-style-name="Textbody" style:family="paragraph">
      <style:paragraph-properties fo:text-align="justify"/>
    </style:style>
    <style:style style:name="T1384" style:parent-style-name="Fonteparág.padrão" style:family="text">
      <style:text-properties style:font-name="Times New Roman" fo:language="pt" fo:country="BR"/>
    </style:style>
    <style:style style:name="T1385" style:parent-style-name="Fonteparág.padrão" style:family="text">
      <style:text-properties style:font-name="Times New Roman" fo:color="#FF0000" fo:language="pt" fo:country="BR"/>
    </style:style>
    <style:style style:name="T1386" style:parent-style-name="Fonteparág.padrão" style:family="text">
      <style:text-properties style:font-name="Times New Roman" fo:language="pt" fo:country="BR"/>
    </style:style>
    <style:style style:name="T1387" style:parent-style-name="Fonteparág.padrão" style:family="text">
      <style:text-properties style:font-name="Times New Roman" fo:language="pt" fo:country="BR"/>
    </style:style>
    <style:style style:name="T1388" style:parent-style-name="Fonteparág.padrão" style:family="text">
      <style:text-properties style:font-name="Times New Roman" fo:language="pt" fo:country="BR"/>
    </style:style>
    <style:style style:name="T1389" style:parent-style-name="Fonteparág.padrão" style:family="text">
      <style:text-properties style:font-name="Times New Roman" fo:language="pt" fo:country="BR"/>
    </style:style>
    <style:style style:name="T1390" style:parent-style-name="Fonteparág.padrão" style:family="text">
      <style:text-properties style:font-name="Times New Roman" fo:language="pt" fo:country="BR"/>
    </style:style>
    <style:style style:name="T1391" style:parent-style-name="Fonteparág.padrão" style:family="text">
      <style:text-properties style:font-name="Times New Roman" fo:color="#FF0000" fo:language="pt" fo:country="BR"/>
    </style:style>
    <style:style style:name="T1392" style:parent-style-name="Fonteparág.padrão" style:family="text">
      <style:text-properties style:font-name="Times New Roman" fo:language="pt" fo:country="BR"/>
    </style:style>
    <style:style style:name="P1393" style:parent-style-name="Textbody" style:family="paragraph">
      <style:paragraph-properties fo:text-align="justify"/>
    </style:style>
    <style:style style:name="T1394" style:parent-style-name="Fonteparág.padrão" style:family="text">
      <style:text-properties style:font-name="Times New Roman" fo:language="pt" fo:country="BR"/>
    </style:style>
    <style:style style:name="T1395" style:parent-style-name="Fonteparág.padrão" style:family="text">
      <style:text-properties style:font-name="Times New Roman" fo:color="#FF0000" fo:language="pt" fo:country="BR"/>
    </style:style>
    <style:style style:name="T1396" style:parent-style-name="Fonteparág.padrão" style:family="text">
      <style:text-properties style:font-name="Times New Roman" fo:color="#FF0000" fo:language="pt" fo:country="BR"/>
    </style:style>
    <style:style style:name="T1397" style:parent-style-name="Fonteparág.padrão" style:family="text">
      <style:text-properties style:font-name="Times New Roman" fo:color="#FF0000" fo:language="pt" fo:country="BR"/>
    </style:style>
    <style:style style:name="T1398" style:parent-style-name="Fonteparág.padrão" style:family="text">
      <style:text-properties style:font-name="Times New Roman" fo:language="pt" fo:country="BR"/>
    </style:style>
    <style:style style:name="T1399" style:parent-style-name="Fonteparág.padrão" style:family="text">
      <style:text-properties style:font-name="Times New Roman" fo:color="#FF0000" fo:language="pt" fo:country="BR"/>
    </style:style>
    <style:style style:name="T1400" style:parent-style-name="Fonteparág.padrão" style:family="text">
      <style:text-properties style:font-name="Times New Roman" fo:language="pt" fo:country="BR"/>
    </style:style>
    <style:style style:name="P1401" style:parent-style-name="Textbody" style:family="paragraph">
      <style:paragraph-properties fo:text-align="justify"/>
    </style:style>
    <style:style style:name="T1402" style:parent-style-name="Fonteparág.padrão" style:family="text">
      <style:text-properties style:font-name="Times New Roman" fo:language="pt" fo:country="BR"/>
    </style:style>
    <style:style style:name="T1403" style:parent-style-name="Fonteparág.padrão" style:family="text">
      <style:text-properties style:font-name="Times New Roman" fo:color="#FF0000" fo:language="pt" fo:country="BR"/>
    </style:style>
    <style:style style:name="T1404" style:parent-style-name="Fonteparág.padrão" style:family="text">
      <style:text-properties style:font-name="Times New Roman" fo:language="pt" fo:country="BR"/>
    </style:style>
    <style:style style:name="T1405" style:parent-style-name="Fonteparág.padrão" style:family="text">
      <style:text-properties style:font-name="Times New Roman" fo:color="#FF0000" fo:language="pt" fo:country="BR"/>
    </style:style>
    <style:style style:name="T1406" style:parent-style-name="Fonteparág.padrão" style:family="text">
      <style:text-properties style:font-name="Times New Roman" fo:language="pt" fo:country="BR"/>
    </style:style>
    <style:style style:name="T1407" style:parent-style-name="Fonteparág.padrão" style:family="text">
      <style:text-properties style:font-name="Times New Roman" fo:color="#FF0000" fo:language="pt" fo:country="BR"/>
    </style:style>
    <style:style style:name="T1408" style:parent-style-name="Fonteparág.padrão" style:family="text">
      <style:text-properties style:font-name="Times New Roman" fo:language="pt" fo:country="BR"/>
    </style:style>
    <style:style style:name="T1409" style:parent-style-name="Fonteparág.padrão" style:family="text">
      <style:text-properties style:font-name="Times New Roman" fo:color="#FF0000" fo:language="pt" fo:country="BR"/>
    </style:style>
    <style:style style:name="T1410" style:parent-style-name="Fonteparág.padrão" style:family="text">
      <style:text-properties style:font-name="Times New Roman" fo:language="pt" fo:country="BR"/>
    </style:style>
    <style:style style:name="T1411" style:parent-style-name="Fonteparág.padrão" style:family="text">
      <style:text-properties style:font-name="Times New Roman" fo:language="pt" fo:country="BR"/>
    </style:style>
    <style:style style:name="T1412" style:parent-style-name="Fonteparág.padrão" style:family="text">
      <style:text-properties style:font-name="Times New Roman" fo:language="pt" fo:country="BR"/>
    </style:style>
    <style:style style:name="T1413" style:parent-style-name="Fonteparág.padrão" style:family="text">
      <style:text-properties style:font-name="Times New Roman" fo:color="#FF0000" fo:language="pt" fo:country="BR"/>
    </style:style>
    <style:style style:name="T1414" style:parent-style-name="Fonteparág.padrão" style:family="text">
      <style:text-properties style:font-name="Times New Roman" fo:language="pt" fo:country="BR"/>
    </style:style>
    <style:style style:name="P1415" style:parent-style-name="Textbody" style:family="paragraph">
      <style:paragraph-properties fo:text-align="justify"/>
      <style:text-properties style:font-name="Times New Roman" fo:language="pt" fo:country="BR"/>
    </style:style>
    <style:style style:name="P1416" style:parent-style-name="Título1" style:family="paragraph">
      <style:paragraph-properties fo:break-before="page" fo:text-align="justify"/>
      <style:text-properties style:font-name="Times New Roman" fo:language="pt" fo:country="BR"/>
    </style:style>
    <style:style style:name="P1417" style:parent-style-name="Textbody" style:family="paragraph">
      <style:paragraph-properties fo:text-align="justify"/>
      <style:text-properties style:font-name="Times New Roman" style:font-name-complex="Times New Roman" fo:color="#FF0000" fo:language="pt" fo:country="BR"/>
    </style:style>
    <style:style style:name="P1418" style:parent-style-name="Textbody" style:family="paragraph">
      <style:paragraph-properties fo:text-align="justify"/>
      <style:text-properties style:font-name="Times New Roman" style:font-name-complex="Times New Roman" fo:color="#FF0000" fo:language="pt" fo:country="BR"/>
    </style:style>
    <style:style style:name="P1419"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1420"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1421" style:parent-style-name="NormalWeb" style:family="paragraph">
      <style:paragraph-properties fo:text-align="justify" fo:margin-top="0in" fo:margin-bottom="0.0972in" fo:line-height="115%"/>
      <style:text-properties fo:color="#FF0000"/>
    </style:style>
    <style:style style:name="P1422" style:parent-style-name="NormalWeb" style:family="paragraph">
      <style:paragraph-properties fo:text-align="justify" fo:margin-top="0in" fo:margin-bottom="0.0972in" fo:line-height="115%"/>
      <style:text-properties fo:color="#FF0000"/>
    </style:style>
    <style:style style:name="P1423" style:parent-style-name="NormalWeb" style:family="paragraph">
      <style:paragraph-properties fo:text-align="justify" fo:margin-top="0in" fo:margin-bottom="0.0972in" fo:line-height="115%"/>
      <style:text-properties fo:color="#FF0000"/>
    </style:style>
    <style:style style:name="P1424" style:parent-style-name="NormalWeb" style:family="paragraph">
      <style:paragraph-properties fo:widows="0" fo:orphans="0" fo:text-align="justify" fo:margin-top="0in" fo:margin-bottom="0.0972in" fo:line-height="115%"/>
      <style:text-properties fo:color="#FF0000" fo:hyphenate="false"/>
    </style:style>
    <style:style style:name="P1425" style:parent-style-name="Textbody" style:family="paragraph">
      <style:paragraph-properties fo:text-align="justify"/>
    </style:style>
    <style:style style:name="T1426" style:parent-style-name="Fonteparág.padrão" style:family="text">
      <style:text-properties fo:color="#FF0000" fo:language="pt" fo:country="BR"/>
    </style:style>
    <style:style style:name="T1427" style:parent-style-name="Fonteparág.padrão" style:family="text">
      <style:text-properties style:font-name="Times New Roman" style:font-name-complex="Times New Roman" fo:color="#FF0000" fo:language="pt" fo:country="BR"/>
    </style:style>
    <style:style style:name="P1428" style:parent-style-name="NormalWeb" style:family="paragraph">
      <style:paragraph-properties fo:text-align="justify" fo:margin-top="0in" fo:margin-bottom="0.0972in" fo:line-height="115%"/>
      <style:text-properties fo:color="#FF0000"/>
    </style:style>
    <style:style style:name="P1429" style:parent-style-name="NormalWeb" style:family="paragraph">
      <style:paragraph-properties fo:text-align="justify" fo:margin-top="0in" fo:margin-bottom="0.0972in" fo:line-height="115%"/>
    </style:style>
    <style:style style:name="T1430" style:parent-style-name="Fonteparág.padrão" style:family="text">
      <style:text-properties fo:color="#FF0000"/>
    </style:style>
    <style:style style:name="T1431" style:parent-style-name="Forte" style:family="text">
      <style:text-properties fo:font-weight="normal" style:font-weight-asian="normal" style:font-weight-complex="normal" fo:color="#FF0000"/>
    </style:style>
    <style:style style:name="T1432" style:parent-style-name="Fonteparág.padrão" style:family="text">
      <style:text-properties fo:color="#FF0000"/>
    </style:style>
    <style:style style:name="P1433" style:parent-style-name="NormalWeb" style:family="paragraph">
      <style:paragraph-properties fo:text-align="justify" fo:margin-top="0in" fo:margin-bottom="0.0972in" fo:line-height="115%"/>
    </style:style>
    <style:style style:name="T1434" style:parent-style-name="Fonteparág.padrão" style:family="text">
      <style:text-properties fo:color="#FF0000"/>
    </style:style>
    <style:style style:name="T1435" style:parent-style-name="Forte" style:family="text">
      <style:text-properties fo:font-weight="normal" style:font-weight-asian="normal" style:font-weight-complex="normal" fo:color="#FF0000"/>
    </style:style>
    <style:style style:name="T1436" style:parent-style-name="Forte" style:family="text">
      <style:text-properties fo:color="#FF0000"/>
    </style:style>
    <style:style style:name="T1437" style:parent-style-name="Fonteparág.padrão" style:family="text">
      <style:text-properties fo:color="#FF0000"/>
    </style:style>
    <style:style style:name="T1438" style:parent-style-name="Forte" style:family="text">
      <style:text-properties fo:font-weight="normal" style:font-weight-asian="normal" style:font-weight-complex="normal" fo:color="#FF0000"/>
    </style:style>
    <style:style style:name="T1439" style:parent-style-name="Fonteparág.padrão" style:family="text">
      <style:text-properties fo:color="#FF0000"/>
    </style:style>
    <style:style style:name="P1440" style:parent-style-name="NormalWeb" style:family="paragraph">
      <style:paragraph-properties fo:text-align="justify" fo:margin-top="0in" fo:margin-bottom="0.0972in" fo:line-height="115%"/>
    </style:style>
    <style:style style:name="T1441" style:parent-style-name="Fonteparág.padrão" style:family="text">
      <style:text-properties fo:color="#FF0000"/>
    </style:style>
    <style:style style:name="T1442" style:parent-style-name="Forte" style:family="text">
      <style:text-properties fo:font-weight="normal" style:font-weight-asian="normal" style:font-weight-complex="normal" fo:color="#FF0000"/>
    </style:style>
    <style:style style:name="T1443" style:parent-style-name="Fonteparág.padrão" style:family="text">
      <style:text-properties fo:color="#FF0000"/>
    </style:style>
    <style:style style:name="P1444" style:parent-style-name="Textbody" style:family="paragraph">
      <style:paragraph-properties fo:text-align="justify"/>
      <style:text-properties style:font-name="Times New Roman" style:font-name-complex="Times New Roman" fo:color="#FF0000" fo:language="pt" fo:country="BR"/>
    </style:style>
    <style:style style:name="P1445" style:parent-style-name="Textbody" style:family="paragraph">
      <style:paragraph-properties fo:text-align="justify"/>
      <style:text-properties style:font-name="Times New Roman" style:font-name-complex="Times New Roman" fo:color="#FF0000" fo:language="pt" fo:country="BR"/>
    </style:style>
    <style:style style:name="P1446" style:parent-style-name="NormalWeb" style:family="paragraph">
      <style:paragraph-properties fo:text-align="justify" fo:margin-top="0in" fo:margin-bottom="0.0972in" fo:line-height="115%"/>
    </style:style>
    <style:style style:name="T1447" style:parent-style-name="Fonteparág.padrão" style:family="text">
      <style:text-properties fo:color="#FF0000"/>
    </style:style>
    <style:style style:name="T1448" style:parent-style-name="Forte" style:family="text">
      <style:text-properties fo:font-weight="normal" style:font-weight-asian="normal" style:font-weight-complex="normal" fo:color="#FF0000"/>
    </style:style>
    <style:style style:name="T1449" style:parent-style-name="Fonteparág.padrão" style:family="text">
      <style:text-properties fo:color="#FF0000"/>
    </style:style>
    <style:style style:name="T1450" style:parent-style-name="Forte" style:family="text">
      <style:text-properties fo:font-weight="normal" style:font-weight-asian="normal" style:font-weight-complex="normal" fo:color="#FF0000"/>
    </style:style>
    <style:style style:name="T1451" style:parent-style-name="Fonteparág.padrão" style:family="text">
      <style:text-properties fo:color="#FF0000"/>
    </style:style>
    <style:style style:name="P1452" style:parent-style-name="NormalWeb" style:family="paragraph">
      <style:paragraph-properties fo:text-align="justify" fo:margin-top="0in" fo:margin-bottom="0.0972in" fo:line-height="115%"/>
    </style:style>
    <style:style style:name="T1453" style:parent-style-name="Fonteparág.padrão" style:family="text">
      <style:text-properties fo:color="#FF0000"/>
    </style:style>
    <style:style style:name="T1454" style:parent-style-name="Forte" style:family="text">
      <style:text-properties fo:font-weight="normal" style:font-weight-asian="normal" style:font-weight-complex="normal" fo:color="#FF0000"/>
    </style:style>
    <style:style style:name="T1455" style:parent-style-name="Fonteparág.padrão" style:family="text">
      <style:text-properties fo:color="#FF0000"/>
    </style:style>
    <style:style style:name="T1456" style:parent-style-name="Forte" style:family="text">
      <style:text-properties fo:font-weight="normal" style:font-weight-asian="normal" style:font-weight-complex="normal" fo:color="#FF0000"/>
    </style:style>
    <style:style style:name="T1457" style:parent-style-name="Fonteparág.padrão" style:family="text">
      <style:text-properties fo:color="#FF0000"/>
    </style:style>
    <style:style style:name="P1458" style:parent-style-name="NormalWeb" style:family="paragraph">
      <style:paragraph-properties fo:text-align="justify" fo:margin-top="0in" fo:margin-bottom="0.0972in" fo:line-height="115%"/>
    </style:style>
    <style:style style:name="T1459" style:parent-style-name="Fonteparág.padrão" style:family="text">
      <style:text-properties fo:color="#FF0000"/>
    </style:style>
    <style:style style:name="T1460" style:parent-style-name="Forte" style:family="text">
      <style:text-properties fo:font-weight="normal" style:font-weight-asian="normal" style:font-weight-complex="normal" fo:color="#FF0000"/>
    </style:style>
    <style:style style:name="T1461" style:parent-style-name="Fonteparág.padrão" style:family="text">
      <style:text-properties fo:font-weight="bold" style:font-weight-asian="bold" style:font-weight-complex="bold" fo:color="#FF0000"/>
    </style:style>
    <style:style style:name="T1462" style:parent-style-name="Fonteparág.padrão" style:family="text">
      <style:text-properties fo:color="#FF0000"/>
    </style:style>
    <style:style style:name="P1463" style:parent-style-name="Textbody" style:family="paragraph">
      <style:paragraph-properties fo:text-align="justify"/>
      <style:text-properties style:font-name="Times New Roman" fo:color="#FF0000" fo:language="pt" fo:country="BR"/>
    </style:style>
    <style:style style:name="P1464" style:parent-style-name="Textbody" style:family="paragraph">
      <style:paragraph-properties fo:text-align="justify"/>
      <style:text-properties style:font-name="Times New Roman" fo:color="#FF0000" fo:language="pt" fo:country="BR"/>
    </style:style>
    <style:style style:name="P1465" style:parent-style-name="Textbody" style:family="paragraph">
      <style:paragraph-properties fo:text-align="justify"/>
      <style:text-properties fo:color="#FF0000" fo:language="pt" fo:country="BR"/>
    </style:style>
    <style:style style:name="P1466" style:parent-style-name="Textbody" style:family="paragraph">
      <style:paragraph-properties fo:text-align="justify"/>
      <style:text-properties style:font-name="Times New Roman" fo:color="#FF0000" fo:language="pt" fo:country="BR"/>
    </style:style>
    <style:style style:name="P1467" style:parent-style-name="Textbody" style:family="paragraph">
      <style:paragraph-properties fo:text-align="justify"/>
      <style:text-properties style:font-name="Times New Roman" fo:color="#FF0000" fo:language="pt" fo:country="BR"/>
    </style:style>
    <style:style style:name="P1468" style:parent-style-name="Título1" style:family="paragraph">
      <style:paragraph-properties fo:break-before="page" fo:text-align="justify"/>
      <style:text-properties style:font-name="Times New Roman" fo:language="pt" fo:country="BR"/>
    </style:style>
    <style:style style:name="P1469" style:parent-style-name="Textbody" style:family="paragraph">
      <style:paragraph-properties fo:text-align="justify"/>
    </style:style>
    <style:style style:name="T1470" style:parent-style-name="Fonteparág.padrão" style:family="text">
      <style:text-properties style:font-name="Times New Roman" fo:language="pt" fo:country="BR"/>
    </style:style>
    <style:style style:name="T1471" style:parent-style-name="Fonteparág.padrão" style:family="text">
      <style:text-properties style:font-name="Times New Roman" fo:color="#FF0000" fo:language="pt" fo:country="BR"/>
    </style:style>
    <style:style style:name="P1472" style:parent-style-name="Textbody" style:family="paragraph">
      <style:paragraph-properties fo:text-align="justify"/>
      <style:text-properties style:font-name="Times New Roman" style:font-name-complex="Times New Roman" fo:color="#FF0000" fo:language="pt" fo:country="BR"/>
    </style:style>
    <style:style style:name="P1473" style:parent-style-name="Textbody" style:family="paragraph">
      <style:paragraph-properties fo:text-align="justify"/>
    </style:style>
    <style:style style:name="T1474" style:parent-style-name="Fonteparág.padrão" style:family="text">
      <style:text-properties style:font-name="Times New Roman" style:font-name-complex="Times New Roman" fo:color="#FF0000" fo:language="pt" fo:country="BR"/>
    </style:style>
    <style:style style:name="T1475" style:parent-style-name="Fonteparág.padrão" style:family="text">
      <style:text-properties style:font-name="Times New Roman" style:font-name-complex="Times New Roman" fo:color="#FF0000" fo:language="pt" fo:country="BR"/>
    </style:style>
    <style:style style:name="T1476" style:parent-style-name="Fonteparág.padrão" style:family="text">
      <style:text-properties style:font-name="Times New Roman" style:font-name-complex="Times New Roman" fo:color="#FF0000" fo:language="pt" fo:country="BR"/>
    </style:style>
    <style:style style:name="T1477" style:parent-style-name="Fonteparág.padrão" style:family="text">
      <style:text-properties style:font-name="Times New Roman" style:font-name-complex="Times New Roman" fo:color="#FF0000" fo:language="pt" fo:country="BR"/>
    </style:style>
    <style:style style:name="T1478" style:parent-style-name="Fonteparág.padrão" style:family="text">
      <style:text-properties style:font-name="Times New Roman" style:font-name-complex="Times New Roman" fo:color="#FF0000" fo:language="pt" fo:country="BR"/>
    </style:style>
    <style:style style:name="T1479" style:parent-style-name="Fonteparág.padrão" style:family="text">
      <style:text-properties style:font-name="Times New Roman" style:font-name-complex="Times New Roman" fo:color="#FF0000" fo:language="pt" fo:country="BR"/>
    </style:style>
    <style:style style:name="T1480" style:parent-style-name="Fonteparág.padrão" style:family="text">
      <style:text-properties style:font-name="Times New Roman" style:font-name-complex="Times New Roman" fo:color="#FF0000" fo:language="pt" fo:country="BR"/>
    </style:style>
    <style:style style:name="T1481" style:parent-style-name="Fonteparág.padrão" style:family="text">
      <style:text-properties style:font-name="Times New Roman" style:font-name-complex="Times New Roman" fo:color="#FF0000" fo:language="pt" fo:country="BR"/>
    </style:style>
    <style:style style:name="T1482" style:parent-style-name="Fonteparág.padrão" style:family="text">
      <style:text-properties style:font-name="Times New Roman" style:font-name-complex="Times New Roman" fo:color="#FF0000" fo:language="pt" fo:country="BR"/>
    </style:style>
    <style:style style:name="T1483" style:parent-style-name="Fonteparág.padrão" style:family="text">
      <style:text-properties style:font-name="Times New Roman" style:font-name-complex="Times New Roman" fo:color="#FF0000" fo:language="pt" fo:country="BR"/>
    </style:style>
    <style:style style:name="T1484" style:parent-style-name="Fonteparág.padrão" style:family="text">
      <style:text-properties style:font-name="Times New Roman" style:font-name-complex="Times New Roman" fo:color="#FF0000" fo:language="pt" fo:country="BR"/>
    </style:style>
    <style:style style:name="T1485" style:parent-style-name="Fonteparág.padrão" style:family="text">
      <style:text-properties style:font-name="Times New Roman" fo:language="pt" fo:country="BR"/>
    </style:style>
    <style:style style:name="T1486" style:parent-style-name="Fonteparág.padrão" style:family="text">
      <style:text-properties style:font-name="Times New Roman" fo:language="pt" fo:country="BR"/>
    </style:style>
    <style:style style:name="T1487" style:parent-style-name="Fonteparág.padrão" style:family="text">
      <style:text-properties style:font-name="Times New Roman" fo:language="pt" fo:country="BR"/>
    </style:style>
    <style:style style:name="T1488" style:parent-style-name="Fonteparág.padrão" style:family="text">
      <style:text-properties style:font-name="Times New Roman" fo:language="pt" fo:country="BR"/>
    </style:style>
    <style:style style:name="T1489" style:parent-style-name="Fonteparág.padrão" style:family="text">
      <style:text-properties style:font-name="Times New Roman" fo:language="pt" fo:country="BR"/>
    </style:style>
    <style:style style:name="T1490" style:parent-style-name="Fonteparág.padrão" style:family="text">
      <style:text-properties style:font-name="Times New Roman" fo:language="pt" fo:country="BR"/>
    </style:style>
    <style:style style:name="T1491" style:parent-style-name="Fonteparág.padrão" style:family="text">
      <style:text-properties style:font-name="Times New Roman" fo:language="pt" fo:country="BR"/>
    </style:style>
    <style:style style:name="T1492" style:parent-style-name="Fonteparág.padrão" style:family="text">
      <style:text-properties style:font-name="Times New Roman" fo:language="pt" fo:country="BR"/>
    </style:style>
    <style:style style:name="T1493" style:parent-style-name="Fonteparág.padrão" style:family="text">
      <style:text-properties style:font-name="Times New Roman" fo:language="pt" fo:country="BR"/>
    </style:style>
    <style:style style:name="T1494" style:parent-style-name="Fonteparág.padrão" style:family="text">
      <style:text-properties style:font-name="Times New Roman" fo:language="pt" fo:country="BR"/>
    </style:style>
    <style:style style:name="P1495" style:parent-style-name="Textbody" style:family="paragraph">
      <style:paragraph-properties fo:text-align="justify"/>
    </style:style>
    <style:style style:name="T1496" style:parent-style-name="Fonteparág.padrão" style:family="text">
      <style:text-properties style:font-name="Times New Roman" fo:language="pt" fo:country="BR"/>
    </style:style>
    <style:style style:name="T1497" style:parent-style-name="Fonteparág.padrão" style:family="text">
      <style:text-properties style:font-name="Times New Roman" fo:color="#FF0000" fo:language="pt" fo:country="BR"/>
    </style:style>
    <style:style style:name="T1498" style:parent-style-name="Fonteparág.padrão" style:family="text">
      <style:text-properties style:font-name="Times New Roman" fo:language="pt" fo:country="BR"/>
    </style:style>
    <style:style style:name="T1499" style:parent-style-name="Fonteparág.padrão" style:family="text">
      <style:text-properties style:font-name="Times New Roman" style:font-name-complex="Times New Roman" fo:color="#FF0000" fo:language="pt" fo:country="BR"/>
    </style:style>
    <style:style style:name="P1500" style:parent-style-name="Textbody" style:family="paragraph">
      <style:paragraph-properties fo:text-align="justify"/>
      <style:text-properties style:font-name="Times New Roman" fo:language="pt" fo:country="BR"/>
    </style:style>
    <style:style style:name="P1501" style:parent-style-name="Textbody" style:family="paragraph">
      <style:paragraph-properties fo:text-align="justify"/>
    </style:style>
    <style:style style:name="T1502" style:parent-style-name="Fonteparág.padrão" style:family="text">
      <style:text-properties style:font-name="Times New Roman" fo:language="pt" fo:country="BR"/>
    </style:style>
    <style:style style:name="T1503" style:parent-style-name="Fonteparág.padrão" style:family="text">
      <style:text-properties style:font-name="Times New Roman" fo:color="#FF0000" fo:language="pt" fo:country="BR"/>
    </style:style>
    <style:style style:name="T1504" style:parent-style-name="Fonteparág.padrão" style:family="text">
      <style:text-properties style:font-name="Times New Roman" fo:language="pt" fo:country="BR"/>
    </style:style>
    <style:style style:name="T1505" style:parent-style-name="Fonteparág.padrão" style:family="text">
      <style:text-properties style:font-name="Times New Roman" fo:language="pt" fo:country="BR"/>
    </style:style>
    <style:style style:name="T1506" style:parent-style-name="Fonteparág.padrão" style:family="text">
      <style:text-properties style:font-name="Times New Roman" fo:language="pt" fo:country="BR"/>
    </style:style>
    <style:style style:name="T1507" style:parent-style-name="Fonteparág.padrão" style:family="text">
      <style:text-properties style:font-name="Times New Roman" fo:language="pt" fo:country="BR"/>
    </style:style>
    <style:style style:name="T1508" style:parent-style-name="Fonteparág.padrão" style:family="text">
      <style:text-properties style:font-name="Times New Roman" fo:language="pt" fo:country="BR"/>
    </style:style>
    <style:style style:name="P1509" style:parent-style-name="Textbody" style:family="paragraph">
      <style:paragraph-properties fo:text-align="justify"/>
    </style:style>
    <style:style style:name="T1510" style:parent-style-name="Fonteparág.padrão" style:family="text">
      <style:text-properties style:font-name="Times New Roman" fo:language="pt" fo:country="BR"/>
    </style:style>
    <style:style style:name="T1511" style:parent-style-name="Fonteparág.padrão" style:family="text">
      <style:text-properties style:font-name="Times New Roman" fo:color="#FF0000" fo:language="pt" fo:country="BR"/>
    </style:style>
    <style:style style:name="T1512" style:parent-style-name="Fonteparág.padrão" style:family="text">
      <style:text-properties style:font-name="Times New Roman" fo:language="pt" fo:country="BR"/>
    </style:style>
    <style:style style:name="T1513" style:parent-style-name="Fonteparág.padrão" style:family="text">
      <style:text-properties style:font-name="Times New Roman" fo:color="#FF0000" fo:language="pt" fo:country="BR"/>
    </style:style>
    <style:style style:name="T1514" style:parent-style-name="Fonteparág.padrão" style:family="text">
      <style:text-properties style:font-name="Times New Roman" fo:language="pt" fo:country="BR"/>
    </style:style>
    <style:style style:name="T1515" style:parent-style-name="Fonteparág.padrão" style:family="text">
      <style:text-properties style:font-name="Times New Roman" fo:language="pt" fo:country="BR"/>
    </style:style>
    <style:style style:name="T1516" style:parent-style-name="Fonteparág.padrão" style:family="text">
      <style:text-properties style:font-name="Times New Roman" fo:language="pt" fo:country="BR"/>
    </style:style>
    <style:style style:name="T1517" style:parent-style-name="Fonteparág.padrão" style:family="text">
      <style:text-properties style:font-name="Times New Roman" fo:language="pt" fo:country="BR"/>
    </style:style>
    <style:style style:name="P1518" style:parent-style-name="Textbody" style:family="paragraph">
      <style:paragraph-properties fo:text-align="justify"/>
    </style:style>
    <style:style style:name="T1519" style:parent-style-name="Fonteparág.padrão" style:family="text">
      <style:text-properties style:font-name="Times New Roman" fo:language="pt" fo:country="BR"/>
    </style:style>
    <style:style style:name="T1520" style:parent-style-name="Fonteparág.padrão" style:family="text">
      <style:text-properties style:font-name="Times New Roman" fo:language="pt" fo:country="BR"/>
    </style:style>
    <style:style style:name="T1521" style:parent-style-name="Fonteparág.padrão" style:family="text">
      <style:text-properties style:font-name="Times New Roman" fo:language="pt" fo:country="BR"/>
    </style:style>
    <style:style style:name="T1522" style:parent-style-name="Fonteparág.padrão" style:family="text">
      <style:text-properties style:font-name="Times New Roman" fo:color="#FF0000" fo:language="pt" fo:country="BR"/>
    </style:style>
    <style:style style:name="T1523" style:parent-style-name="Fonteparág.padrão" style:family="text">
      <style:text-properties style:font-name="Times New Roman" fo:color="#FF0000" fo:language="pt" fo:country="BR"/>
    </style:style>
    <style:style style:name="T1524" style:parent-style-name="Fonteparág.padrão" style:family="text">
      <style:text-properties style:font-name="Times New Roman" fo:color="#FF0000" fo:language="pt" fo:country="BR"/>
    </style:style>
    <style:style style:name="T1525" style:parent-style-name="Fonteparág.padrão" style:family="text">
      <style:text-properties style:font-name="Times New Roman" fo:language="pt" fo:country="BR"/>
    </style:style>
    <style:style style:name="P1526" style:parent-style-name="Textbody" style:family="paragraph">
      <style:paragraph-properties fo:text-align="justify"/>
    </style:style>
    <style:style style:name="T1527" style:parent-style-name="Fonteparág.padrão" style:family="text">
      <style:text-properties style:font-name="Times New Roman" fo:language="pt" fo:country="BR"/>
    </style:style>
    <style:style style:name="T1528" style:parent-style-name="Fonteparág.padrão" style:family="text">
      <style:text-properties style:font-name="Times New Roman" fo:language="pt" fo:country="BR"/>
    </style:style>
    <style:style style:name="T1529" style:parent-style-name="Fonteparág.padrão" style:family="text">
      <style:text-properties style:font-name="Times New Roman" fo:language="pt" fo:country="BR"/>
    </style:style>
    <style:style style:name="T1530" style:parent-style-name="Fonteparág.padrão" style:family="text">
      <style:text-properties style:font-name="Times New Roman" fo:color="#FF0000" fo:language="pt" fo:country="BR"/>
    </style:style>
    <style:style style:name="T1531" style:parent-style-name="Fonteparág.padrão" style:family="text">
      <style:text-properties style:font-name="Times New Roman" fo:color="#FF0000" fo:language="pt" fo:country="BR"/>
    </style:style>
    <style:style style:name="T1532" style:parent-style-name="Fonteparág.padrão" style:family="text">
      <style:text-properties style:font-name="Times New Roman" fo:color="#FF0000" fo:language="pt" fo:country="BR"/>
    </style:style>
    <style:style style:name="T1533" style:parent-style-name="Fonteparág.padrão" style:family="text">
      <style:text-properties style:font-name="Times New Roman" fo:language="pt" fo:country="BR"/>
    </style:style>
    <style:style style:name="P1534" style:parent-style-name="Textbody" style:family="paragraph">
      <style:paragraph-properties fo:text-align="justify"/>
      <style:text-properties style:font-name="Times New Roman" fo:language="pt" fo:country="BR"/>
    </style:style>
    <style:style style:name="P1535" style:parent-style-name="Textbody" style:family="paragraph">
      <style:paragraph-properties fo:text-align="justify"/>
    </style:style>
    <style:style style:name="T1536" style:parent-style-name="Fonteparág.padrão" style:family="text">
      <style:text-properties style:font-name="Times New Roman" fo:language="pt" fo:country="BR"/>
    </style:style>
    <style:style style:name="T1537" style:parent-style-name="Fonteparág.padrão" style:family="text">
      <style:text-properties style:font-name="Times New Roman" fo:language="pt" fo:country="BR"/>
    </style:style>
    <style:style style:name="T1538" style:parent-style-name="Fonteparág.padrão" style:family="text">
      <style:text-properties style:font-name="Times New Roman" fo:language="pt" fo:country="BR"/>
    </style:style>
    <style:style style:name="T1539" style:parent-style-name="Fonteparág.padrão" style:family="text">
      <style:text-properties style:font-name="Times New Roman" fo:color="#FF0000" fo:language="pt" fo:country="BR"/>
    </style:style>
    <style:style style:name="T1540" style:parent-style-name="Fonteparág.padrão" style:family="text">
      <style:text-properties style:font-name="Times New Roman" fo:language="pt" fo:country="BR"/>
    </style:style>
    <style:style style:name="P1541" style:parent-style-name="Textbody" style:family="paragraph">
      <style:paragraph-properties fo:text-align="justify"/>
      <style:text-properties style:font-name="Times New Roman" fo:language="pt" fo:country="BR"/>
    </style:style>
    <style:style style:name="P1542" style:parent-style-name="Textbody" style:family="paragraph">
      <style:paragraph-properties fo:text-align="justify"/>
    </style:style>
    <style:style style:name="T1543" style:parent-style-name="Fonteparág.padrão" style:family="text">
      <style:text-properties style:font-name="Times New Roman" fo:language="pt" fo:country="BR"/>
    </style:style>
    <style:style style:name="T1544" style:parent-style-name="Fonteparág.padrão" style:family="text">
      <style:text-properties style:font-name="Times New Roman" fo:color="#FF0000" fo:language="pt" fo:country="BR"/>
    </style:style>
    <style:style style:name="T1545" style:parent-style-name="Fonteparág.padrão" style:family="text">
      <style:text-properties style:font-name="Times New Roman" fo:language="pt" fo:country="BR"/>
    </style:style>
    <style:style style:name="T1546" style:parent-style-name="Fonteparág.padrão" style:family="text">
      <style:text-properties style:font-name="Times New Roman" fo:color="#FF0000" fo:language="pt" fo:country="BR"/>
    </style:style>
    <style:style style:name="T1547" style:parent-style-name="Fonteparág.padrão" style:family="text">
      <style:text-properties style:font-name="Times New Roman" fo:language="pt" fo:country="BR"/>
    </style:style>
    <style:style style:name="T1548" style:parent-style-name="Fonteparág.padrão" style:family="text">
      <style:text-properties style:font-name="Times New Roman" fo:color="#FF0000" fo:language="pt" fo:country="BR"/>
    </style:style>
    <style:style style:name="P1549" style:parent-style-name="Título1" style:family="paragraph">
      <style:paragraph-properties fo:break-before="page" fo:text-align="justify"/>
      <style:text-properties style:font-name="Times New Roman" fo:language="pt" fo:country="BR"/>
    </style:style>
    <style:style style:name="P1550" style:parent-style-name="Textbody" style:family="paragraph">
      <style:paragraph-properties fo:text-align="justify"/>
    </style:style>
    <style:style style:name="T1551" style:parent-style-name="Fonteparág.padrão" style:family="text">
      <style:text-properties style:font-name="Times New Roman" style:font-name-complex="Times New Roman" fo:color="#FF0000" fo:language="pt" fo:country="BR"/>
    </style:style>
    <style:style style:name="T1552" style:parent-style-name="Fonteparág.padrão" style:family="text">
      <style:text-properties style:font-name="Times New Roman" fo:language="pt" fo:country="BR"/>
    </style:style>
    <style:style style:name="T1553" style:parent-style-name="Fonteparág.padrão" style:family="text">
      <style:text-properties style:font-name="Times New Roman" fo:color="#FF0000" fo:language="pt" fo:country="BR"/>
    </style:style>
    <style:style style:name="T1554" style:parent-style-name="Fonteparág.padrão" style:family="text">
      <style:text-properties style:font-name="Times New Roman" fo:language="pt" fo:country="BR"/>
    </style:style>
    <style:style style:name="T1555" style:parent-style-name="Fonteparág.padrão" style:family="text">
      <style:text-properties style:font-name="Times New Roman" fo:color="#FF0000" fo:language="pt" fo:country="BR"/>
    </style:style>
    <style:style style:name="T1556" style:parent-style-name="Fonteparág.padrão" style:family="text">
      <style:text-properties style:font-name="Times New Roman" fo:language="pt" fo:country="BR"/>
    </style:style>
    <style:style style:name="T1557" style:parent-style-name="Fonteparág.padrão" style:family="text">
      <style:text-properties style:font-name="Times New Roman" fo:language="pt" fo:country="BR"/>
    </style:style>
    <style:style style:name="T1558" style:parent-style-name="Fonteparág.padrão" style:family="text">
      <style:text-properties style:font-name="Times New Roman" fo:language="pt" fo:country="BR"/>
    </style:style>
    <style:style style:name="P1559" style:parent-style-name="Título3" style:family="paragraph">
      <style:paragraph-properties fo:text-align="justify"/>
      <style:text-properties style:font-name="Times New Roman" fo:language="pt" fo:country="BR"/>
    </style:style>
    <style:style style:name="P1560" style:parent-style-name="Textbody" style:family="paragraph">
      <style:paragraph-properties fo:text-align="justify"/>
      <style:text-properties style:font-name="Times New Roman" fo:language="pt" fo:country="BR"/>
    </style:style>
    <style:style style:name="P1561" style:parent-style-name="Textbody" style:family="paragraph">
      <style:paragraph-properties fo:text-align="justify"/>
    </style:style>
    <style:style style:name="T1562" style:parent-style-name="Fonteparág.padrão" style:family="text">
      <style:text-properties style:font-name="Times New Roman" fo:language="pt" fo:country="BR"/>
    </style:style>
    <style:style style:name="T1563" style:parent-style-name="Fonteparág.padrão" style:family="text">
      <style:text-properties style:font-name="Times New Roman" style:font-name-complex="Times New Roman" fo:color="#FF0000" fo:language="pt" fo:country="BR"/>
    </style:style>
    <style:style style:name="T1564" style:parent-style-name="Fonteparág.padrão" style:family="text">
      <style:text-properties style:font-name="Times New Roman" fo:language="pt" fo:country="BR"/>
    </style:style>
    <style:style style:name="T1565" style:parent-style-name="Fonteparág.padrão" style:family="text">
      <style:text-properties style:font-name="Times New Roman" fo:language="pt" fo:country="BR"/>
    </style:style>
    <style:style style:name="T1566" style:parent-style-name="Fonteparág.padrão" style:family="text">
      <style:text-properties style:font-name="Times New Roman" fo:language="pt" fo:country="BR"/>
    </style:style>
    <style:style style:name="T1567" style:parent-style-name="Fonteparág.padrão" style:family="text">
      <style:text-properties style:font-name="Times New Roman" style:font-name-complex="Times New Roman" fo:color="#FF0000" fo:language="pt" fo:country="BR"/>
    </style:style>
    <style:style style:name="T1568" style:parent-style-name="Fonteparág.padrão" style:family="text">
      <style:text-properties style:font-name="Times New Roman" style:font-name-complex="Times New Roman" fo:color="#FF0000" fo:language="pt" fo:country="BR"/>
    </style:style>
    <style:style style:name="T1569" style:parent-style-name="Fonteparág.padrão" style:family="text">
      <style:text-properties style:font-name="Times New Roman" style:font-name-complex="Times New Roman" fo:color="#FF0000" fo:language="pt" fo:country="BR"/>
    </style:style>
    <style:style style:name="T1570" style:parent-style-name="Fonteparág.padrão" style:family="text">
      <style:text-properties style:font-name="Times New Roman" style:font-name-complex="Times New Roman" fo:color="#FF0000" fo:language="pt" fo:country="BR"/>
    </style:style>
    <style:style style:name="T1571" style:parent-style-name="Fonteparág.padrão" style:family="text">
      <style:text-properties style:font-name="Times New Roman" style:font-name-complex="Times New Roman" fo:color="#FF0000" fo:language="pt" fo:country="BR"/>
    </style:style>
    <style:style style:name="T1572" style:parent-style-name="Fonteparág.padrão" style:family="text">
      <style:text-properties style:font-name="Times New Roman" style:font-name-complex="Times New Roman" fo:color="#FF0000" fo:language="pt" fo:country="BR"/>
    </style:style>
    <style:style style:name="T1573" style:parent-style-name="Fonteparág.padrão" style:family="text">
      <style:text-properties style:font-name="Times New Roman" fo:language="pt" fo:country="BR"/>
    </style:style>
    <style:style style:name="T1574" style:parent-style-name="Fonteparág.padrão" style:family="text">
      <style:text-properties style:font-name="Times New Roman" fo:color="#FF0000" fo:language="pt" fo:country="BR"/>
    </style:style>
    <style:style style:name="T1575" style:parent-style-name="Fonteparág.padrão" style:family="text">
      <style:text-properties style:font-name="Times New Roman" fo:language="pt" fo:country="BR"/>
    </style:style>
    <style:style style:name="T1576" style:parent-style-name="Fonteparág.padrão" style:family="text">
      <style:text-properties style:font-name="Times New Roman" fo:language="pt" fo:country="BR"/>
    </style:style>
    <style:style style:name="T1577" style:parent-style-name="Fonteparág.padrão" style:family="text">
      <style:text-properties style:font-name="Times New Roman" fo:language="pt" fo:country="BR"/>
    </style:style>
    <style:style style:name="T1578" style:parent-style-name="Fonteparág.padrão" style:family="text">
      <style:text-properties style:font-name="Times New Roman" fo:language="pt" fo:country="BR"/>
    </style:style>
    <style:style style:name="T1579" style:parent-style-name="Fonteparág.padrão" style:family="text">
      <style:text-properties style:font-name="Times New Roman" fo:language="pt" fo:country="BR"/>
    </style:style>
    <style:style style:name="T1580" style:parent-style-name="Fonteparág.padrão" style:family="text">
      <style:text-properties style:font-name="Times New Roman" fo:color="#FF0000" fo:language="pt" fo:country="BR"/>
    </style:style>
    <style:style style:name="T1581" style:parent-style-name="Fonteparág.padrão" style:family="text">
      <style:text-properties style:font-name="Times New Roman" fo:color="#FF0000" fo:language="pt" fo:country="BR"/>
    </style:style>
    <style:style style:name="T1582" style:parent-style-name="Fonteparág.padrão" style:family="text">
      <style:text-properties style:font-name="Times New Roman" fo:color="#FF0000" fo:language="pt" fo:country="BR"/>
    </style:style>
    <style:style style:name="T1583" style:parent-style-name="Fonteparág.padrão" style:family="text">
      <style:text-properties style:font-name="Times New Roman" fo:color="#FF0000" fo:language="pt" fo:country="BR"/>
    </style:style>
    <style:style style:name="T1584" style:parent-style-name="Fonteparág.padrão" style:family="text">
      <style:text-properties style:font-name="Times New Roman" fo:color="#FF0000" fo:language="pt" fo:country="BR"/>
    </style:style>
    <style:style style:name="T1585" style:parent-style-name="Fonteparág.padrão" style:family="text">
      <style:text-properties style:font-name="Times New Roman" fo:color="#FF0000" fo:language="pt" fo:country="BR"/>
    </style:style>
    <style:style style:name="T1586" style:parent-style-name="Fonteparág.padrão" style:family="text">
      <style:text-properties style:font-name="Times New Roman" fo:color="#FF0000" fo:language="pt" fo:country="BR"/>
    </style:style>
    <style:style style:name="T1587" style:parent-style-name="Fonteparág.padrão" style:family="text">
      <style:text-properties style:font-name="Times New Roman" fo:color="#FF0000" fo:language="pt" fo:country="BR"/>
    </style:style>
    <style:style style:name="T1588" style:parent-style-name="Fonteparág.padrão" style:family="text">
      <style:text-properties style:font-name="Times New Roman" fo:color="#FF0000" fo:language="pt" fo:country="BR"/>
    </style:style>
    <style:style style:name="T1589" style:parent-style-name="Fonteparág.padrão" style:family="text">
      <style:text-properties style:font-name="Times New Roman" fo:language="pt" fo:country="BR"/>
    </style:style>
    <style:style style:name="P1590" style:parent-style-name="Textbody" style:family="paragraph">
      <style:paragraph-properties fo:text-align="justify"/>
    </style:style>
    <style:style style:name="T1591" style:parent-style-name="Fonteparág.padrão" style:family="text">
      <style:text-properties style:font-name="Times New Roman" fo:language="pt" fo:country="BR"/>
    </style:style>
    <style:style style:name="T1592" style:parent-style-name="Fonteparág.padrão" style:family="text">
      <style:text-properties style:font-name="Times New Roman" fo:color="#FF0000" fo:language="pt" fo:country="BR"/>
    </style:style>
    <style:style style:name="T1593" style:parent-style-name="Fonteparág.padrão" style:family="text">
      <style:text-properties style:font-name="Times New Roman" fo:color="#FF0000" fo:language="pt" fo:country="BR"/>
    </style:style>
    <style:style style:name="T1594" style:parent-style-name="Fonteparág.padrão" style:family="text">
      <style:text-properties style:font-name="Times New Roman" fo:color="#FF0000" fo:language="pt" fo:country="BR"/>
    </style:style>
    <style:style style:name="T1595" style:parent-style-name="Fonteparág.padrão" style:family="text">
      <style:text-properties style:font-name="Times New Roman" style:font-name-complex="Times New Roman" fo:color="#FF0000" fo:language="pt" fo:country="BR"/>
    </style:style>
    <style:style style:name="T1596" style:parent-style-name="Fonteparág.padrão" style:family="text">
      <style:text-properties style:font-name="Times New Roman" style:font-name-complex="Times New Roman" fo:color="#FF0000" fo:language="pt" fo:country="BR"/>
    </style:style>
    <style:style style:name="T1597" style:parent-style-name="Fonteparág.padrão" style:family="text">
      <style:text-properties style:font-name="Times New Roman" style:font-name-complex="Times New Roman" fo:color="#FF0000" fo:language="pt" fo:country="BR"/>
    </style:style>
    <style:style style:name="T1598" style:parent-style-name="Fonteparág.padrão" style:family="text">
      <style:text-properties style:font-name="Times New Roman" style:font-name-complex="Times New Roman" fo:color="#FF0000" fo:language="pt" fo:country="BR"/>
    </style:style>
    <style:style style:name="T1599" style:parent-style-name="Fonteparág.padrão" style:family="text">
      <style:text-properties style:font-name="Times New Roman" style:font-name-complex="Times New Roman" fo:color="#FF0000" fo:language="pt" fo:country="BR"/>
    </style:style>
    <style:style style:name="T1600" style:parent-style-name="Fonteparág.padrão" style:family="text">
      <style:text-properties style:font-name="Times New Roman" style:font-name-complex="Times New Roman" fo:color="#FF0000" fo:language="pt" fo:country="BR"/>
    </style:style>
    <style:style style:name="T1601" style:parent-style-name="Fonteparág.padrão" style:family="text">
      <style:text-properties style:font-name="Times New Roman" style:font-name-complex="Times New Roman" fo:color="#FF0000" fo:language="pt" fo:country="BR"/>
    </style:style>
    <style:style style:name="T1602" style:parent-style-name="Fonteparág.padrão" style:family="text">
      <style:text-properties style:font-name="Times New Roman" style:font-name-complex="Times New Roman" fo:color="#FF0000" fo:language="pt" fo:country="BR"/>
    </style:style>
    <style:style style:name="T1603" style:parent-style-name="Fonteparág.padrão" style:family="text">
      <style:text-properties style:font-name="Times New Roman" style:font-name-complex="Times New Roman" fo:color="#FF0000" fo:language="pt" fo:country="BR"/>
    </style:style>
    <style:style style:name="T1604" style:parent-style-name="Fonteparág.padrão" style:family="text">
      <style:text-properties style:font-name="Times New Roman" fo:language="pt" fo:country="BR"/>
    </style:style>
    <style:style style:name="T1605" style:parent-style-name="Fonteparág.padrão" style:family="text">
      <style:text-properties style:font-name="Times New Roman" fo:language="pt" fo:country="BR"/>
    </style:style>
    <style:style style:name="T1606" style:parent-style-name="Fonteparág.padrão" style:family="text">
      <style:text-properties style:font-name="Times New Roman" fo:language="pt" fo:country="BR"/>
    </style:style>
    <style:style style:name="T1607" style:parent-style-name="Fonteparág.padrão" style:family="text">
      <style:text-properties style:font-name="Times New Roman" style:font-name-complex="Times New Roman" fo:color="#FF0000" fo:language="pt" fo:country="BR"/>
    </style:style>
    <style:style style:name="T1608" style:parent-style-name="Fonteparág.padrão" style:family="text">
      <style:text-properties style:font-name="Times New Roman" style:font-name-complex="Times New Roman" fo:color="#FF0000" fo:language="pt" fo:country="BR"/>
    </style:style>
    <style:style style:name="T1609" style:parent-style-name="Fonteparág.padrão" style:family="text">
      <style:text-properties style:font-name="Times New Roman" style:font-name-complex="Times New Roman" fo:color="#FF0000" fo:language="pt" fo:country="BR"/>
    </style:style>
    <style:style style:name="T1610" style:parent-style-name="Fonteparág.padrão" style:family="text">
      <style:text-properties style:font-name="Times New Roman" style:font-name-complex="Times New Roman" fo:color="#FF0000" fo:language="pt" fo:country="BR"/>
    </style:style>
    <style:style style:name="T1611" style:parent-style-name="Fonteparág.padrão" style:family="text">
      <style:text-properties style:font-name="Times New Roman" style:font-name-complex="Times New Roman" fo:color="#FF0000" fo:language="pt" fo:country="BR"/>
    </style:style>
    <style:style style:name="T1612" style:parent-style-name="Fonteparág.padrão" style:family="text">
      <style:text-properties style:font-name="Times New Roman" style:font-name-complex="Times New Roman" fo:color="#FF0000" fo:language="pt" fo:country="BR"/>
    </style:style>
    <style:style style:name="T1613" style:parent-style-name="Fonteparág.padrão" style:family="text">
      <style:text-properties style:font-name="Times New Roman" style:font-name-complex="Times New Roman" fo:color="#FF0000" fo:language="pt" fo:country="BR"/>
    </style:style>
    <style:style style:name="T1614" style:parent-style-name="Fonteparág.padrão" style:family="text">
      <style:text-properties style:font-name="Times New Roman" style:font-name-complex="Times New Roman" fo:color="#FF0000" fo:language="pt" fo:country="BR"/>
    </style:style>
    <style:style style:name="T1615" style:parent-style-name="Fonteparág.padrão" style:family="text">
      <style:text-properties style:font-name="Times New Roman" style:font-name-complex="Times New Roman" fo:color="#FF0000" fo:language="pt" fo:country="BR"/>
    </style:style>
    <style:style style:name="T1616" style:parent-style-name="Fonteparág.padrão" style:family="text">
      <style:text-properties style:font-name="Times New Roman" style:font-name-complex="Times New Roman" fo:color="#FF0000" fo:language="pt" fo:country="BR"/>
    </style:style>
    <style:style style:name="T1617" style:parent-style-name="Fonteparág.padrão" style:family="text">
      <style:text-properties style:font-name="Times New Roman" style:font-name-complex="Times New Roman" fo:color="#FF0000" fo:language="pt" fo:country="BR"/>
    </style:style>
    <style:style style:name="T1618" style:parent-style-name="Fonteparág.padrão" style:family="text">
      <style:text-properties style:font-name="Times New Roman" fo:language="pt" fo:country="BR"/>
    </style:style>
    <style:style style:name="P1619" style:parent-style-name="Título3" style:family="paragraph">
      <style:paragraph-properties fo:text-align="justify"/>
      <style:text-properties style:font-name="Times New Roman" fo:language="pt" fo:country="BR"/>
    </style:style>
    <style:style style:name="P1620" style:parent-style-name="Textbody" style:family="paragraph">
      <style:paragraph-properties fo:text-align="justify"/>
    </style:style>
    <style:style style:name="T1621" style:parent-style-name="Fonteparág.padrão" style:family="text">
      <style:text-properties style:font-name="Times New Roman" fo:language="pt" fo:country="BR"/>
    </style:style>
    <style:style style:name="T1622" style:parent-style-name="Fonteparág.padrão" style:family="text">
      <style:text-properties style:font-name="Times New Roman" fo:language="pt" fo:country="BR"/>
    </style:style>
    <style:style style:name="T1623" style:parent-style-name="Fonteparág.padrão" style:family="text">
      <style:text-properties style:font-name="Times New Roman" fo:language="pt" fo:country="BR"/>
    </style:style>
    <style:style style:name="T1624" style:parent-style-name="Fonteparág.padrão" style:family="text">
      <style:text-properties style:font-name="Times New Roman" fo:color="#FF0000" fo:language="pt" fo:country="BR"/>
    </style:style>
    <style:style style:name="T1625" style:parent-style-name="Fonteparág.padrão" style:family="text">
      <style:text-properties style:font-name="Times New Roman" fo:color="#FF0000" fo:language="pt" fo:country="BR"/>
    </style:style>
    <style:style style:name="T1626" style:parent-style-name="Fonteparág.padrão" style:family="text">
      <style:text-properties style:font-name="Times New Roman" fo:color="#FF0000" fo:language="pt" fo:country="BR"/>
    </style:style>
    <style:style style:name="T1627" style:parent-style-name="Fonteparág.padrão" style:family="text">
      <style:text-properties style:font-name="Times New Roman" fo:language="pt" fo:country="BR"/>
    </style:style>
    <style:style style:name="P1628" style:parent-style-name="Textbody" style:family="paragraph">
      <style:paragraph-properties fo:text-align="justify"/>
      <style:text-properties style:font-name="Times New Roman" fo:language="pt" fo:country="BR"/>
    </style:style>
    <style:style style:name="P1629" style:parent-style-name="Título3" style:family="paragraph">
      <style:paragraph-properties fo:text-align="justify"/>
      <style:text-properties style:font-name="Times New Roman" fo:language="pt" fo:country="BR"/>
    </style:style>
    <style:style style:name="P1630" style:parent-style-name="Textbody" style:family="paragraph">
      <style:paragraph-properties fo:text-align="justify"/>
    </style:style>
    <style:style style:name="T1631" style:parent-style-name="Fonteparág.padrão" style:family="text">
      <style:text-properties style:font-name="Times New Roman" style:font-name-complex="Times New Roman" fo:color="#FF0000" fo:language="pt" fo:country="BR"/>
    </style:style>
    <style:style style:name="T1632" style:parent-style-name="Fonteparág.padrão" style:family="text">
      <style:text-properties style:font-name="Times New Roman" style:font-name-complex="Times New Roman" fo:color="#FF0000" fo:language="pt" fo:country="BR"/>
    </style:style>
    <style:style style:name="T1633" style:parent-style-name="Fonteparág.padrão" style:family="text">
      <style:text-properties style:font-name="Times New Roman" style:font-name-complex="Times New Roman" fo:color="#FF0000" fo:language="pt" fo:country="BR"/>
    </style:style>
    <style:style style:name="T1634" style:parent-style-name="Fonteparág.padrão" style:family="text">
      <style:text-properties style:font-name="Times New Roman" style:font-name-complex="Times New Roman" fo:color="#FF0000" fo:language="pt" fo:country="BR"/>
    </style:style>
    <style:style style:name="T1635" style:parent-style-name="Fonteparág.padrão" style:family="text">
      <style:text-properties style:font-name="Times New Roman" style:font-name-complex="Times New Roman" fo:color="#FF0000" fo:language="pt" fo:country="BR"/>
    </style:style>
    <style:style style:name="T1636" style:parent-style-name="Fonteparág.padrão" style:family="text">
      <style:text-properties style:font-name="Times New Roman" style:font-name-complex="Times New Roman" fo:color="#FF0000" fo:language="pt" fo:country="BR"/>
    </style:style>
    <style:style style:name="T1637" style:parent-style-name="Fonteparág.padrão" style:family="text">
      <style:text-properties style:font-name="Times New Roman" style:font-name-complex="Times New Roman" fo:color="#FF0000" fo:language="pt" fo:country="BR"/>
    </style:style>
    <style:style style:name="T1638" style:parent-style-name="Fonteparág.padrão" style:family="text">
      <style:text-properties style:font-name="Times New Roman" style:font-name-complex="Times New Roman" fo:color="#FF0000" fo:language="pt" fo:country="BR"/>
    </style:style>
    <style:style style:name="T1639" style:parent-style-name="Fonteparág.padrão" style:family="text">
      <style:text-properties style:font-name="Times New Roman" style:font-name-complex="Times New Roman" fo:color="#FF0000" fo:language="pt" fo:country="BR"/>
    </style:style>
    <style:style style:name="T1640" style:parent-style-name="Fonteparág.padrão" style:family="text">
      <style:text-properties style:font-name="Times New Roman" style:font-name-complex="Times New Roman" fo:color="#FF0000" fo:language="pt" fo:country="BR"/>
    </style:style>
    <style:style style:name="T1641" style:parent-style-name="Fonteparág.padrão" style:family="text">
      <style:text-properties style:font-name="Times New Roman" style:font-name-complex="Times New Roman" fo:color="#FF0000" fo:language="pt" fo:country="BR"/>
    </style:style>
    <style:style style:name="T1642" style:parent-style-name="Fonteparág.padrão" style:family="text">
      <style:text-properties style:font-name="Times New Roman" style:font-name-complex="Times New Roman" fo:color="#FF0000" fo:language="pt" fo:country="BR"/>
    </style:style>
    <style:style style:name="T1643" style:parent-style-name="Fonteparág.padrão" style:family="text">
      <style:text-properties style:font-name="Times New Roman" style:font-name-complex="Times New Roman" fo:color="#FF0000" fo:language="pt" fo:country="BR"/>
    </style:style>
    <style:style style:name="T1644" style:parent-style-name="Fonteparág.padrão" style:family="text">
      <style:text-properties style:font-name="Times New Roman" fo:language="pt" fo:country="BR"/>
    </style:style>
    <style:style style:name="T1645" style:parent-style-name="Fonteparág.padrão" style:family="text">
      <style:text-properties style:font-name="Times New Roman" fo:language="pt" fo:country="BR"/>
    </style:style>
    <style:style style:name="T1646" style:parent-style-name="Fonteparág.padrão" style:family="text">
      <style:text-properties style:font-name="Times New Roman" fo:language="pt" fo:country="BR"/>
    </style:style>
    <style:style style:name="T1647" style:parent-style-name="Fonteparág.padrão" style:family="text">
      <style:text-properties style:font-name="Times New Roman" fo:language="pt" fo:country="BR"/>
    </style:style>
    <style:style style:name="T1648" style:parent-style-name="Fonteparág.padrão" style:family="text">
      <style:text-properties style:font-name="Times New Roman" fo:language="pt" fo:country="BR"/>
    </style:style>
    <style:style style:name="T1649" style:parent-style-name="Fonteparág.padrão" style:family="text">
      <style:text-properties style:font-name="Times New Roman" style:font-name-complex="Times New Roman" fo:color="#FF0000" fo:language="pt" fo:country="BR"/>
    </style:style>
    <style:style style:name="T1650" style:parent-style-name="Fonteparág.padrão" style:family="text">
      <style:text-properties style:font-name="Times New Roman" style:font-name-complex="Times New Roman" fo:color="#FF0000" fo:language="pt" fo:country="BR"/>
    </style:style>
    <style:style style:name="T1651" style:parent-style-name="Fonteparág.padrão" style:family="text">
      <style:text-properties style:font-name="Times New Roman" style:font-name-complex="Times New Roman" fo:color="#FF0000" fo:language="pt" fo:country="BR"/>
    </style:style>
    <style:style style:name="T1652" style:parent-style-name="Fonteparág.padrão" style:family="text">
      <style:text-properties style:font-name="Times New Roman" style:font-name-complex="Times New Roman" fo:color="#FF0000" fo:language="pt" fo:country="BR"/>
    </style:style>
    <style:style style:name="T1653" style:parent-style-name="Fonteparág.padrão" style:family="text">
      <style:text-properties style:font-name="Times New Roman" style:font-name-complex="Times New Roman" fo:color="#FF0000" fo:language="pt" fo:country="BR"/>
    </style:style>
    <style:style style:name="T1654" style:parent-style-name="Fonteparág.padrão" style:family="text">
      <style:text-properties style:font-name="Times New Roman" style:font-name-complex="Times New Roman" fo:color="#FF0000" fo:language="pt" fo:country="BR"/>
    </style:style>
    <style:style style:name="T1655" style:parent-style-name="Fonteparág.padrão" style:family="text">
      <style:text-properties style:font-name="Times New Roman" style:font-name-complex="Times New Roman" fo:color="#FF0000" fo:language="pt" fo:country="BR"/>
    </style:style>
    <style:style style:name="T1656" style:parent-style-name="Fonteparág.padrão" style:family="text">
      <style:text-properties style:font-name="Times New Roman" style:font-name-complex="Times New Roman" fo:color="#FF0000" fo:language="pt" fo:country="BR"/>
    </style:style>
    <style:style style:name="T1657" style:parent-style-name="Fonteparág.padrão" style:family="text">
      <style:text-properties style:font-name="Times New Roman" style:font-name-complex="Times New Roman" fo:color="#FF0000" fo:language="pt" fo:country="BR"/>
    </style:style>
    <style:style style:name="T1658" style:parent-style-name="Fonteparág.padrão" style:family="text">
      <style:text-properties style:font-name="Times New Roman" style:font-name-complex="Times New Roman" fo:color="#FF0000" fo:language="pt" fo:country="BR"/>
    </style:style>
    <style:style style:name="T1659" style:parent-style-name="Fonteparág.padrão" style:family="text">
      <style:text-properties style:font-name="Times New Roman" style:font-name-complex="Times New Roman" fo:color="#FF0000" fo:language="pt" fo:country="BR"/>
    </style:style>
    <style:style style:name="T1660" style:parent-style-name="Fonteparág.padrão" style:family="text">
      <style:text-properties style:font-name="Times New Roman" style:font-name-complex="Times New Roman" fo:color="#FF0000" fo:language="pt" fo:country="BR"/>
    </style:style>
    <style:style style:name="T1661" style:parent-style-name="Fonteparág.padrão" style:family="text">
      <style:text-properties style:font-name="Times New Roman" style:font-name-complex="Times New Roman" fo:color="#FF0000" fo:language="pt" fo:country="BR"/>
    </style:style>
    <style:style style:name="T1662" style:parent-style-name="Fonteparág.padrão" style:family="text">
      <style:text-properties style:font-name="Times New Roman" style:font-name-complex="Times New Roman" fo:color="#FF0000" fo:language="pt" fo:country="BR"/>
    </style:style>
    <style:style style:name="T1663" style:parent-style-name="Fonteparág.padrão" style:family="text">
      <style:text-properties style:font-name="Times New Roman" style:font-name-complex="Times New Roman" fo:color="#FF0000" fo:language="pt" fo:country="BR"/>
    </style:style>
    <style:style style:name="T1664" style:parent-style-name="Fonteparág.padrão" style:family="text">
      <style:text-properties style:font-name="Times New Roman" style:font-name-complex="Times New Roman" fo:color="#FF0000" fo:language="pt" fo:country="BR"/>
    </style:style>
    <style:style style:name="T1665" style:parent-style-name="Fonteparág.padrão" style:family="text">
      <style:text-properties style:font-name="Times New Roman" style:font-name-complex="Times New Roman" fo:color="#FF0000" fo:language="pt" fo:country="BR"/>
    </style:style>
    <style:style style:name="T1666" style:parent-style-name="Fonteparág.padrão" style:family="text">
      <style:text-properties style:font-name="Times New Roman" style:font-name-complex="Times New Roman" fo:color="#FF0000" fo:language="pt" fo:country="BR"/>
    </style:style>
    <style:style style:name="T1667" style:parent-style-name="Fonteparág.padrão" style:family="text">
      <style:text-properties style:font-name="Times New Roman" style:font-name-complex="Times New Roman" fo:color="#FF0000" fo:language="pt" fo:country="BR"/>
    </style:style>
    <style:style style:name="T1668" style:parent-style-name="Fonteparág.padrão" style:family="text">
      <style:text-properties style:font-name="Times New Roman" style:font-name-complex="Times New Roman" fo:color="#FF0000" fo:language="pt" fo:country="BR"/>
    </style:style>
    <style:style style:name="T1669" style:parent-style-name="Fonteparág.padrão" style:family="text">
      <style:text-properties style:font-name="Times New Roman" style:font-name-complex="Times New Roman" fo:color="#FF0000" fo:language="pt" fo:country="BR"/>
    </style:style>
    <style:style style:name="T1670" style:parent-style-name="Fonteparág.padrão" style:family="text">
      <style:text-properties style:font-name="Times New Roman" style:font-name-complex="Times New Roman" fo:color="#FF0000" fo:language="pt" fo:country="BR"/>
    </style:style>
    <style:style style:name="T1671" style:parent-style-name="Fonteparág.padrão" style:family="text">
      <style:text-properties style:font-name="Times New Roman" style:font-name-complex="Times New Roman" fo:color="#FF0000" fo:language="pt" fo:country="BR"/>
    </style:style>
    <style:style style:name="T1672" style:parent-style-name="Fonteparág.padrão" style:family="text">
      <style:text-properties style:font-name="Times New Roman" style:font-name-complex="Times New Roman" fo:color="#FF0000" fo:language="pt" fo:country="BR"/>
    </style:style>
    <style:style style:name="T1673" style:parent-style-name="Fonteparág.padrão" style:family="text">
      <style:text-properties style:font-name="Times New Roman" fo:color="#FF0000" fo:language="pt" fo:country="BR"/>
    </style:style>
    <style:style style:name="T1674" style:parent-style-name="Fonteparág.padrão" style:family="text">
      <style:text-properties style:font-name="Times New Roman" fo:language="pt" fo:country="BR"/>
    </style:style>
    <style:style style:name="T1675" style:parent-style-name="Fonteparág.padrão" style:family="text">
      <style:text-properties style:font-name="Times New Roman" fo:color="#FF0000" fo:language="pt" fo:country="BR"/>
    </style:style>
    <style:style style:name="T1676" style:parent-style-name="Fonteparág.padrão" style:family="text">
      <style:text-properties style:font-name="Times New Roman" fo:language="pt" fo:country="BR"/>
    </style:style>
    <style:style style:name="T1677" style:parent-style-name="Fonteparág.padrão" style:family="text">
      <style:text-properties style:font-name="Times New Roman" fo:color="#FF0000" fo:language="pt" fo:country="BR"/>
    </style:style>
    <style:style style:name="T1678" style:parent-style-name="Fonteparág.padrão" style:family="text">
      <style:text-properties style:font-name="Times New Roman" fo:language="pt" fo:country="BR"/>
    </style:style>
    <style:style style:name="P1679" style:parent-style-name="Textbody" style:family="paragraph">
      <style:paragraph-properties fo:text-align="justify"/>
    </style:style>
    <style:style style:name="T1680" style:parent-style-name="Fonteparág.padrão" style:family="text">
      <style:text-properties style:font-name="Times New Roman" fo:language="pt" fo:country="BR"/>
    </style:style>
    <style:style style:name="T1681" style:parent-style-name="Fonteparág.padrão" style:family="text">
      <style:text-properties style:font-name="Times New Roman" fo:color="#FF0000" fo:language="pt" fo:country="BR"/>
    </style:style>
    <style:style style:name="T1682" style:parent-style-name="Fonteparág.padrão" style:family="text">
      <style:text-properties style:font-name="Times New Roman" fo:language="pt" fo:country="BR"/>
    </style:style>
    <style:style style:name="P1683" style:parent-style-name="Textbody" style:family="paragraph">
      <style:paragraph-properties fo:text-align="justify"/>
    </style:style>
    <style:style style:name="T1684" style:parent-style-name="Fonteparág.padrão" style:family="text">
      <style:text-properties style:font-name="Times New Roman" fo:color="#FF0000" fo:language="pt" fo:country="BR"/>
    </style:style>
    <style:style style:name="T1685" style:parent-style-name="Fonteparág.padrão" style:family="text">
      <style:text-properties style:font-name="Times New Roman" fo:color="#FF0000" fo:language="pt" fo:country="BR"/>
    </style:style>
    <style:style style:name="T1686" style:parent-style-name="Fonteparág.padrão" style:family="text">
      <style:text-properties style:font-name="Times New Roman" fo:color="#FF0000" fo:language="pt" fo:country="BR"/>
    </style:style>
    <style:style style:name="T1687" style:parent-style-name="Fonteparág.padrão" style:family="text">
      <style:text-properties style:font-name="Times New Roman" fo:color="#FF0000" fo:language="pt" fo:country="BR"/>
    </style:style>
    <style:style style:name="T1688" style:parent-style-name="Fonteparág.padrão" style:family="text">
      <style:text-properties style:font-name="Times New Roman" fo:language="pt" fo:country="BR"/>
    </style:style>
    <style:style style:name="T1689" style:parent-style-name="Fonteparág.padrão" style:family="text">
      <style:text-properties style:font-name="Times New Roman" fo:language="pt" fo:country="BR"/>
    </style:style>
    <style:style style:name="T1690" style:parent-style-name="Fonteparág.padrão" style:family="text">
      <style:text-properties style:font-name="Times New Roman" fo:language="pt" fo:country="BR"/>
    </style:style>
    <style:style style:name="T1691" style:parent-style-name="Fonteparág.padrão" style:family="text">
      <style:text-properties style:font-name="Times New Roman" fo:language="pt" fo:country="BR"/>
    </style:style>
    <style:style style:name="T1692" style:parent-style-name="Fonteparág.padrão" style:family="text">
      <style:text-properties style:font-name="Times New Roman" fo:language="pt" fo:country="BR"/>
    </style:style>
    <style:style style:name="T1693" style:parent-style-name="Fonteparág.padrão" style:family="text">
      <style:text-properties style:font-name="Times New Roman" fo:language="pt" fo:country="BR"/>
    </style:style>
    <style:style style:name="T1694" style:parent-style-name="Fonteparág.padrão" style:family="text">
      <style:text-properties style:font-name="Times New Roman" fo:color="#FF0000" fo:language="pt" fo:country="BR"/>
    </style:style>
    <style:style style:name="T1695" style:parent-style-name="Fonteparág.padrão" style:family="text">
      <style:text-properties style:font-name="Times New Roman" fo:color="#FF0000" fo:language="pt" fo:country="BR"/>
    </style:style>
    <style:style style:name="T1696" style:parent-style-name="Fonteparág.padrão" style:family="text">
      <style:text-properties style:font-name="Times New Roman" fo:color="#FF0000" fo:language="pt" fo:country="BR"/>
    </style:style>
    <style:style style:name="T1697" style:parent-style-name="Fonteparág.padrão" style:family="text">
      <style:text-properties style:font-name="Times New Roman" fo:color="#FF0000" fo:language="pt" fo:country="BR"/>
    </style:style>
    <style:style style:name="T1698" style:parent-style-name="Fonteparág.padrão" style:family="text">
      <style:text-properties style:font-name="Times New Roman" fo:color="#FF0000" fo:language="pt" fo:country="BR"/>
    </style:style>
    <style:style style:name="T1699" style:parent-style-name="Fonteparág.padrão" style:family="text">
      <style:text-properties style:font-name="Times New Roman" fo:color="#FF0000" fo:language="pt" fo:country="BR"/>
    </style:style>
    <style:style style:name="T1700" style:parent-style-name="Fonteparág.padrão" style:family="text">
      <style:text-properties style:font-name="Times New Roman" fo:color="#FF0000" fo:language="pt" fo:country="BR"/>
    </style:style>
    <style:style style:name="T1701" style:parent-style-name="Fonteparág.padrão" style:family="text">
      <style:text-properties style:font-name="Times New Roman" fo:color="#FF0000" fo:language="pt" fo:country="BR"/>
    </style:style>
    <style:style style:name="T1702" style:parent-style-name="Fonteparág.padrão" style:family="text">
      <style:text-properties style:font-name="Times New Roman" fo:color="#FF0000" fo:language="pt" fo:country="BR"/>
    </style:style>
    <style:style style:name="T1703" style:parent-style-name="Fonteparág.padrão" style:family="text">
      <style:text-properties style:font-name="Times New Roman" fo:color="#FF0000" fo:language="pt" fo:country="BR"/>
    </style:style>
    <style:style style:name="T1704" style:parent-style-name="Fonteparág.padrão" style:family="text">
      <style:text-properties style:font-name="Times New Roman" fo:color="#FF0000" fo:language="pt" fo:country="BR"/>
    </style:style>
    <style:style style:name="T1705" style:parent-style-name="Fonteparág.padrão" style:family="text">
      <style:text-properties style:font-name="Times New Roman" fo:color="#FF0000" fo:language="pt" fo:country="BR"/>
    </style:style>
    <style:style style:name="T1706" style:parent-style-name="Fonteparág.padrão" style:family="text">
      <style:text-properties style:font-name="Times New Roman" fo:color="#FF0000" fo:language="pt" fo:country="BR"/>
    </style:style>
    <style:style style:name="T1707" style:parent-style-name="Fonteparág.padrão" style:family="text">
      <style:text-properties style:font-name="Times New Roman" fo:color="#FF0000" fo:language="pt" fo:country="BR"/>
    </style:style>
    <style:style style:name="T1708" style:parent-style-name="Fonteparág.padrão" style:family="text">
      <style:text-properties style:font-name="Times New Roman" fo:color="#FF0000" fo:language="pt" fo:country="BR"/>
    </style:style>
    <style:style style:name="T1709" style:parent-style-name="Fonteparág.padrão" style:family="text">
      <style:text-properties style:font-name="Times New Roman" fo:color="#FF0000" fo:language="pt" fo:country="BR"/>
    </style:style>
    <style:style style:name="T1710" style:parent-style-name="Fonteparág.padrão" style:family="text">
      <style:text-properties style:font-name="Times New Roman" fo:color="#FF0000" fo:language="pt" fo:country="BR"/>
    </style:style>
    <style:style style:name="P1711" style:parent-style-name="Textbody" style:family="paragraph">
      <style:paragraph-properties fo:text-align="justify"/>
    </style:style>
    <style:style style:name="T1712" style:parent-style-name="Fonteparág.padrão" style:family="text">
      <style:text-properties style:font-name="Times New Roman" fo:language="pt" fo:country="BR"/>
    </style:style>
    <style:style style:name="T1713" style:parent-style-name="Fonteparág.padrão" style:family="text">
      <style:text-properties style:font-name="Times New Roman" fo:color="#FF0000" fo:language="pt" fo:country="BR"/>
    </style:style>
    <style:style style:name="T1714" style:parent-style-name="Fonteparág.padrão" style:family="text">
      <style:text-properties style:font-name="Times New Roman" fo:color="#FF0000" fo:language="pt" fo:country="BR"/>
    </style:style>
    <style:style style:name="T1715" style:parent-style-name="Fonteparág.padrão" style:family="text">
      <style:text-properties style:font-name="Times New Roman" fo:color="#FF0000" fo:language="pt" fo:country="BR"/>
    </style:style>
    <style:style style:name="T1716" style:parent-style-name="Fonteparág.padrão" style:family="text">
      <style:text-properties style:font-name="Times New Roman" fo:color="#FF0000" fo:language="pt" fo:country="BR"/>
    </style:style>
    <style:style style:name="T1717" style:parent-style-name="Fonteparág.padrão" style:family="text">
      <style:text-properties style:font-name="Times New Roman" fo:color="#FF0000" fo:language="pt" fo:country="BR"/>
    </style:style>
    <style:style style:name="T1718" style:parent-style-name="Fonteparág.padrão" style:family="text">
      <style:text-properties style:font-name="Times New Roman" fo:color="#FF0000" fo:language="pt" fo:country="BR"/>
    </style:style>
    <style:style style:name="T1719" style:parent-style-name="Fonteparág.padrão" style:family="text">
      <style:text-properties style:font-name="Times New Roman" fo:color="#FF0000" fo:language="pt" fo:country="BR"/>
    </style:style>
    <style:style style:name="T1720" style:parent-style-name="Fonteparág.padrão" style:family="text">
      <style:text-properties style:font-name="Times New Roman" fo:color="#FF0000" fo:language="pt" fo:country="BR"/>
    </style:style>
    <style:style style:name="T1721" style:parent-style-name="Fonteparág.padrão" style:family="text">
      <style:text-properties style:font-name="Times New Roman" fo:color="#FF0000" fo:language="pt" fo:country="BR"/>
    </style:style>
    <style:style style:name="T1722" style:parent-style-name="Fonteparág.padrão" style:family="text">
      <style:text-properties style:font-name="Times New Roman" fo:color="#FF0000" fo:language="pt" fo:country="BR"/>
    </style:style>
    <style:style style:name="T1723" style:parent-style-name="Fonteparág.padrão" style:family="text">
      <style:text-properties style:font-name="Times New Roman" fo:color="#FF0000" fo:language="pt" fo:country="BR"/>
    </style:style>
    <style:style style:name="P1724" style:parent-style-name="Textbody" style:family="paragraph">
      <style:paragraph-properties fo:text-align="justify"/>
    </style:style>
    <style:style style:name="T1725" style:parent-style-name="Fonteparág.padrão" style:family="text">
      <style:text-properties style:font-name="Times New Roman" fo:language="pt" fo:country="BR"/>
    </style:style>
    <style:style style:name="T1726" style:parent-style-name="Fonteparág.padrão" style:family="text">
      <style:text-properties style:font-name="Times New Roman" fo:color="#FF0000" fo:language="pt" fo:country="BR"/>
    </style:style>
    <style:style style:name="T1727" style:parent-style-name="Fonteparág.padrão" style:family="text">
      <style:text-properties style:font-name="Times New Roman" fo:color="#FF0000" fo:language="pt" fo:country="BR"/>
    </style:style>
    <style:style style:name="T1728" style:parent-style-name="Fonteparág.padrão" style:family="text">
      <style:text-properties style:font-name="Times New Roman" fo:color="#FF0000" fo:language="pt" fo:country="BR"/>
    </style:style>
    <style:style style:name="T1729" style:parent-style-name="Fonteparág.padrão" style:family="text">
      <style:text-properties style:font-name="Times New Roman" fo:language="pt" fo:country="BR"/>
    </style:style>
    <style:style style:name="T1730" style:parent-style-name="Fonteparág.padrão" style:family="text">
      <style:text-properties style:font-name="Times New Roman" fo:language="pt" fo:country="BR"/>
    </style:style>
    <style:style style:name="T1731" style:parent-style-name="Fonteparág.padrão" style:family="text">
      <style:text-properties style:font-name="Times New Roman" fo:language="pt" fo:country="BR"/>
    </style:style>
    <style:style style:name="T1732" style:parent-style-name="Fonteparág.padrão" style:family="text">
      <style:text-properties style:font-name="Times New Roman" fo:color="#FF0000" fo:language="pt" fo:country="BR"/>
    </style:style>
    <style:style style:name="T1733" style:parent-style-name="Fonteparág.padrão" style:family="text">
      <style:text-properties style:font-name="Times New Roman" fo:color="#FF0000" fo:language="pt" fo:country="BR"/>
    </style:style>
    <style:style style:name="T1734" style:parent-style-name="Fonteparág.padrão" style:family="text">
      <style:text-properties style:font-name="Times New Roman" fo:color="#FF0000" fo:language="pt" fo:country="BR"/>
    </style:style>
    <style:style style:name="T1735" style:parent-style-name="Fonteparág.padrão" style:family="text">
      <style:text-properties style:font-name="Times New Roman" fo:color="#FF0000" fo:language="pt" fo:country="BR"/>
    </style:style>
    <style:style style:name="T1736" style:parent-style-name="Fonteparág.padrão" style:family="text">
      <style:text-properties style:font-name="Times New Roman" fo:color="#FF0000" fo:language="pt" fo:country="BR"/>
    </style:style>
    <style:style style:name="T1737" style:parent-style-name="Fonteparág.padrão" style:family="text">
      <style:text-properties style:font-name="Times New Roman" fo:color="#FF0000" fo:language="pt" fo:country="BR"/>
    </style:style>
    <style:style style:name="T1738" style:parent-style-name="Fonteparág.padrão" style:family="text">
      <style:text-properties style:font-name="Times New Roman" fo:color="#FF0000" fo:language="pt" fo:country="BR"/>
    </style:style>
    <style:style style:name="T1739" style:parent-style-name="Fonteparág.padrão" style:family="text">
      <style:text-properties style:font-name="Times New Roman" fo:color="#FF0000" fo:language="pt" fo:country="BR"/>
    </style:style>
    <style:style style:name="P1740" style:parent-style-name="Textbody" style:family="paragraph">
      <style:paragraph-properties fo:text-align="justify"/>
    </style:style>
    <style:style style:name="T1741" style:parent-style-name="Fonteparág.padrão" style:family="text">
      <style:text-properties style:font-name="Times New Roman" fo:color="#FF0000" fo:language="pt" fo:country="BR"/>
    </style:style>
    <style:style style:name="T1742" style:parent-style-name="Fonteparág.padrão" style:family="text">
      <style:text-properties style:font-name="Times New Roman" fo:color="#FF0000" fo:language="pt" fo:country="BR"/>
    </style:style>
    <style:style style:name="T1743" style:parent-style-name="Fonteparág.padrão" style:family="text">
      <style:text-properties style:font-name="Times New Roman" fo:color="#FF0000" fo:language="pt" fo:country="BR"/>
    </style:style>
    <style:style style:name="T1744" style:parent-style-name="Fonteparág.padrão" style:family="text">
      <style:text-properties style:font-name="Times New Roman" fo:color="#FF0000" fo:language="pt" fo:country="BR"/>
    </style:style>
    <style:style style:name="T1745" style:parent-style-name="Fonteparág.padrão" style:family="text">
      <style:text-properties style:font-name="Times New Roman" fo:color="#FF0000" fo:language="pt" fo:country="BR"/>
    </style:style>
    <style:style style:name="T1746" style:parent-style-name="Fonteparág.padrão" style:family="text">
      <style:text-properties style:font-name="Times New Roman" fo:color="#FF0000" fo:language="pt" fo:country="BR"/>
    </style:style>
    <style:style style:name="T1747" style:parent-style-name="Fonteparág.padrão" style:family="text">
      <style:text-properties style:font-name="Times New Roman" fo:color="#FF0000" fo:language="pt" fo:country="BR"/>
    </style:style>
    <style:style style:name="T1748" style:parent-style-name="Fonteparág.padrão" style:family="text">
      <style:text-properties style:font-name="Times New Roman" fo:color="#FF0000" fo:language="pt" fo:country="BR"/>
    </style:style>
    <style:style style:name="T1749" style:parent-style-name="Fonteparág.padrão" style:family="text">
      <style:text-properties style:font-name="Times New Roman" fo:language="pt" fo:country="BR"/>
    </style:style>
    <style:style style:name="T1750" style:parent-style-name="Fonteparág.padrão" style:family="text">
      <style:text-properties style:font-name="Times New Roman" fo:language="pt" fo:country="BR"/>
    </style:style>
    <style:style style:name="T1751" style:parent-style-name="Fonteparág.padrão" style:family="text">
      <style:text-properties style:font-name="Times New Roman" fo:language="pt" fo:country="BR"/>
    </style:style>
    <style:style style:name="T1752" style:parent-style-name="Fonteparág.padrão" style:family="text">
      <style:text-properties style:font-name="Times New Roman" fo:color="#FF0000" fo:language="pt" fo:country="BR"/>
    </style:style>
    <style:style style:name="T1753" style:parent-style-name="Fonteparág.padrão" style:family="text">
      <style:text-properties style:font-name="Times New Roman" fo:color="#FF0000" fo:language="pt" fo:country="BR"/>
    </style:style>
    <style:style style:name="T1754" style:parent-style-name="Fonteparág.padrão" style:family="text">
      <style:text-properties style:font-name="Times New Roman" fo:color="#FF0000" fo:language="pt" fo:country="BR"/>
    </style:style>
    <style:style style:name="T1755" style:parent-style-name="Fonteparág.padrão" style:family="text">
      <style:text-properties style:font-name="Times New Roman" fo:color="#FF0000" fo:language="pt" fo:country="BR"/>
    </style:style>
    <style:style style:name="T1756" style:parent-style-name="Fonteparág.padrão" style:family="text">
      <style:text-properties style:font-name="Times New Roman" fo:color="#FF0000" fo:language="pt" fo:country="BR"/>
    </style:style>
    <style:style style:name="T1757" style:parent-style-name="Fonteparág.padrão" style:family="text">
      <style:text-properties style:font-name="Times New Roman" fo:color="#FF0000" fo:language="pt" fo:country="BR"/>
    </style:style>
    <style:style style:name="T1758" style:parent-style-name="Fonteparág.padrão" style:family="text">
      <style:text-properties style:font-name="Times New Roman" fo:color="#FF0000" fo:language="pt" fo:country="BR"/>
    </style:style>
    <style:style style:name="P1759" style:parent-style-name="Textbody" style:family="paragraph">
      <style:paragraph-properties fo:text-align="justify"/>
    </style:style>
    <style:style style:name="T1760" style:parent-style-name="Fonteparág.padrão" style:family="text">
      <style:text-properties style:font-name="Times New Roman" fo:language="pt" fo:country="BR"/>
    </style:style>
    <style:style style:name="T1761" style:parent-style-name="Fonteparág.padrão" style:family="text">
      <style:text-properties style:font-name="Times New Roman" fo:language="pt" fo:country="BR"/>
    </style:style>
    <style:style style:name="T1762" style:parent-style-name="Fonteparág.padrão" style:family="text">
      <style:text-properties style:font-name="Times New Roman" fo:language="pt" fo:country="BR"/>
    </style:style>
    <style:style style:name="T1763" style:parent-style-name="Fonteparág.padrão" style:family="text">
      <style:text-properties style:font-name="Times New Roman" fo:color="#FF0000" fo:language="pt" fo:country="BR"/>
    </style:style>
    <style:style style:name="T1764" style:parent-style-name="Fonteparág.padrão" style:family="text">
      <style:text-properties style:font-name="Times New Roman" fo:language="pt" fo:country="BR"/>
    </style:style>
    <style:style style:name="T1765" style:parent-style-name="Fonteparág.padrão" style:family="text">
      <style:text-properties style:font-name="Times New Roman" fo:language="pt" fo:country="BR"/>
    </style:style>
    <style:style style:name="P1766" style:parent-style-name="Título3" style:family="paragraph">
      <style:paragraph-properties fo:text-align="justify"/>
      <style:text-properties style:font-name="Times New Roman" fo:language="pt" fo:country="BR"/>
    </style:style>
    <style:style style:name="P1767" style:parent-style-name="Normal" style:family="paragraph">
      <style:paragraph-properties fo:text-align="justify" style:vertical-align="auto" fo:margin-bottom="0.0972in" fo:line-height="115%"/>
    </style:style>
    <style:style style:name="T1768" style:parent-style-name="Fonteparág.padrão" style:family="text">
      <style:text-properties style:font-name="Times New Roman" fo:color="#FF0000"/>
    </style:style>
    <style:style style:name="T1769" style:parent-style-name="Fonteparág.padrão" style:family="text">
      <style:text-properties style:font-name="Times New Roman" fo:color="#FF0000"/>
    </style:style>
    <style:style style:name="T1770" style:parent-style-name="Fonteparág.padrão" style:family="text">
      <style:text-properties style:font-name="Times New Roman" fo:color="#FF0000"/>
    </style:style>
    <style:style style:name="T1771" style:parent-style-name="Fonteparág.padrão" style:family="text">
      <style:text-properties style:font-name="Times New Roman" fo:color="#FF0000"/>
    </style:style>
    <style:style style:name="T1772" style:parent-style-name="Fonteparág.padrão" style:family="text">
      <style:text-properties style:font-name="Times New Roman" fo:color="#FF0000"/>
    </style:style>
    <style:style style:name="T1773" style:parent-style-name="Fonteparág.padrão" style:family="text">
      <style:text-properties style:font-name="Times New Roman" fo:color="#FF0000"/>
    </style:style>
    <style:style style:name="T1774" style:parent-style-name="Fonteparág.padrão" style:family="text">
      <style:text-properties style:font-name="Times New Roman" fo:color="#FF0000"/>
    </style:style>
    <style:style style:name="T1775" style:parent-style-name="Fonteparág.padrão" style:family="text">
      <style:text-properties style:font-name="Times New Roman" fo:color="#FF0000"/>
    </style:style>
    <style:style style:name="T1776" style:parent-style-name="Fonteparág.padrão" style:family="text">
      <style:text-properties style:font-name="Times New Roman" fo:color="#FF0000"/>
    </style:style>
    <style:style style:name="T1777" style:parent-style-name="Fonteparág.padrão" style:family="text">
      <style:text-properties style:font-name="Times New Roman" fo:color="#FF0000"/>
    </style:style>
    <style:style style:name="T1778" style:parent-style-name="Fonteparág.padrão" style:family="text">
      <style:text-properties style:font-name="Times New Roman" fo:color="#FF0000"/>
    </style:style>
    <style:style style:name="T1779" style:parent-style-name="Fonteparág.padrão" style:family="text">
      <style:text-properties style:font-name="Times New Roman" fo:color="#FF0000"/>
    </style:style>
    <style:style style:name="T1780" style:parent-style-name="Fonteparág.padrão" style:family="text">
      <style:text-properties style:font-name="Times New Roman" fo:color="#FF0000"/>
    </style:style>
    <style:style style:name="T1781" style:parent-style-name="Fonteparág.padrão" style:family="text">
      <style:text-properties style:font-name="Times New Roman" fo:color="#FF0000"/>
    </style:style>
    <style:style style:name="T1782" style:parent-style-name="Fonteparág.padrão" style:family="text">
      <style:text-properties style:font-name="Times New Roman" fo:color="#FF0000"/>
    </style:style>
    <style:style style:name="T1783" style:parent-style-name="Fonteparág.padrão" style:family="text">
      <style:text-properties style:font-name="Times New Roman" fo:color="#FF0000"/>
    </style:style>
    <style:style style:name="T1784" style:parent-style-name="Fonteparág.padrão" style:family="text">
      <style:text-properties style:font-name="Times New Roman" fo:color="#FF0000"/>
    </style:style>
    <style:style style:name="T1785" style:parent-style-name="Fonteparág.padrão" style:family="text">
      <style:text-properties style:font-name="Times New Roman" fo:color="#FF0000"/>
    </style:style>
    <style:style style:name="T178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1787" style:parent-style-name="Textbody" style:family="paragraph">
      <style:paragraph-properties fo:text-align="justify"/>
      <style:text-properties style:font-name="Times New Roman" fo:color="#FF0000" fo:language="pt" fo:country="BR"/>
    </style:style>
    <style:style style:name="P1788" style:parent-style-name="Textbody" style:family="paragraph">
      <style:paragraph-properties fo:text-align="justify"/>
    </style:style>
    <style:style style:name="T1789" style:parent-style-name="Fonteparág.padrão" style:family="text">
      <style:text-properties style:font-name="Times New Roman" fo:color="#FF0000" fo:language="pt" fo:country="BR"/>
    </style:style>
    <style:style style:name="T1790" style:parent-style-name="Fonteparág.padrão" style:family="text">
      <style:text-properties style:font-name="Times New Roman" fo:color="#FF0000" fo:language="pt" fo:country="BR"/>
    </style:style>
    <style:style style:name="T1791" style:parent-style-name="Fonteparág.padrão" style:family="text">
      <style:text-properties style:font-name="Times New Roman" fo:color="#FF0000" fo:language="pt" fo:country="BR"/>
    </style:style>
    <style:style style:name="T1792" style:parent-style-name="Fonteparág.padrão" style:family="text">
      <style:text-properties style:font-name="Times New Roman" fo:color="#FF0000" fo:language="pt" fo:country="BR"/>
    </style:style>
    <style:style style:name="T1793" style:parent-style-name="Fonteparág.padrão" style:family="text">
      <style:text-properties style:font-name="Times New Roman" fo:color="#FF0000" fo:language="pt" fo:country="BR"/>
    </style:style>
    <style:style style:name="T1794" style:parent-style-name="Fonteparág.padrão" style:family="text">
      <style:text-properties style:font-name="Times New Roman" fo:color="#FF0000" fo:language="pt" fo:country="BR"/>
    </style:style>
    <style:style style:name="T1795" style:parent-style-name="Fonteparág.padrão" style:family="text">
      <style:text-properties style:font-name="Times New Roman" fo:color="#FF0000" fo:language="pt" fo:country="BR"/>
    </style:style>
    <style:style style:name="T1796" style:parent-style-name="Fonteparág.padrão" style:family="text">
      <style:text-properties style:font-name="Times New Roman" fo:color="#FF0000" fo:language="pt" fo:country="BR"/>
    </style:style>
    <style:style style:name="T1797" style:parent-style-name="Fonteparág.padrão" style:family="text">
      <style:text-properties style:font-name="Times New Roman" fo:color="#FF0000" fo:language="pt" fo:country="BR"/>
    </style:style>
    <style:style style:name="T1798" style:parent-style-name="Fonteparág.padrão" style:family="text">
      <style:text-properties style:font-name="Times New Roman" fo:color="#FF0000" fo:language="pt" fo:country="BR"/>
    </style:style>
    <style:style style:name="T1799" style:parent-style-name="Fonteparág.padrão" style:family="text">
      <style:text-properties style:font-name="Times New Roman" fo:color="#FF0000" fo:language="pt" fo:country="BR"/>
    </style:style>
    <style:style style:name="T1800" style:parent-style-name="Fonteparág.padrão" style:family="text">
      <style:text-properties style:font-name="Times New Roman" fo:color="#FF0000" fo:language="pt" fo:country="BR"/>
    </style:style>
    <style:style style:name="T1801" style:parent-style-name="Fonteparág.padrão" style:family="text">
      <style:text-properties style:font-name="Times New Roman" fo:color="#FF0000" fo:language="pt" fo:country="BR"/>
    </style:style>
    <style:style style:name="T1802" style:parent-style-name="Fonteparág.padrão" style:family="text">
      <style:text-properties style:font-name="Times New Roman" fo:color="#FF0000" fo:language="pt" fo:country="BR"/>
    </style:style>
    <style:style style:name="T1803" style:parent-style-name="Fonteparág.padrão" style:family="text">
      <style:text-properties style:font-name="Times New Roman" fo:color="#FF0000" fo:language="pt" fo:country="BR"/>
    </style:style>
    <style:style style:name="T1804" style:parent-style-name="Fonteparág.padrão" style:family="text">
      <style:text-properties style:font-name="Times New Roman" fo:color="#FF0000" fo:language="pt" fo:country="BR"/>
    </style:style>
    <style:style style:name="T1805" style:parent-style-name="Fonteparág.padrão" style:family="text">
      <style:text-properties style:font-name="Times New Roman" fo:color="#FF0000" fo:language="pt" fo:country="BR"/>
    </style:style>
    <style:style style:name="T1806" style:parent-style-name="Fonteparág.padrão" style:family="text">
      <style:text-properties style:font-name="Times New Roman" fo:color="#FF0000" fo:language="pt" fo:country="BR"/>
    </style:style>
    <style:style style:name="T1807" style:parent-style-name="Fonteparág.padrão" style:family="text">
      <style:text-properties style:font-name="Times New Roman" fo:color="#FF0000" fo:language="pt" fo:country="BR"/>
    </style:style>
    <style:style style:name="T1808" style:parent-style-name="Fonteparág.padrão" style:family="text">
      <style:text-properties style:font-name="Times New Roman" fo:color="#FF0000" fo:language="pt" fo:country="BR"/>
    </style:style>
    <style:style style:name="T1809" style:parent-style-name="Fonteparág.padrão" style:family="text">
      <style:text-properties style:font-name="Times New Roman" fo:color="#FF0000" fo:language="pt" fo:country="BR"/>
    </style:style>
    <style:style style:name="T1810" style:parent-style-name="Fonteparág.padrão" style:family="text">
      <style:text-properties style:font-name="Times New Roman" fo:color="#FF0000" fo:language="pt" fo:country="BR"/>
    </style:style>
    <style:style style:name="T1811"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P1812" style:parent-style-name="Título3" style:family="paragraph">
      <style:paragraph-properties fo:text-align="justify"/>
      <style:text-properties style:font-name="Times New Roman" fo:language="pt" fo:country="BR"/>
    </style:style>
    <style:style style:name="P1813" style:parent-style-name="Textbody" style:family="paragraph">
      <style:paragraph-properties fo:text-align="justify"/>
    </style:style>
    <style:style style:name="T1814" style:parent-style-name="Fonteparág.padrão" style:family="text">
      <style:text-properties style:font-name="Times New Roman" fo:language="pt" fo:country="BR"/>
    </style:style>
    <style:style style:name="T1815" style:parent-style-name="Fonteparág.padrão" style:family="text">
      <style:text-properties style:font-name="Times New Roman" fo:language="pt" fo:country="BR"/>
    </style:style>
    <style:style style:name="T1816" style:parent-style-name="Fonteparág.padrão" style:family="text">
      <style:text-properties style:font-name="Times New Roman" fo:language="pt" fo:country="BR"/>
    </style:style>
    <style:style style:name="T1817" style:parent-style-name="Fonteparág.padrão" style:family="text">
      <style:text-properties style:font-name="Times New Roman" fo:language="pt" fo:country="BR"/>
    </style:style>
    <style:style style:name="T1818" style:parent-style-name="Fonteparág.padrão" style:family="text">
      <style:text-properties style:font-name="Times New Roman" fo:color="#FF0000" fo:language="pt" fo:country="BR"/>
    </style:style>
    <style:style style:name="T1819" style:parent-style-name="Fonteparág.padrão" style:family="text">
      <style:text-properties style:font-name="Times New Roman" fo:language="pt" fo:country="BR"/>
    </style:style>
    <style:style style:name="T1820" style:parent-style-name="Fonteparág.padrão" style:family="text">
      <style:text-properties style:font-name="Times New Roman" fo:language="pt" fo:country="BR"/>
    </style:style>
    <style:style style:name="T1821" style:parent-style-name="Fonteparág.padrão" style:family="text">
      <style:text-properties style:font-name="Times New Roman" fo:color="#FF0000" fo:language="pt" fo:country="BR"/>
    </style:style>
    <style:style style:name="T1822" style:parent-style-name="Fonteparág.padrão" style:family="text">
      <style:text-properties style:font-name="Times New Roman" fo:color="#FF0000" fo:language="pt" fo:country="BR"/>
    </style:style>
    <style:style style:name="T1823" style:parent-style-name="Fonteparág.padrão" style:family="text">
      <style:text-properties style:font-name="Times New Roman" fo:color="#FF0000" fo:language="pt" fo:country="BR"/>
    </style:style>
    <style:style style:name="T1824" style:parent-style-name="Fonteparág.padrão" style:family="text">
      <style:text-properties style:font-name="Times New Roman" fo:color="#FF0000" fo:language="pt" fo:country="BR"/>
    </style:style>
    <style:style style:name="T1825" style:parent-style-name="Fonteparág.padrão" style:family="text">
      <style:text-properties style:font-name="Times New Roman" fo:color="#FF0000" fo:language="pt" fo:country="BR"/>
    </style:style>
    <style:style style:name="T1826" style:parent-style-name="Fonteparág.padrão" style:family="text">
      <style:text-properties style:font-name="Times New Roman" fo:language="pt" fo:country="BR"/>
    </style:style>
    <style:style style:name="P1827" style:parent-style-name="Textbody" style:family="paragraph">
      <style:paragraph-properties fo:text-align="justify"/>
    </style:style>
    <style:style style:name="T1828" style:parent-style-name="Fonteparág.padrão" style:family="text">
      <style:text-properties style:font-name="Times New Roman" fo:language="pt" fo:country="BR"/>
    </style:style>
    <style:style style:name="T1829" style:parent-style-name="Fonteparág.padrão" style:family="text">
      <style:text-properties style:font-name="Times New Roman" fo:color="#FF0000" fo:language="pt" fo:country="BR"/>
    </style:style>
    <style:style style:name="T1830" style:parent-style-name="Fonteparág.padrão" style:family="text">
      <style:text-properties style:font-name="Times New Roman" fo:language="pt" fo:country="BR"/>
    </style:style>
    <style:style style:name="T1831" style:parent-style-name="Fonteparág.padrão" style:family="text">
      <style:text-properties style:font-name="Times New Roman" fo:color="#FF0000" fo:language="pt" fo:country="BR"/>
    </style:style>
    <style:style style:name="T1832" style:parent-style-name="Fonteparág.padrão" style:family="text">
      <style:text-properties style:font-name="Times New Roman" fo:language="pt" fo:country="BR"/>
    </style:style>
    <style:style style:name="T1833" style:parent-style-name="Fonteparág.padrão" style:family="text">
      <style:text-properties style:font-name="Times New Roman" fo:color="#FF0000" fo:language="pt" fo:country="BR"/>
    </style:style>
    <style:style style:name="P1834" style:parent-style-name="Textbody" style:family="paragraph">
      <style:paragraph-properties fo:text-align="justify"/>
    </style:style>
    <style:style style:name="T1835" style:parent-style-name="Fonteparág.padrão" style:family="text">
      <style:text-properties style:font-name="Times New Roman" fo:language="pt" fo:country="BR"/>
    </style:style>
    <style:style style:name="T1836" style:parent-style-name="Fonteparág.padrão" style:family="text">
      <style:text-properties style:font-name="Times New Roman" fo:color="#FF0000" fo:language="pt" fo:country="BR"/>
    </style:style>
    <style:style style:name="T1837" style:parent-style-name="Fonteparág.padrão" style:family="text">
      <style:text-properties style:font-name="Times New Roman" fo:language="pt" fo:country="BR"/>
    </style:style>
    <style:style style:name="T1838" style:parent-style-name="Fonteparág.padrão" style:family="text">
      <style:text-properties style:font-name="Times New Roman" fo:color="#FF0000" fo:language="pt" fo:country="BR"/>
    </style:style>
    <style:style style:name="T1839" style:parent-style-name="Fonteparág.padrão" style:family="text">
      <style:text-properties style:font-name="Times New Roman" fo:language="pt" fo:country="BR"/>
    </style:style>
    <style:style style:name="P1840" style:parent-style-name="Textbody" style:family="paragraph">
      <style:paragraph-properties fo:text-align="justify"/>
      <style:text-properties style:font-name="Times New Roman" fo:language="pt" fo:country="BR"/>
    </style:style>
    <style:style style:name="P1841" style:parent-style-name="Título1" style:family="paragraph">
      <style:paragraph-properties fo:break-before="page" fo:text-align="justify"/>
      <style:text-properties style:font-name="Times New Roman" fo:language="pt" fo:country="BR"/>
    </style:style>
    <style:style style:name="P1842" style:parent-style-name="Normal" style:family="paragraph">
      <style:paragraph-properties fo:text-align="justify" style:vertical-align="auto" fo:margin-bottom="0.0972in" fo:line-height="115%"/>
      <style:text-properties fo:hyphenate="true"/>
    </style:style>
    <style:style style:name="T1843" style:parent-style-name="Fonteparág.padrão" style:family="text">
      <style:text-properties style:font-name="Times New Roman"/>
    </style:style>
    <style:style style:name="T1844" style:parent-style-name="Fonteparág.padrão" style:family="text">
      <style:text-properties style:font-name="Times New Roman" fo:color="#FF0000"/>
    </style:style>
    <style:style style:name="T1845" style:parent-style-name="Fonteparág.padrão" style:family="text">
      <style:text-properties style:font-name="Times New Roman" fo:color="#FF0000"/>
    </style:style>
    <style:style style:name="T1846" style:parent-style-name="Fonteparág.padrão" style:family="text">
      <style:text-properties style:font-name="Times New Roman" fo:color="#FF0000"/>
    </style:style>
    <style:style style:name="T1847" style:parent-style-name="Fonteparág.padrão" style:family="text">
      <style:text-properties style:font-name="Times New Roman" fo:color="#FF0000"/>
    </style:style>
    <style:style style:name="T1848" style:parent-style-name="Fonteparág.padrão" style:family="text">
      <style:text-properties style:font-name="Times New Roman" fo:color="#FF0000"/>
    </style:style>
    <style:style style:name="T1849" style:parent-style-name="Fonteparág.padrão" style:family="text">
      <style:text-properties style:font-name="Times New Roman" fo:color="#FF0000"/>
    </style:style>
    <style:style style:name="T1850" style:parent-style-name="Fonteparág.padrão" style:family="text">
      <style:text-properties style:font-name="Times New Roman" fo:color="#FF0000"/>
    </style:style>
    <style:style style:name="T1851" style:parent-style-name="Fonteparág.padrão" style:family="text">
      <style:text-properties style:font-name="Times New Roman" fo:color="#FF0000"/>
    </style:style>
    <style:style style:name="T1852" style:parent-style-name="Fonteparág.padrão" style:family="text">
      <style:text-properties style:font-name="Times New Roman" fo:color="#FF0000"/>
    </style:style>
    <style:style style:name="T185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85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85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85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85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85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P1859" style:parent-style-name="Título3" style:family="paragraph">
      <style:paragraph-properties fo:text-align="justify"/>
      <style:text-properties style:font-name="Times New Roman" fo:language="pt" fo:country="BR"/>
    </style:style>
    <style:style style:name="P1860" style:parent-style-name="Textbody" style:family="paragraph">
      <style:paragraph-properties fo:text-align="justify"/>
    </style:style>
    <style:style style:name="T1861" style:parent-style-name="Fonteparág.padrão" style:family="text">
      <style:text-properties style:font-name="Times New Roman" fo:language="pt" fo:country="BR"/>
    </style:style>
    <style:style style:name="T1862" style:parent-style-name="Fonteparág.padrão" style:family="text">
      <style:text-properties style:font-name="Times New Roman" fo:color="#FF0000" fo:language="pt" fo:country="BR"/>
    </style:style>
    <style:style style:name="T1863" style:parent-style-name="Fonteparág.padrão" style:family="text">
      <style:text-properties style:font-name="Times New Roman" fo:color="#FF0000" fo:language="pt" fo:country="BR"/>
    </style:style>
    <style:style style:name="T1864" style:parent-style-name="Fonteparág.padrão" style:family="text">
      <style:text-properties style:font-name="Times New Roman" fo:color="#FF0000" fo:language="pt" fo:country="BR"/>
    </style:style>
    <style:style style:name="T1865" style:parent-style-name="Fonteparág.padrão" style:family="text">
      <style:text-properties style:font-name="Times New Roman" fo:color="#FF0000" fo:language="pt" fo:country="BR"/>
    </style:style>
    <style:style style:name="T1866" style:parent-style-name="Fonteparág.padrão" style:family="text">
      <style:text-properties style:font-name="Times New Roman" fo:color="#FF0000" fo:language="pt" fo:country="BR"/>
    </style:style>
    <style:style style:name="T1867" style:parent-style-name="Fonteparág.padrão" style:family="text">
      <style:text-properties style:font-name="Times New Roman" fo:language="pt" fo:country="BR"/>
    </style:style>
    <style:style style:name="T1868" style:parent-style-name="Fonteparág.padrão" style:family="text">
      <style:text-properties style:font-name="Times New Roman" fo:language="pt" fo:country="BR"/>
    </style:style>
    <style:style style:name="T1869" style:parent-style-name="Fonteparág.padrão" style:family="text">
      <style:text-properties style:font-name="Times New Roman" fo:color="#FF0000" fo:language="pt" fo:country="BR"/>
    </style:style>
    <style:style style:name="T1870" style:parent-style-name="Fonteparág.padrão" style:family="text">
      <style:text-properties style:font-name="Times New Roman" fo:color="#FF0000" fo:language="pt" fo:country="BR"/>
    </style:style>
    <style:style style:name="T1871" style:parent-style-name="Fonteparág.padrão" style:family="text">
      <style:text-properties style:font-name="Times New Roman" fo:color="#FF0000" fo:language="pt" fo:country="BR"/>
    </style:style>
    <style:style style:name="T1872" style:parent-style-name="Fonteparág.padrão" style:family="text">
      <style:text-properties style:font-name="Times New Roman" fo:color="#FF0000" fo:language="pt" fo:country="BR"/>
    </style:style>
    <style:style style:name="T1873" style:parent-style-name="Fonteparág.padrão" style:family="text">
      <style:text-properties style:font-name="Times New Roman" fo:color="#FF0000" fo:language="pt" fo:country="BR"/>
    </style:style>
    <style:style style:name="T1874" style:parent-style-name="Fonteparág.padrão" style:family="text">
      <style:text-properties style:font-name="Times New Roman" fo:language="pt" fo:country="BR"/>
    </style:style>
    <style:style style:name="P1875" style:parent-style-name="Textbody" style:family="paragraph">
      <style:paragraph-properties fo:text-align="justify"/>
    </style:style>
    <style:style style:name="T1876" style:parent-style-name="Fonteparág.padrão" style:family="text">
      <style:text-properties style:font-name="Times New Roman" fo:language="pt" fo:country="BR"/>
    </style:style>
    <style:style style:name="T1877" style:parent-style-name="Fonteparág.padrão" style:family="text">
      <style:text-properties style:font-name="Times New Roman" fo:language="pt" fo:country="BR"/>
    </style:style>
    <style:style style:name="T1878" style:parent-style-name="Fonteparág.padrão" style:family="text">
      <style:text-properties style:font-name="Times New Roman" fo:language="pt" fo:country="BR"/>
    </style:style>
    <style:style style:name="T1879" style:parent-style-name="Fonteparág.padrão" style:family="text">
      <style:text-properties style:font-name="Times New Roman" fo:language="pt" fo:country="BR"/>
    </style:style>
    <style:style style:name="T1880" style:parent-style-name="Fonteparág.padrão" style:family="text">
      <style:text-properties style:font-name="Times New Roman" fo:language="pt" fo:country="BR"/>
    </style:style>
    <style:style style:name="T1881" style:parent-style-name="Fonteparág.padrão" style:family="text">
      <style:text-properties style:font-name="Times New Roman" fo:color="#FF0000" fo:language="pt" fo:country="BR"/>
    </style:style>
    <style:style style:name="T1882" style:parent-style-name="Fonteparág.padrão" style:family="text">
      <style:text-properties style:font-name="Times New Roman" fo:color="#FF0000" fo:language="pt" fo:country="BR"/>
    </style:style>
    <style:style style:name="T1883" style:parent-style-name="Fonteparág.padrão" style:family="text">
      <style:text-properties style:font-name="Times New Roman" fo:language="pt" fo:country="BR"/>
    </style:style>
    <style:style style:name="T1884" style:parent-style-name="Fonteparág.padrão" style:family="text">
      <style:text-properties style:font-name="Times New Roman" fo:color="#FF0000" fo:language="pt" fo:country="BR"/>
    </style:style>
    <style:style style:name="T1885" style:parent-style-name="Fonteparág.padrão" style:family="text">
      <style:text-properties style:font-name="Times New Roman" fo:language="pt" fo:country="BR"/>
    </style:style>
    <style:style style:name="T1886" style:parent-style-name="Fonteparág.padrão" style:family="text">
      <style:text-properties style:font-name="Times New Roman" fo:color="#FF0000" fo:language="pt" fo:country="BR"/>
    </style:style>
    <style:style style:name="T1887" style:parent-style-name="Fonteparág.padrão" style:family="text">
      <style:text-properties style:font-name="Times New Roman" fo:language="pt" fo:country="BR"/>
    </style:style>
    <style:style style:name="T1888" style:parent-style-name="Fonteparág.padrão" style:family="text">
      <style:text-properties style:font-name="Times New Roman" fo:language="pt" fo:country="BR"/>
    </style:style>
    <style:style style:name="T1889" style:parent-style-name="Fonteparág.padrão" style:family="text">
      <style:text-properties style:font-name="Times New Roman" fo:language="pt" fo:country="BR"/>
    </style:style>
    <style:style style:name="P1890" style:parent-style-name="Título3" style:family="paragraph">
      <style:paragraph-properties fo:text-align="justify"/>
      <style:text-properties style:font-name="Times New Roman" fo:language="pt" fo:country="BR"/>
    </style:style>
    <style:style style:name="P1891" style:parent-style-name="Textbody" style:family="paragraph">
      <style:paragraph-properties fo:text-align="justify"/>
    </style:style>
    <style:style style:name="T1892" style:parent-style-name="Fonteparág.padrão" style:family="text">
      <style:text-properties style:font-name="Times New Roman" fo:language="pt" fo:country="BR"/>
    </style:style>
    <style:style style:name="T1893" style:parent-style-name="Fonteparág.padrão" style:family="text">
      <style:text-properties style:font-name="Times New Roman" fo:color="#FF0000" fo:language="pt" fo:country="BR"/>
    </style:style>
    <style:style style:name="T1894" style:parent-style-name="Fonteparág.padrão" style:family="text">
      <style:text-properties style:font-name="Times New Roman" fo:color="#FF0000" fo:language="pt" fo:country="BR"/>
    </style:style>
    <style:style style:name="T1895" style:parent-style-name="Fonteparág.padrão" style:family="text">
      <style:text-properties style:font-name="Times New Roman" fo:color="#FF0000" fo:language="pt" fo:country="BR"/>
    </style:style>
    <style:style style:name="T1896" style:parent-style-name="Fonteparág.padrão" style:family="text">
      <style:text-properties style:font-name="Times New Roman" fo:color="#FF0000" fo:language="pt" fo:country="BR"/>
    </style:style>
    <style:style style:name="T1897" style:parent-style-name="Fonteparág.padrão" style:family="text">
      <style:text-properties style:font-name="Times New Roman" fo:color="#FF0000" fo:language="pt" fo:country="BR"/>
    </style:style>
    <style:style style:name="T1898" style:parent-style-name="Fonteparág.padrão" style:family="text">
      <style:text-properties style:font-name="Times New Roman" fo:color="#FF0000" fo:language="pt" fo:country="BR"/>
    </style:style>
    <style:style style:name="T1899" style:parent-style-name="Fonteparág.padrão" style:family="text">
      <style:text-properties style:font-name="Times New Roman" fo:color="#FF0000" fo:language="pt" fo:country="BR"/>
    </style:style>
    <style:style style:name="T1900" style:parent-style-name="Fonteparág.padrão" style:family="text">
      <style:text-properties style:font-name="Times New Roman" fo:color="#FF0000" fo:language="pt" fo:country="BR"/>
    </style:style>
    <style:style style:name="T1901" style:parent-style-name="Fonteparág.padrão" style:family="text">
      <style:text-properties style:font-name="Times New Roman" fo:color="#FF0000" fo:language="pt" fo:country="BR"/>
    </style:style>
    <style:style style:name="T1902" style:parent-style-name="Fonteparág.padrão" style:family="text">
      <style:text-properties style:font-name="Times New Roman" fo:color="#FF0000" fo:language="pt" fo:country="BR"/>
    </style:style>
    <style:style style:name="T1903" style:parent-style-name="Fonteparág.padrão" style:family="text">
      <style:text-properties style:font-name="Times New Roman" fo:color="#FF0000" fo:language="pt" fo:country="BR"/>
    </style:style>
    <style:style style:name="T1904" style:parent-style-name="Fonteparág.padrão" style:family="text">
      <style:text-properties style:font-name="Times New Roman" fo:color="#FF0000" fo:language="pt" fo:country="BR"/>
    </style:style>
    <style:style style:name="T1905" style:parent-style-name="Fonteparág.padrão" style:family="text">
      <style:text-properties style:font-name="Times New Roman" fo:color="#FF0000" fo:language="pt" fo:country="BR"/>
    </style:style>
    <style:style style:name="T1906" style:parent-style-name="Fonteparág.padrão" style:family="text">
      <style:text-properties style:font-name="Times New Roman" fo:color="#FF0000" fo:language="pt" fo:country="BR"/>
    </style:style>
    <style:style style:name="T1907" style:parent-style-name="Fonteparág.padrão" style:family="text">
      <style:text-properties style:font-name="Times New Roman" fo:language="pt" fo:country="BR"/>
    </style:style>
    <style:style style:name="T1908" style:parent-style-name="Fonteparág.padrão" style:family="text">
      <style:text-properties style:font-name="Times New Roman" fo:language="pt" fo:country="BR"/>
    </style:style>
    <style:style style:name="T1909" style:parent-style-name="Fonteparág.padrão" style:family="text">
      <style:text-properties style:font-name="Times New Roman" fo:language="pt" fo:country="BR"/>
    </style:style>
    <style:style style:name="P1910" style:parent-style-name="Textbody" style:family="paragraph">
      <style:paragraph-properties fo:text-align="justify"/>
    </style:style>
    <style:style style:name="T1911"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12"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13"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14"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15"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P1916" style:parent-style-name="Textbody" style:family="paragraph">
      <style:paragraph-properties fo:text-align="justify"/>
    </style:style>
    <style:style style:name="T1917"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18"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19"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20"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21"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22" style:parent-style-name="Fonteparág.padrão" style:family="text">
      <style:text-properties style:font-name="Times New Roman" style:font-name-asian="Times New Roman" style:font-name-complex="Times New Roman" fo:color="#FF0000" style:letter-kerning="false" fo:language="pt" fo:country="BR" style:language-asian="pt" style:country-asian="BR" style:language-complex="ar" style:country-complex="SA"/>
    </style:style>
    <style:style style:name="T1923" style:parent-style-name="Fonteparág.padrão" style:family="text">
      <style:text-properties style:font-name="Times New Roman" fo:color="#FF0000" fo:language="pt" fo:country="BR"/>
    </style:style>
    <style:style style:name="P1924" style:parent-style-name="Textbody" style:family="paragraph">
      <style:paragraph-properties fo:text-align="justify"/>
    </style:style>
    <style:style style:name="T1925" style:parent-style-name="Fonteparág.padrão" style:family="text">
      <style:text-properties style:font-name="Times New Roman" fo:language="pt" fo:country="BR"/>
    </style:style>
    <style:style style:name="T1926" style:parent-style-name="Fonteparág.padrão" style:family="text">
      <style:text-properties style:font-name="Times New Roman" fo:color="#FF0000" fo:language="pt" fo:country="BR"/>
    </style:style>
    <style:style style:name="T1927" style:parent-style-name="Fonteparág.padrão" style:family="text">
      <style:text-properties style:font-name="Times New Roman" fo:language="pt" fo:country="BR"/>
    </style:style>
    <style:style style:name="T1928" style:parent-style-name="Fonteparág.padrão" style:family="text">
      <style:text-properties style:font-name="Times New Roman" fo:language="pt" fo:country="BR"/>
    </style:style>
    <style:style style:name="T1929" style:parent-style-name="Fonteparág.padrão" style:family="text">
      <style:text-properties style:font-name="Times New Roman" fo:color="#FF0000" fo:language="pt" fo:country="BR"/>
    </style:style>
    <style:style style:name="T1930" style:parent-style-name="Fonteparág.padrão" style:family="text">
      <style:text-properties style:font-name="Times New Roman" fo:language="pt" fo:country="BR"/>
    </style:style>
    <style:style style:name="P1931" style:parent-style-name="Título3" style:family="paragraph">
      <style:paragraph-properties fo:text-align="justify"/>
      <style:text-properties style:font-name="Times New Roman" fo:color="#FF0000" fo:language="pt" fo:country="BR"/>
    </style:style>
    <style:style style:name="P1932" style:parent-style-name="Textbody" style:family="paragraph">
      <style:paragraph-properties fo:text-align="justify"/>
    </style:style>
    <style:style style:name="T1933" style:parent-style-name="Fonteparág.padrão" style:family="text">
      <style:text-properties style:font-name="Times New Roman" fo:language="pt" fo:country="BR"/>
    </style:style>
    <style:style style:name="T1934" style:parent-style-name="Fonteparág.padrão" style:family="text">
      <style:text-properties style:font-name="Times New Roman" fo:color="#FF0000" fo:language="pt" fo:country="BR"/>
    </style:style>
    <style:style style:name="T1935" style:parent-style-name="Fonteparág.padrão" style:family="text">
      <style:text-properties style:font-name="Times New Roman" fo:color="#FF0000" fo:language="pt" fo:country="BR"/>
    </style:style>
    <style:style style:name="T1936" style:parent-style-name="Fonteparág.padrão" style:family="text">
      <style:text-properties style:font-name="Times New Roman" fo:color="#FF0000" fo:language="pt" fo:country="BR"/>
    </style:style>
    <style:style style:name="T1937" style:parent-style-name="Fonteparág.padrão" style:family="text">
      <style:text-properties style:font-name="Times New Roman" fo:color="#FF0000" fo:language="pt" fo:country="BR"/>
    </style:style>
    <style:style style:name="T1938" style:parent-style-name="Fonteparág.padrão" style:family="text">
      <style:text-properties style:font-name="Times New Roman" fo:color="#FF0000" fo:language="pt" fo:country="BR"/>
    </style:style>
    <style:style style:name="T1939" style:parent-style-name="Fonteparág.padrão" style:family="text">
      <style:text-properties style:font-name="Times New Roman" fo:language="pt" fo:country="BR"/>
    </style:style>
    <style:style style:name="T1940" style:parent-style-name="Fonteparág.padrão" style:family="text">
      <style:text-properties style:font-name="Times New Roman" fo:color="#FF0000" fo:language="pt" fo:country="BR"/>
    </style:style>
    <style:style style:name="P1941" style:parent-style-name="Textbody" style:family="paragraph">
      <style:paragraph-properties fo:text-align="justify"/>
      <style:text-properties style:font-name="Times New Roman" fo:color="#FF0000" fo:language="pt" fo:country="BR"/>
    </style:style>
    <style:style style:name="P1942" style:parent-style-name="Normal" style:family="paragraph">
      <style:paragraph-properties fo:text-align="justify" style:vertical-align="auto" fo:margin-bottom="0.0972in" fo:line-height="115%"/>
    </style:style>
    <style:style style:name="T1943"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44"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45"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46"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47"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48"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49" style:parent-style-name="Fonteparág.padrão" style:family="text">
      <style:text-properties style:font-name="Times New Roman" style:font-name-asian="Times New Roman" style:font-name-complex="Times New Roman" fo:color="#FF0000" style:letter-kerning="false" style:language-asian="pt" style:country-asian="BR" style:language-complex="ar" style:country-complex="SA"/>
    </style:style>
    <style:style style:name="T1950" style:parent-style-name="Fonteparág.padrão" style:family="text">
      <style:text-properties style:font-name="Times New Roman" style:font-name-asian="Times New Roman" style:font-name-complex="Times New Roman" style:letter-kerning="false" style:language-asian="pt" style:country-asian="BR" style:language-complex="ar" style:country-complex="SA"/>
    </style:style>
    <style:style style:name="P1951" style:parent-style-name="Título3" style:family="paragraph">
      <style:paragraph-properties fo:text-align="justify"/>
      <style:text-properties style:font-name="Times New Roman" fo:language="pt" fo:country="BR"/>
    </style:style>
    <style:style style:name="P1952" style:parent-style-name="Textbody" style:family="paragraph">
      <style:paragraph-properties fo:text-align="justify"/>
    </style:style>
    <style:style style:name="T1953" style:parent-style-name="Fonteparág.padrão" style:family="text">
      <style:text-properties style:font-name="Times New Roman" fo:language="pt" fo:country="BR"/>
    </style:style>
    <style:style style:name="T1954" style:parent-style-name="Fonteparág.padrão" style:family="text">
      <style:text-properties style:font-name="Times New Roman" fo:color="#FF0000" fo:language="pt" fo:country="BR"/>
    </style:style>
    <style:style style:name="T1955" style:parent-style-name="Fonteparág.padrão" style:family="text">
      <style:text-properties style:font-name="Times New Roman" fo:language="pt" fo:country="BR"/>
    </style:style>
    <style:style style:name="T1956" style:parent-style-name="Fonteparág.padrão" style:family="text">
      <style:text-properties style:font-name="Times New Roman" fo:color="#FF0000" fo:language="pt" fo:country="BR"/>
    </style:style>
    <style:style style:name="T1957" style:parent-style-name="Fonteparág.padrão" style:family="text">
      <style:text-properties style:font-name="Times New Roman" fo:language="pt" fo:country="BR"/>
    </style:style>
    <style:style style:name="T1958" style:parent-style-name="Fonteparág.padrão" style:family="text">
      <style:text-properties style:font-name="Times New Roman" fo:color="#FF0000" fo:language="pt" fo:country="BR"/>
    </style:style>
    <style:style style:name="T1959" style:parent-style-name="Fonteparág.padrão" style:family="text">
      <style:text-properties style:font-name="Times New Roman" fo:language="pt" fo:country="BR"/>
    </style:style>
    <style:style style:name="T1960" style:parent-style-name="Fonteparág.padrão" style:family="text">
      <style:text-properties style:font-name="Times New Roman" fo:color="#FF0000" fo:language="pt" fo:country="BR"/>
    </style:style>
    <style:style style:name="T1961" style:parent-style-name="Fonteparág.padrão" style:family="text">
      <style:text-properties style:font-name="Times New Roman" fo:language="pt" fo:country="BR"/>
    </style:style>
    <style:style style:name="P1962" style:parent-style-name="Textbody" style:family="paragraph">
      <style:paragraph-properties fo:text-align="justify"/>
    </style:style>
    <style:style style:name="T1963" style:parent-style-name="Fonteparág.padrão" style:family="text">
      <style:text-properties style:font-name="Times New Roman" fo:language="pt" fo:country="BR"/>
    </style:style>
    <style:style style:name="T1964" style:parent-style-name="Fonteparág.padrão" style:family="text">
      <style:text-properties style:font-name="Times New Roman" fo:color="#FF0000" fo:language="pt" fo:country="BR"/>
    </style:style>
    <style:style style:name="T1965" style:parent-style-name="Fonteparág.padrão" style:family="text">
      <style:text-properties style:font-name="Times New Roman" fo:language="pt" fo:country="BR"/>
    </style:style>
    <style:style style:name="P1966" style:parent-style-name="Título3" style:family="paragraph">
      <style:paragraph-properties fo:text-align="justify"/>
      <style:text-properties style:font-name="Times New Roman" fo:language="pt" fo:country="BR"/>
    </style:style>
    <style:style style:name="P1967" style:parent-style-name="Textbody" style:family="paragraph">
      <style:paragraph-properties fo:text-align="justify"/>
    </style:style>
    <style:style style:name="T1968" style:parent-style-name="Fonteparág.padrão" style:family="text">
      <style:text-properties style:font-name="Times New Roman" fo:language="pt" fo:country="BR"/>
    </style:style>
    <style:style style:name="T1969" style:parent-style-name="Fonteparág.padrão" style:family="text">
      <style:text-properties style:font-name="Times New Roman" fo:color="#FF0000" fo:language="pt" fo:country="BR"/>
    </style:style>
    <style:style style:name="T1970" style:parent-style-name="Fonteparág.padrão" style:family="text">
      <style:text-properties style:font-name="Times New Roman" fo:language="pt" fo:country="BR"/>
    </style:style>
    <style:style style:name="T1971" style:parent-style-name="Fonteparág.padrão" style:family="text">
      <style:text-properties style:font-name="Times New Roman" fo:language="pt" fo:country="BR"/>
    </style:style>
    <style:style style:name="T1972" style:parent-style-name="Fonteparág.padrão" style:family="text">
      <style:text-properties style:font-name="Times New Roman" fo:language="pt" fo:country="BR"/>
    </style:style>
    <style:style style:name="T1973" style:parent-style-name="Fonteparág.padrão" style:family="text">
      <style:text-properties style:font-name="Times New Roman" fo:language="pt" fo:country="BR"/>
    </style:style>
    <style:style style:name="T1974" style:parent-style-name="Fonteparág.padrão" style:family="text">
      <style:text-properties style:font-name="Times New Roman" fo:language="pt" fo:country="BR"/>
    </style:style>
    <style:style style:name="T1975" style:parent-style-name="Fonteparág.padrão" style:family="text">
      <style:text-properties style:font-name="Times New Roman" fo:language="pt" fo:country="BR"/>
    </style:style>
    <style:style style:name="P1976" style:parent-style-name="Textbody" style:family="paragraph">
      <style:paragraph-properties fo:text-align="justify"/>
    </style:style>
    <style:style style:name="T1977" style:parent-style-name="Fonteparág.padrão" style:family="text">
      <style:text-properties style:font-name="Times New Roman" fo:language="pt" fo:country="BR"/>
    </style:style>
    <style:style style:name="T1978" style:parent-style-name="Fonteparág.padrão" style:family="text">
      <style:text-properties style:font-name="Times New Roman" fo:color="#FF0000" fo:language="pt" fo:country="BR"/>
    </style:style>
    <style:style style:name="T1979" style:parent-style-name="Fonteparág.padrão" style:family="text">
      <style:text-properties style:font-name="Times New Roman" fo:language="pt" fo:country="BR"/>
    </style:style>
    <style:style style:name="P1980" style:parent-style-name="Título3" style:family="paragraph">
      <style:paragraph-properties fo:text-align="justify"/>
      <style:text-properties style:font-name="Times New Roman" fo:language="pt" fo:country="BR"/>
    </style:style>
    <style:style style:name="P1981" style:parent-style-name="Textbody" style:family="paragraph">
      <style:paragraph-properties fo:text-align="justify"/>
    </style:style>
    <style:style style:name="T1982" style:parent-style-name="Fonteparág.padrão" style:family="text">
      <style:text-properties style:font-name="Times New Roman" fo:language="pt" fo:country="BR"/>
    </style:style>
    <style:style style:name="T1983" style:parent-style-name="Fonteparág.padrão" style:family="text">
      <style:text-properties style:font-name="Times New Roman" fo:color="#FF0000" fo:language="pt" fo:country="BR"/>
    </style:style>
    <style:style style:name="T1984" style:parent-style-name="Fonteparág.padrão" style:family="text">
      <style:text-properties style:font-name="Times New Roman" fo:language="pt" fo:country="BR"/>
    </style:style>
    <style:style style:name="T1985" style:parent-style-name="Fonteparág.padrão" style:family="text">
      <style:text-properties style:font-name="Times New Roman" fo:color="#FF0000" fo:language="pt" fo:country="BR"/>
    </style:style>
    <style:style style:name="T1986" style:parent-style-name="Fonteparág.padrão" style:family="text">
      <style:text-properties style:font-name="Times New Roman" fo:language="pt" fo:country="BR"/>
    </style:style>
    <style:style style:name="P1987" style:parent-style-name="Textbody" style:family="paragraph">
      <style:paragraph-properties fo:text-align="justify"/>
    </style:style>
    <style:style style:name="T1988" style:parent-style-name="Fonteparág.padrão" style:family="text">
      <style:text-properties style:font-name="Times New Roman" fo:language="pt" fo:country="BR"/>
    </style:style>
    <style:style style:name="T1989" style:parent-style-name="Fonteparág.padrão" style:family="text">
      <style:text-properties style:font-name="Times New Roman" fo:language="pt" fo:country="BR"/>
    </style:style>
    <style:style style:name="T1990" style:parent-style-name="Fonteparág.padrão" style:family="text">
      <style:text-properties style:font-name="Times New Roman" fo:language="pt" fo:country="BR"/>
    </style:style>
    <style:style style:name="T1991" style:parent-style-name="Fonteparág.padrão" style:family="text">
      <style:text-properties style:font-name="Times New Roman" fo:color="#FF0000" fo:language="pt" fo:country="BR"/>
    </style:style>
    <style:style style:name="T1992" style:parent-style-name="Fonteparág.padrão" style:family="text">
      <style:text-properties style:font-name="Times New Roman" fo:language="pt" fo:country="BR"/>
    </style:style>
    <style:style style:name="P1993" style:parent-style-name="Título3" style:family="paragraph">
      <style:paragraph-properties fo:text-align="justify"/>
      <style:text-properties style:font-name="Times New Roman" fo:language="pt" fo:country="BR"/>
    </style:style>
    <style:style style:name="P1994" style:parent-style-name="Textbody" style:family="paragraph">
      <style:paragraph-properties fo:text-align="justify"/>
    </style:style>
    <style:style style:name="T1995" style:parent-style-name="Fonteparág.padrão" style:family="text">
      <style:text-properties style:font-name="Times New Roman" fo:language="pt" fo:country="BR"/>
    </style:style>
    <style:style style:name="T1996" style:parent-style-name="Fonteparág.padrão" style:family="text">
      <style:text-properties style:font-name="Times New Roman" fo:color="#FF0000" fo:language="pt" fo:country="BR"/>
    </style:style>
    <style:style style:name="T1997" style:parent-style-name="Fonteparág.padrão" style:family="text">
      <style:text-properties style:font-name="Times New Roman" fo:language="pt" fo:country="BR"/>
    </style:style>
    <style:style style:name="T1998" style:parent-style-name="Fonteparág.padrão" style:family="text">
      <style:text-properties style:font-name="Times New Roman" fo:color="#FF0000" fo:language="pt" fo:country="BR"/>
    </style:style>
    <style:style style:name="T1999" style:parent-style-name="Fonteparág.padrão" style:family="text">
      <style:text-properties style:font-name="Times New Roman" fo:language="pt" fo:country="BR"/>
    </style:style>
    <style:style style:name="P2000" style:parent-style-name="Textbody" style:family="paragraph">
      <style:paragraph-properties fo:text-align="justify"/>
    </style:style>
    <style:style style:name="T2001" style:parent-style-name="Fonteparág.padrão" style:family="text">
      <style:text-properties style:font-name="Times New Roman" fo:language="pt" fo:country="BR"/>
    </style:style>
    <style:style style:name="T2002" style:parent-style-name="Fonteparág.padrão" style:family="text">
      <style:text-properties style:font-name="Times New Roman" fo:language="pt" fo:country="BR"/>
    </style:style>
    <style:style style:name="T2003" style:parent-style-name="Fonteparág.padrão" style:family="text">
      <style:text-properties style:font-name="Times New Roman" fo:language="pt" fo:country="BR"/>
    </style:style>
    <style:style style:name="T2004" style:parent-style-name="Fonteparág.padrão" style:family="text">
      <style:text-properties style:font-name="Times New Roman" fo:color="#FF0000" fo:language="pt" fo:country="BR"/>
    </style:style>
    <style:style style:name="T2005" style:parent-style-name="Fonteparág.padrão" style:family="text">
      <style:text-properties style:font-name="Times New Roman" fo:language="pt" fo:country="BR"/>
    </style:style>
    <style:style style:name="P2006" style:parent-style-name="Título1" style:family="paragraph">
      <style:paragraph-properties fo:break-before="page" fo:text-align="justify"/>
      <style:text-properties style:font-name="Times New Roman" fo:language="pt" fo:country="BR"/>
    </style:style>
    <style:style style:name="P2007" style:parent-style-name="Textbody" style:family="paragraph">
      <style:paragraph-properties fo:text-align="justify"/>
    </style:style>
    <style:style style:name="T2008" style:parent-style-name="Fonteparág.padrão" style:family="text">
      <style:text-properties style:font-name="Times New Roman" fo:language="pt" fo:country="BR"/>
    </style:style>
    <style:style style:name="T2009" style:parent-style-name="Fonteparág.padrão" style:family="text">
      <style:text-properties style:font-name="Times New Roman" fo:color="#FF0000" fo:language="pt" fo:country="BR"/>
    </style:style>
    <style:style style:name="P2010" style:parent-style-name="Título3" style:family="paragraph">
      <style:paragraph-properties fo:text-align="justify"/>
      <style:text-properties style:font-name="Times New Roman" fo:language="pt" fo:country="BR"/>
    </style:style>
    <style:style style:name="P2011" style:parent-style-name="Textbody" style:family="paragraph">
      <style:paragraph-properties fo:text-align="justify"/>
    </style:style>
    <style:style style:name="T2012" style:parent-style-name="Fonteparág.padrão" style:family="text">
      <style:text-properties style:font-name="Times New Roman" fo:language="pt" fo:country="BR"/>
    </style:style>
    <style:style style:name="T2013" style:parent-style-name="Fonteparág.padrão" style:family="text">
      <style:text-properties style:font-name="Times New Roman" fo:color="#FF0000" fo:language="pt" fo:country="BR"/>
    </style:style>
    <style:style style:name="T2014" style:parent-style-name="Fonteparág.padrão" style:family="text">
      <style:text-properties style:font-name="Times New Roman" fo:color="#FF0000" fo:language="pt" fo:country="BR"/>
    </style:style>
    <style:style style:name="T2015" style:parent-style-name="Fonteparág.padrão" style:family="text">
      <style:text-properties style:font-name="Times New Roman" fo:color="#FF0000" fo:language="pt" fo:country="BR"/>
    </style:style>
    <style:style style:name="T2016" style:parent-style-name="Fonteparág.padrão" style:family="text">
      <style:text-properties style:font-name="Times New Roman" fo:color="#FF0000" fo:language="pt" fo:country="BR"/>
    </style:style>
    <style:style style:name="T2017" style:parent-style-name="Fonteparág.padrão" style:family="text">
      <style:text-properties style:font-name="Times New Roman" fo:color="#FF0000" fo:language="pt" fo:country="BR"/>
    </style:style>
    <style:style style:name="T2018" style:parent-style-name="Fonteparág.padrão" style:family="text">
      <style:text-properties style:font-name="Times New Roman" fo:color="#FF0000" fo:language="pt" fo:country="BR"/>
    </style:style>
    <style:style style:name="T2019" style:parent-style-name="Fonteparág.padrão" style:family="text">
      <style:text-properties style:font-name="Times New Roman" fo:color="#FF0000" fo:language="pt" fo:country="BR"/>
    </style:style>
    <style:style style:name="T2020" style:parent-style-name="Fonteparág.padrão" style:family="text">
      <style:text-properties style:font-name="Times New Roman" fo:color="#FF0000" fo:language="pt" fo:country="BR"/>
    </style:style>
    <style:style style:name="T2021" style:parent-style-name="Fonteparág.padrão" style:family="text">
      <style:text-properties style:font-name="Times New Roman" fo:color="#FF0000" fo:language="pt" fo:country="BR"/>
    </style:style>
    <style:style style:name="T2022" style:parent-style-name="Fonteparág.padrão" style:family="text">
      <style:text-properties style:font-name="Times New Roman" fo:color="#FF0000" fo:language="pt" fo:country="BR"/>
    </style:style>
    <style:style style:name="T2023" style:parent-style-name="Fonteparág.padrão" style:family="text">
      <style:text-properties style:font-name="Times New Roman" fo:color="#FF0000" fo:language="pt" fo:country="BR"/>
    </style:style>
    <style:style style:name="T2024" style:parent-style-name="Fonteparág.padrão" style:family="text">
      <style:text-properties style:font-name="Times New Roman" fo:color="#FF0000" fo:language="pt" fo:country="BR"/>
    </style:style>
    <style:style style:name="T2025" style:parent-style-name="Fonteparág.padrão" style:family="text">
      <style:text-properties style:font-name="Times New Roman" fo:color="#FF0000" fo:language="pt" fo:country="BR"/>
    </style:style>
    <style:style style:name="T2026" style:parent-style-name="Fonteparág.padrão" style:family="text">
      <style:text-properties style:font-name="Times New Roman" fo:color="#FF0000" fo:language="pt" fo:country="BR"/>
    </style:style>
    <style:style style:name="T2027" style:parent-style-name="Fonteparág.padrão" style:family="text">
      <style:text-properties style:font-name="Times New Roman" fo:color="#FF0000" fo:language="pt" fo:country="BR"/>
    </style:style>
    <style:style style:name="T2028" style:parent-style-name="Fonteparág.padrão" style:family="text">
      <style:text-properties style:font-name="Times New Roman" fo:color="#FF0000" fo:language="pt" fo:country="BR"/>
    </style:style>
    <style:style style:name="T2029" style:parent-style-name="Fonteparág.padrão" style:family="text">
      <style:text-properties style:font-name="Times New Roman" fo:color="#FF0000" fo:language="pt" fo:country="BR"/>
    </style:style>
    <style:style style:name="T2030" style:parent-style-name="Fonteparág.padrão" style:family="text">
      <style:text-properties style:font-name="Times New Roman" fo:color="#FF0000" fo:language="pt" fo:country="BR"/>
    </style:style>
    <style:style style:name="T2031" style:parent-style-name="Fonteparág.padrão" style:family="text">
      <style:text-properties style:font-name="Times New Roman" fo:color="#FF0000" fo:language="pt" fo:country="BR"/>
    </style:style>
    <style:style style:name="T2032" style:parent-style-name="Fonteparág.padrão" style:family="text">
      <style:text-properties style:font-name="Times New Roman" fo:color="#FF0000" fo:language="pt" fo:country="BR"/>
    </style:style>
    <style:style style:name="T2033" style:parent-style-name="Fonteparág.padrão" style:family="text">
      <style:text-properties style:font-name="Times New Roman" fo:color="#FF0000" fo:language="pt" fo:country="BR"/>
    </style:style>
    <style:style style:name="T2034" style:parent-style-name="Fonteparág.padrão" style:family="text">
      <style:text-properties style:font-name="Times New Roman" fo:color="#FF0000" fo:language="pt" fo:country="BR"/>
    </style:style>
    <style:style style:name="T2035" style:parent-style-name="Fonteparág.padrão" style:family="text">
      <style:text-properties style:font-name="Times New Roman" fo:color="#FF0000" fo:language="pt" fo:country="BR"/>
    </style:style>
    <style:style style:name="T2036" style:parent-style-name="Fonteparág.padrão" style:family="text">
      <style:text-properties style:font-name="Times New Roman" fo:color="#FF0000" fo:language="pt" fo:country="BR"/>
    </style:style>
    <style:style style:name="T2037" style:parent-style-name="Fonteparág.padrão" style:family="text">
      <style:text-properties style:font-name="Times New Roman" fo:color="#FF0000" fo:language="pt" fo:country="BR"/>
    </style:style>
    <style:style style:name="T2038" style:parent-style-name="Fonteparág.padrão" style:family="text">
      <style:text-properties style:font-name="Times New Roman" fo:color="#FF0000" fo:language="pt" fo:country="BR"/>
    </style:style>
    <style:style style:name="T2039" style:parent-style-name="Fonteparág.padrão" style:family="text">
      <style:text-properties style:font-name="Times New Roman" fo:color="#FF0000" fo:language="pt" fo:country="BR"/>
    </style:style>
    <style:style style:name="T2040" style:parent-style-name="Fonteparág.padrão" style:family="text">
      <style:text-properties style:font-name="Times New Roman" fo:color="#FF0000" fo:language="pt" fo:country="BR"/>
    </style:style>
    <style:style style:name="T2041" style:parent-style-name="Fonteparág.padrão" style:family="text">
      <style:text-properties style:font-name="Times New Roman" fo:color="#FF0000" fo:language="pt" fo:country="BR"/>
    </style:style>
    <style:style style:name="T2042" style:parent-style-name="Fonteparág.padrão" style:family="text">
      <style:text-properties style:font-name="Times New Roman" fo:color="#FF0000" fo:language="pt" fo:country="BR"/>
    </style:style>
    <style:style style:name="T2043" style:parent-style-name="Fonteparág.padrão" style:family="text">
      <style:text-properties style:font-name="Times New Roman" fo:color="#FF0000" fo:language="pt" fo:country="BR"/>
    </style:style>
    <style:style style:name="T2044" style:parent-style-name="Fonteparág.padrão" style:family="text">
      <style:text-properties style:font-name="Times New Roman" fo:color="#FF0000" fo:language="pt" fo:country="BR"/>
    </style:style>
    <style:style style:name="P2045"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2046"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2047" style:parent-style-name="Título3" style:family="paragraph">
      <style:paragraph-properties fo:text-align="justify"/>
      <style:text-properties style:font-name="Times New Roman" fo:language="pt" fo:country="BR"/>
    </style:style>
    <style:style style:name="P2048" style:parent-style-name="Textbody" style:family="paragraph">
      <style:paragraph-properties fo:text-align="justify"/>
      <style:text-properties style:font-name="Times New Roman" fo:color="#FF0000" fo:language="pt" fo:country="BR"/>
    </style:style>
    <style:style style:name="P2049" style:parent-style-name="Textbody" style:family="paragraph">
      <style:paragraph-properties fo:text-align="justify"/>
      <style:text-properties style:font-name="Times New Roman" fo:color="#FF0000" fo:language="pt" fo:country="BR"/>
    </style:style>
    <style:style style:name="P2050" style:parent-style-name="Textbody" style:family="paragraph">
      <style:paragraph-properties fo:text-align="justify"/>
      <style:text-properties style:font-name="Times New Roman" fo:color="#FF0000" fo:language="pt" fo:country="BR"/>
    </style:style>
    <style:style style:name="P2051" style:parent-style-name="Título3" style:family="paragraph">
      <style:paragraph-properties fo:text-align="justify"/>
      <style:text-properties style:font-name="Times New Roman" fo:language="pt" fo:country="BR"/>
    </style:style>
    <style:style style:name="P2052" style:parent-style-name="Textbody" style:family="paragraph">
      <style:paragraph-properties fo:text-align="justify"/>
    </style:style>
    <style:style style:name="T2053" style:parent-style-name="Fonteparág.padrão" style:family="text">
      <style:text-properties style:font-name="Times New Roman" fo:language="pt" fo:country="BR"/>
    </style:style>
    <style:style style:name="T2054" style:parent-style-name="Fonteparág.padrão" style:family="text">
      <style:text-properties style:font-name="Times New Roman" fo:color="#FF0000" fo:language="pt" fo:country="BR"/>
    </style:style>
    <style:style style:name="T2055" style:parent-style-name="Fonteparág.padrão" style:family="text">
      <style:text-properties style:font-name="Times New Roman" fo:language="pt" fo:country="BR"/>
    </style:style>
    <style:style style:name="T2056" style:parent-style-name="Fonteparág.padrão" style:family="text">
      <style:text-properties style:font-name="Times New Roman" fo:language="pt" fo:country="BR"/>
    </style:style>
    <style:style style:name="T2057" style:parent-style-name="Fonteparág.padrão" style:family="text">
      <style:text-properties style:font-name="Times New Roman" fo:language="pt" fo:country="BR"/>
    </style:style>
    <style:style style:name="T2058" style:parent-style-name="Fonteparág.padrão" style:family="text">
      <style:text-properties style:font-name="Times New Roman" fo:language="pt" fo:country="BR"/>
    </style:style>
    <style:style style:name="T2059" style:parent-style-name="Fonteparág.padrão" style:family="text">
      <style:text-properties style:font-name="Times New Roman" fo:language="pt" fo:country="BR"/>
    </style:style>
    <style:style style:name="T2060" style:parent-style-name="Fonteparág.padrão" style:family="text">
      <style:text-properties style:font-name="Times New Roman" fo:color="#FF0000" fo:language="pt" fo:country="BR"/>
    </style:style>
    <style:style style:name="T2061" style:parent-style-name="Fonteparág.padrão" style:family="text">
      <style:text-properties style:font-name="Times New Roman" fo:color="#FF0000" fo:language="pt" fo:country="BR"/>
    </style:style>
    <style:style style:name="T2062" style:parent-style-name="Fonteparág.padrão" style:family="text">
      <style:text-properties style:font-name="Times New Roman" fo:language="pt" fo:country="BR"/>
    </style:style>
    <style:style style:name="T2063" style:parent-style-name="Fonteparág.padrão" style:family="text">
      <style:text-properties style:font-name="Times New Roman" fo:language="pt" fo:country="BR"/>
    </style:style>
    <style:style style:name="T2064" style:parent-style-name="Fonteparág.padrão" style:family="text">
      <style:text-properties style:font-name="Times New Roman" fo:language="pt" fo:country="BR"/>
    </style:style>
    <style:style style:name="P2065" style:parent-style-name="Textbody" style:family="paragraph">
      <style:paragraph-properties fo:text-align="justify"/>
    </style:style>
    <style:style style:name="T2066" style:parent-style-name="Fonteparág.padrão" style:family="text">
      <style:text-properties style:font-name="Times New Roman" fo:color="#FF0000" fo:language="pt" fo:country="BR"/>
    </style:style>
    <style:style style:name="T2067" style:parent-style-name="Fonteparág.padrão" style:family="text">
      <style:text-properties style:font-name="Times New Roman" fo:language="pt" fo:country="BR"/>
    </style:style>
    <style:style style:name="T2068" style:parent-style-name="Fonteparág.padrão" style:family="text">
      <style:text-properties style:font-name="Times New Roman" fo:language="pt" fo:country="BR"/>
    </style:style>
    <style:style style:name="T2069" style:parent-style-name="Fonteparág.padrão" style:family="text">
      <style:text-properties style:font-name="Times New Roman" fo:language="pt" fo:country="BR"/>
    </style:style>
    <style:style style:name="T2070" style:parent-style-name="Fonteparág.padrão" style:family="text">
      <style:text-properties style:font-name="Times New Roman" fo:color="#FF0000" fo:language="pt" fo:country="BR"/>
    </style:style>
    <style:style style:name="T2071" style:parent-style-name="Fonteparág.padrão" style:family="text">
      <style:text-properties style:font-name="Times New Roman" fo:color="#FF0000" fo:language="pt" fo:country="BR"/>
    </style:style>
    <style:style style:name="T2072" style:parent-style-name="Fonteparág.padrão" style:family="text">
      <style:text-properties style:font-name="Times New Roman" fo:color="#FF0000" fo:language="pt" fo:country="BR"/>
    </style:style>
    <style:style style:name="T2073" style:parent-style-name="Fonteparág.padrão" style:family="text">
      <style:text-properties style:font-name="Times New Roman" fo:color="#FF0000" fo:language="pt" fo:country="BR"/>
    </style:style>
    <style:style style:name="T2074" style:parent-style-name="Fonteparág.padrão" style:family="text">
      <style:text-properties style:font-name="Times New Roman" fo:color="#FF0000" fo:language="pt" fo:country="BR"/>
    </style:style>
    <style:style style:name="T2075" style:parent-style-name="Fonteparág.padrão" style:family="text">
      <style:text-properties style:font-name="Times New Roman" fo:color="#FF0000" fo:language="pt" fo:country="BR"/>
    </style:style>
    <style:style style:name="T2076" style:parent-style-name="Fonteparág.padrão" style:family="text">
      <style:text-properties style:font-name="Times New Roman" fo:color="#FF0000" fo:language="pt" fo:country="BR"/>
    </style:style>
    <style:style style:name="T2077" style:parent-style-name="Fonteparág.padrão" style:family="text">
      <style:text-properties style:font-name="Times New Roman" fo:color="#FF0000" fo:language="pt" fo:country="BR"/>
    </style:style>
    <style:style style:name="T2078" style:parent-style-name="Fonteparág.padrão" style:family="text">
      <style:text-properties style:font-name="Times New Roman" fo:color="#FF0000" fo:language="pt" fo:country="BR"/>
    </style:style>
    <style:style style:name="P2079" style:parent-style-name="Textbody" style:family="paragraph">
      <style:paragraph-properties fo:text-align="justify"/>
      <style:text-properties style:font-name="Times New Roman" fo:color="#FF0000" fo:language="pt" fo:country="BR"/>
    </style:style>
    <style:style style:name="P2080" style:parent-style-name="Textbody" style:family="paragraph">
      <style:paragraph-properties fo:text-align="justify"/>
      <style:text-properties style:font-name="Times New Roman" fo:color="#FF0000" fo:language="pt" fo:country="BR"/>
    </style:style>
    <style:style style:name="P2081"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2082"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2083" style:parent-style-name="Textbody" style:family="paragraph">
      <style:paragraph-properties fo:text-align="justify"/>
      <style:text-properties fo:language="pt" fo:country="BR"/>
    </style:style>
    <style:style style:name="P2084" style:parent-style-name="Título3" style:family="paragraph">
      <style:paragraph-properties fo:text-align="justify"/>
      <style:text-properties style:font-name="Times New Roman" fo:language="pt" fo:country="BR"/>
    </style:style>
    <style:style style:name="P2085" style:parent-style-name="Textbody" style:family="paragraph">
      <style:paragraph-properties fo:text-align="justify"/>
    </style:style>
    <style:style style:name="T2086" style:parent-style-name="Fonteparág.padrão" style:family="text">
      <style:text-properties style:font-name="Times New Roman" fo:language="pt" fo:country="BR"/>
    </style:style>
    <style:style style:name="T2087" style:parent-style-name="Fonteparág.padrão" style:family="text">
      <style:text-properties style:font-name="Times New Roman" fo:color="#FF0000" fo:language="pt" fo:country="BR"/>
    </style:style>
    <style:style style:name="T2088" style:parent-style-name="Fonteparág.padrão" style:family="text">
      <style:text-properties style:font-name="Times New Roman" fo:language="pt" fo:country="BR"/>
    </style:style>
    <style:style style:name="P2089" style:parent-style-name="Textbody" style:family="paragraph">
      <style:paragraph-properties fo:text-align="justify"/>
    </style:style>
    <style:style style:name="T2090" style:parent-style-name="Fonteparág.padrão" style:family="text">
      <style:text-properties style:font-name="Times New Roman" fo:color="#FF0000" fo:language="pt" fo:country="BR"/>
    </style:style>
    <style:style style:name="T2091" style:parent-style-name="Fonteparág.padrão" style:family="text">
      <style:text-properties style:font-name="Times New Roman" fo:color="#FF0000" fo:language="pt" fo:country="BR"/>
    </style:style>
    <style:style style:name="T2092" style:parent-style-name="Fonteparág.padrão" style:family="text">
      <style:text-properties style:font-name="Times New Roman" fo:color="#FF0000" fo:language="pt" fo:country="BR"/>
    </style:style>
    <style:style style:name="T2093" style:parent-style-name="Fonteparág.padrão" style:family="text">
      <style:text-properties style:font-name="Times New Roman" fo:color="#FF0000" fo:language="pt" fo:country="BR"/>
    </style:style>
    <style:style style:name="T2094" style:parent-style-name="Fonteparág.padrão" style:family="text">
      <style:text-properties style:font-name="Times New Roman" fo:color="#FF0000" fo:language="pt" fo:country="BR"/>
    </style:style>
    <style:style style:name="T2095" style:parent-style-name="Fonteparág.padrão" style:family="text">
      <style:text-properties style:font-name="Times New Roman" fo:color="#FF0000" fo:language="pt" fo:country="BR"/>
    </style:style>
    <style:style style:name="T2096" style:parent-style-name="Fonteparág.padrão" style:family="text">
      <style:text-properties style:font-name="Times New Roman" fo:color="#FF0000" fo:language="pt" fo:country="BR"/>
    </style:style>
    <style:style style:name="T2097" style:parent-style-name="Fonteparág.padrão" style:family="text">
      <style:text-properties style:font-name="Times New Roman" fo:color="#FF0000" fo:language="pt" fo:country="BR"/>
    </style:style>
    <style:style style:name="T2098" style:parent-style-name="Fonteparág.padrão" style:family="text">
      <style:text-properties style:font-name="Times New Roman" fo:color="#FF0000" fo:language="pt" fo:country="BR"/>
    </style:style>
    <style:style style:name="T2099" style:parent-style-name="Fonteparág.padrão" style:family="text">
      <style:text-properties style:font-name="Times New Roman" fo:color="#FF0000" fo:language="pt" fo:country="BR"/>
    </style:style>
    <style:style style:name="T2100" style:parent-style-name="Fonteparág.padrão" style:family="text">
      <style:text-properties style:font-name="Times New Roman" fo:color="#FF0000" fo:language="pt" fo:country="BR"/>
    </style:style>
    <style:style style:name="T2101" style:parent-style-name="Fonteparág.padrão" style:family="text">
      <style:text-properties style:font-name="Times New Roman" fo:color="#FF0000" fo:language="pt" fo:country="BR"/>
    </style:style>
    <style:style style:name="T2102" style:parent-style-name="Fonteparág.padrão" style:family="text">
      <style:text-properties style:font-name="Times New Roman" fo:color="#FF0000" fo:language="pt" fo:country="BR"/>
    </style:style>
    <style:style style:name="T2103" style:parent-style-name="Fonteparág.padrão" style:family="text">
      <style:text-properties style:font-name="Times New Roman" fo:color="#FF0000" fo:language="pt" fo:country="BR"/>
    </style:style>
    <style:style style:name="T2104" style:parent-style-name="Fonteparág.padrão" style:family="text">
      <style:text-properties style:font-name="Times New Roman" fo:color="#FF0000" fo:language="pt" fo:country="BR"/>
    </style:style>
    <style:style style:name="T2105" style:parent-style-name="Fonteparág.padrão" style:family="text">
      <style:text-properties style:font-name="Times New Roman" fo:color="#FF0000" fo:language="pt" fo:country="BR"/>
    </style:style>
    <style:style style:name="T2106" style:parent-style-name="Fonteparág.padrão" style:family="text">
      <style:text-properties style:font-name="Times New Roman" fo:color="#FF0000" fo:language="pt" fo:country="BR"/>
    </style:style>
    <style:style style:name="T2107" style:parent-style-name="Fonteparág.padrão" style:family="text">
      <style:text-properties style:font-name="Times New Roman" fo:color="#FF0000" fo:language="pt" fo:country="BR"/>
    </style:style>
    <style:style style:name="T2108" style:parent-style-name="Fonteparág.padrão" style:family="text">
      <style:text-properties style:font-name="Times New Roman" fo:color="#FF0000" fo:language="pt" fo:country="BR"/>
    </style:style>
    <style:style style:name="T2109" style:parent-style-name="Fonteparág.padrão" style:family="text">
      <style:text-properties style:font-name="Times New Roman" fo:color="#FF0000" fo:language="pt" fo:country="BR"/>
    </style:style>
    <style:style style:name="T2110" style:parent-style-name="Fonteparág.padrão" style:family="text">
      <style:text-properties style:font-name="Times New Roman" fo:color="#FF0000" fo:language="pt" fo:country="BR"/>
    </style:style>
    <style:style style:name="T2111" style:parent-style-name="Fonteparág.padrão" style:family="text">
      <style:text-properties style:font-name="Times New Roman" fo:color="#FF0000" fo:language="pt" fo:country="BR"/>
    </style:style>
    <style:style style:name="T2112" style:parent-style-name="Fonteparág.padrão" style:family="text">
      <style:text-properties style:font-name="Times New Roman" fo:color="#FF0000" fo:language="pt" fo:country="BR"/>
    </style:style>
    <style:style style:name="T2113" style:parent-style-name="Fonteparág.padrão" style:family="text">
      <style:text-properties style:font-name="Times New Roman" fo:color="#FF0000" fo:language="pt" fo:country="BR"/>
    </style:style>
    <style:style style:name="T2114" style:parent-style-name="Fonteparág.padrão" style:family="text">
      <style:text-properties style:font-name="Times New Roman" fo:color="#FF0000" fo:language="pt" fo:country="BR"/>
    </style:style>
    <style:style style:name="T2115" style:parent-style-name="Fonteparág.padrão" style:family="text">
      <style:text-properties style:font-name="Times New Roman" fo:color="#FF0000" fo:language="pt" fo:country="BR"/>
    </style:style>
    <style:style style:name="T2116" style:parent-style-name="Fonteparág.padrão" style:family="text">
      <style:text-properties style:font-name="Times New Roman" fo:color="#FF0000" fo:language="pt" fo:country="BR"/>
    </style:style>
    <style:style style:name="T2117" style:parent-style-name="Fonteparág.padrão" style:family="text">
      <style:text-properties style:font-name="Times New Roman" fo:color="#FF0000" fo:language="pt" fo:country="BR"/>
    </style:style>
    <style:style style:name="T2118" style:parent-style-name="Fonteparág.padrão" style:family="text">
      <style:text-properties style:font-name="Times New Roman" fo:color="#FF0000" fo:language="pt" fo:country="BR"/>
    </style:style>
    <style:style style:name="T2119" style:parent-style-name="Fonteparág.padrão" style:family="text">
      <style:text-properties style:font-name="Times New Roman" fo:color="#FF0000" fo:language="pt" fo:country="BR"/>
    </style:style>
    <style:style style:name="T2120" style:parent-style-name="Fonteparág.padrão" style:family="text">
      <style:text-properties style:font-name="Times New Roman" fo:color="#FF0000" fo:language="pt" fo:country="BR"/>
    </style:style>
    <style:style style:name="T2121" style:parent-style-name="Fonteparág.padrão" style:family="text">
      <style:text-properties style:font-name="Times New Roman" fo:color="#FF0000" fo:language="pt" fo:country="BR"/>
    </style:style>
    <style:style style:name="T2122" style:parent-style-name="Fonteparág.padrão" style:family="text">
      <style:text-properties style:font-name="Times New Roman" fo:color="#FF0000" fo:language="pt" fo:country="BR"/>
    </style:style>
    <style:style style:name="T2123" style:parent-style-name="Fonteparág.padrão" style:family="text">
      <style:text-properties style:font-name="Times New Roman" fo:color="#FF0000" fo:language="pt" fo:country="BR"/>
    </style:style>
    <style:style style:name="T2124" style:parent-style-name="Fonteparág.padrão" style:family="text">
      <style:text-properties style:font-name="Times New Roman" fo:color="#FF0000" fo:language="pt" fo:country="BR"/>
    </style:style>
    <style:style style:name="T2125" style:parent-style-name="Fonteparág.padrão" style:family="text">
      <style:text-properties style:font-name="Times New Roman" fo:color="#FF0000" fo:language="pt" fo:country="BR"/>
    </style:style>
    <style:style style:name="T2126" style:parent-style-name="Fonteparág.padrão" style:family="text">
      <style:text-properties style:font-name="Times New Roman" fo:color="#FF0000" fo:language="pt" fo:country="BR"/>
    </style:style>
    <style:style style:name="T2127" style:parent-style-name="Fonteparág.padrão" style:family="text">
      <style:text-properties style:font-name="Times New Roman" fo:color="#FF0000" fo:language="pt" fo:country="BR"/>
    </style:style>
    <style:style style:name="T2128" style:parent-style-name="Fonteparág.padrão" style:family="text">
      <style:text-properties style:font-name="Times New Roman" fo:color="#FF0000" fo:language="pt" fo:country="BR"/>
    </style:style>
    <style:style style:name="T2129" style:parent-style-name="Fonteparág.padrão" style:family="text">
      <style:text-properties style:font-name="Times New Roman" fo:color="#FF0000" fo:language="pt" fo:country="BR"/>
    </style:style>
    <style:style style:name="T2130" style:parent-style-name="Fonteparág.padrão" style:family="text">
      <style:text-properties style:font-name="Times New Roman" fo:color="#FF0000" fo:language="pt" fo:country="BR"/>
    </style:style>
    <style:style style:name="T2131" style:parent-style-name="Fonteparág.padrão" style:family="text">
      <style:text-properties style:font-name="Times New Roman" fo:color="#FF0000" fo:language="pt" fo:country="BR"/>
    </style:style>
    <style:style style:name="T2132" style:parent-style-name="Fonteparág.padrão" style:family="text">
      <style:text-properties style:font-name="Times New Roman" fo:color="#FF0000" fo:language="pt" fo:country="BR"/>
    </style:style>
    <style:style style:name="T2133" style:parent-style-name="Fonteparág.padrão" style:family="text">
      <style:text-properties style:font-name="Times New Roman" fo:color="#FF0000" fo:language="pt" fo:country="BR"/>
    </style:style>
    <style:style style:name="T2134" style:parent-style-name="Fonteparág.padrão" style:family="text">
      <style:text-properties style:font-name="Times New Roman" fo:color="#FF0000" fo:language="pt" fo:country="BR"/>
    </style:style>
    <style:style style:name="T2135" style:parent-style-name="Fonteparág.padrão" style:family="text">
      <style:text-properties style:font-name="Times New Roman" fo:color="#FF0000" fo:language="pt" fo:country="BR"/>
    </style:style>
    <style:style style:name="T2136" style:parent-style-name="Fonteparág.padrão" style:family="text">
      <style:text-properties style:font-name="Times New Roman" fo:color="#FF0000" fo:language="pt" fo:country="BR"/>
    </style:style>
    <style:style style:name="T2137" style:parent-style-name="Fonteparág.padrão" style:family="text">
      <style:text-properties style:font-name="Times New Roman" fo:color="#FF0000" fo:language="pt" fo:country="BR"/>
    </style:style>
    <style:style style:name="T2138" style:parent-style-name="Fonteparág.padrão" style:family="text">
      <style:text-properties style:font-name="Times New Roman" fo:color="#FF0000" fo:language="pt" fo:country="BR"/>
    </style:style>
    <style:style style:name="T2139" style:parent-style-name="Fonteparág.padrão" style:family="text">
      <style:text-properties style:font-name="Times New Roman" fo:color="#FF0000" fo:language="pt" fo:country="BR"/>
    </style:style>
    <style:style style:name="T2140" style:parent-style-name="Fonteparág.padrão" style:family="text">
      <style:text-properties style:font-name="Times New Roman" fo:color="#FF0000" fo:language="pt" fo:country="BR"/>
    </style:style>
    <style:style style:name="T2141" style:parent-style-name="Fonteparág.padrão" style:family="text">
      <style:text-properties style:font-name="Times New Roman" fo:language="pt" fo:country="BR"/>
    </style:style>
    <style:style style:name="P2142" style:parent-style-name="Textbody" style:family="paragraph">
      <style:paragraph-properties fo:text-align="justify"/>
    </style:style>
    <style:style style:name="T2143" style:parent-style-name="Fonteparág.padrão" style:family="text">
      <style:text-properties style:font-name="Times New Roman" fo:language="pt" fo:country="BR"/>
    </style:style>
    <style:style style:name="T2144" style:parent-style-name="Fonteparág.padrão" style:family="text">
      <style:text-properties style:font-name="Times New Roman" fo:color="#FF0000" fo:language="pt" fo:country="BR"/>
    </style:style>
    <style:style style:name="T2145" style:parent-style-name="Fonteparág.padrão" style:family="text">
      <style:text-properties style:font-name="Times New Roman" fo:color="#FF0000" fo:language="pt" fo:country="BR"/>
    </style:style>
    <style:style style:name="T2146" style:parent-style-name="Fonteparág.padrão" style:family="text">
      <style:text-properties style:font-name="Times New Roman" fo:color="#FF0000" fo:language="pt" fo:country="BR"/>
    </style:style>
    <style:style style:name="P2147" style:parent-style-name="Título3" style:family="paragraph">
      <style:paragraph-properties fo:text-align="justify"/>
      <style:text-properties style:font-name="Times New Roman" fo:language="pt" fo:country="BR"/>
    </style:style>
    <style:style style:name="P2148" style:parent-style-name="Textbody" style:family="paragraph">
      <style:paragraph-properties fo:text-align="justify"/>
    </style:style>
    <style:style style:name="T2149" style:parent-style-name="Fonteparág.padrão" style:family="text">
      <style:text-properties style:font-name="Times New Roman" fo:language="pt" fo:country="BR"/>
    </style:style>
    <style:style style:name="T2150" style:parent-style-name="Fonteparág.padrão" style:family="text">
      <style:text-properties style:font-name="Times New Roman" fo:color="#FF0000" fo:language="pt" fo:country="BR"/>
    </style:style>
    <style:style style:name="T2151" style:parent-style-name="Fonteparág.padrão" style:family="text">
      <style:text-properties style:font-name="Times New Roman" fo:language="pt" fo:country="BR"/>
    </style:style>
    <style:style style:name="P2152" style:parent-style-name="Textbody" style:family="paragraph">
      <style:paragraph-properties fo:text-align="justify"/>
      <style:text-properties style:font-name="Times New Roman" fo:language="pt" fo:country="BR"/>
    </style:style>
    <style:style style:name="P2153" style:parent-style-name="Título3" style:family="paragraph">
      <style:paragraph-properties fo:text-align="justify"/>
      <style:text-properties style:font-name="Times New Roman" fo:language="pt" fo:country="BR"/>
    </style:style>
    <style:style style:name="P2154" style:parent-style-name="Textbody" style:family="paragraph">
      <style:paragraph-properties fo:text-align="justify"/>
    </style:style>
    <style:style style:name="T2155" style:parent-style-name="Fonteparág.padrão" style:family="text">
      <style:text-properties style:font-name="Times New Roman" fo:language="pt" fo:country="BR"/>
    </style:style>
    <style:style style:name="T2156" style:parent-style-name="Fonteparág.padrão" style:family="text">
      <style:text-properties style:font-name="Times New Roman" fo:color="#FF0000" fo:language="pt" fo:country="BR"/>
    </style:style>
    <style:style style:name="T2157" style:parent-style-name="Fonteparág.padrão" style:family="text">
      <style:text-properties style:font-name="Times New Roman" fo:language="pt" fo:country="BR"/>
    </style:style>
    <style:style style:name="T2158" style:parent-style-name="Fonteparág.padrão" style:family="text">
      <style:text-properties style:font-name="Times New Roman" fo:color="#FF0000" fo:language="pt" fo:country="BR"/>
    </style:style>
    <style:style style:name="T2159" style:parent-style-name="Fonteparág.padrão" style:family="text">
      <style:text-properties style:font-name="Times New Roman" fo:language="pt" fo:country="BR"/>
    </style:style>
    <style:style style:name="P2160" style:parent-style-name="Textbody" style:family="paragraph">
      <style:paragraph-properties fo:text-align="justify"/>
    </style:style>
    <style:style style:name="T2161" style:parent-style-name="Fonteparág.padrão" style:family="text">
      <style:text-properties style:font-name="Times New Roman" fo:language="pt" fo:country="BR"/>
    </style:style>
    <style:style style:name="T2162" style:parent-style-name="Fonteparág.padrão" style:family="text">
      <style:text-properties style:font-name="Times New Roman" fo:color="#FF0000" fo:language="pt" fo:country="BR"/>
    </style:style>
    <style:style style:name="T2163" style:parent-style-name="Fonteparág.padrão" style:family="text">
      <style:text-properties style:font-name="Times New Roman" fo:color="#FF0000" fo:language="pt" fo:country="BR"/>
    </style:style>
    <style:style style:name="T2164" style:parent-style-name="Fonteparág.padrão" style:family="text">
      <style:text-properties style:font-name="Times New Roman" fo:color="#FF0000" fo:language="pt" fo:country="BR"/>
    </style:style>
    <style:style style:name="T2165" style:parent-style-name="Fonteparág.padrão" style:family="text">
      <style:text-properties style:font-name="Times New Roman" fo:language="pt" fo:country="BR"/>
    </style:style>
    <style:style style:name="T2166" style:parent-style-name="Fonteparág.padrão" style:family="text">
      <style:text-properties style:font-name="Times New Roman" fo:language="pt" fo:country="BR"/>
    </style:style>
    <style:style style:name="T2167" style:parent-style-name="Fonteparág.padrão" style:family="text">
      <style:text-properties style:font-name="Times New Roman" fo:language="pt" fo:country="BR"/>
    </style:style>
    <style:style style:name="P2168" style:parent-style-name="Título3" style:family="paragraph">
      <style:paragraph-properties fo:text-align="justify"/>
      <style:text-properties style:font-name="Times New Roman" fo:language="pt" fo:country="BR"/>
    </style:style>
    <style:style style:name="P2169" style:parent-style-name="Textbody" style:family="paragraph">
      <style:paragraph-properties fo:text-align="justify"/>
      <style:text-properties style:font-name="Times New Roman" fo:language="pt" fo:country="BR"/>
    </style:style>
    <style:style style:name="P2170" style:parent-style-name="Textbody" style:family="paragraph">
      <style:paragraph-properties fo:text-align="justify"/>
    </style:style>
    <style:style style:name="T2171" style:parent-style-name="Fonteparág.padrão" style:family="text">
      <style:text-properties style:font-name="Times New Roman" fo:language="pt" fo:country="BR"/>
    </style:style>
    <style:style style:name="T2172" style:parent-style-name="Fonteparág.padrão" style:family="text">
      <style:text-properties style:font-name="Times New Roman" fo:color="#FF0000" fo:language="pt" fo:country="BR"/>
    </style:style>
    <style:style style:name="T2173" style:parent-style-name="Fonteparág.padrão" style:family="text">
      <style:text-properties style:font-name="Times New Roman" fo:language="pt" fo:country="BR"/>
    </style:style>
    <style:style style:name="T2174" style:parent-style-name="Fonteparág.padrão" style:family="text">
      <style:text-properties style:font-name="Times New Roman" fo:color="#FF0000" fo:language="pt" fo:country="BR"/>
    </style:style>
    <style:style style:name="T2175" style:parent-style-name="Fonteparág.padrão" style:family="text">
      <style:text-properties style:font-name="Times New Roman" fo:language="pt" fo:country="BR"/>
    </style:style>
    <style:style style:name="T2176" style:parent-style-name="Fonteparág.padrão" style:family="text">
      <style:text-properties style:font-name="Times New Roman" fo:color="#FF0000" fo:language="pt" fo:country="BR"/>
    </style:style>
    <style:style style:name="T2177" style:parent-style-name="Fonteparág.padrão" style:family="text">
      <style:text-properties style:font-name="Times New Roman" fo:language="pt" fo:country="BR"/>
    </style:style>
    <style:style style:name="P2178" style:parent-style-name="Título1" style:family="paragraph">
      <style:paragraph-properties fo:break-before="page" fo:text-align="justify"/>
      <style:text-properties style:font-name="Times New Roman" fo:language="pt" fo:country="BR"/>
    </style:style>
    <style:style style:name="P2179" style:parent-style-name="Textbody" style:family="paragraph">
      <style:paragraph-properties fo:text-align="justify"/>
      <style:text-properties style:font-name="Times New Roman" fo:color="#FF0000" fo:language="pt" fo:country="BR"/>
    </style:style>
    <style:style style:name="P2180" style:parent-style-name="Textbody" style:family="paragraph">
      <style:paragraph-properties fo:text-align="justify"/>
    </style:style>
    <style:style style:name="T2181" style:parent-style-name="Fonteparág.padrão" style:family="text">
      <style:text-properties fo:color="#FF0000" fo:language="pt" fo:country="BR"/>
    </style:style>
    <style:style style:name="T2182" style:parent-style-name="Ênfase" style:family="text">
      <style:text-properties fo:font-style="normal" style:font-style-asian="normal" style:font-style-complex="normal" fo:color="#FF0000" fo:language="pt" fo:country="BR"/>
    </style:style>
    <style:style style:name="P2183" style:parent-style-name="Textbody" style:family="paragraph">
      <style:paragraph-properties fo:text-align="justify"/>
      <style:text-properties style:font-name="Times New Roman" fo:color="#FF0000" fo:language="pt" fo:country="BR"/>
    </style:style>
    <style:style style:name="P2184"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style:style>
    <style:style style:name="P2185" style:parent-style-name="Textbody" style:family="paragraph">
      <style:paragraph-properties fo:text-align="justify"/>
    </style:style>
    <style:style style:name="T2186" style:parent-style-name="Fonteparág.padrão" style:family="text">
      <style:text-properties style:font-name="Times New Roman" fo:language="pt" fo:country="BR"/>
    </style:style>
    <style:style style:name="T2187" style:parent-style-name="Fonteparág.padrão" style:family="text">
      <style:text-properties style:font-name="Times New Roman" fo:color="#FF0000" fo:language="pt" fo:country="BR"/>
    </style:style>
    <style:style style:name="T2188" style:parent-style-name="Fonteparág.padrão" style:family="text">
      <style:text-properties style:font-name="Times New Roman" fo:color="#FF0000" fo:language="pt" fo:country="BR"/>
    </style:style>
    <style:style style:name="T2189" style:parent-style-name="Fonteparág.padrão" style:family="text">
      <style:text-properties style:font-name="Times New Roman" fo:color="#FF0000" fo:language="pt" fo:country="BR"/>
    </style:style>
    <style:style style:name="T2190" style:parent-style-name="Fonteparág.padrão" style:family="text">
      <style:text-properties style:font-name="Times New Roman" fo:color="#FF0000" fo:language="pt" fo:country="BR"/>
    </style:style>
    <style:style style:name="T2191" style:parent-style-name="Fonteparág.padrão" style:family="text">
      <style:text-properties style:font-name="Times New Roman" fo:color="#FF0000" fo:language="pt" fo:country="BR"/>
    </style:style>
    <style:style style:name="T2192" style:parent-style-name="Fonteparág.padrão" style:family="text">
      <style:text-properties style:font-name="Times New Roman" fo:language="pt" fo:country="BR"/>
    </style:style>
    <style:style style:name="P2193" style:parent-style-name="Textbody" style:family="paragraph">
      <style:paragraph-properties fo:text-align="justify"/>
    </style:style>
    <style:style style:name="T2194" style:parent-style-name="Fonteparág.padrão" style:family="text">
      <style:text-properties fo:color="#FF0000" fo:language="pt" fo:country="BR"/>
    </style:style>
    <style:style style:name="T2195" style:parent-style-name="Fonteparág.padrão" style:family="text">
      <style:text-properties fo:color="#FF0000" fo:language="pt" fo:country="BR"/>
    </style:style>
    <style:style style:name="T2196" style:parent-style-name="Fonteparág.padrão" style:family="text">
      <style:text-properties fo:color="#FF0000" fo:language="pt" fo:country="BR"/>
    </style:style>
    <style:style style:name="T2197" style:parent-style-name="Fonteparág.padrão" style:family="text">
      <style:text-properties fo:color="#FF0000" fo:language="pt" fo:country="BR"/>
    </style:style>
    <style:style style:name="T2198" style:parent-style-name="Fonteparág.padrão" style:family="text">
      <style:text-properties fo:color="#FF0000" fo:language="pt" fo:country="BR"/>
    </style:style>
    <style:style style:name="T2199" style:parent-style-name="Fonteparág.padrão" style:family="text">
      <style:text-properties fo:color="#FF0000" fo:language="pt" fo:country="BR"/>
    </style:style>
    <style:style style:name="T2200" style:parent-style-name="Fonteparág.padrão" style:family="text">
      <style:text-properties fo:color="#FF0000" fo:language="pt" fo:country="BR"/>
    </style:style>
    <style:style style:name="P2201" style:parent-style-name="Título3" style:family="paragraph">
      <style:paragraph-properties fo:text-align="justify"/>
      <style:text-properties style:font-name="Times New Roman" fo:language="pt" fo:country="BR"/>
    </style:style>
    <style:style style:name="P2202"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fo:hyphenate="true"/>
    </style:style>
    <style:style style:name="P2203" style:parent-style-name="Textbody" style:family="paragraph">
      <style:paragraph-properties fo:text-align="justify"/>
    </style:style>
    <style:style style:name="T2204" style:parent-style-name="Fonteparág.padrão" style:family="text">
      <style:text-properties style:font-name="Times New Roman" fo:language="pt" fo:country="BR"/>
    </style:style>
    <style:style style:name="T2205" style:parent-style-name="Fonteparág.padrão" style:family="text">
      <style:text-properties style:font-name="Times New Roman" fo:color="#FF0000" fo:language="pt" fo:country="BR"/>
    </style:style>
    <style:style style:name="T2206" style:parent-style-name="Fonteparág.padrão" style:family="text">
      <style:text-properties style:font-name="Times New Roman" fo:language="pt" fo:country="BR"/>
    </style:style>
    <style:style style:name="T2207" style:parent-style-name="Fonteparág.padrão" style:family="text">
      <style:text-properties style:font-name="Times New Roman" fo:language="pt" fo:country="BR"/>
    </style:style>
    <style:style style:name="T2208" style:parent-style-name="Fonteparág.padrão" style:family="text">
      <style:text-properties style:font-name="Times New Roman" fo:language="pt" fo:country="BR"/>
    </style:style>
    <style:style style:name="P2209" style:parent-style-name="Título3" style:family="paragraph">
      <style:paragraph-properties fo:text-align="justify"/>
      <style:text-properties style:font-name="Times New Roman" fo:language="pt" fo:country="BR"/>
    </style:style>
    <style:style style:name="P2210" style:parent-style-name="Textbody" style:family="paragraph">
      <style:paragraph-properties fo:text-align="justify"/>
    </style:style>
    <style:style style:name="T2211" style:parent-style-name="Fonteparág.padrão" style:family="text">
      <style:text-properties style:font-name="Times New Roman" fo:language="pt" fo:country="BR"/>
    </style:style>
    <style:style style:name="T2212" style:parent-style-name="Fonteparág.padrão" style:family="text">
      <style:text-properties style:font-name="Times New Roman" fo:language="pt" fo:country="BR"/>
    </style:style>
    <style:style style:name="T2213" style:parent-style-name="Fonteparág.padrão" style:family="text">
      <style:text-properties style:font-name="Times New Roman" fo:language="pt" fo:country="BR"/>
    </style:style>
    <style:style style:name="T2214" style:parent-style-name="Fonteparág.padrão" style:family="text">
      <style:text-properties style:font-name="Times New Roman" fo:color="#FF0000" fo:language="pt" fo:country="BR"/>
    </style:style>
    <style:style style:name="T2215" style:parent-style-name="Fonteparág.padrão" style:family="text">
      <style:text-properties style:font-name="Times New Roman" fo:language="pt" fo:country="BR"/>
    </style:style>
    <style:style style:name="P2216" style:parent-style-name="Normal" style:family="paragraph">
      <style:paragraph-properties fo:text-align="justify" style:vertical-align="auto" fo:margin-bottom="0.0972in" fo:line-height="115%"/>
      <style:text-properties style:font-name="Times New Roman" style:font-name-asian="Times New Roman" style:font-name-complex="Times New Roman" fo:color="#FF0000" style:letter-kerning="false" style:language-asian="pt" style:country-asian="BR" style:language-complex="ar" style:country-complex="SA" fo:hyphenate="true"/>
    </style:style>
    <style:style style:name="P2217" style:parent-style-name="Textbody" style:family="paragraph">
      <style:paragraph-properties fo:text-align="justify"/>
    </style:style>
    <style:style style:name="T2218" style:parent-style-name="Fonteparág.padrão" style:family="text">
      <style:text-properties style:font-name="Times New Roman" fo:language="pt" fo:country="BR"/>
    </style:style>
    <style:style style:name="T2219" style:parent-style-name="Fonteparág.padrão" style:family="text">
      <style:text-properties style:font-name="Times New Roman" fo:color="#FF0000" fo:language="pt" fo:country="BR"/>
    </style:style>
    <style:style style:name="T2220" style:parent-style-name="Fonteparág.padrão" style:family="text">
      <style:text-properties style:font-name="Times New Roman" fo:language="pt" fo:country="BR"/>
    </style:style>
    <style:style style:name="T2221" style:parent-style-name="Fonteparág.padrão" style:family="text">
      <style:text-properties style:font-name="Times New Roman" fo:language="pt" fo:country="BR"/>
    </style:style>
    <style:style style:name="T2222" style:parent-style-name="Fonteparág.padrão" style:family="text">
      <style:text-properties style:font-name="Times New Roman" fo:color="#FF0000" fo:language="pt" fo:country="BR"/>
    </style:style>
    <style:style style:name="T2223" style:parent-style-name="Fonteparág.padrão" style:family="text">
      <style:text-properties style:font-name="Times New Roman" fo:language="pt" fo:country="BR"/>
    </style:style>
    <style:style style:name="P2224" style:parent-style-name="Título3" style:family="paragraph">
      <style:paragraph-properties fo:text-align="justify"/>
      <style:text-properties style:font-name="Times New Roman" fo:language="pt" fo:country="BR"/>
    </style:style>
    <style:style style:name="P2225" style:parent-style-name="Textbody" style:family="paragraph">
      <style:paragraph-properties fo:text-align="justify"/>
      <style:text-properties style:font-name="Times New Roman" fo:language="pt" fo:country="BR"/>
    </style:style>
    <style:style style:name="P2226" style:parent-style-name="Textbody" style:family="paragraph">
      <style:paragraph-properties fo:text-align="justify"/>
      <style:text-properties style:font-name="Times New Roman" fo:language="pt" fo:country="BR"/>
    </style:style>
    <style:style style:name="P2227" style:parent-style-name="Textbody" style:family="paragraph">
      <style:paragraph-properties fo:text-align="justify"/>
    </style:style>
    <style:style style:name="T2228" style:parent-style-name="Fonteparág.padrão" style:family="text">
      <style:text-properties style:font-name="Times New Roman" fo:language="pt" fo:country="BR"/>
    </style:style>
    <style:style style:name="T2229" style:parent-style-name="Fonteparág.padrão" style:family="text">
      <style:text-properties style:font-name="Times New Roman" fo:color="#FF0000" fo:language="pt" fo:country="BR"/>
    </style:style>
    <style:style style:name="T2230" style:parent-style-name="Fonteparág.padrão" style:family="text">
      <style:text-properties style:font-name="Times New Roman" fo:language="pt" fo:country="BR"/>
    </style:style>
    <style:style style:name="T2231" style:parent-style-name="Fonteparág.padrão" style:family="text">
      <style:text-properties style:font-name="Times New Roman" fo:color="#FF0000" fo:language="pt" fo:country="BR"/>
    </style:style>
    <style:style style:name="P2232" style:parent-style-name="Título3" style:family="paragraph">
      <style:paragraph-properties fo:text-align="justify"/>
      <style:text-properties style:font-name="Times New Roman" fo:language="pt" fo:country="BR"/>
    </style:style>
    <style:style style:name="P2233" style:parent-style-name="Textbody" style:family="paragraph">
      <style:paragraph-properties fo:text-align="justify"/>
    </style:style>
    <style:style style:name="T2234" style:parent-style-name="Fonteparág.padrão" style:family="text">
      <style:text-properties style:font-name="Times New Roman" fo:language="pt" fo:country="BR"/>
    </style:style>
    <style:style style:name="T2235" style:parent-style-name="Fonteparág.padrão" style:family="text">
      <style:text-properties style:font-name="Times New Roman" fo:color="#FF0000" fo:language="pt" fo:country="BR"/>
    </style:style>
    <style:style style:name="T2236" style:parent-style-name="Fonteparág.padrão" style:family="text">
      <style:text-properties style:font-name="Times New Roman" fo:color="#FF0000" fo:language="pt" fo:country="BR"/>
    </style:style>
    <style:style style:name="T2237" style:parent-style-name="Fonteparág.padrão" style:family="text">
      <style:text-properties style:font-name="Times New Roman" fo:language="pt" fo:country="BR"/>
    </style:style>
    <style:style style:name="T2238" style:parent-style-name="Fonteparág.padrão" style:family="text">
      <style:text-properties style:font-name="Times New Roman" fo:language="pt" fo:country="BR"/>
    </style:style>
    <style:style style:name="T2239" style:parent-style-name="Fonteparág.padrão" style:family="text">
      <style:text-properties style:font-name="Times New Roman" fo:language="pt" fo:country="BR"/>
    </style:style>
    <style:style style:name="T2240" style:parent-style-name="Fonteparág.padrão" style:family="text">
      <style:text-properties style:font-name="Times New Roman" fo:color="#FF0000" fo:language="pt" fo:country="BR"/>
    </style:style>
    <style:style style:name="T2241" style:parent-style-name="Fonteparág.padrão" style:family="text">
      <style:text-properties style:font-name="Times New Roman" fo:language="pt" fo:country="BR"/>
    </style:style>
    <style:style style:name="P2242" style:parent-style-name="Textbody" style:family="paragraph">
      <style:paragraph-properties fo:text-align="justify"/>
      <style:text-properties style:font-name="Times New Roman" fo:language="pt" fo:country="BR"/>
    </style:style>
    <style:style style:name="P2243" style:parent-style-name="Textbody" style:family="paragraph">
      <style:paragraph-properties fo:text-align="justify"/>
    </style:style>
    <style:style style:name="T2244" style:parent-style-name="Fonteparág.padrão" style:family="text">
      <style:text-properties style:font-name="Times New Roman" fo:language="pt" fo:country="BR"/>
    </style:style>
    <style:style style:name="T2245" style:parent-style-name="Fonteparág.padrão" style:family="text">
      <style:text-properties style:font-name="Times New Roman" fo:color="#FF0000" fo:language="pt" fo:country="BR"/>
    </style:style>
    <style:style style:name="T2246" style:parent-style-name="Fonteparág.padrão" style:family="text">
      <style:text-properties style:font-name="Times New Roman" fo:language="pt" fo:country="BR"/>
    </style:style>
    <style:style style:name="T2247" style:parent-style-name="Fonteparág.padrão" style:family="text">
      <style:text-properties style:font-name="Times New Roman" fo:color="#FF0000" fo:language="pt" fo:country="BR"/>
    </style:style>
    <style:style style:name="T2248" style:parent-style-name="Fonteparág.padrão" style:family="text">
      <style:text-properties style:font-name="Times New Roman" fo:language="pt" fo:country="BR"/>
    </style:style>
    <style:style style:name="P2249" style:parent-style-name="Textbody" style:family="paragraph">
      <style:paragraph-properties fo:text-align="justify"/>
    </style:style>
    <style:style style:name="T2250" style:parent-style-name="Fonteparág.padrão" style:family="text">
      <style:text-properties style:font-name="Times New Roman" fo:language="pt" fo:country="BR"/>
    </style:style>
    <style:style style:name="T2251" style:parent-style-name="Fonteparág.padrão" style:family="text">
      <style:text-properties style:font-name="Times New Roman" fo:language="pt" fo:country="BR"/>
    </style:style>
    <style:style style:name="T2252" style:parent-style-name="Fonteparág.padrão" style:family="text">
      <style:text-properties style:font-name="Times New Roman" fo:language="pt" fo:country="BR"/>
    </style:style>
    <style:style style:name="T2253" style:parent-style-name="Fonteparág.padrão" style:family="text">
      <style:text-properties style:font-name="Times New Roman" fo:color="#FF0000" fo:language="pt" fo:country="BR"/>
    </style:style>
    <style:style style:name="T2254" style:parent-style-name="Fonteparág.padrão" style:family="text">
      <style:text-properties style:font-name="Times New Roman" fo:language="pt" fo:country="BR"/>
    </style:style>
    <style:style style:name="P2255" style:parent-style-name="Textbody" style:family="paragraph">
      <style:paragraph-properties fo:text-align="justify"/>
      <style:text-properties style:font-name="Times New Roman" fo:language="pt" fo:country="BR"/>
    </style:style>
    <style:style style:name="P2256" style:parent-style-name="Título1" style:family="paragraph">
      <style:paragraph-properties fo:break-before="page" fo:text-align="justify"/>
      <style:text-properties style:font-name="Times New Roman" fo:language="pt" fo:country="BR"/>
    </style:style>
    <style:style style:name="P2257" style:parent-style-name="Textbody" style:family="paragraph">
      <style:paragraph-properties fo:text-align="justify"/>
      <style:text-properties style:font-name="Times New Roman" fo:language="pt" fo:country="BR"/>
    </style:style>
    <style:style style:name="P2258" style:parent-style-name="Título3" style:family="paragraph">
      <style:paragraph-properties fo:text-align="justify"/>
      <style:text-properties style:font-name="Times New Roman" fo:language="pt" fo:country="BR"/>
    </style:style>
    <style:style style:name="P2259" style:parent-style-name="Textbody" style:family="paragraph">
      <style:paragraph-properties fo:text-align="justify"/>
    </style:style>
    <style:style style:name="T2260" style:parent-style-name="Fonteparág.padrão" style:family="text">
      <style:text-properties style:font-name="Times New Roman" fo:language="pt" fo:country="BR"/>
    </style:style>
    <style:style style:name="T2261" style:parent-style-name="Fonteparág.padrão" style:family="text">
      <style:text-properties style:font-name="Times New Roman" fo:color="#FF0000" fo:language="pt" fo:country="BR"/>
    </style:style>
    <style:style style:name="T2262" style:parent-style-name="Fonteparág.padrão" style:family="text">
      <style:text-properties style:font-name="Times New Roman" fo:language="pt" fo:country="BR"/>
    </style:style>
    <style:style style:name="P2263" style:parent-style-name="Textbody" style:family="paragraph">
      <style:paragraph-properties fo:text-align="justify"/>
      <style:text-properties style:font-name="Times New Roman" fo:language="pt" fo:country="BR"/>
    </style:style>
    <style:style style:name="P2264" style:parent-style-name="Título3" style:family="paragraph">
      <style:paragraph-properties fo:text-align="justify"/>
      <style:text-properties style:font-name="Times New Roman" fo:language="pt" fo:country="BR"/>
    </style:style>
    <style:style style:name="P2265" style:parent-style-name="Textbody" style:family="paragraph">
      <style:paragraph-properties fo:text-align="justify"/>
      <style:text-properties style:font-name="Times New Roman" fo:language="pt" fo:country="BR"/>
    </style:style>
    <style:style style:name="P2266" style:parent-style-name="Textbody" style:family="paragraph">
      <style:paragraph-properties fo:text-align="justify"/>
      <style:text-properties style:font-name="Times New Roman" fo:language="pt" fo:country="BR"/>
    </style:style>
    <style:style style:name="P2267" style:parent-style-name="Título3" style:family="paragraph">
      <style:paragraph-properties fo:text-align="justify"/>
      <style:text-properties style:font-name="Times New Roman" fo:language="pt" fo:country="BR"/>
    </style:style>
    <style:style style:name="P2268" style:parent-style-name="Textbody" style:family="paragraph">
      <style:paragraph-properties fo:text-align="justify"/>
      <style:text-properties style:font-name="Times New Roman" fo:language="pt" fo:country="BR"/>
    </style:style>
    <style:style style:name="P2269" style:parent-style-name="Textbody" style:family="paragraph">
      <style:paragraph-properties fo:text-align="justify"/>
      <style:text-properties style:font-name="Times New Roman" fo:language="pt" fo:country="BR"/>
    </style:style>
    <style:style style:name="P2270" style:parent-style-name="Título3" style:family="paragraph">
      <style:paragraph-properties fo:text-align="justify"/>
      <style:text-properties style:font-name="Times New Roman" fo:language="pt" fo:country="BR"/>
    </style:style>
    <style:style style:name="P2271" style:parent-style-name="Textbody" style:family="paragraph">
      <style:paragraph-properties fo:text-align="justify"/>
      <style:text-properties style:font-name="Times New Roman" fo:language="pt" fo:country="BR"/>
    </style:style>
    <style:style style:name="P2272" style:parent-style-name="Textbody" style:family="paragraph">
      <style:paragraph-properties fo:text-align="justify"/>
    </style:style>
    <style:style style:name="T2273" style:parent-style-name="Fonteparág.padrão" style:family="text">
      <style:text-properties style:font-name="Times New Roman" fo:color="#FF0000" fo:language="pt" fo:country="BR"/>
    </style:style>
    <style:style style:name="T2274" style:parent-style-name="Fonteparág.padrão" style:family="text">
      <style:text-properties style:font-name="Times New Roman" fo:language="pt" fo:country="BR"/>
    </style:style>
    <style:style style:name="P2275" style:parent-style-name="Título3" style:family="paragraph">
      <style:paragraph-properties fo:text-align="justify"/>
      <style:text-properties style:font-name="Times New Roman" fo:language="pt" fo:country="BR"/>
    </style:style>
    <style:style style:name="P2276" style:parent-style-name="Textbody" style:family="paragraph">
      <style:paragraph-properties fo:text-align="justify"/>
      <style:text-properties style:font-name="Times New Roman" fo:language="pt" fo:country="BR"/>
    </style:style>
    <style:style style:name="P2277" style:parent-style-name="Textbody" style:family="paragraph">
      <style:paragraph-properties fo:text-align="justify"/>
    </style:style>
    <style:style style:name="T2278" style:parent-style-name="Fonteparág.padrão" style:family="text">
      <style:text-properties style:font-name="Times New Roman" fo:language="pt" fo:country="BR"/>
    </style:style>
    <style:style style:name="T2279" style:parent-style-name="Fonteparág.padrão" style:family="text">
      <style:text-properties style:font-name="Times New Roman" fo:language="pt" fo:country="BR"/>
    </style:style>
    <style:style style:name="T2280" style:parent-style-name="Fonteparág.padrão" style:family="text">
      <style:text-properties style:font-name="Times New Roman" fo:language="pt" fo:country="BR"/>
    </style:style>
    <style:style style:name="T2281" style:parent-style-name="Fonteparág.padrão" style:family="text">
      <style:text-properties style:font-name="Times New Roman" fo:color="#FF0000" fo:language="pt" fo:country="BR"/>
    </style:style>
    <style:style style:name="T2282" style:parent-style-name="Fonteparág.padrão" style:family="text">
      <style:text-properties style:font-name="Times New Roman" fo:language="pt" fo:country="BR"/>
    </style:style>
    <style:style style:name="P2283" style:parent-style-name="Título3" style:family="paragraph">
      <style:paragraph-properties fo:text-align="justify"/>
      <style:text-properties style:font-name="Times New Roman" fo:language="pt" fo:country="BR"/>
    </style:style>
    <style:style style:name="P2284" style:parent-style-name="Textbody" style:family="paragraph">
      <style:paragraph-properties fo:text-align="justify"/>
    </style:style>
    <style:style style:name="T2285" style:parent-style-name="Fonteparág.padrão" style:family="text">
      <style:text-properties style:font-name="Times New Roman" fo:language="pt" fo:country="BR"/>
    </style:style>
    <style:style style:name="T2286" style:parent-style-name="Fonteparág.padrão" style:family="text">
      <style:text-properties style:font-name="Times New Roman" fo:language="pt" fo:country="BR"/>
    </style:style>
    <style:style style:name="T2287" style:parent-style-name="Fonteparág.padrão" style:family="text">
      <style:text-properties style:font-name="Times New Roman" fo:language="pt" fo:country="BR"/>
    </style:style>
    <style:style style:name="T2288" style:parent-style-name="Fonteparág.padrão" style:family="text">
      <style:text-properties style:font-name="Times New Roman" fo:color="#FF0000" fo:language="pt" fo:country="BR"/>
    </style:style>
    <style:style style:name="T2289" style:parent-style-name="Fonteparág.padrão" style:family="text">
      <style:text-properties style:font-name="Times New Roman" fo:language="pt" fo:country="BR"/>
    </style:style>
    <style:style style:name="P2290" style:parent-style-name="Textbody" style:family="paragraph">
      <style:paragraph-properties fo:text-align="justify"/>
    </style:style>
    <style:style style:name="T2291" style:parent-style-name="Fonteparág.padrão" style:family="text">
      <style:text-properties style:font-name="Times New Roman" fo:language="pt" fo:country="BR"/>
    </style:style>
    <style:style style:name="T2292" style:parent-style-name="Fonteparág.padrão" style:family="text">
      <style:text-properties style:font-name="Times New Roman" fo:color="#FF0000" fo:language="pt" fo:country="BR"/>
    </style:style>
    <style:style style:name="T2293" style:parent-style-name="Fonteparág.padrão" style:family="text">
      <style:text-properties style:font-name="Times New Roman" fo:language="pt" fo:country="BR"/>
    </style:style>
    <style:style style:name="P2294" style:parent-style-name="Título3" style:family="paragraph">
      <style:paragraph-properties fo:text-align="justify"/>
      <style:text-properties style:font-name="Times New Roman" fo:language="pt" fo:country="BR"/>
    </style:style>
    <style:style style:name="P2295" style:parent-style-name="Textbody" style:family="paragraph">
      <style:paragraph-properties fo:text-align="justify"/>
    </style:style>
    <style:style style:name="T2296" style:parent-style-name="Fonteparág.padrão" style:family="text">
      <style:text-properties style:font-name="Times New Roman" fo:language="pt" fo:country="BR"/>
    </style:style>
    <style:style style:name="T2297" style:parent-style-name="Fonteparág.padrão" style:family="text">
      <style:text-properties style:font-name="Times New Roman" fo:color="#FF0000" fo:language="pt" fo:country="BR"/>
    </style:style>
    <style:style style:name="T2298" style:parent-style-name="Fonteparág.padrão" style:family="text">
      <style:text-properties style:font-name="Times New Roman" fo:language="pt" fo:country="BR"/>
    </style:style>
    <style:style style:name="T2299" style:parent-style-name="Fonteparág.padrão" style:family="text">
      <style:text-properties style:font-name="Times New Roman" fo:color="#FF0000" fo:language="pt" fo:country="BR"/>
    </style:style>
    <style:style style:name="T2300" style:parent-style-name="Fonteparág.padrão" style:family="text">
      <style:text-properties style:font-name="Times New Roman" fo:language="pt" fo:country="BR"/>
    </style:style>
    <style:style style:name="P2301" style:parent-style-name="Textbody" style:family="paragraph">
      <style:paragraph-properties fo:text-align="justify"/>
    </style:style>
    <style:style style:name="T2302" style:parent-style-name="Fonteparág.padrão" style:family="text">
      <style:text-properties style:font-name="Times New Roman" fo:language="pt" fo:country="BR"/>
    </style:style>
    <style:style style:name="T2303" style:parent-style-name="Fonteparág.padrão" style:family="text">
      <style:text-properties style:font-name="Times New Roman" fo:language="pt" fo:country="BR"/>
    </style:style>
    <style:style style:name="T2304" style:parent-style-name="Fonteparág.padrão" style:family="text">
      <style:text-properties style:font-name="Times New Roman" fo:language="pt" fo:country="BR"/>
    </style:style>
    <style:style style:name="T2305" style:parent-style-name="Fonteparág.padrão" style:family="text">
      <style:text-properties style:font-name="Times New Roman" fo:color="#FF0000" fo:language="pt" fo:country="BR"/>
    </style:style>
    <style:style style:name="T2306" style:parent-style-name="Fonteparág.padrão" style:family="text">
      <style:text-properties style:font-name="Times New Roman" fo:language="pt" fo:country="BR"/>
    </style:style>
    <style:style style:name="P2307" style:parent-style-name="Textbody" style:family="paragraph">
      <style:paragraph-properties fo:text-align="justify"/>
      <style:text-properties style:font-name="Times New Roman" fo:language="pt" fo:country="BR"/>
    </style:style>
    <style:style style:name="P2308" style:parent-style-name="Título3" style:family="paragraph">
      <style:paragraph-properties fo:text-align="justify"/>
      <style:text-properties style:font-name="Times New Roman" fo:language="pt" fo:country="BR"/>
    </style:style>
    <style:style style:name="P2309" style:parent-style-name="Textbody" style:family="paragraph">
      <style:paragraph-properties fo:text-align="justify"/>
      <style:text-properties style:font-name="Times New Roman" fo:language="pt" fo:country="BR"/>
    </style:style>
    <style:style style:name="P2310" style:parent-style-name="Textbody" style:family="paragraph">
      <style:paragraph-properties fo:text-align="justify"/>
    </style:style>
    <style:style style:name="T2311" style:parent-style-name="Fonteparág.padrão" style:family="text">
      <style:text-properties style:font-name="Times New Roman" fo:color="#FF0000" fo:language="pt" fo:country="BR"/>
    </style:style>
    <style:style style:name="T2312" style:parent-style-name="Fonteparág.padrão" style:family="text">
      <style:text-properties style:font-name="Times New Roman" fo:language="pt" fo:country="BR"/>
    </style:style>
    <style:style style:name="T2313" style:parent-style-name="Fonteparág.padrão" style:family="text">
      <style:text-properties style:font-name="Times New Roman" fo:color="#FF0000" fo:language="pt" fo:country="BR"/>
    </style:style>
    <style:style style:name="T2314" style:parent-style-name="Fonteparág.padrão" style:family="text">
      <style:text-properties style:font-name="Times New Roman" fo:language="pt" fo:country="BR"/>
    </style:style>
    <style:style style:name="P2315" style:parent-style-name="Textbody" style:family="paragraph">
      <style:paragraph-properties fo:text-align="justify"/>
    </style:style>
    <style:style style:name="T2316" style:parent-style-name="Fonteparág.padrão" style:family="text">
      <style:text-properties style:font-name="Times New Roman" fo:language="pt" fo:country="BR"/>
    </style:style>
    <style:style style:name="T2317" style:parent-style-name="Fonteparág.padrão" style:family="text">
      <style:text-properties style:font-name="Times New Roman" fo:color="#FF0000" fo:language="pt" fo:country="BR"/>
    </style:style>
    <style:style style:name="T2318" style:parent-style-name="Fonteparág.padrão" style:family="text">
      <style:text-properties style:font-name="Times New Roman" fo:language="pt" fo:country="BR"/>
    </style:style>
    <style:style style:name="P2319" style:parent-style-name="Textbody" style:family="paragraph">
      <style:paragraph-properties fo:text-align="justify"/>
      <style:text-properties style:font-name="Times New Roman" fo:language="pt" fo:country="BR"/>
    </style:style>
    <style:style style:name="P2320" style:parent-style-name="Textbody" style:family="paragraph">
      <style:paragraph-properties fo:text-align="justify"/>
      <style:text-properties style:font-name="Times New Roman" fo:language="pt" fo:country="BR"/>
    </style:style>
    <style:style style:name="P2321" style:parent-style-name="Textbody" style:family="paragraph">
      <style:paragraph-properties fo:text-align="justify"/>
      <style:text-properties style:font-name="Times New Roman" fo:language="pt" fo:country="BR"/>
    </style:style>
    <style:style style:name="P2322" style:parent-style-name="Textbody" style:family="paragraph">
      <style:paragraph-properties fo:text-align="justify"/>
      <style:text-properties style:font-name="Times New Roman" fo:language="pt" fo:country="BR"/>
    </style:style>
    <style:style style:name="P2323" style:parent-style-name="Título1" style:family="paragraph">
      <style:paragraph-properties fo:break-before="page" fo:text-align="justify"/>
      <style:text-properties style:font-name="Times New Roman" fo:language="pt" fo:country="BR"/>
    </style:style>
    <style:style style:name="P2324" style:parent-style-name="Textbody" style:family="paragraph">
      <style:paragraph-properties fo:text-align="justify"/>
      <style:text-properties style:font-name="Times New Roman" fo:language="pt" fo:country="BR"/>
    </style:style>
    <style:style style:name="P2325" style:parent-style-name="Textbody" style:family="paragraph">
      <style:paragraph-properties fo:text-align="justify"/>
    </style:style>
    <style:style style:name="T2326" style:parent-style-name="Fonteparág.padrão" style:family="text">
      <style:text-properties style:font-name="Times New Roman" fo:language="pt" fo:country="BR"/>
    </style:style>
    <style:style style:name="T2327" style:parent-style-name="Fonteparág.padrão" style:family="text">
      <style:text-properties style:font-name="Times New Roman" fo:color="#FF0000" fo:language="pt" fo:country="BR"/>
    </style:style>
    <style:style style:name="T2328" style:parent-style-name="Fonteparág.padrão" style:family="text">
      <style:text-properties style:font-name="Times New Roman" fo:language="pt" fo:country="BR"/>
    </style:style>
    <style:style style:name="P2329" style:parent-style-name="Textbody" style:family="paragraph">
      <style:paragraph-properties fo:text-align="justify"/>
      <style:text-properties style:font-name="Times New Roman" fo:language="pt" fo:country="BR"/>
    </style:style>
    <style:style style:name="P2330" style:parent-style-name="Textbody" style:family="paragraph">
      <style:paragraph-properties fo:text-align="justify"/>
      <style:text-properties style:font-name="Times New Roman" fo:language="pt" fo:country="BR"/>
    </style:style>
    <style:style style:name="P2331" style:parent-style-name="Título1" style:family="paragraph">
      <style:paragraph-properties fo:break-before="page" fo:text-align="justify"/>
      <style:text-properties style:font-name="Times New Roman" fo:language="pt" fo:country="BR"/>
    </style:style>
    <style:style style:name="P2332" style:parent-style-name="Textbody" style:family="paragraph">
      <style:paragraph-properties fo:text-align="justify"/>
      <style:text-properties style:font-name="Times New Roman" fo:language="pt" fo:country="BR"/>
    </style:style>
    <style:style style:name="P2333" style:parent-style-name="Textbody" style:family="paragraph">
      <style:paragraph-properties fo:text-align="justify"/>
    </style:style>
    <style:style style:name="T2334" style:parent-style-name="Fonteparág.padrão" style:family="text">
      <style:text-properties style:font-name="Times New Roman" fo:language="pt" fo:country="BR"/>
    </style:style>
    <style:style style:name="T2335" style:parent-style-name="Fonteparág.padrão" style:family="text">
      <style:text-properties style:font-name="Times New Roman" fo:color="#FF0000" fo:language="pt" fo:country="BR"/>
    </style:style>
    <style:style style:name="T2336" style:parent-style-name="Fonteparág.padrão" style:family="text">
      <style:text-properties style:font-name="Times New Roman" fo:language="pt" fo:country="BR"/>
    </style:style>
    <style:style style:name="P2337" style:parent-style-name="Textbody" style:family="paragraph">
      <style:paragraph-properties fo:text-align="justify"/>
      <style:text-properties style:font-name="Times New Roman" fo:language="pt" fo:country="BR"/>
    </style:style>
    <style:style style:name="P2338" style:parent-style-name="Textbody" style:family="paragraph">
      <style:paragraph-properties fo:text-align="justify"/>
    </style:style>
    <style:style style:name="T2339" style:parent-style-name="Fonteparág.padrão" style:family="text">
      <style:text-properties style:font-name="Times New Roman" fo:language="pt" fo:country="BR"/>
    </style:style>
    <style:style style:name="T2340" style:parent-style-name="Fonteparág.padrão" style:family="text">
      <style:text-properties style:font-name="Times New Roman" fo:color="#FF0000" fo:language="pt" fo:country="BR"/>
    </style:style>
    <style:style style:name="T2341" style:parent-style-name="Fonteparág.padrão" style:family="text">
      <style:text-properties style:font-name="Times New Roman" fo:language="pt" fo:country="BR"/>
    </style:style>
    <style:style style:name="P2342" style:parent-style-name="Textbody" style:family="paragraph">
      <style:paragraph-properties fo:text-align="justify"/>
      <style:text-properties style:font-name="Times New Roman" fo:language="pt" fo:country="BR"/>
    </style:style>
  </office:automatic-styles>
  <office:body>
    <office:text text:use-soft-page-breaks="true">
      <text:h text:style-name="P1" text:outline-level="1"/>
      <text:p text:style-name="P2"/>
      <text:p text:style-name="P3"/>
      <text:p text:style-name="P4"/>
      <text:p text:style-name="P5"/>
      <text:p text:style-name="P6"/>
      <text:p text:style-name="P7"/>
      <text:p text:style-name="P8"/>
      <text:p text:style-name="P9"/>
      <text:p text:style-name="P10"/>
      <text:p text:style-name="P11"/>
      <text:p text:style-name="P12"/>
      <text:p text:style-name="P13">CRENTE NORDESTINO</text:p>
      <text:p text:style-name="P14">Do fundo do poço ao altar do Senhor</text:p>
      <text:p text:style-name="P15">Em Construção...</text:p>
      <text:soft-page-break/>
      <text:h text:style-name="P16" text:outline-level="1">Prefácio</text:h>
      <text:p text:style-name="P17"><text:span text:style-name="T18">"Crente Nordestino: Do fundo do poço ao altar do Senhor" é mais do que um relato da minha jornada – é um testemunho vivo da graça transformadora de Deus. Este livro reúne, em quinze capítulos, a história de um homem que emergiu das profundezas da dor e da autodestruição para se tornar um instrumento de luz e esperança. Minha trajetória, que teve início nas simples e desafiadoras ruas de<text:s/></text:span><text:span text:style-name="T19">Lajes<text:s/></text:span><text:span text:style-name="T20">do Cabugi, no Rio Grande do Norte, passou por momentos de angústia, vícios e renúncias, até encontrar a voz salvadora de Jesus, que me resgatou do fundo do poço e me conduziu ao altar do Senhor.</text:span></text:p>
      <text:p text:style-name="P21">Ao longo destas páginas, compartilho com sinceridade as fases que moldaram minha vida: desde os primeiros acordes de um violão que me deram refúgio, passando pela dolorosa transformação interior e pela decisão de renunciar aos velhos hábitos, até a descoberta de novos caminhos, como a revelação da sanfona, que se tornou minha nova voz para louvar o Senhor e a realização de milagres que marcaram minha caminhada ministerial. Cada capítulo é um degrau dessa escada de fé, construída com lágrimas, sacrifícios e incontáveis momentos de oração e comunhão.</text:p>
      <text:p text:style-name="P22">Este livro é para todos aqueles que, mesmo diante dos desafios mais intensos, acreditam que Deus pode transformar o impossível em realidade. Se você já se sentiu perdido ou se questionou sobre o valor da esperança, permita que este testemunho lhe mostre que, com fé, até o fundo do poço pode se tornar o ponto de partida para uma ascensão gloriosa. Minha história, assim como a de cada irmão e irmã que encontrei pelo caminho, é a prova de que a luz de Cristo nunca se apaga, ela resplandece, guiando-nos para um futuro de redenção e de propósito eterno.</text:p>
      <text:p text:style-name="P23"><text:span text:style-name="T24">Que este relato inspire, encoraje e transforme corações, reafirmando que, quando nos entregamos de corpo e alma ao Senhor, Ele nos conduz a uma vida plena e dedicada à Sua glória. Seja bem-vindo a essa jornada de fé, superação e milagres. Que Deus abençoe<text:s/></text:span><text:span text:style-name="T25">essa leitura<text:s/></text:span><text:span text:style-name="T26">e que você sinta, em cada<text:s/></text:span><text:span text:style-name="T27">testemunho,</text:span><text:span text:style-name="T28"><text:s/>o pulsar do amor e da graça do nosso Deus.</text:span></text:p>
      <text:p text:style-name="P29"/>
      <text:p text:style-name="P30">Apóstolo Regis Guimarães</text:p>
      <text:p text:style-name="P31">(Crente Nordestino)</text:p>
      <text:p text:style-name="P32"/>
      <text:soft-page-break/>
      <text:h text:style-name="P33" text:outline-level="1">Agradecimentos</text:h>
      <text:p text:style-name="P34">Agradeço primeiramente a Deus, que me concedeu uma segunda chance e me escolheu para ser instrumento na restauração de vidas e famílias. Sem Sua graça e misericórdia, nada disso seria possível.</text:p>
      <text:p text:style-name="P35"><text:span text:style-name="T36">A minha família, em especial a minha esposa,<text:s/></text:span><text:span text:style-name="T37">Daniele Guimarães</text:span><text:span text:style-name="T38">, que sempre esteve ao meu lado e, com fidelidade incansável, me apoiou em todos os momentos do nosso chamado. Aos meus filhos<text:s/></text:span><text:span text:style-name="T39">Matheus</text:span><text:span text:style-name="T40">, Ana Vitória e Alice, que são verdadeiros presentes de Deus, minhas flechas lançadas para um propósito maior, dedico todo o meu amor e gratidão.</text:span></text:p>
      <text:p text:style-name="P41"><text:span text:style-name="T42">Agradeço profundamente à minha mãe, Maria Irene, e às minhas irmãs, Rejane e Rosângela. Aos meus sogros,<text:s/></text:span><text:span text:style-name="T43">Clerivaldo</text:span><text:span text:style-name="T44"><text:s/>e Damiana, e aos meus cunhados, Juvino Roberto, Pr Júnior Félix e Márcio José</text:span><text:span text:style-name="T45"><text:s/>e Taiza</text:span><text:span text:style-name="T46">, que sempre me apoiaram incondicionalmente, meu sincero reconhecimento.</text:span></text:p>
      <text:p text:style-name="P47"><text:span text:style-name="T48">Expresso minha gratidão a todo o ministério da Igreja Cristã Família no Altar, ao qual Jesus me confiou, tanto na sede na Cidade do Automóvel, em Brasília, quanto nas<text:s/></text:span><text:span text:style-name="T49">sete<text:s/></text:span><text:span text:style-name="T50">cidades do Rio Grande do Norte: Lajes, Fernando<text:s/></text:span><text:span text:style-name="T51">Pedroza</text:span><text:span text:style-name="T52">, 03 de Agosto, Natal, Macaíba, Barcelona e<text:s/></text:span><text:span text:style-name="T53">São Tomé</text:span><text:span text:style-name="T54">.</text:span></text:p>
      <text:p text:style-name="P55">Um agradecimento especial vai para a família Pires, em especial ao meu querido irmão Cleber Filho, Karina, Davi e Isaac, por me presentear com este livro. Sou imensamente grato a Deus por cada um de vocês.</text:p>
      <text:p text:style-name="P56">A todos que fizeram parte desta jornada, meu muito obrigado. Que Deus continue abençoando e transformando vidas!</text:p>
      <text:p text:style-name="P57"/>
      <text:soft-page-break/>
      <text:h text:style-name="P58" text:outline-level="1"><text:span text:style-name="T59">Capítulo 1: Raízes de<text:s/></text:span><text:span text:style-name="T60">Lajes</text:span><text:span text:style-name="T61"><text:s/>do Cabugi – O Início de Uma Jornada</text:span></text:h>
      <text:p text:style-name="P62"><text:span text:style-name="T63">Nasci<text:s/></text:span><text:span text:style-name="T64">em uma cidade pequena,</text:span><text:span text:style-name="T65"><text:s/></text:span><text:span text:style-name="T66">no dia</text:span><text:span text:style-name="T67"><text:s/>23 de abril de 1979</text:span><text:span text:style-name="T68">,</text:span><text:span text:style-name="T69"><text:s/>onde o tempo parecia passar de maneira diferente e os desafios eram tão presentes quanto o sol escaldante do Nordeste.<text:s/></text:span><text:span text:style-name="T70">Lajes</text:span><text:span text:style-name="T71"><text:s/>do Cabugi, no Rio Grande do Norte, era uma cidade simples, um lugar onde as ruas de terra e os rostos conhecidos eram a marca de uma comunidade unida, mas também marcada por dificuldades. Foi nesse cenário humilde, a aproximadamente 120 quilômetros de Natal, que minha história teve início.</text:span></text:p>
      <text:p text:style-name="P72"><text:span text:style-name="T73">Cresci sob a luz tênue de uma esperança que sempre convivia com a realidade dura das privações. Sou fruto de um<text:s/></text:span><text:span text:style-name="T74">adultério</text:span><text:span text:style-name="T75">, e a ausência de um pai deixou marcas profundas na minha infância. Minha mãe, Maria Irene da Silva, foi a grande guerreira que, com amor incondicional e coragem, criou a mim e aos meus irmãos mesmo em meio a tantas adversidades. Sem muitos recursos, ela lutou diariamente para nos sustentar, enfrentando as dificuldades com um coração generoso que, mesmo machucado pelas dores da vida, nunca deixou de acreditar que o futuro poderia ser transformado pela fé.</text:span></text:p>
      <text:p text:style-name="P76">Minha infância foi marcada por privações e até a falta do básico ao ponto da minha mãe ter que pedir esmola com a minha irmã Rosângela no colo, eu e minha irmã Rejane erámos crianças, ficávamos de longe vendo ela pedindo no sinal nas ruas de Parnamirim, <text:s/>mudamos para essa cidade durante um curto período de tempo, mas o suficiente para deixar marcas profundas nesse lugar, lembro-me que minha mãe ganhou um pedaço de mortadela, peguei a mortadela e sai correndo para comer sozinho, pois era a primeira vez que comia, comi tanto que acabei passando mal, a fome e a vontade de comer uma novidade o meu estômago não aguentou.</text:p>
      <text:p text:style-name="P77"><text:span text:style-name="T78">Tenho poucas lembranças da minha infância pois foi marcada por muitas dificuldades financeiras e pela ausência de meu pai. Minha, mãe sem emprego fixo, dependia ocasionalmente da ajuda do pai das minhas irmãs, quando ela vinha. Brincar significava usar a imaginação: latas de óleo e de leite ninho viravam carinhos, chamados de roladeira, roupas chegavam de doações e minha mãe reformava para agente usar. Na falta, descobri força; na fome sonhei mais alto, foram anos que me ensinaram a valorizar pequenas coisas e a transformar escassez em criatividade.</text:span></text:p>
      <text:p text:style-name="P79"><text:span text:style-name="T80">Em meio à escassez e aos desafios, minha mãe, adotou uma criança<text:s/></text:span><text:span text:style-name="T81">que se encontrava em uma situação de extrema pobreza</text:span><text:span text:style-name="T82">. Diogo<text:s/></text:span><text:span text:style-name="T83">Francelino</text:span><text:span text:style-name="T84"><text:s/>de Moraes, um<text:s/></text:span><text:span text:style-name="T85">surdo e mudo</text:span><text:span text:style-name="T86"><text:s/>de temperamento sereno, foi recebido como um irmão, e sua presença ensinou-me o verdadeiro significado de fraternidade e solidariedade. Essa convivência precoce com a diversidade das dores e das bênçãos plantou em mim a semente de uma empatia profunda e o desejo de, um dia, transformar meu destino.</text:span></text:p>
      <text:p text:style-name="P87"><text:span text:style-name="T88">Ainda criança, descobri na música um refúgio para a minha alma. Enquanto muitos brincavam nas ruas, eu me via encantado pelo som, pelo ritmo, pelo poder de transformar emoções em melodias. Foi numa troca simples, um amigo possuía um violão<text:s/></text:span><text:span text:style-name="T89">e eu um ingresso, uma roupa nova para participar de uma vaquejada, foi assim<text:s/></text:span><text:span text:style-name="T90">que consegui adquirir aquele instrumento tão velho e precioso que dei meus primeiros passos no mundo da música. Esse violão se tornou minha primeira paixão, um companheiro silencioso que me permitia expressar as dores e as alegrias que, em silêncio, se acumulavam no meu coração.</text:span></text:p>
      <text:soft-page-break/>
      <text:p text:style-name="P91">A paixão pela música, que inicialmente surgiu como uma simples curiosidade, transformou-se em um desejo obcecado de obter sucesso, comecei a tocar em bandas muito novo, a minha primeira banda foi em Caiçara do Rio dos Ventos a 28 km de Lajes, onde decidi que era esse caminho que queria trilhar para a minha vida, por esse desejo de melhorar de vida, abandonei meus estudos e me envolvi com a música.</text:p>
      <text:p text:style-name="P92">Com o coração distante de Deus, pensando apenas no crescimento musical, sair de Lajes do Cabugi, deixei minha família para ir morar em Natal aceitando um convite para tocar em banda de forró, me mudei para a capital Natal, com apenas 17 anos de idade, rapidamente comecei a ter notoriedade como guitarrista e já começando a compor as primeiras músicas, mas não tive estrutura para viver aquela fase, ainda que muito tímida de sucesso.</text:p>
      <text:p text:style-name="P93">Minha mãe preocupada e sofrendo com a minha ausência decidiu mudar para a cidade de Parnamirim, onde eu poderia morar com a minha família e continuar tocando nas bandas em Natal. Com o passar do tempo minha mãe me convenceu a retornar para Lajes do Cabugi no intuito de me afastar daquela vida onde eu me encontrava totalmente perdido na bebida, nas drogas e prostituição.</text:p>
      <text:p text:style-name="P94">Retornei para a Lajes, mas não desisti dos meus sonhos de se tornar um músico famoso, durante esse tempo, aprendi a tocar cavaquinho e montei um grupo de pagode com os amigos da cidade, chamado pagosamba, compus várias músicas e gravamos o primeiro CD, ficamos conhecido nas cidades vizinhas, estávamos prestes a viver um sonho: o sucesso tão almejado parecia ter chegado, porém mais uma vez por conta da bebida havia sido frustrado esse sonho e a banda acabou depois de uma grande confusão com os componentes após uma noite de festa.</text:p>
      <text:p text:style-name="P95"><text:span text:style-name="T96">Participei de outra</text:span><text:span text:style-name="T97"><text:s/>banda local na cidade de<text:s/></text:span><text:span text:style-name="T98">Açu/RN</text:span><text:span text:style-name="T99"><text:s/>que abriu portas para um mundo onde eu poderia, mesmo que por instantes, transcender as limitações do cotidiano. A fama, ainda que modesta e limitada<text:s/></text:span><text:span text:style-name="T100">aos estados do Rio Grande do Norte, Paraíba e Ceará</text:span><text:span text:style-name="T101">, já me permitia sentir o poder transformador da arte e o reconhecimento de um talento que começava a se revelar.</text:span></text:p>
      <text:p text:style-name="P102"><text:span text:style-name="T103">Entretanto, mesmo com esses primeiros sinais de sucesso musical,<text:s/></text:span><text:span text:style-name="T104">o vazio do meu coração só aumentava</text:span><text:span text:style-name="T105">. O ambiente de<text:s/></text:span><text:span text:style-name="T106">Lajes</text:span><text:span text:style-name="T107"><text:s/>do Cabugi não era feito apenas de melodias e conquistas; ele também era palco de muitos desafios. Cresci com a sensação de revolta por não ter a presença de um pai, e essa ausência alimentava, por vezes, uma raiva que parecia não ter fim. Essa raiva, misturada com a dor das privações, me levou a caminhos perigosos, envolvi-me precocemente com álcool e<text:s/></text:span><text:span text:style-name="T108">drogas</text:span><text:span text:style-name="T109">, numa tentativa desesperada de preencher um vazio que parecia insuperável.</text:span></text:p>
      <text:p text:style-name="P110"><text:span text:style-name="T111">Aos olhos de muitos, eu era o garoto problemático, o rapaz que sempre causava confusão.<text:s/></text:span><text:span text:style-name="T112">O meu desejo era conseguir o sucesso musical na esperança de preencher o vazio do meu coração</text:span><text:span text:style-name="T113">. Mesmo em meio à turbulência, a música permanecia como uma âncora, lembrando-me de que havia uma saída, uma chance de transformar o que parecia ser um destino traçado pela dor.</text:span></text:p>
      <text:p text:style-name="P114"><text:span text:style-name="T115">Lajes</text:span><text:span text:style-name="T116"><text:s/>do Cabugi foi, e sempre será, o berço de uma jornada que me levaria do fundo do poço ao altar do Senhor. Foi lá que, mesmo antes de compreender plenamente o que era a verdadeira conversão, eu sentia o chamado de algo maior. Naquelas ruas<text:s/></text:span><text:span text:style-name="T117">estreitas</text:span><text:span text:style-name="T118">, onde a esperança e o desespero caminhavam lado a lado, nasceu a convicção de que eu não seria apenas um rapaz perdido, mas alguém destinado a mudar não só a sua própria vida, mas a impactar a vida de muitos outros.</text:span></text:p>
      <text:soft-page-break/>
      <text:p text:style-name="P119">Esse início, repleto de desafios e frustações, não foi apenas uma fase da minha vida, mas a base de toda a minha jornada. Continuei na minha cidade, frustrado por não ter alcançado os meus objetivos, que me levou a uma depressão onde cheguei ao fundo do poço.</text:p>
      <text:p text:style-name="P120"><text:span text:style-name="T121">Assim começa a minha história – uma história que se inicia em<text:s/></text:span><text:span text:style-name="T122">Lajes</text:span><text:span text:style-name="T123"><text:s/>do Cabugi, nas raízes de um lugar modesto, mas onde o amor de Deus já se fazia presente. Daquelas terras simples nasceu um coração marcado pela luta, pela música<text:s/></text:span><text:span text:style-name="T124">e a vontade de crescer na vida e dar orgulho para a minha família.<text:s/></text:span><text:span text:style-name="T125">Essa é a base da minha<text:s/></text:span><text:span text:style-name="T126">história</text:span><text:span text:style-name="T127">, o ponto de partida de uma trajetória que me levaria do fundo do poço ao altar do Senhor, transformando a minha vida e a vida de tantos outros ao longo do caminho.</text:span></text:p>
      <text:p text:style-name="P128"><text:span text:style-name="T129">Cada palavra aqui escrita é um testemunho de que, mesmo nas condições mais adversas, Deus sempre abre um caminho para<text:s/></text:span><text:span text:style-name="T130">um coração quebrantado</text:span><text:span text:style-name="T131">. E é com esse espírito, com essa lembrança das raízes que me sustentaram e me moldaram, que convido o leitor a acompanhar a jornada de um crente nordestino que desde os humildes começos em<text:s/></text:span><text:span text:style-name="T132">Lajes</text:span><text:span text:style-name="T133"><text:s/>do Cabugi, buscou, com coragem e perseverança, transformar a própria vida e acender a chama da esperança nos corações daqueles que, assim como eu, desejam ver a glória do Senhor manifestada<text:s/></text:span><text:span text:style-name="T134">em seu<text:s/></text:span><text:span text:style-name="T135">caminho.</text:span></text:p>
      <text:p text:style-name="P136"><text:span text:style-name="T137">Que este capítulo seja o ponto de partida para um relato que celebra a fé, a superação e o<text:s/></text:span><text:span text:style-name="T138">poder do amor de Deus manifestado através de seu filho Jesus Cristo</text:span><text:span text:style-name="T139">. Pois, mesmo nas origens mais simples, Deus semeia grandes sonhos e prepara corações para viverem a plenitude do Seu propósito. E assim, com gratidão e reverência, início a<text:s/></text:span><text:span text:style-name="T140">minha história<text:s/></text:span><text:span text:style-name="T141">que levará a explorar<text:s/></text:span><text:span text:style-name="T142">as fases<text:s/></text:span><text:span text:style-name="T143">da minha vida, desde os dias de privações em<text:s/></text:span><text:span text:style-name="T144">Lajes</text:span><text:span text:style-name="T145"><text:s/>do Cabugi até a ascensão ao altar do Senhor.</text:span></text:p>
      <text:p text:style-name="P146"/>
      <text:soft-page-break/>
      <text:h text:style-name="P147" text:outline-level="1">Capítulo 2: No Fundo do Poço – Vícios e Desespero</text:h>
      <text:p text:style-name="P148"><text:span text:style-name="T149">Cresci em<text:s/></text:span><text:span text:style-name="T150">Lajes</text:span><text:span text:style-name="T151"><text:s/>do Cabugi, uma cidade simples e cheia de desafios, onde a luta diária pela sobrevivência convivia com sonhos quase inalcançáveis. Minha mãe, com sua força e amor incondicional, enfrentava as dificuldades com a coragem de quem sabe que cada novo dia era uma batalha. Mas, para mim, essa batalha interna era muito maior. Sem a figura paterna, sentia-me constantemente abandonado e revoltado, e essa revolta foi se transformando, com o tempo, em um impulso destrutivo.</text:span></text:p>
      <text:p text:style-name="P152"><text:span text:style-name="T153">A solidão e a carência de reconhecimento me empurraram para caminhos perigosos. Na tentativa de silenciar a dor e de preencher o vazio deixado pela ausência do pai, fui seduzido por prazeres que prometiam alívio momentâneo. O álcool entrou em minha vida como um refúgio ilusório, a solução fácil para escapar de uma realidade dura e opressiva.<text:s/></text:span><text:span text:style-name="T154">A bebida<text:s/></text:span><text:span text:style-name="T155">era uma fuga, mas também me levava a um estado de desespero ainda maior. Não demorou para que as drogas, fizessem parte do meu cotidiano, transformando meu corpo e minha mente num campo de batalha onde o vício travava uma guerra cruel contra minha própria existência.</text:span></text:p>
      <text:p text:style-name="P156"><text:span text:style-name="T157">Nas festas e bares</text:span><text:span text:style-name="T158">, eu me perdia em meio a excessos e comportamentos autodestrutivos. A música, que por um tempo parecia ser a minha salvação, acabou se tornando um mero coadjuvante na narrativa de uma vida que se desenrolava entre sombras. Tocar guitarra em bandas locais me proporcionava um breve instante de brilho, mas esse sucesso passageiro nunca conseguia apagar o sentimento de que eu estava, de fato, à deriva. A fama, ainda que modesta, parecia apenas realçar o contraste entre a luz dos palcos e a escuridão que reinava no meu interior.</text:span></text:p>
      <text:p text:style-name="P159"><text:span text:style-name="T160">O vazio que eu carregava era imenso e, na tentativa de preencher essa lacuna, acabei me envolvendo com a prostituição e com relacionamentos que não traziam o amor verdadeiro.<text:s/></text:span><text:span text:style-name="T161">Nos encontros<text:s/></text:span><text:span text:style-name="T162">buscava um pouco de afeto, uma prova de que eu era digno de ser amado, mas esses momentos eram sempre seguidos por uma imensa sensação de culpa e arrependimento. O<text:s/></text:span><text:span text:style-name="T163">ciclo se repetia depois das festas e os excessos de bebidas, eu me via preso em um beco sem saída.</text:span></text:p>
      <text:p text:style-name="P164"><text:span text:style-name="T165">A dor e a revolta se manifestavam de formas extremas. Houve momentos em que o desespero era tão avassalador que eu acreditava que a morte seria a única solução para o tormento que me consumia. Não uma, mas quatro vezes cheguei a tentar tirar minha própria vida. Lembro-me de uma noite em que, completamente embriagado, pulei em uma cisterna num ato impulsivo, fruto de uma dor que parecia insuportável. Em outra ocasião, já sob os efeitos de drogas e álcool, cheguei a me posicionar na beira de uma ponte alta, convencido de que o salto seria a saída para o meu sofrimento. E, em uma tentativa desesperada de autolesão,<text:s/></text:span><text:span text:style-name="T166">quebrei uma garrafa de bebida e mordi<text:s/></text:span><text:span text:style-name="T167">pedaços de vidro, causando feridas que me lembravam constantemente da minha própria autodestruição.</text:span></text:p>
      <text:p text:style-name="P168"><text:span text:style-name="T169">Esses momentos extremos eram a expressão visível de uma luta interna que eu sequer conseguia compreender por completo.<text:s/></text:span><text:span text:style-name="T170">As</text:span><text:span text:style-name="T171"><text:s/>tentativas de me livrar da dor,<text:s/></text:span><text:span text:style-name="T172">os atos<text:s/></text:span><text:span text:style-name="T173">de autodestruição, era também um grito silencioso pedindo por ajuda, por um sinal de que ainda havia esperança, mesmo que mínima. A ironia era que, enquanto eu rejeitava abertamente os cristãos e zombava<text:s/></text:span><text:span text:style-name="T174">principalmente da minha irmã Rejane que foi a primeira a se converter na minha família e pregava para mim e por muitas vezes na<text:s/></text:span><text:soft-page-break/><text:span text:style-name="T175">minha ignorância a agredia com palavras e fazia a chorar. Certo dia, bati o portão da casa de minha mãe, gritando pelas ruas que jamais aceitaria aquele Jesus de Rejane. Mas minha irmã nunca desistiu de mim e, mesmo chorando, ela gritou de volta: “ainda vou te vê convertido, meu irmão, louvando no altar do Senhor”. Que palavra profética! Contudo, meu coração estava endurecido pela revolta e pela decepção, mas Deus em sua infinita misericórdia começou a operar na minha vida</text:span><text:span text:style-name="T176">, preparando o terreno para uma mudança que eu não conseguia imaginar naquele momento.</text:span></text:p>
      <text:p text:style-name="P177">As noites eram longas e solitárias, e o peso do vício tornava cada amanhecer um recomeço doloroso. O som das garrafas quebradas, os gritos abafados da minha própria alma e os ecos de uma juventude despedaçada se misturavam num cenário que parecia não ter fim. Eu era visto por muitos como um rapaz de talento, mas que se deixava levar por comportamentos autodestrutivos. Essa imagem, porém, escondia uma realidade ainda mais complexa: um jovem atormentado pelo abandono, cuja rebeldia era, na verdade, uma forma de expressar a profunda angústia de não se sentir amado ou reconhecido.</text:p>
      <text:p text:style-name="P178">Mesmo nos momentos de aparente euforia quando a música soava forte nos palcos e os aplausos ecoavam na minha consciência o vazio persistia. O sucesso, tão efêmero e passageiro, não conseguia preencher a lacuna deixada por uma infância marcada por perdas e por um sentimento constante de rejeição.</text:p>
      <text:p text:style-name="P179"><text:span text:style-name="T180">As ruas de Lajes do Cabugi eram testemunhas silenciosas de uma vida em que o desespero e a busca por<text:s/></text:span><text:span text:style-name="T181">uma solução no fim do túnel</text:span><text:span text:style-name="T182"><text:s/>se misturavam de forma inevitável.<text:s/></text:span><text:span text:style-name="T183">Era diária</text:span><text:span text:style-name="T184"><text:s/>a luta para não sucumbir aos vícios que me aprisionavam,<text:s/></text:span><text:span text:style-name="T185">e as noites eram</text:span><text:span text:style-name="T186"><text:s/>um confronto com os demônios internos que insistiam em me lembrar do quão distante eu estava da verdadeira salvação.</text:span></text:p>
      <text:p text:style-name="P187"><text:span text:style-name="T188">É difícil descrever o quão intenso era o sentimento de estar no fundo do poço. A raiva, a tristeza, a desesperança, todos esses sentimentos se combinavam de forma tão avassaladora que eu chegava a questionar se a morte não seria, afinal, um alívio.<text:s/></text:span><text:span text:style-name="T189">Porque nem mesmo eu acreditava em Deus, me dizia ser um ateu.</text:span></text:p>
      <text:p text:style-name="P190">Naquele tempo, eu era o reflexo de um jovem perdido, perturbado com aparições de demônios, me lembro certa vez bebendo em uma cigarreira comecei a ver demônios pequenos parecidos como duendes pulando nas mesas e dizendo que iriam me matar, naquele momento minha irmã Rejane estava passando por perto e no ato de desespero pedi para que ela orasse por mim porque estava vendo e ouvindo demônios, depois da minha conversão minha irmã me relatou que o mundo espiritual se abriu pra ela naquele dia e em quanto eu falava ela via o demônio da morte atrás de mim, e chegando na igreja caiu de joelhos pedindo aos irmãos oração em meu favor porque o espírito da morte queria me ceifar.</text:p>
      <text:p text:style-name="P191">Esses dias sombrios, repletos de excessos e de autodestruição, foram fundamentais para que, mais tarde, eu pudesse enxergar que o fundo do poço não era o destino final, mas apenas o ponto de partida para uma jornada de resgate e transformação.</text:p>
      <text:p text:style-name="P192"><text:span text:style-name="T193">Assim, o fundo do poço não era o fim, mas o início de uma nova história. Uma história de dor, sim, mas também de esperança e de um resgate que se anunciava, mesmo que de forma imperceptível naquele momento. Eu não sabia que, naquele exato instante em que tocava o abismo, Deus já estava trilhando um caminho para me trazer de volta à vida para transformar o que parecia ser um destino de<text:s/></text:span><text:span text:style-name="T194">morte<text:s/></text:span><text:span text:style-name="T195">em uma jornada rumo à luz e à redenção.</text:span></text:p>
      <text:soft-page-break/>
      <text:p text:style-name="P196">Este capítulo da minha vida, marcado por vícios, excessos e momentos de autodestruição, é um testemunho da complexa jornada que me levou do fundo do poço para um encontro que transformaria minha existência. Foi nessa época que, mesmo sem perceber, Deus começou a preparar o terreno para a minha redenção, um resgate que mais tarde, se manifestaria de maneira surpreendente e transformadora.</text:p>
      <text:p text:style-name="P197"><text:span text:style-name="T198">Hoje, olhando para trás, vejo que aqueles dias sombrios foram, na verdade, os alicerces da minha futura transformação.<text:s/></text:span><text:span text:style-name="T199">Os dias de desespero até tentando contra a minha vida</text:span><text:span text:style-name="T200">, serviu para mostrar que, mesmo no abismo, Deus nunca abandona aqueles que clamam por uma segunda chance. E, embora eu não pudesse compreender na época,<text:s/></text:span><text:span text:style-name="T201">que nem mesmo acreditava em Deus</text:span><text:span text:style-name="T202">, as experiências dolorosas pavimentavam o caminho para um futuro onde a luz do Senhor brilharia intensamente sobre minha vida.</text:span></text:p>
      <text:p text:style-name="P203"><text:span text:style-name="T204">Enquanto eu vivia aqueles momentos de caos e desesperança,<text:s/></text:span><text:span text:style-name="T205">jogado nas praças bêbado, pois quando bebia perdia a consciência e não sabia nada do que havia acontecido no dia anterior, acordava com uma ressaca moral e com uma profunda tristeza de que estava fazendo a minha família sofrer</text:span><text:span text:style-name="T206">. Foi nesse profundo abismo que se iniciou a jornada rumo ao altar do Senhor, onde, gradualmente, as cicatrizes se transformariam em testemunhos vivos da fidelidade<text:s/></text:span><text:span text:style-name="T207">de Deus</text:span></text:p>
      <text:p text:style-name="P208"><text:span text:style-name="T209">E assim, mesmo quando a tristeza parecia insuportável e o vício dominava cada recanto do meu ser,<text:s/></text:span><text:span text:style-name="T210">a semente de oração plantada pela minha irmã Rejane que nunca desistiu da minha vida</text:span><text:span text:style-name="T211">, começava a germinar preparando-me para um recomeço que, com o tempo, se tornaria a base de toda a minha transformação.</text:span></text:p>
      <text:p text:style-name="P212"><text:span text:style-name="T213">Assim se encerra este capítulo de desespero e vícios, um capítulo que, por mais sombrio que tenha sido, foi também o prenúncio de um recomeço. Pois, mesmo quando tudo parecia perdido, havia uma promessa de que o fundo do poço não seria o destino final, mas apenas o ponto de partida para uma jornada de resgate e<text:s/></text:span><text:span text:style-name="T214">transformação.</text:span><text:span text:style-name="T215"><text:s/>E foi nesse exato momento, em meio a tanta dor e autodestruição, que Deus já começava a<text:s/></text:span><text:span text:style-name="T216">planejar<text:s/></text:span><text:span text:style-name="T217">um plano maior que me levaria, a descobrir a verdadeira<text:s/></text:span><text:span text:style-name="T218">alegria</text:span><text:span text:style-name="T219"><text:s/>e a abraçar a<text:s/></text:span><text:span text:style-name="T220">salvação</text:span><text:span text:style-name="T221"><text:s/>que só Ele poderia oferecer.</text:span></text:p>
      <text:p text:style-name="P222"/>
      <text:p text:style-name="P223"/>
      <text:soft-page-break/>
      <text:h text:style-name="P224" text:outline-level="1">Capítulo 3: A Voz da Salvação – A Conversão que Transformou Tudo</text:h>
      <text:p text:style-name="P225">No final de janeiro de 2004, após um show no estado da Paraíba, o ônibus da banda me deixou na praça da cidade, carregando comigo os instrumentos musicais e o cachê da noite, com o dinheiro na mão decidi pagar bebida para todos os amigos que estavam no bar. Era algo comum para mim naquela época, mas nesse dia eu bebi tanto até perder a noção, que nem me lembro quem me levou para casa, muito menos onde foram parar meus instrumentos. Na manhã de domingo, por volta de 11h30, acordei com uma ressaca moral, eu me sentia destruído por dentro e por fora, carregando um vazio que nada dessa terra preenchia.</text:p>
      <text:p text:style-name="P226"><text:span text:style-name="T227">Uma voz me dizia: “acabe com a sua vida, você é uma vergonha para sua família, acabe logo com isso”, e aquela voz do diabo me fez arquitetar todo o plano, e dizia novamente: “coloque uma corda no seu pescoço”, assim eu fiz a casa tinha caibros de madeira no telhado, peguei a corda amarrei e já com a corda no pescoço</text:span><text:span text:style-name="T228">, pronto para tirar a minha própria vida. Eu me via perdido, consumido pela dor e pela angústia, acreditando que a morte seria o único escape para um coração tão dilacerado.</text:span></text:p>
      <text:p text:style-name="P229"><text:span text:style-name="T230">Mas,<text:s/></text:span><text:span text:style-name="T231">imerso nas trevas que me dominavam</text:span><text:span text:style-name="T232">, algo extraordinário aconteceu. De repente, uma voz – tão suave e, ao mesmo tempo, tão imponente cortou o silêncio que me envolvia. Eu ouvi claramente: “Pare!” Era como se o próprio Jesus estivesse me chamando, insistindo para que eu não mais seguisse aquele caminho de autodestruição, aquela ordem divina congelou o tempo ao meu redor.<text:s/></text:span></text:p>
      <text:p text:style-name="P233"><text:span text:style-name="T234">A voz era inconfundível, e sua mensagem, ainda que simples, ecoou profundamente em meu ser. Quando ouvi “pare”, algo se rompeu em mim; uma luta interna, que até então parecia intransponível, começou a se acalmar. Eu me arrastei até perto da cama, onde me joguei aos prantos, chorando como nunca antes,<text:s/></text:span><text:span text:style-name="T235">e como não acreditava em Deus naquele momento lembrei da minha irmã Rejane que falava desse amor.</text:span></text:p>
      <text:p text:style-name="P236"><text:span text:style-name="T237">Hoje eu sei que fiz uma oração mesmo sem saber, disse: “Deus se Tu és o Deus que a Rejane prega que liberta e transforma, tira essa bebida e os vícios de mim, que eu vou ser teu pro resto da minha vida”.<text:s/></text:span>Em meio aos meus gritos, em meio aos prantos, havia um pedido de ajuda tão profundo que parecia ressoar pelos confins da minha alma.</text:p>
      <text:p text:style-name="P238">Não foi apenas o alívio do desespero que senti, mas uma paz inexplicável que preencheu aquele vazio imenso do meu coração. Era como se, finalmente, eu tivesse encontrado um refúgio seguro, um lugar onde a esperança começava a brotar<text:s/><text:span text:style-name="T239">e eu senti algo que nunca havia sentido antes, uma convicção profunda de que Deus estava me dando uma última chance.</text:span></text:p>
      <text:p text:style-name="P240">Após aquele momento de clamor, algo ainda mais surpreendente aconteceu. Eu adormeci, não foi um sono comum, mas um sono reparador, como se cada lágrima tivesse sido recolhida e transformada em paz. Quando acordei, era por volta de meio-dia. Eu sentia uma calma interior que jamais experimentara antes, uma paz que parecia ter varrido os demônios e a escuridão que me cercavam. A transformação já havia começado, mesmo que eu não compreendesse totalmente o que estava ocorrendo.</text:p>
      <text:p text:style-name="P241"><text:span text:style-name="T242">O impulso para mudar não tardou a se manifestar. Eu senti um desejo imenso de ir a uma igreja, mesmo tendo sido conhecido na cidade e tendo uma trajetória que muitos julgavam como de excessos, naquele<text:s/></text:span><text:soft-page-break/><text:span text:style-name="T243">momento, o que mais desejava era encontrar<text:s/></text:span><text:span text:style-name="T244">uma igreja</text:span><text:span text:style-name="T245"><text:s/>onde pudesse ser acolhido e onde pudesse, finalmente, começar a viver de acordo com a vontade de Deus.<text:s/></text:span></text:p>
      <text:p text:style-name="P246"><text:span text:style-name="T247">Preparei-me com pressa arrumei minhas coisas, vesti-me e comecei a andar pelas ruas, ansioso para chegar à igreja onde<text:s/></text:span><text:span text:style-name="T248">Rejane</text:span><text:span text:style-name="T249"><text:s/>frequentava,<text:s/></text:span><text:span text:style-name="T250">Missão Evangélica Pentecostal do Brasil</text:span><text:span text:style-name="T251">. A ideia de encontrar um refúgio, um lugar onde as promessas de Deus poderiam finalmente se manifestar, me impulsionava<text:s/></text:span><text:span text:style-name="T252">naquela tarde</text:span><text:span text:style-name="T253">. Porém, o caminho para a igreja não foi fácil, a resistência interior lutava contra cada impulso de fé. Enquanto eu caminhava, uma batalha silenciosa se desenrolava em minha mente, um conflito entre a velha sombra do vício e o novo desejo de ser transformado.</text:span></text:p>
      <text:p text:style-name="P254"><text:span text:style-name="T255">O culto já estava em andamento, e as pessoas, surpresas ao me ver ali, olhavam com incredulidade. Eu, que já havia sido conhecido como aquele rapaz rebelde e autodestrutivo, agora sentava discretamente no banco de trás, como se buscasse um novo começo sem alarde. Foi então que o pastor Cícero Lopes, um homem sábio e respeitado, começou a pregar. Suas palavras pareciam ecoar diretamente da minha própria história, como se Deus tivesse compartilhado com ele todos os detalhes da minha vida.<text:s/></text:span><text:span text:style-name="T256">As palavras<text:s/></text:span><text:span text:style-name="T257">proferidas pelo pastor era um lembrete de que minha jornada, por mais conturbada que fosse, não passara despercebida aos olhos do Senhor.</text:span></text:p>
      <text:p text:style-name="P258"><text:span text:style-name="T259">Quando o pastor fez o apelo, algo extraordinário aconteceu em mim. Os questionamentos que viam na minha mente o pastor respondia: ‘vou começar a frequentar” em seguida o pastor dizia: “você que quer ficar só frequentando, Deus está te chamando hoje”. Outro pensamento ecoava: “agora vou ter que andar de terno e gravata com uma bíblia debaixo do braço”. No altar o pastor respondia: “Deus quer você como estás e o Seu poder transformador fará o resto”.<text:s/></text:span><text:span text:style-name="T260">E eu, com o coração transbordando de emoção,<text:s/></text:span><text:span text:style-name="T261">fiz uma última prova com Deus</text:span><text:span text:style-name="T262">, que se alguém se adiantasse, eu o seguiria<text:s/></text:span><text:span text:style-name="T263">até o altar</text:span><text:span text:style-name="T264">,<text:s/></text:span><text:span text:style-name="T265">mas naquele instante, eu estava com as mãos segurando o banco de madeira com tanta força, havia uma guerra espiritual.</text:span></text:p>
      <text:p text:style-name="P266"><text:span text:style-name="T267">Curiosamente, naquele culto também havia um soldado de<text:s/></text:span><text:span text:style-name="T268">Lajes</text:span><text:span text:style-name="T269">, que, movido por um impulso divino, começou a se adiantar no culto. Sem pensar duas vezes, eu o segui. Deus, de forma surpreendente, usou aquele soldado como instrumento para me conduzir<text:s/></text:span><text:span text:style-name="T270">a levantar a mão e entregar a minha vida ao Senhor Jesus</text:span><text:span text:style-name="T271">.<text:s/></text:span><text:span text:style-name="T272">Eu estava diante do altar aos prantos e minha vida passou a se desenrolar como um filme, lembrando-me de livramentos de morte, de ônibus de banda que virou e não aconteceu nada comigo, de afogamentos no mar e sem falar das vezes que tentei contra a minha vida. Aquele soldado<text:s/></text:span><text:span text:style-name="T273">mesmo sem se firmar por completo, já simbolizava a ação divina, um passo de fé que me lembrava que, mesmo quando o caminho parecia incerto, o Senhor estava guiando<text:s/></text:span><text:span text:style-name="T274">meus passos.</text:span></text:p>
      <text:p text:style-name="P275"><text:span text:style-name="T276">Naquela noite, a igreja inteira testemunhou uma transformação inexplicável. Ao final do culto, minha irmã<text:s/></text:span><text:span text:style-name="T277">Rejane</text:span><text:span text:style-name="T278">, que sempre lutou por mim, correu até mim, me abraçou e chorou com emoção. As lágrimas que caíam não eram de tristeza, mas de um alívio profundo, de uma gratidão imensa por ter sido poupado e por ter recebido uma nova chance de viver.<text:s/></text:span></text:p>
      <text:p text:style-name="P279">A conversão que vivenciei naquele dia foi o ponto de inflexão de toda a minha trajetória. Foi o momento em que a escuridão do fundo do poço começou a se dissipar, dando lugar a uma nova realidade onde a esperança, a fé e o amor de Deus se tornaram a base de cada novo dia. Naquele dia, deixei para trás não só os vícios e os excessos, mas também os grilhões que me aprisionavam em um ciclo de autodestruição. Eu me entregava, de forma sincera e desesperada, ao amor de Jesus, e Ele, com Sua misericórdia infinita, transformou aquele coração quebrantado em um templo de esperança.</text:p>
      <text:soft-page-break/>
      <text:p text:style-name="P280"><text:span text:style-name="T281">Aquela experiência de conversão não foi apenas um evento isolado. Foi o início de uma caminhada de transformação, ao deixar para trás o mundo dos vícios, das drogas e da prostituição, eu abracei uma nova identidade, a de um CRENTE nordestino, um verdadeiro crente, cuja fé inabalável foi forjada no fogo da adversidade.<text:s/></text:span><text:span text:style-name="T282">As lágrimas derramadas<text:s/></text:span><text:span text:style-name="T283">naquela manhã se transformaram em sementes de<text:s/></text:span><text:span text:style-name="T284">esperança</text:span><text:span text:style-name="T285">, e<text:s/></text:span><text:span text:style-name="T286">os gritos</text:span><text:span text:style-name="T287"><text:s/>de desespero se<text:s/></text:span><text:span text:style-name="T288">converteram</text:span><text:span text:style-name="T289"><text:s/>em um cântico de louvor.</text:span></text:p>
      <text:p text:style-name="P290"><text:span text:style-name="T291">Ainda hoje, quando recordo aquele momento, sinto a mesma paz que me invadiu naquele domingo. A sensação de ter sido libertado<text:s/></text:span><text:span text:style-name="T292">dos vícios<text:s/></text:span><text:span text:style-name="T293">permanece viva em meu coração, como um testemunho do poder redentor de Deus. Foi um milagre pessoal,<text:s/></text:span><text:span text:style-name="T294">desde daquele dia fui visitado por Deus e nunca mais senti o desejo de beber, foi uma libertação instantânea.</text:span></text:p>
      <text:p text:style-name="P295"><text:span text:style-name="T296">O vício da bebida era tão forte que todas as manhãs eu acordava trêmulo e precisava tomar uma dose de aguardente para melhorar, tamanho era o vício que me encontrava como um alcoólatra</text:span><text:span text:style-name="T297">, uma intervenção divina que me mostrou que, mesmo quando a vida parece não ter mais sentido, o Senhor pode, e sempre pode,<text:s/></text:span><text:span text:style-name="T298">liberta do cativeiro a alma que se sente mais aprisionada no fundo do poço.</text:span></text:p>
      <text:p text:style-name="P299"><text:span text:style-name="T300">A partir daquele dia, minha vida assumiu um novo rumo. O vazio que eu tentara preencher com fama, drogas e álcool foi, de forma milagrosa, substituído por um desejo profundo de viver para Deus. O chamado que ouvi naquela manhã ressoava<text:s/></text:span><text:span text:style-name="T301">nas batidas<text:s/></text:span><text:span text:style-name="T302">do meu coração, lembrando-me de que eu não estava mais destinado a ser um prisioneiro do desespero, mas sim um testemunho vivo da transformação que o amor divino pode realizar.</text:span></text:p>
      <text:p text:style-name="P303"><text:span text:style-name="T304">Enquanto a memória daquele dia se fixa em minha mente, percebo que a verdadeira transformação não foi apenas o afastamento dos vícios, mas o renascimento de uma alma que, antes perdida, agora encontrava sua verdadeira identidade em Cristo. Foi o começo de uma nova<text:s/></text:span><text:span text:style-name="T305">identidade em Cristo Jesus</text:span><text:span text:style-name="T306">, onde o fundo do poço se tornou o ponto de partida para uma vida dedicada ao altar do Senhor.</text:span></text:p>
      <text:p text:style-name="P307"><text:span text:style-name="T308">E assim, com a voz da salvação ecoando em minha alma, deixei para trás os fantasmas do passado. Eu não era mais o jovem atormentado pelo abandono e pelos vícios, eu era um CRENTE, um crente nordestino cuja vida fora resgatada pelo amor inabalável de Deus. A minha conversão foi um testemunho de que, mesmo nas trevas mais densas, há sempre uma luz pronta para nos guiar ao caminho da<text:s/></text:span><text:span text:style-name="T309">salvação.</text:span></text:p>
      <text:p text:style-name="P310"><text:span text:style-name="T311">Que este capítulo sirva de inspiração para todos aqueles que, em meio ao desespero, ainda acreditam na possibilidade de um recomeço. Pois se eu, que caminhei pelo fundo do poço, pude ser transformado pelo toque de Jesus,<text:s/></text:span><text:span text:style-name="T312">e também para familiares que encontra-se com entes queridos na mesma situação em que eu me encontrava, encorajo a você leitor para não desistir de orar, porque nos momentos de dor e desespero a misericórdia e a graça de Deus vai alcançá-los, assim como me alcançou.</text:span></text:p>
      <text:p text:style-name="P313"><text:span text:style-name="T314">Assim, com gratidão e reverência, lembro daquele dia como o ponto de virada em minha existência. Daquele domingo, em que, ao ouvir a voz de Jesus<text:s/></text:span><text:span text:style-name="T315">Cristo me dizendo “pare” eu escolhi a vida</text:span><text:span text:style-name="T316">, nasce a história de um crente nordestino que, do fundo do poço, foi erguido para o altar do Senhor. E é com essa mesma convicção que sigo adiante, comprometido a viver cada dia como um novo milagre, um novo testemunho da inabalável fidelidade de Deus.</text:span></text:p>
      <text:soft-page-break/>
      <text:h text:style-name="P317" text:outline-level="1">Capítulo 4: Renúncias e Provações – O Caminho da Consagração</text:h>
      <text:p text:style-name="P318"><text:span text:style-name="T319">Após aquele dia transformador em que a voz de Jesus<text:s/></text:span><text:span text:style-name="T320">me resgatou da morte</text:span><text:span text:style-name="T321">, minha vida começou a se desenhar de uma maneira que jamais imaginei. No instante em que decidi me entregar completamente a Deus, a caminhada rumo à consagração exigiu de mim uma série de renúncias que me afastaram dos prazeres do mundo e me conduziram a um período de intensas provações. Foi nesse período, repleto de sacrifícios e momentos de deserto<text:s/></text:span><text:span text:style-name="T322">e crescimento<text:s/></text:span><text:span text:style-name="T323">espiritual, que aprendi a valorizar cada pequena bênção e a compreender o verdadeiro significado de viver para o Senhor.</text:span></text:p>
      <text:h text:style-name="P324" text:outline-level="3">Renúncias do Passado</text:h>
      <text:p text:style-name="P325"><text:span text:style-name="T326">Logo após a minha conversão, a vida que eu conhecia marcada por vícios e comportamentos autodestrutivos<text:s/></text:span><text:span text:style-name="T327">deixei<text:s/></text:span><text:span text:style-name="T328">para trás. Eu sabia, no fundo do meu ser, que para experimentar a plenitude da graça divina, seria necessário renunciar a tudo aquilo que alimentava meu antigo eu. Abandonei a fama que tinha conquistado nas bandas de forró, aquele sucesso efêmero que me fazia sentir momentaneamente valorizado, mas que, no fundo, era apenas um paliativo para preencher o vazio deixado pela ausência de amor verdadeiro.</text:span></text:p>
      <text:p text:style-name="P329"><text:span text:style-name="T330">As festas e os bares, onde o álcool e as drogas eram companheiros frequentes, passaram a não ter mais lugar em minha vida.<text:s/></text:span><text:span text:style-name="T331">As farras e as noites de bebedeiras</text:span><text:span text:style-name="T332">, eram agora lembranças de um tempo em que eu buscava uma saída ilusória para o sofrimento. Reconheci que a bebida, que muitos chamavam de “droga legalizada”, era apenas a porta de entrada para outras substâncias e comportamentos que me afastavam cada vez mais do caminho da salvação.</text:span></text:p>
      <text:h text:style-name="P333" text:outline-level="3">O Custo da Renúncia</text:h>
      <text:p text:style-name="P334"><text:span text:style-name="T335">A renúncia não se limitou apenas à vida de excessos. Ela se estendeu também ao mundo da música, um mundo no qual eu tinha investido tanto talento e dedicação. As composições, as bandas, o orgulho de ser sócio majoritário e o reconhecimento que vinha das rádios e programas de televisão eram tesouros que, por muito tempo, alimentei com o coração,<text:s/></text:span><text:span text:style-name="T336">deixei tudo para trás</text:span><text:span text:style-name="T337">. No entanto, percebi que a verdadeira riqueza não se encontrava nos acordes e nas melodias do sucesso passageiro, mas sim na intimidade com Deus e na transformação que Ele operava em minha alma.</text:span></text:p>
      <text:p text:style-name="P338">Chegou o momento em que precisei abrir mão das minhas músicas, das minhas composições e até mesmo do status que a fama me proporcionava. Foi uma decisão dolorosa e para muitos, incompreensível, mas era o único caminho para que eu pudesse ser verdadeiramente consagrado ao Senhor. A única coisa que decidi levar comigo foi uma caixa de som, minha guitarra e uma pedaleira.<text:s/></text:p>
      <text:p text:style-name="P339"><text:span text:style-name="T340">Esses instrumentos, antes usados para exaltar um sucesso mundano, foi ofertado para a igreja, na qual eu congregava e que passaria a exaltar o nome de Deus, no início da minha conversão recebi um convite para participar do ministério de louvor, mas decidir não participar naquele momento, pois o meu foco era crescer espiritualmente, comecei a ter muita sede de Deus e encontrei refúgio no círculo de oração que se reunia no culto matutino às 5h e também na escola bíblica dominical onde foram a minha base para o crescimento espiritual.</text:span></text:p>
      <text:soft-page-break/>
      <text:h text:style-name="P341" text:outline-level="3">Provocações e Testes no Deserto</text:h>
      <text:p text:style-name="P342"><text:span text:style-name="T343">Ao renunciar a tudo aquilo que me prendia ao antigo eu, comecei a enfrentar um período de provações intensas.<text:s/></text:span><text:span text:style-name="T344">Após o término de um relacionamento, onde tive a minha primeira filha Alice Regina</text:span><text:span text:style-name="T345">. Voltei para a casa de minha mãe, um<text:s/></text:span><text:span text:style-name="T346">lar</text:span><text:span text:style-name="T347"><text:s/>modesto que, apesar das privações, representava a única estabilidade que eu tinha. Ali, num ambiente de isolamento e deserto, comecei a sentir a força dos testes que Deus preparava para mim. A vida na casa da minha mãe foi marcada por uma série de desafios<text:s/></text:span><text:span text:style-name="T348">como<text:s/></text:span><text:span text:style-name="T349">a solidão e as tentações do mundo exterior.<text:s/></text:span><text:span text:style-name="T350">Lembro-me que nos primeiros dias na casa de minha mãe, dormindo no chão da sala, senti algo gelado no meu peito, afastei rapidamente e ligando a luz vi que era um sapo cururu assustado afastei rapidamente e a voz do inimigo na minha mente me afrontava: “Cadê o seu Deus agora?”.</text:span></text:p>
      <text:p text:style-name="P351">Depois de ter renunciado à banda e aos diretos autorais das minhas composições, perdi completamente minha fonte de renda, pois não havia outra profissão que eu soubesse exercer além de tocar instrumentos musicais era a única habilidade que eu tinha. Os estudos eu já havia abandonado há muito tempo, minha formação tinha ido apenas até a quarta série. Assim, me vi totalmente desprovido de recursos financeiros, enfrentando uma fase severa de provação.<text:s/></text:p>
      <text:p text:style-name="P352">Lembro-me de andar pelas ruas usando um par de sandálias Havaianas trocadas, uma azul e outra amarela, não era escolha, mas sim uma necessidade. Eu sequer tinha dinheiro para comprar um par novo. Aquela situação me oprimia algumas vezes, mas não tirava o brilho do meu rosto de estar passando por essa prova dando glória a Deus, o sorriso era a minha marca dentro dessa provação, as pessoas ficavam sem entender como havia alegria vivendo esse deserto, mas eu agora estava sendo preenchido pelo amor de Jesus, aquele vazio tinha sido completamente ocupado por Ele.</text:p>
      <text:p text:style-name="P353">Nessa fase difícil, Deus supria exatamente na medida da necessidade, a provisão chegava nos mínimos detalhes, recordo-me bem de um dia em que eu que estava com a barba grande e orei a Deus pedindo algo simples, por um prestobarba. No mesmo dia, já à tarde, alguém bateu à porta, era uma pessoa que pediu para a minha mãe me entregar uma sacola, dizendo que Deus havia mandado entregar e quando eu abri tinha dois prestobarbas, essa experiência ficou gravada para sempre na minha memória, foi como se o próprio Deus quisesse me lembrar que Ele cuida até dos detalhes mais simples.<text:s/></text:p>
      <text:p text:style-name="P354"><text:span text:style-name="T355">Nesses dias de prova, o deserto se transformava num campo de batalha espiritual. Eu enfrentava tentações que vinham, muitas vezes, em formas inesperadas, desde o repúdio das pessoas que zombavam da minha antiga vida até dos ataques do inimigo,<text:s/></text:span><text:span text:style-name="T356">através de muitos pesadelos com as velhas práticas do passado</text:span><text:span text:style-name="T357">. Lembro-me de noites em que, debaixo do frio e da solidão, orava e jejuava com um fervor quase desesperado, buscando na intimidade com Deus a força para resistir à tentação de voltar atrás.</text:span></text:p>
      <text:p text:style-name="P358"><text:span text:style-name="T359">Houve também momentos de testes externos, em que o ambiente ao meu redor se tornava um espelho da batalha interna que eu travava. Uma experiência marcante foi o episódio envolvendo uma antiga companheira musical,<text:s/></text:span><text:span text:style-name="T360">chamada Aninha</text:span><text:span text:style-name="T361">, em uma oportunidade, desafiou a minha decisão de renunciar às bandas.<text:s/></text:span><text:span text:style-name="T362">Havia surgido uma proposta tentadora para tocar em uma festa para os políticos na cidade, que incluía uma considerável quantia financeira, Aninha que era a cantora e eu tocava violão para ela, também estava precisando do valor do cachê</text:span><text:span text:style-name="T363">. Recusei de forma categórica, mesmo que isso significasse perder uma amizade valiosa. Esse episódio me mostrou que a verdadeira consagração exige coragem para dizer “não” às tentações, mesmo quando elas vêm de pessoas que<text:s/></text:span><text:span text:style-name="T364">estimámos.</text:span></text:p>
      <text:soft-page-break/>
      <text:p text:style-name="P365">Naquele dia, tomei uma decisão que mudaria para sempre o rumo da minha vida, nunca mais tocaria para o mundo, meu dom e talento seriam exclusivamente somente para Deus, com essa convicção no coração, fui até a casa do pastor Renato, que era meu pastor na época, contei a situação que havia enfrentado com a Aninha e pedi que ele me consagrasse para Deus. O pastor me alertou sobre o peso e a seriedade daquela decisão, mas eu estava decidido e convicto no meu coração.</text:p>
      <text:p text:style-name="P366">Então ele procurou o óleo da unção, como não havia encontrado disse: “só tenho óleo soya, de cozinha”. Respondi sem hesitar: “não tem importância, pode me ungir com soya mesmo”. E ali, com aquele óleo simples, mas com uma entrega verdadeira, Deus recebeu a minha consagração, meus talentos foram dedicados apenas para o louvor e para glória do Senhor. Tempos depois Aninha se converteu e entendeu a minha decisão naquela época e hoje, ela também é uma serva fiel do Senhor.</text:p>
      <text:h text:style-name="P367" text:outline-level="3">Sinais e Unções Divinas</text:h>
      <text:p text:style-name="P368"><text:span text:style-name="T369">Em meio a tantas renúncias e provações, Deus não tardou a demonstrar que estava, de fato, presente e operante na minha vida. Durante esse período de deserto, comecei a receber sinais que, mesmo que sutis, mas carregados de significado que se transformavam em confirmações claras de que o Senhor estava me preparando um<text:s/></text:span><text:span text:style-name="T370">vaso de honra</text:span><text:span text:style-name="T371">.<text:s/></text:span><text:span text:style-name="T372">Foi nesse tempo que intensifiquei minha busca por Ele, todas as noites, eu subia ao monte conhecido como “monte do Seu Juvenal”, ali passava madrugadas em oração, derramando minha alma diante de Deus e buscando a Sua face com todo o meu coração.</text:span></text:p>
      <text:p text:style-name="P373"><text:span text:style-name="T374">Nesse lugar recebi as promessas que hoje vejo se cumprindo ao longo da minha jornada, Deus as tem confirmado em cada fase da minha vida e ainda tem as que irão se cumprir.<text:s/></text:span><text:span text:style-name="T375">Foi também nesse monte que o Senhor se revelou a mim de maneira extraordinária, entregando-me dons espirituais e fortalecendo meu chamado.</text:span></text:p>
      <text:p text:style-name="P376">Mas quando descia do monte muitas vezes duvidei das palavras grandiosas que recebia porque contrastava com a realidade distante que estava vivendo de provações e privações, andando com sandália trocada uma azul e outra amarela. Nesse tempo Deus já estava me usando em oportunidades durante os cultos para louvar, teve um culto em uma igreja chamada Canaã em Lajes, onde me deram uma oportunidade.</text:p>
      <text:p text:style-name="P377">Quando eu estava a caminho do altar, a sandália que já era trocada quebrou a correia, na hora os irmãos riram e eu envergonhado levantei a sandália e disse: “Estou passando pela prova, mas Deus vai me dá vitória” e naquele dia com a sandália levantada cantei uma música por título, vai dar tudo certo, a glória de Deus desceu na igreja. No outro dia o pastor da igreja me chamou em sua casa e me presenteou com uma sandália nova.</text:p>
      <text:p text:style-name="P378">Um dos sinais de Deus que ficou marcado na minha história foi algo simples, mas era nas pequenas coisas que aprendi a enxergar a fidelidade d’Ele. Fazia muito tempo que não comia queijo com doce, uma das minhas sobremesas favoritas. Certo dia, eu estava em jejum, que só iria entregar às 18h, naquele momento, estava em uma visita, pregando a palavra de Deus, a dona da casa, muito gentil, me disse: “vou preparar um lanche para você”, respondi que naquele momento não poderia comer, como não era cristã, a senhora me respondeu: “Você tá com esse negócio dos crentes de passar fome? Quando você entregar, eu preparo o lanche”. <text:s/></text:p>
      <text:soft-page-break/>
      <text:p text:style-name="P379"><text:span text:style-name="T380">Quando chegou o horário de entregar o jejum, pedi licença e fui ao banheiro para orar, fiz uma oração sincera, apresentando as minhas causas e no final, falei como uma criança que pede um presente ao pai: “Pai, faz tanto tempo que não como queijo com doce, como o sinal de que o Senhor está comigo, me dê um queijo com doce”. Voltei para a sala e para minha surpresa, a dona da casa vinha em minha direção com um pires coberto de guardanapo e me entregou e disse: “aqui está o seu lanche”, quando levantei o guardanapo, lá estava o queijo com doce. Naquele momento, as lágrimas desceram e os que estavam na casa ficaram sem entender a minha reação, mas eu e Deus sabíamos exatamente o que aquela simples sobremesa representava, um lembrete de que Ele ouve e se importa.</text:span></text:p>
      <text:p text:style-name="P381"><text:span text:style-name="T382">Outra experiência que ficou gravada na memória foi<text:s/></text:span><text:span text:style-name="T383">a</text:span><text:span text:style-name="T384"><text:s/>da rádio<text:s/></text:span><text:span text:style-name="T385">evangélica.</text:span><text:span text:style-name="T386"><text:s/>Em uma época em que a solidão e a dor se faziam intensas,<text:s/></text:span><text:span text:style-name="T387">eu pedi a Deus um rádio para poder ouvir um culto que era transmitido uma vez por semana, chamado culto da restauração, transmitido pela Assembleia de Deus em Natal, era um dia inteiro de palavra, oração e louvor. No dia anterior ao culto, uma irmã chegou em minha casa carregando um rádio simples, entregou-me como quem sabia que estava cumprindo uma missão, meu coração se encheu de alegria com a oração respondida, mas havia um detalhe curioso, o rádio tinha os dois decks de fita quebrados e só sintonizava justamente a estação que transmitia o culto, glória a Deus!<text:s/></text:span></text:p>
      <text:p text:style-name="P388">Quando o culto já estava acontecendo, eu estava ali, abraçado ao rádio, orando e chorando pedindo uma resposta para a situação que eu estava vivendo, foi então que, do outro lado, o pregador parou a pregação e disse: “Ei você que está aí abraçado com esse rádio, eu te coloquei nesse deserto para ouvir a Minha voz, porque você não parava para Me ouvir, estou te preparando para viver as Minhas promessas, diz o Senhor”. Aos prantos naquele momento glorifiquei a Deus porque era exatamente o que eu precisava ouvir para ter forças e continuar minha caminhada cristã.</text:p>
      <text:p text:style-name="P389"><text:span text:style-name="T390">Os sinais das intervenções divina serviram<text:s/></text:span><text:span text:style-name="T391">para fortalecer a minha convicção de que o caminho da consagração, embora repleto de renúncias e provações, era o único que poderia me levar a uma vida plena e dedicada ao altar do Senhor.<text:s/></text:span><text:span text:style-name="T392">As renúncias, por mais dolorosas que fossem<text:s/></text:span><text:span text:style-name="T393">se transformava em um passo necessário para que eu pudesse, finalmente, romper com o passado e abraçar um futuro onde o amor de Deus era a única realidade.</text:span></text:p>
      <text:h text:style-name="P394" text:outline-level="3">A Força da Transformação Interior</text:h>
      <text:p text:style-name="P395"><text:span text:style-name="T396">A renúncia aos vícios e<text:s/></text:span><text:span text:style-name="T397">à antiga criatura<text:s/></text:span><text:span text:style-name="T398">foi, para mim, um processo<text:s/></text:span><text:span text:style-name="T399">profundo</text:span><text:span text:style-name="T400"><text:s/>de purificação, que me permitiu enxergar a vida sob uma nova perspectiva.<text:s/></text:span><text:span text:style-name="T401">Mas havia uma ferida que ainda precisava ser curada, o trauma do abandono do meu pai, eu sabia que para seguir em paz, teria que resolver essa pendência, liberar perdão sobre a vida dele e também pedir perdão por atos do passado dos quais eu me envergonhava. No auge da minha revolta, eu estava bêbado no mesmo local em que meu pai se encontrava, e após uma discussão acalorada, tentei pegar uma faca para matá-lo, a partir dali uma barreira de mágoa e rancor se ergueu entre nós, que perdurou por anos.</text:span></text:p>
      <text:p text:style-name="P402">Após minha conversão, esse assunto me incomodava constantemente, mas não conseguia encontrar forças para enfrentá-lo, então orei a Deus para que preparasse não apenas o meu coração, mas também o do meu pai para esse reencontro, e Deus preparou o momento oportuno, certo dia, saindo de um culto matutino com um irmão, vi meu pai vindo no sentido contrário da pista, era inevitável o encontro, meu amigo sabendo do meu desejo de resolver aquela situação, me encorajou a não deixar a oportunidade passar.</text:p>
      <text:soft-page-break/>
      <text:p text:style-name="P403"><text:span text:style-name="T404">Quando me deparei com ele, pedi a benção, e ele me abençoou, estávamos próximos a uma praça, e pedi para sentarmos num banco para conversar, ele prontamente aceitou e naquele lugar, com a sinceridade de quem foi alcançado pela graça, <text:s/>pedi perdão pelos os meus erros e contei que agora servia a Deus, que era uma nova criatura, e que aquele passado tinha ficado para trás, houve reconciliação e liberação de perdão</text:span><text:span text:style-name="T405">.<text:s/></text:span><text:span text:style-name="T406"><text:s/></text:span><text:span text:style-name="T407">E, naquele momento, senti como se o peso de anos de mágoa e escuridão começasse a se dissipar, eu já não era mais o homem de antes, eu era agora um CRENTE nordestino, transformado, decidido a viver de corpo e alma para a vontade do Senhor.</text:span></text:p>
      <text:p text:style-name="P408"><text:span text:style-name="T409">Diariamente, eu me esforçava para substituir os hábitos que me aprisionavam por práticas que me aproximavam de Deus: a oração, o jejum, a meditação na palavra e, sobretudo, a prática do amor ao próximo.<text:s/></text:span><text:span text:style-name="T410">Com o tempo disponível que tinha, lancei-me de corpo e alma na obra do Senhor, decidi, no meu coração, evangelizar Lajes do Cabugi, comecei a mapear a cidade pelos bairros, então quando saía de casa, eu já sabia quais as ruas seriam evangelizadas naquele dia.<text:s/></text:span></text:p>
      <text:p text:style-name="P411">Foi então que ganhei uma bicicleta Monark usada, que meu pastor Renato apelidou de “bike benção”, com essa bicicleta pedalei pelas ruas de Lajes, batendo de porta em porta, pedindo licença para entrar e compartilhar o amor de Deus, como eu era conhecido na cidade, a curiosidade das pessoas abria espaço para a mensagem, muitos queriam saber o que havia acontecido comigo e como uma mudança tão radical havia ocorrido, essa era a abertura que me permitia contar com alegria e gratidão, sobre a transformação e a graça redentora de Jesus Cristo.</text:p>
      <text:p text:style-name="P412"><text:span text:style-name="T413">Essa mudança interna, que acontecia mesmo em meio às dificuldades, me mostrava que a verdadeira<text:s/></text:span><text:span text:style-name="T414">santificação</text:span><text:span text:style-name="T415"><text:s/>não é um ato isolado, mas uma jornada contínua de entrega e superação,<text:s/></text:span><text:span text:style-name="T416">foi nesse processo que tomei a decisão que, para um jovem que viveu na promiscuidade, parecia quase impossível, aguardar em Deus pela esposa que Ele escolheria para mim. Fiz um voto ao Senhor de que só beijaria a minha futura esposa, nesse tempo, me separei e mortifiquei a minha carne através do jejum, a minha busca constante no monte do “Seu Juvenal” passou a ter um pedido específico, uma esposa, uma família. Essa foi a minha oração durante quatro anos após a minha conversão, e</text:span><text:span text:style-name="T417"><text:s/>todas as idas no monte quase que diariamente, eu entregava meu coração e minha esperança, acreditando que, no tempo certo, Ele responderia.</text:span></text:p>
      <text:p text:style-name="P418"><text:span text:style-name="T419">Houve momentos em que, mesmo depois de tanto esforço, a tentação voltava a bater à minha porta. Em noites de insônia e desespero, eu me via lembrado dos velhos hábitos e das armadilhas do mundo. Mas foi justamente nesses momentos de fraqueza que o poder de Deus se manifestava com ainda mais força. Ao renunciar às tentações, eu experimentava um renovado senso de propósito, um lembrete de que, apesar dos desafios, eu havia sido escolhido para um<text:s/></text:span><text:span text:style-name="T420">propósito de Deus.</text:span></text:p>
      <text:p text:style-name="P421"><text:span text:style-name="T422">O processo de renúncia me ensinou que a verdadeira liberdade não está na ausência de restrições, mas na capacidade de escolher o que é melhor para a alma. Ao deixar para trás as amarras do passado, eu descobri que a verdadeira felicidade reside na comunhão com Deus e na certeza de que<text:s/></text:span><text:span text:style-name="T423">os sacrifícios eram sementes<text:s/></text:span><text:span text:style-name="T424">de algo maior que estava por vir. Foi nesse tempo de provações e de lutas internas que o amor de Jesus começou a se tornar palpável, transformando<text:s/></text:span><text:span text:style-name="T425">as lágrimas<text:s/></text:span><text:span text:style-name="T426">em um testemunho vivo da Sua misericórdia.</text:span></text:p>
      <text:soft-page-break/>
      <text:h text:style-name="P427" text:outline-level="3">O Caminho da Consagração</text:h>
      <text:p text:style-name="P428"><text:span text:style-name="T429">Ao abandonar os vícios e os prazeres efêmeros, passei a encarar a vida com uma nova determinação: consagrar-me completamente ao Senhor. Esse caminho não foi fácil,<text:s/></text:span><text:span text:style-name="T430">mas foi recompensador em graça e unção. Com a minha “bike benção”, percorri as ruas de Lajes do Cabugi, com o meu violão nas costas e uma pequena caixa de som ,no bagageiro, realizava os cultos nos lares, nos bairros da cidade, estava totalmente entregue e desprendido das coisas deste mundo, eu sentia claramente que o Senhor estava me sustentando naquele processo de renúncia.</text:span></text:p>
      <text:p text:style-name="P431"><text:span text:style-name="T432">Cheguei à igreja enfermo, sofrendo com uma úlcera no estomago, a azia era diária e, por isso, eu andava sempre com uma cartela de magnésio no bolso. Certa vez, durante um culto, houve uma ministração de cura, ao final, senti a cura de Deus, uma experiência pessoal e inconfundível na minha vida, depois daquele dia, joguei fora o remédio que carregava e nunca mais senti aquelas dores, fui curado.</text:span></text:p>
      <text:p text:style-name="P433">Mas essa não foi a única vez que experimentei o poder de Deus sobre a minha saúde. Cerca de um ano após minha conversão, surgiram três caroços na garganta e comecei a perder a voz, alguns irmãos até se mobilizaram para me levar a Natal e iniciar <text:s/>um tratamento, mas mesmo diante desse cenário, eu não parei de fazer a obra, com a “bike benção” e o violão nas costas, continuei realizando cultos nos lares.</text:p>
      <text:p text:style-name="P434">O curioso é que, enquanto eu louvava, minha voz abria e eu conseguia cantar normalmente, mas quando parava, a rouquidão voltava, foi então que, em um desses momentos de consagração nas casas simples e humilde onde ministrava, enquanto louvava a Deus, senti um vento forte passando sobre mim e quando procurei os caroços já não estavam mais, a minha voz voltou por completo, essas experiências fortaleceram a minha fé, confirmando que Deus estava comigo em todos os momentos.</text:p>
      <text:p text:style-name="P435"><text:span text:style-name="T436">Durante esse tempo, aprendi a valorizar a disciplina espiritual. A rotina de oração,<text:s/></text:span><text:span text:style-name="T437">nas madrugadas no monte “do Seu Juvenal”</text:span><text:span text:style-name="T438">, de estudo da Bíblia,<text:s/></text:span><text:span text:style-name="T439">que tenho até hoje a minha primeira bíblia velhinha toda marcada com caneta e lágrimas</text:span><text:span text:style-name="T440"><text:s/>e o jejum<text:s/></text:span><text:span text:style-name="T441">que mortificou a minha carne, pois decidi viver em santidade, por consequência disso vivi na pele essa renúncia, fui tomado por espinhas na minha face durante todo o período de provação, essas práticas</text:span><text:span text:style-name="T442"><text:s/>tornaram essenciais para que eu pudesse resistir às tentações e manter o foco no que realmente importava: a minha<text:s/></text:span><text:span text:style-name="T443">intimidade</text:span><text:span text:style-name="T444"><text:s/>com o Senhor. Descobri que, quanto mais eu me entregava à prática da fé, mais forte me tornava a convicção de que estava no caminho certo.</text:span></text:p>
      <text:p text:style-name="P445"><text:span text:style-name="T446">As renúncias e as provações<text:s/></text:span><text:span text:style-name="T447">foram<text:s/></text:span><text:span text:style-name="T448">marcadas</text:span><text:span text:style-name="T449"><text:s/>por um profundo senso de isolamento. Voltar para a casa de minha mãe, onde vivia com tantas limitações, era um lembrete constante de que a transformação que eu desejava exigia um preço. Contudo, foi justamente nesse ambiente de aparente carência que aprendi a valorizar os pequenos milagres.<text:s/></text:span><text:span text:style-name="T450">Os gestos de compaixão, as doações, e as palavras de incentivo<text:s/></text:span><text:span text:style-name="T451">dos irmãos da igreja,<text:s/></text:span><text:span text:style-name="T452">que Jesus colocou para me ajudar na caminhada, principalmente as senhorinhas do círculo de oração,</text:span><text:span text:style-name="T453"><text:s/>foram sinais divinos que surgiram para reafirmar que, apesar de tudo, Deus estava presente, operando de maneira silenciosa e poderosa.</text:span></text:p>
      <text:h text:style-name="P454" text:outline-level="3">A Esperança que Germina no Deserto</text:h>
      <text:p text:style-name="P455"><text:span text:style-name="T456">O deserto espiritual em que me encontrei após a conversão foi</text:span><text:span text:style-name="T457">, surpreendentemente</text:span><text:span text:style-name="T458">, também um terreno fértil para a esperança.<text:s/></text:span><text:span text:style-name="T459">Em um<text:s/></text:span><text:span text:style-name="T460">tempo em que a solidão parecia ser a única companhia, as orações eram sementes lançadas no solo, esperando pacientemente para germinar. E, aos poucos, essas sementes começaram a florescer,<text:s/></text:span><text:span text:style-name="T461">e uma delas foi especial, a conversão da minha mãe.</text:span></text:p>
      <text:soft-page-break/>
      <text:p text:style-name="P462"><text:span text:style-name="T463">Tudo aconteceu quando me chamaram para expulsar um demônio de uma vizinha, minha mãe preocupada presenciou toda a situação, viu de perto como aquela mulher foi liberta pelo poder do nome de Jesus, ao retornamos para casa, ela disse que queria aceitar Jesus, pois estava acompanhando toda a minha caminhada de provações, e mesmo diante das dificuldades, eu não murmurava e sempre mantinha um sorriso no rosto, com simplicidade e sinceridade, ela me disse: “eu quero esse mesmo Jesus que transformou a sua vida”.<text:s/></text:span><text:span text:style-name="T464">Naquele momento, percebi que uma das sementes que eu havia plantado com lágrimas e oração tinha germinado e dado um fruto precioso</text:span><text:span text:style-name="T465">.</text:span></text:p>
      <text:p text:style-name="P466"><text:span text:style-name="T467">Foi nesse período que, em meio às provações, tive momentos de<text:s/></text:span><text:span text:style-name="T468">profundas experiências espirituais. O Espírito Santo me entregou dons espirituais.</text:span><text:span text:style-name="T469"><text:s/>Lembro-me de noites em que, enquanto jejuava e orava, sentia como se o Espírito Santo me envolvesse em um abraço caloroso, renovando minhas forças e me lembrando<text:s/></text:span><text:span text:style-name="T470">de que Deus era meu Pai e que não me desampararia naquele deserto, em uma noite orando no monte do ‘Seu Juvenal’, essa noite foi muita específica.</text:span></text:p>
      <text:p text:style-name="P471"><text:span text:style-name="T472">Fazia um tempo que estava em oração e desfalecido de tanto chorar, lembro-me das palavras proferidas: “Deus! Desde a minha infância que eu sofro e nada dá certo na minha vida e eu cresci sem a presença de um pai”, foi então que ouvi aquela mesma voz me respondendo: “Eu sou Teu Pai e já mais vou Te desamparar”.<text:s/></text:span><text:span text:style-name="T473">Esses momentos, eram como faróis que me guiavam na<text:s/></text:span><text:span text:style-name="T474">caminhada,</text:span><text:span text:style-name="T475"><text:s/>lembrando-me de que eu não estava sozinho e de que o amor de<text:s/></text:span><text:span text:style-name="T476">Deus<text:s/></text:span><text:span text:style-name="T477">era capaz de transformar até as cicatrizes mais profundas.</text:span></text:p>
      <text:p text:style-name="P478"><text:span text:style-name="T479">A renúncia não era apenas a negação de um antigo eu, mas a abertura para um novo começo – um recomeço onde a graça divina operava com intensidade e poder. E, mesmo que o caminho fosse árduo e cheio de incertezas, a certeza de que Deus estava me conduzindo era o que me impulsionava a continuar,<text:s/></text:span><text:span text:style-name="T480">um dia de cada vez.<text:s/></text:span></text:p>
      <text:h text:style-name="P481" text:outline-level="3">O Preço da Consagração</text:h>
      <text:p text:style-name="P482"><text:span text:style-name="T483">Ao me consagrar de corpo e alma ao Senhor, aprendi que nada vem de graça</text:span><text:span text:style-name="T484">. Foram muitas noites em oração no monte, jejuns para matar a carne para não pecar contra o Senhor, os momentos de solidão pois aqueles que se dizem amigos todos se afastam, até porque é necessário, somente a família não te abandona</text:span><text:span text:style-name="T485">. Perder aquilo que um dia considerei importante<text:s/></text:span><text:span text:style-name="T486">como a fama e os confortos mundanos<text:s/></text:span><text:span text:style-name="T487">foi um<text:s/></text:span><text:span text:style-name="T488">necessário e graças a Deus que tudo isso aconteceu</text:span><text:span text:style-name="T489">.</text:span></text:p>
      <text:p text:style-name="P490">A caminhada da consagração me ensinou que a verdadeira liberdade só se alcança quando se renuncia ao que o mundo oferece e se abraça o que Deus tem reservado para aqueles que O buscam com sinceridade. Foi uma jornada de autoconhecimento e de sacrifício, as renúncias me aproximavam mais do que significa ser um verdadeiro CRENTE, um crente nordestino, que, mesmo tendo tocado o fundo do poço, encontrou no amor do Senhor a força para se reerguer e transformar sua existência.</text:p>
      <text:p text:style-name="P491"><text:span text:style-name="T492">Hoje, ao olhar para trás, percebo<text:s/></text:span><text:span text:style-name="T493">que os momentos de dor e provação<text:s/></text:span><text:span text:style-name="T494">foram essenciais para que eu pudesse me tornar o instrumento que Deus sempre desejou. As cicatrizes que carrego não são apenas marcas de um passado sombrio, mas testemunhos vivos da transformação que só o poder redentor de Jesus<text:s/></text:span><text:span text:style-name="T495">Cristo<text:s/></text:span><text:span text:style-name="T496">pode operar.</text:span></text:p>
      <text:soft-page-break/>
      <text:h text:style-name="P497" text:outline-level="1">Capítulo 5: Da Guitarra à Sanfona – A Revelação de um Novo Instrumento</text:h>
      <text:p text:style-name="P498"><text:span text:style-name="T499">Durante grande parte da minha vida, a guitarra foi a extensão da minha alma. Desde cedo, o violão e depois a guitarra me proporcionaram a oportunidade de expressar as emoções que eu não sabia colocar em palavras. Naquela cidade simples de<text:s/></text:span><text:span text:style-name="T500">Lajes</text:span><text:span text:style-name="T501"><text:s/>do Cabugi, a música era uma forma de escape, um meio de transformar as dores do dia a dia em melodias que contavam a história de um jovem sedento por algo mais. Tocar em bandas locais<text:s/></text:span><text:span text:style-name="T502">do Rio Grande Norte</text:span><text:span text:style-name="T503">, me dava a sensação momentânea de ser reconhecido e valorizado. Contudo, esse sucesso passageiro era apenas uma sombra do que viria a ser a verdadeira transformação de minha vida.</text:span></text:p>
      <text:p text:style-name="P504"><text:span text:style-name="T505">Quando cheguei na igreja o meu desejo era de aprender das coisas de Deus, por isso não almejei tocar no ministério de louvor, mesmo sendo guitarrista profissional. Passei um ano inteiro apenas recebendo e sendo alimentado pela palavra, só então comecei a participar do ministério de louvor da igreja onde congregava.<text:s/></text:span><text:span text:style-name="T506">Em 2007, num momento de profunda intimidade com o Senhor, enquanto orava no<text:s/></text:span><text:span text:style-name="T507">monte<text:s/></text:span><text:span text:style-name="T508">com um grupo de irmãos<text:s/></text:span><text:span text:style-name="T509">na madrugada,<text:s/></text:span><text:span text:style-name="T510">algo extraordinário aconteceu.</text:span></text:p>
      <text:p text:style-name="P511"><text:span text:style-name="T512">Em uma visão espiritual, abriu-se na minha frente uma Tv moderna da época, de plasma.<text:s/></text:span><text:span text:style-name="T513">Lá estava eu, num coreto<text:s/></text:span><text:span text:style-name="T514">no meio de uma praça,<text:s/></text:span><text:span text:style-name="T515">em vez da guitarra que sempre fora minha companheira,<text:s/></text:span><text:span text:style-name="T516">me vi<text:s/></text:span><text:span text:style-name="T517">tocando uma sanfona brilhando sob a luz, acompanhada de um pastor que pregava a palavra de Deus e uma multidão que se reunia em adoração<text:s/></text:span><text:span text:style-name="T518">e outros irmãos entregando literatura de evangelismo.</text:span><text:span text:style-name="T519"><text:s/>A cena era tão vívida e real que, por um instante, eu senti como se o próprio tempo tivesse parado.</text:span></text:p>
      <text:p text:style-name="P520"><text:span text:style-name="T521">Aquele instante marcou o início de uma inquietação interna. Sempre fui ligado à minha guitarra, o instrumento que me acompanhou desde a infância e que simbolizava, de certa forma, a minha identidade musical. No entanto, a visão que recebi revelava algo novo e desafiador, Deus queria que eu abraçasse a sanfona como ferramenta de louvor. Confesso que, naquele momento, fiquei perplexo eu não sabia sequer como tocar sanfona, um instrumento complexo e distante da minha<text:s/></text:span><text:span text:style-name="T522">realidade.</text:span><text:span text:style-name="T523"><text:s/></text:span></text:p>
      <text:p text:style-name="P524"><text:span text:style-name="T525">Durante aqueles instantes de oração, eu me vi diante de um dilema, abandonar a familiaridade da guitarra e mergulhar em um universo totalmente desconhecido. Em meio a esse turbilhão de emoções, levantei a voz num clamor sincero, confessando a minha incapacidade e pedindo que Deus me capacitasse para aprender a tocar aquele novo instrumento<text:s/></text:span><text:span text:style-name="T526">e abrisse as portas para que pudesse adquirir</text:span><text:span text:style-name="T527">. Eu sabia que era um desafio imenso, mas também sentia que era a única maneira de seguir o caminho que o Senhor traçara para mim. Aquela visão não era apenas sobre um instrumento musical, mas sobre uma transformação interna, um chamado para romper com os padrões do passado e abraçar uma nova identidade, a de um verdadeiro CRENTE nordestino, preparado para servir a Deus de maneira renovada.</text:span></text:p>
      <text:p text:style-name="P528"><text:span text:style-name="T529">Todas as vezes que eu me ajoelhava para orar e fechava os meus olhos, a mesma visão surgia na minha mente e no meu coração, junto com ela, uma voz me dizia para eu compartilhá-la com a igreja, essa inquietação durou dias, até que chegou o culto de domingo, quase não tinha oportunidade para louvar, mas nesse dia me deram, movido pelo o ímpeto do Espirito Santo, contei a visão para a igreja. Logo depois, voltei para o meu lugar envergonhado com o que tinha acabado de dizer, mas para a minha surpresa, aquelas senhorinhas que eram as minhas companheiras de oração no culto matutino, vieram até<text:s/></text:span><text:soft-page-break/><text:span text:style-name="T530">mim e disseram: “Essa visão é de Deus, e Ele vai usar esse instrumento para eu glorificar o nome d’Ele e te fazer conhecido”.<text:s/></text:span></text:p>
      <text:p text:style-name="P531">No mesmo instante, uma irmã pegou uma folha em branco e saiu no meio da igreja, perguntando quem poderia ajudar para comprar a sanfona do irmão Regivaldo - meu nome de batismo – aquela atitude me alegrou, mas logo fui surpreendido com outro desafio, a mesma irmã que saiu na igreja voltou com a folha cheia de nomes de irmãos que disseram: “se sair um dinheiro que tenho retido na prefeitura ou em causa na justiça, vou abençoar o irmão com uma oferta”.<text:s/></text:p>
      <text:p text:style-name="P532"><text:span text:style-name="T533">Naquele momento, meu coração quase desanimou, agora, eu teria que orar para que a benção dos irmãos viesse primeiro, para depois receber a minha, quando cheguei ao monte para apresentar aquela situação a Deus, confesso que foi uma das orações mais rápidas que eu fiz, eu já estava cansado do meu processo no deserto, mas Deus sabia como trabalhar na minha vida, Ele me fez entender que aquela benção não era apenas para mim, mas Ele também queria abençoar o seu povo, apresentei os irmãos em oração no monte, e quinze dias depois os milagres financeiros começaram acontecer, irmãos chegavam e colocavam ofertas no meu bolso, que tive que pedir para parar de ofertar pois já tinha o suficiente para comprar uma sanfona.</text:span></text:p>
      <text:p text:style-name="P534"><text:span text:style-name="T535">Quando finalmente a sanfona chegou, ela carregava consigo um simbolismo poderoso. Não era apenas um instrumento de cordas e foles; ela representava a transformação do profano em sagrado.<text:s/></text:span><text:span text:style-name="T536">Devido as condições que aquela sanfona foi adquirida, era difícil encontrar esse instrumento para a venda, apareceu uma para comprar de uma banda que havia se desfeito em uma casa de show da cidade, chamado forró da bala, após sair daquele local com uma caixa da sanfona tão pesado quanto grande, olhei para o céu e disse: “não havia outro instrumento mais fácil Jesus?”</text:span></text:p>
      <text:p text:style-name="P537"><text:span text:style-name="T538">Na manhã seguinte no círculo de oração as irmãs oraram, ungiram a sanfona e a batizaram<text:s/></text:span><text:span text:style-name="T539">com o nome “Maria Madalena”. Esse nome, escolhido simbolizava a conversão do que antes era usado em ambientes profanos<text:s/></text:span><text:span text:style-name="T540">agora seria<text:s/></text:span><text:span text:style-name="T541">para a glória do Senhor. Era a imagem de um instrumento que, assim como eu, havia sido redimido e transformado para cumprir um novo propósito.</text:span></text:p>
      <text:p text:style-name="P542">Mas confesso que, quando finalmente comprei a sanfona, ela se tornou um verdadeiro gigante na minha vida, toda vez que eu olhava aqueles tantos de botões o desânimo batia, mas Deus sabe trabalhar em nós para que os Seus planos se cumpram, eu já havia aprendido umas três músicas, usando apenas três notas e já começava a tocar nos primeiros evangelismo na cidade, e para minha surpresa uma imã da Assembleia de Deus, bateu na minha porta perguntando se eu poderia ensiná-la a tocar sanfona e disse que me pagaria pelas aulas, como eu estava desempregado, e a proposta caiu como uma resposta de Deus às minhas necessidades, não pestanejei em aceitá-la.</text:p>
      <text:p text:style-name="P543"><text:span text:style-name="T544">Ao assumir o compromisso de ensinar a irmã tocar sanfona, logo caiu a ficha que eu não sabia o suficiente para ensiná-la, desesperado fui orar para que Deus me ajudasse nessa situação, foi então que o Espirito Santo me trouxe à memória um amigo sanfoneiro,<text:s/></text:span><text:span text:style-name="T545">um homem que, apesar de não ser cristão, tinha a sabedoria necessária para me ensinar os segredos daquele som tão peculiar,<text:s/></text:span><text:span text:style-name="T546">sem perder tempo, procurei esse amigo e comecei, de fato, a me dedicar-se aos estudos. Pela manhã, eu aprendia com meu amigo e à tarde, transmitia tudo o que havia acabado de aprender para a irmã. Só depois de muitos anos já com o meu primeiro Cd gravado, voltei à cidade e reencontrei aquela irmã, contei essa história para ela e demos boas risadas lembrando das aulas de sanfona, mesmo sem saber, me considerava um ótimo professor.</text:span></text:p>
      <text:p text:style-name="P547"/>
      <text:p text:style-name="P548"><text:span text:style-name="T549">Enquanto eu aprendia a tocar a sanfona, percebia que aquele novo som carregava uma profundidade que a guitarra, por mais que eu a amasse, não possuía. O som da sanfona, com seus acordes melancólicos e, ao mesmo tempo, vibrantes, tocava-me<text:s/></text:span><text:span text:style-name="T550">profundamente</text:span><text:span text:style-name="T551">, de maneira inexplicável, parecia ressoar com a mensagem de redenção que eu tanto buscava. Aos poucos, a sanfona começou a se integrar ao meu ministério, tornando-se o veículo pelo qual eu proclamava o amor e a misericórdia de Deus.<text:s/></text:span><text:span text:style-name="T552">Durante os cultos</text:span><text:span text:style-name="T553">, quando o fôlego da sanfona se misturava ao clamor da congregação, sentia que aquele som não era apenas música era um testemunho vivo da transformação que o Senhor operava em minha vida.</text:span></text:p>
      <text:p text:style-name="P554">A mudança não passou despercebida. As igrejas onde eu tocava começaram a notar uma diferença, a sanfona, antes associada a ritmos de forró e festas, agora ecoava com uma melodia que elevava o espírito e conduzia os corações à adoração. As pessoas, que talvez já me conhecessem como o guitarrista popular, começaram a ver em mim o reflexo de um novo instrumento de Deus, um instrumento que simbolizava a transformação de um passado repleto de vícios e excessos para uma vida consagrada ao altar do Senhor.</text:p>
      <text:p text:style-name="P555"><text:span text:style-name="T556">O impacto da sanfona em minha trajetória foi tão profundo quanto inesperado. Ela não apenas transformou a maneira como eu me relacionava com a música, mas também reforçou o meu compromisso com uma vida de fé.<text:s/></text:span><text:span text:style-name="T557">O toque da sanfona<text:s/></text:span><text:span text:style-name="T558">era uma prova de que, mesmo quando o caminho parece desconhecido e desafiador, o Senhor prepara os instrumentos necessários para que possamos cumprir o nosso chamado. A sanfona se tornou, para mim, um símbolo da renovação, um testemunho de que Deus pode transformar o que parecia ser inútil ou profano em algo belo e sagrado.</text:span></text:p>
      <text:p text:style-name="P559"><text:span text:style-name="T560">Esse novo instrumento<text:s/></text:span><text:span text:style-name="T561">representava a possibilidade de um recomeço, uma nova maneira de louvar e de viver a fé. E, ao mesmo tempo, era um lembrete constante de que a verdadeira transformação não se dá apenas pela mudança externa, mas pela renovação interior, aquela que nos torna capazes de abandonar o passado e abraçar a graça de Deus.</text:span></text:p>
      <text:p text:style-name="P562"><text:span text:style-name="T563">Hoje, ao olhar para trás, vejo que a jornada da guitarra à sanfona foi muito mais do que uma mudança de instrumento. Foi um processo no qual Deus me despojou do que era velho e me revestiu de uma nova identidade,<text:s/></text:span><text:span text:style-name="T564">o sanfoneiro de Jesus</text:span><text:span text:style-name="T565">, de um CRENTE nordestino, que, mesmo vindo do fundo do poço, foi redimido e elevado para cumprir um propósito maior.<text:s/></text:span><text:span text:style-name="T566">As dificuldades enfrentadas<text:s/></text:span><text:span text:style-name="T567">ao tentar dominar a sanfona, foi uma lição de humildade e de fé.<text:s/></text:span><text:span text:style-name="T568">Quando eu comecei a aprender a tocar</text:span><text:span text:style-name="T569">, eu sentia a presença de Deus me capacitando para uma missão que ultrapassava os limites da música, era a missão de<text:s/></text:span><text:span text:style-name="T570">evangelizar,</text:span><text:span text:style-name="T571"><text:s/>de transformar vidas e de mostrar que, com Ele, nada é impossível.</text:span></text:p>
      <text:p text:style-name="P572"><text:span text:style-name="T573">A sanfona, que inicialmente parecia um desafio impossível de superar, acabou se tornando a minha voz para louvar o Senhor. Ela deixou de ser apenas um instrumento para se tornar um símbolo da minha própria trajetória de transformação. E assim, de um passado marcado pelo som da guitarra e pela glória efêmera do sucesso mundano, transitei para um presente onde a sanfona ressoa com a verdade do evangelho<text:s/></text:span><text:span text:style-name="T574">e para glorificar o nome do Senhor Jesus</text:span><text:span text:style-name="T575">.</text:span></text:p>
      <text:p text:style-name="P576">Que este capítulo sirva como um testemunho de que, mesmo quando tudo o que conhecemos parece desmoronar, Deus está preparado para nos revelar novos caminhos e novos instrumentos para que possamos expressar Sua glória. Da guitarra à sanfona, minha história é a prova de que o verdadeiro poder<text:s/><text:soft-page-break/>não está no que possuímos, mas no que o Senhor pode transformar em nós. E, ao abraçar essa nova identidade, descobri que o chamado de Deus é sempre maior do que os nossos medos.</text:p>
      <text:p text:style-name="P577"><text:span text:style-name="T578">Assim, com o coração renovado e as mãos calejadas pelo esforço de aprender algo novo, eu me entreguei à sanfona e à missão que Deus havia preparado para mim. E hoje, quando o som da sanfona se mistura ao clamor dos cultos e<text:s/></text:span><text:span text:style-name="T579">renova os corações sedentos</text:span><text:span text:style-name="T580">, sei que</text:span><text:span text:style-name="T581"><text:s/>a minha vida é um testemunho<text:s/></text:span><text:span text:style-name="T582">vivo de que, mesmo vindo do fundo do poço, um CRENTE nordestino<text:s/></text:span><text:span text:style-name="T583">pode ser usado para louvor da Sua glória.<text:s/></text:span></text:p>
      <text:p text:style-name="P584">Que a minha jornada, da guitarra à sanfona, inspire aqueles que se encontram diante de desafios aparentemente intransponíveis a confiar na capacidade do Senhor de transformar suas vidas. Pois, se Ele pode converter um instrumento usado para o forró em uma ferramenta de louvor sagrado, imagine o que Ele pode fazer com cada um de nós que nos entregamos de corpo e alma à Sua vontade.</text:p>
      <text:p text:style-name="P585"/>
      <text:soft-page-break/>
      <text:h text:style-name="P586" text:outline-level="1"><text:span text:style-name="T587">Capítulo 6: O Chamado para Brasília –<text:s/></text:span><text:span text:style-name="T588">A Aliança com Xote Santo e a Capacitação ministerial<text:s/></text:span></text:h>
      <text:p text:style-name="P589"><text:span text:style-name="T590">Enquanto eu caminhava na trilha de minha transformação, aquele chamado de Deus não tardou a se manifestar de uma forma que jamais imaginei. Após anos de intensas<text:s/></text:span><text:span text:style-name="T591">provações<text:s/></text:span><text:span text:style-name="T592">no Nordeste, dos caminhos percorridos entre vícios e renúncias, e mesmo tendo começado a trilhar o caminho da<text:s/></text:span><text:span text:style-name="T593">santificação,</text:span><text:span text:style-name="T594"><text:s/>uma nova etapa se abriu diante<text:s/></text:span><text:span text:style-name="T595">de mim através de um convite</text:span><text:span text:style-name="T596"><text:s/>surpreendente que</text:span><text:span text:style-name="T597"><text:s/>mudaria a trajetória da minha vida.<text:s/></text:span><text:span text:style-name="T598">Foi o chamado para deixar as raízes de<text:s/></text:span><text:span text:style-name="T599">Lajes<text:s/></text:span><text:span text:style-name="T600">do Cabugi e partir rumo à capital, Brasília, onde uma nova missão me aguardava.</text:span></text:p>
      <text:p text:style-name="P601"><text:span text:style-name="T602">Tudo começou num domingo, exatamente no dia 22 de março de 2008 que, de maneira sobrenatural, sinalizou o fim de um ciclo e o início de outro. Durante um culto na minha cidade, uma missionária,<text:s/></text:span><text:span text:style-name="T603">usada por Deus,</text:span><text:span text:style-name="T604"><text:s/></text:span><text:span text:style-name="T605">profetizou</text:span><text:span text:style-name="T606"><text:s/>que o tempo que eu havia passado ali chegara ao fim<text:s/></text:span><text:span text:style-name="T607">e para arrumar a minha mala pois estava próxima a minha partida. Deus preparou esse culto para trabalhar no coração da minha família que estava presente, principalmente minha mãe, ao chegar em casa peguei uma mala e comecei a arrumar as minhas coisas, minha mãe só compreendeu aquela minha atitude porque reafirmei as mesmas palavras da missionária: “estou me preparando porque Deus vai me tirar daqui”.</text:span></text:p>
      <text:p text:style-name="P608"><text:span text:style-name="T609">Na quinta-feira seguinte<text:s/></text:span><text:span text:style-name="T610">à</text:span><text:span text:style-name="T611">quele culto de domingo</text:span><text:span text:style-name="T612">, enquanto eu mantinha a mala arrumada e o coração inquieto,<text:s/></text:span><text:span text:style-name="T613">porque estava prestes a fechar uma porta de emprego para dar aulas de violão, mas aquela situação era contrária com as palavras que havia recebido, de que Deus iria me tirar da minha terra</text:span><text:span text:style-name="T614">, recebi uma ligação que mudaria para sempre o rumo da minha vida. Do outro lado da linha, a voz do apóstolo Wilker<text:s/></text:span><text:span text:style-name="T615">Dantas</text:span><text:span text:style-name="T616"><text:s/>ecoava com firmeza e emoção: "Você é o Regis?" Eu,<text:s/></text:span><text:span text:style-name="T617">com a voz embargada sem entender o que estava acontecendo</text:span><text:span text:style-name="T618">, confirmei. E então ele fez o convite que eu jamais esqueceria: "Você quer vir morar em Brasília e tocar na banda Xote Santo?"</text:span></text:p>
      <text:p text:style-name="P619"><text:span text:style-name="T620">Aquele momento foi carregado de uma emoção tão intensa que as lágrimas começaram a escorrer sem que eu soubesse exatamente o porquê. Eu já havia acompanhado de longe o sucesso do Xote Santo e<text:s/></text:span><text:span text:style-name="T621">inclusive<text:s/></text:span><text:span text:style-name="T622">tinha assistido<text:s/></text:span><text:span text:style-name="T623">a<text:s/></text:span><text:span text:style-name="T624">uma apresentação na cidade vizinha a Lajes, Angicos, terra natal do</text:span><text:span text:style-name="T625"><text:s/>apóstolo</text:span><text:span text:style-name="T626"><text:s/></text:span><text:span text:style-name="T627">Wilker.<text:s/></text:span><text:span text:style-name="T628"><text:s/>Com a voz embargada<text:s/></text:span><text:span text:style-name="T629">r</text:span><text:span text:style-name="T630">espondi</text:span><text:span text:style-name="T631">: “minha mala já está pronta desde de domingo”.<text:s/></text:span><text:span text:style-name="T632">Na outra ponta da linha, Wilker e sua esposa,<text:s/></text:span><text:span text:style-name="T633">apóstola<text:s/></text:span><text:span text:style-name="T634">Lia D</text:span><text:span text:style-name="T635">antas,</text:span><text:span text:style-name="T636"><text:s/>também</text:span><text:span text:style-name="T637"><text:s/>choravam de emoção, dizendo entre si que<text:s/></text:span><text:span text:style-name="T638">aquilo<text:s/></text:span><text:span text:style-name="T639">era de Deus</text:span><text:span text:style-name="T640">, que tinham encontrado</text:span><text:span text:style-name="T641"><text:s/>o sanfoneiro que<text:s/></text:span><text:span text:style-name="T642">tanto</text:span><text:span text:style-name="T643"><text:s/>procura</text:span><text:span text:style-name="T644">vam</text:span><text:span text:style-name="T645">, mas como fui ensinado que antes de tomar qualquer decisão</text:span><text:span text:style-name="T646">, eu</text:span><text:span text:style-name="T647"><text:s/>precisava apresentar diante de Deus, se tivesse paz em meu coração era o sim de Deus. Pedi a eles um dia para orar.<text:s/></text:span></text:p>
      <text:p text:style-name="P648"><text:span text:style-name="T649">Ainda eufórico com aquela ligação que</text:span><text:span text:style-name="T650"><text:s/>havia</text:span><text:span text:style-name="T651"><text:s/>abal</text:span><text:span text:style-name="T652">ado</text:span><text:span text:style-name="T653"><text:s/>a minha estrutura</text:span><text:span text:style-name="T654">,</text:span><text:span text:style-name="T655"><text:s/>fui para oração pedir uma prova a Deus, nessa oração lembrei</text:span><text:span text:style-name="T656">-me das</text:span><text:span text:style-name="T657"><text:s/></text:span><text:span text:style-name="T658">inúmeras em que,</text:span><text:span text:style-name="T659"><text:s/>no monte do<text:s/></text:span><text:span text:style-name="T660">“</text:span><text:span text:style-name="T661">Seu Juvenal</text:span><text:span text:style-name="T662">”, eu havia escutado a mesma palavra profética,</text:span><text:span text:style-name="T663"><text:s/>que<text:s/></text:span><text:span text:style-name="T664">viajaria</text:span><text:span text:style-name="T665"><text:s/>muito no pássaro de ferro e falei com o Senhor: “Deus se o Wilker disser que vou de avião para Brasília</text:span><text:span text:style-name="T666">,<text:s/></text:span><text:span text:style-name="T667">é o sinal que o Senhor está nesse negócio,<text:s/></text:span><text:span text:style-name="T668">mas<text:s/></text:span><text:span text:style-name="T669">se for de ônibus não é do Senhor</text:span><text:span text:style-name="T670">”</text:span><text:span text:style-name="T671">. No dia seguinte o<text:s/></text:span><text:span text:style-name="T672">apóstolo<text:s/></text:span><text:span text:style-name="T673">Wilker retornou à ligação para saber a minha resposta, eu querendo saber como seria meu transporte que determinaria a minha ida ou não,<text:s/></text:span><text:span text:style-name="T674">tentando soar natural<text:s/></text:span><text:span text:style-name="T675">perguntei: “mas, como é que eu vou?”. <text:s/>Ele prontamente<text:s/></text:span><text:span text:style-name="T676">respondeu,</text:span><text:span text:style-name="T677"><text:s/></text:span><text:span text:style-name="T678">me</text:span><text:span text:style-name="T679"><text:s/>mand</text:span><text:span text:style-name="T680">e</text:span><text:span text:style-name="T681"><text:s/></text:span><text:span text:style-name="T682">seus</text:span><text:span text:style-name="T683"><text:s/>dados que<text:s/></text:span><text:span text:style-name="T684">vamos</text:span><text:span text:style-name="T685"><text:s/></text:span><text:soft-page-break/><text:span text:style-name="T686">emitir</text:span><text:span text:style-name="T687"><text:s/>a</text:span><text:span text:style-name="T688"><text:s/>sua</text:span><text:span text:style-name="T689"><text:s/>passagem de avião. Regozijei do outro lado da linha e confirmei a minha ida para a Brasília.<text:s/></text:span><text:span text:style-name="T690">Não era apenas uma mudança geográfica; era a entrada em um novo tempo de ministério,<text:s/></text:span><text:span text:style-name="T691">onde as missões com o grupo Xote Santo<text:s/></text:span><text:span text:style-name="T692">se tornariam parte essencial</text:span><text:span text:style-name="T693"><text:s/>da minha caminhada cristã.</text:span></text:p>
      <text:p text:style-name="P694">A emoção de deixar para trás o Nordeste foi sentida profundamente, a<text:s/>despedida dos amigos, da família e das raízes que me formaram foi carregada de saudade e de gratidão. Entretanto, a certeza de que o chamado divino me guiava me fortalecia para enfrentar os desafios dessa nova jornada.<text:s/>Quando<text:s/>olhava para a mala já arrumada, via nela não apenas meus pertences, mas a promessa de um recomeço. E assim, com o coração apertado e a fé renovada, embarquei rumo à capital, carregando comigo as lembranças do Nordeste, mas também a convicção de que um novo tempo de bênçãos estava prestes a começar.</text:p>
      <text:p text:style-name="P695"><text:span text:style-name="T696">Cheguei em Brasília no dia 03 de abril de 2008</text:span><text:span text:style-name="T697">,<text:s/></text:span><text:span text:style-name="T698">e</text:span><text:span text:style-name="T699">m<text:s/></text:span><text:span text:style-name="T700">meus primeiros dias na capital, a cultura, o clima e o ritmo da cidade me desafiavam a cada esquina. Cheguei ao Gama, uma região que logo se tornaria minha nova morada, e confesso que os primeiros momentos foram de solidão e adaptação. Morar dentro da igreja<text:s/></text:span><text:span text:style-name="T701">foi desafiador,<text:s/></text:span><text:span text:style-name="T702">eu sabia que Deus estava usando aquele</text:span><text:span text:style-name="T703"><text:s/>cenário para continuar<text:s/></text:span><text:span text:style-name="T704">moldan</text:span><text:span text:style-name="T705">o</text:span><text:span text:style-name="T706"><text:s/>o meu caráter e fortalecendo a minha fé,</text:span><text:span text:style-name="T707"><text:s/>mas como tudo era desconhecido, confesso que pensei em desistir e voltar para minha cidade, estava com o medo do novo, agora eram outros desafios</text:span><text:span text:style-name="T708">, além disso, eu precisava</text:span><text:span text:style-name="T709"><text:s/>me adaptar <text:s/>ao ritmo<text:s/></text:span><text:span text:style-name="T710">intenso<text:s/></text:span><text:span text:style-name="T711">da banda</text:span><text:span text:style-name="T712">, havia</text:span><text:span text:style-name="T713"><text:s/>também a parte musical que</text:span><text:span text:style-name="T714"><text:s/>exigia de mim mais técnica, dedicação e superação.</text:span></text:p>
      <text:p text:style-name="P715"><text:span text:style-name="T716">Depois de algumas semanas em Brasília, sem conseguir me adaptar ao ritmo da banda, tomei coragem e procurei o apóstolo Wilker, tentei explicar que queria voltar para a minha cidade, e as desculpas que encontrei naquele momento eram, na verdade, as mais esfarrapadas possíveis, dizia: “o povo aqui só come pão de queijo estou, sentindo falta do cuscuz”, “aqui é muito frio” e por último “estou com saudade de mãinha”.<text:s/></text:span><text:span text:style-name="T717">Eu sabia que nenhuma dessas justificativas era a verdadeira razão</text:span><text:span text:style-name="T718">,</text:span><text:span text:style-name="T719"><text:s/>no<text:s/></text:span><text:span text:style-name="T720">fundo</text:span><text:span text:style-name="T721"><text:s/>eu e</text:span><text:span text:style-name="T722">stava tentando escapar de um chamado que me desafiava a crescer.</text:span><text:span text:style-name="T723"><text:s/></text:span><text:span text:style-name="T724">Sabiamente sua esposa<text:s/></text:span><text:span text:style-name="T725">Lia<text:s/></text:span><text:span text:style-name="T726">me<text:s/></text:span><text:span text:style-name="T727">pediu para que eu ficasse mais um final de semana, que nós três iríamos orar e pedir uma confirmação da minha<text:s/></text:span><text:span text:style-name="T728">estadia naquele lugar, assim eu aceitei.<text:s/></text:span></text:p>
      <text:p text:style-name="P729">Naquele final de semana,<text:s/>o Xote Santo iria ministrar em Goiânia, porém,<text:s/>o meu coração<text:s/>já<text:s/>não estava mais<text:s/>ali,<text:s/>eu queria voltar<text:s/>para a minha cidade,<text:s/>havia decidido em silêncio, que assim que retornasse<text:s/>daquela missão,<text:s/>iria embora, mas o homem pode fazer planos, mas a última<text:s/>palavra<text:s/>vêm de Deus. Durante o culto, algo inesperado aconteceu,<text:s/>no meio da pregação,<text:s/>o pregador<text:s/>interrompeu sua mensagem<text:s/>e saiu procurando alguém na multidão até me encontrar atrás de uma mesa de som.<text:s/></text:p>
      <text:p text:style-name="P730"><text:span text:style-name="T731">De forma ousada e com autoridade, ele liberou as palavras</text:span><text:span text:style-name="T732">: “foi Deus que te tirou daquela terra e te trouxe para este lugar</text:span><text:span text:style-name="T733">,</text:span><text:span text:style-name="T734"><text:s/>não é para você voltar vou te honrar aonde você está agora”</text:span><text:span text:style-name="T735">.</text:span><text:span text:style-name="T736"><text:s/></text:span><text:span text:style-name="T737">Naquele instante, as lágrimas rolaram sem controle</text:span><text:span text:style-name="T738"><text:s/>a</text:span><text:span text:style-name="T739"><text:s/>presença de Deus me envolveu de uma maneira tão intensa que todo o peso e toda a dúvida se dissiparam</text:span><text:span text:style-name="T740"><text:s/>o</text:span><text:span text:style-name="T741"><text:s/>apóstolo</text:span><text:span text:style-name="T742"><text:s/>Wilker veio ao meu encontro</text:span><text:span text:style-name="T743">, com um olhar alegre,</text:span><text:span text:style-name="T744"><text:s/>e disse</text:span><text:span text:style-name="T745">: “</text:span><text:span text:style-name="T746">Deus</text:span><text:span text:style-name="T747"><text:s/></text:span><text:span text:style-name="T748">acab</text:span><text:span text:style-name="T749">ou</text:span><text:span text:style-name="T750"><text:s/>de confirmar a<text:s/></text:span><text:span text:style-name="T751">sua</text:span><text:span text:style-name="T752"><text:s/>vinda para a banda</text:span><text:span text:style-name="T753">”</text:span><text:span text:style-name="T754"><text:s/>e sem questionar</text:span><text:span text:style-name="T755">, respondi com convicção: “Eu vou continuar o meu propósito</text:span><text:span text:style-name="T756"><text:s/></text:span><text:span text:style-name="T757">nesta</text:span><text:span text:style-name="T758"><text:s/>cidade</text:span><text:span text:style-name="T759">”</text:span><text:span text:style-name="T760">.</text:span></text:p>
      <text:p text:style-name="P761"><text:span text:style-name="T762">O chamado<text:s/></text:span><text:span text:style-name="T763">d</text:span><text:span text:style-name="T764">o apóstolo</text:span><text:span text:style-name="T765"><text:s/></text:span><text:span text:style-name="T766">Wilker foi mais do que um convite para uma mudança de endereço. Foi um impulso divino que me encorajou a acreditar que Deus não apenas nos tira do passado<text:s/></text:span><text:span text:style-name="T767">e dos medos</text:span><text:span text:style-name="T768">, mas também nos coloca em posições estratégicas para transformar vidas. Através da banda Xote Santo,<text:s/></text:span><text:span text:style-name="T769">pude<text:s/></text:span><text:soft-page-break/><text:span text:style-name="T770">participar de missões para o norte, nordeste e vários estados do país</text:span><text:span text:style-name="T771">. Foi uma oportunidade de levar a mensagem do Senhor tocando não apenas a sanfona, mas aos corações sedentos por<text:s/></text:span><text:span text:style-name="T772">salvação.</text:span></text:p>
      <text:p text:style-name="P773"><text:span text:style-name="T774">Cada viagem naquele furgão preto do Xote Santo era</text:span><text:span text:style-name="T775">, ao mesmo tempo, um<text:s/></text:span><text:span text:style-name="T776">desaf</text:span><text:span text:style-name="T777">io e uma oportunidade de viver algo novo com Deus</text:span><text:span text:style-name="T778">,</text:span><text:span text:style-name="T779"><text:s/>passávamos dias</text:span><text:span text:style-name="T780"><text:s/>na estrada</text:span><text:span text:style-name="T781">, sob um calor escaldante, até os<text:s/></text:span><text:span text:style-name="T782">pés inchavam<text:s/></text:span><text:span text:style-name="T783">de tanto tempo sentados</text:span><text:span text:style-name="T784">, mas também tínhamos muitas experiências com Deus</text:span><text:span text:style-name="T785">.<text:s/></text:span><text:span text:style-name="T786">Havia momentos de conforto, como quando dormíamos em hotéis cinco estrelas, mas, na maior parte das vezes, nossas noites eram passadas em postos de gasolina, dentro de barracas improvisadas. Nessas ocasiões, deitados sob o céu aberto, olhávamos para o firmamento</text:span><text:span text:style-name="T787"><text:s/></text:span><text:span text:style-name="T788">e, em tom de brincadeira e gratidão, dizíamos:</text:span><text:span text:style-name="T789"><text:s/>“Estamos no hotel mil estrelas”.</text:span></text:p>
      <text:p text:style-name="P790"><text:span text:style-name="T791">F</text:span><text:span text:style-name="T792">oram muitas experiências vividas</text:span><text:span text:style-name="T793"><text:s/>pelas</text:span><text:span text:style-name="T794"><text:s/>estradas</text:span><text:span text:style-name="T795"><text:s/>do Brasil</text:span><text:span text:style-name="T796">.</text:span><text:span text:style-name="T797"><text:s/>Mais u</text:span><text:span text:style-name="T798">ma delas</text:span><text:span text:style-name="T799"><text:s/>ficou marcada</text:span><text:span text:style-name="T800">,</text:span><text:span text:style-name="T801"><text:s/>estávamos entrando no estado da Bahia quando</text:span><text:span text:style-name="T802"><text:s/>o furgão<text:s/></text:span><text:span text:style-name="T803">parou</text:span><text:span text:style-name="T804"><text:s/>de funcionar, o motorista não conseguiu resolver o problema mecânico e a única solução foi colocarmos as mãos sobre o capô do carro e orar e de forma milagrosa</text:span><text:span text:style-name="T805">,</text:span><text:span text:style-name="T806"><text:s/>o motor voltou a funcionar e nos enchíamos de fé e alegria pois sentíamos o cuidado de Deus em cada detalhe</text:span><text:span text:style-name="T807">.<text:s/></text:span></text:p>
      <text:p text:style-name="P808"><text:span text:style-name="T809">As viagens com o Xote Santo se tornaram uma escola para mim onde aprendi no prático o que é fazer missões: renunciar as nossas próprias vontades e levar o evangelho onde quer que Ele nos conduza</text:span><text:span text:style-name="T810">.<text:s/></text:span><text:span text:style-name="T811">Nas cidades que chegávamos, montávamos o som para a cruzada a noite e muitas vidas eram salvas e libertas para a glória de Deus, essas histórias<text:s/></text:span><text:span text:style-name="T812">de transformação e os testemunhos de fé nos impulsionavam a seguir adiante,<text:s/></text:span><text:span text:style-name="T813">mesmo com os desafios enfrentados</text:span><text:span text:style-name="T814">.</text:span></text:p>
      <text:p text:style-name="P815"><text:span text:style-name="T816">A transição para Brasília e a rotina de viagens também reforçaram a ideia de que minha<text:s/></text:span><text:span text:style-name="T817">trajetória</text:span><text:span text:style-name="T818"><text:s/>estava intrinsecamente ligada à missão de transformar vidas.<text:s/></text:span><text:span text:style-name="T819">As cidades percorridas</text:span><text:span text:style-name="T820">, era como se eu estivesse sendo guiado pelo<text:s/></text:span><text:span text:style-name="T821">Espírito Santo,</text:span><text:span text:style-name="T822"><text:s/>que me levavam a lugares onde o evangelho ainda precisava ser semeado. A experiência de abandonar o conforto de uma terra conhecida para adentrar o desconhecido se tornou um testemunho vivo de que a fé é, acima de tudo, uma<text:s/></text:span><text:span text:style-name="T823">trajetória</text:span><text:span text:style-name="T824"><text:s/>de confiança no plano divino.</text:span></text:p>
      <text:p text:style-name="P825"><text:span text:style-name="T826">Apesar de todas as dificuldades e das incertezas que surgiam<text:s/></text:span><text:span text:style-name="T827">nas viagens</text:span><text:span text:style-name="T828">, havia uma certeza que me sustentava: a convicção de que Deus tinha um propósito maior para mim e para o ministério que eu estava construindo.<text:s/></text:span><text:span text:style-name="T829">Nas ministrações eu<text:s/></text:span><text:span text:style-name="T830">sentia que o chamado para Brasília não era apenas uma mudança de cenário, mas a concretização de um plano que começava muito antes, nas simples ruas de<text:s/></text:span><text:span text:style-name="T831">Lajes</text:span><text:span text:style-name="T832"><text:s/>do Cabugi.<text:s/></text:span></text:p>
      <text:p text:style-name="P833">Na minha caminhada cristã,<text:s/>aprendi que<text:s/>Deus usa<text:s/>pessoas como chave para abrir novas portas, o Xote Santo foi uma<text:s/>dessas chaves, foi por meio dessa banda<text:s/>que<text:s/>vim<text:s/>para Brasília, e por isso<text:s/>sou<text:s/>profundamente<text:s/>grato ao ministério, especialmente<text:s/>na pessoa do<text:s/>apóstolo<text:s/>Wilker<text:s/>e de<text:s/>sua esposa, apóstola<text:s/>Lia. Eles<text:s/>acreditaram em mim quando nem eu mesmo acreditava, investiram no meu chamado,<text:s/>me encorajaram e me deram oportunidades que mudaram o rumo da minha vida.<text:s/></text:p>
      <text:p text:style-name="P834"><text:span text:style-name="T835">Com o tempo, essa gratidão se transformou em aliança</text:span><text:span text:style-name="T836">, e</text:span><text:span text:style-name="T837">m Brasília, não ganhei apenas uma banda para tocar, mas uma família para caminhar junto</text:span><text:span text:style-name="T838">,</text:span><text:span text:style-name="T839"><text:s/>e</text:span><text:span text:style-name="T840"><text:s/></text:span><text:span text:style-name="T841">quando chegou o tempo de sair da banda houve confirmação nos nossos corações que Deus estava encerrando um ciclo como sanfoneiro da banda para iniciar outro</text:span><text:span text:style-name="T842"><text:s/>tempo,</text:span><text:span text:style-name="T843"><text:s/>onde me traria uma capacitação ministerial, e durante um tempo tive que substitui a sanfona por vassoura.</text:span><text:span text:style-name="T844"><text:s/></text:span><text:span text:style-name="T845">Deus estava me treinando</text:span><text:span text:style-name="T846">,<text:s/></text:span><text:span text:style-name="T847">Ele queria me lembrar que o valor de um servo não está no instrumento que segura, mas no coração disposto a obedecer.</text:span></text:p>
      <text:p text:style-name="P848"/>
      <text:soft-page-break/>
      <text:p text:style-name="P849">Capacitação Ministerial<text:s/></text:p>
      <text:p text:style-name="P850">No início de 2009,<text:s/>após<text:s/>minha<text:s/>saída do Xote Santo,<text:s/>debaixo de uma<text:s/>clara<text:s/>direção de Deus,<text:s/>passei a morar na segunda igreja em Brasília, na cidade do Gama, a qual eu congregava,<text:s/>a<text:s/>Igreja Internacional Rocha Eterna. Aquele<text:s/>lugar<text:s/>se tornou, para mim, uma verdadeira<text:s/>faculdade com Deus, onde cresci ministerialmente, durante esse tempo, trabalhei<text:s/>na igreja como zelador recebendo uma ajuda de custo, as minhas obrigações eram: limpar a igreja, abrir e fechar as portas<text:s/>durante os cultos que<text:s/>aconteciam<text:s/>de terça a domingo, ministrar o louvor e<text:s/>também<text:s/>realizar<text:s/>tarefas administrativas como<text:s/>fechamento<text:s/>dos relatórios das demais congregações.<text:s/></text:p>
      <text:p text:style-name="P851"><text:span text:style-name="T852">Passei por cada fase dentro dos departamentos,<text:s/></text:span><text:span text:style-name="T853">como</text:span><text:span text:style-name="T854"><text:s/>era</text:span><text:span text:style-name="T855">m</text:span><text:span text:style-name="T856"><text:s/>chamado</text:span><text:span text:style-name="T857">s</text:span><text:span text:style-name="T858">,<text:s/></text:span><text:span text:style-name="T859">servindo entre</text:span><text:span text:style-name="T860"><text:s/>os jovens</text:span><text:span text:style-name="T861">,</text:span><text:span text:style-name="T862"><text:s/></text:span><text:span text:style-name="T863">no grupo de</text:span><text:span text:style-name="T864"><text:s/>var</text:span><text:span text:style-name="T865">ões</text:span><text:span text:style-name="T866">,<text:s/></text:span><text:span text:style-name="T867">liderando</text:span><text:span text:style-name="T868"><text:s/>do círculo de oração</text:span><text:span text:style-name="T869"><text:s/>e<text:s/></text:span><text:span text:style-name="T870">ministr</text:span><text:span text:style-name="T871">ando</text:span><text:span text:style-name="T872"><text:s/>de louvor</text:span><text:span text:style-name="T873">. Com o tempo,<text:s/></text:span><text:span text:style-name="T874">fui crescendo</text:span><text:span text:style-name="T875">,</text:span><text:span text:style-name="T876"><text:s/>me destacando<text:s/></text:span><text:span text:style-name="T877">e<text:s/></text:span><text:span text:style-name="T878">alcançando graça e favor<text:s/></text:span><text:span text:style-name="T879">diante<text:s/></text:span><text:span text:style-name="T880">de Deus</text:span><text:span text:style-name="T881"><text:s/>e dos homens. N</text:span><text:span text:style-name="T882">o Ministério Rocha Eterna</text:span><text:span text:style-name="T883">, sob a liderança d</text:span><text:span text:style-name="T884">o Apóstolo Claudair Araújo, homem de Deus e de oração</text:span><text:span text:style-name="T885">, fui consagrado desde cooperador a<text:s/></text:span><text:span text:style-name="T886">pastor</text:span><text:span text:style-name="T887">.</text:span></text:p>
      <text:p text:style-name="P888"><text:span text:style-name="T889">Cada fase nas nossas vidas vem acompanhada de desafios</text:span><text:span text:style-name="T890">,</text:span><text:span text:style-name="T891"><text:s/>e<text:s/></text:span><text:span text:style-name="T892">naquele período</text:span><text:span text:style-name="T893"><text:s/>não foi diferente, novas provações surgiram</text:span><text:span text:style-name="T894">, e entendi que eram oportunidades</text:span><text:span text:style-name="T895"><text:s/>para Deus trabalhar no meu caráter e<text:s/></text:span><text:span text:style-name="T896">me<text:s/></text:span><text:span text:style-name="T897">ensinar<text:s/></text:span><text:span text:style-name="T898">na prática, o valor da humildade</text:span><text:span text:style-name="T899">. Nesse tempo de capacitação já havia conhecido a minha futura esposa, Daniele, estávamos namorando,<text:s/></text:span><text:span text:style-name="T900">ainda na<text:s/></text:span><text:span text:style-name="T901">fase da conquista, mas Deus permitiu que a Dani acompanhasse<text:s/></text:span><text:span text:style-name="T902">de perto todo</text:span><text:span text:style-name="T903"><text:s/>esse processo</text:span><text:span text:style-name="T904">,<text:s/></text:span><text:span text:style-name="T905">ela não apenas testemunhou minhas lutas e provações, mas também me ajudou, sendo apoio, incentivo e presença constante.<text:s/></text:span></text:p>
      <text:p text:style-name="P906"><text:span text:style-name="T907">Mas<text:s/></text:span><text:span text:style-name="T908">havia</text:span><text:span text:style-name="T909"><text:s/>situações que</text:span><text:span text:style-name="T910">, confesso,</text:span><text:span text:style-name="T911"><text:s/>eram difíceis de suportar, lembro-me de que quando chovia forte no Gama</text:span><text:span text:style-name="T912">,</text:span><text:span text:style-name="T913"><text:s/>o esgoto da igreja estourava<text:s/></text:span><text:span text:style-name="T914">e, para piorar, isso acontecia quase sempre<text:s/></text:span><text:span text:style-name="T915">perto do horário d</text:span><text:span text:style-name="T916">o</text:span><text:span text:style-name="T917"><text:s/>culto,<text:s/></text:span><text:span text:style-name="T918">eu<text:s/></text:span><text:span text:style-name="T919">saía às pressas</text:span><text:span text:style-name="T920">, correndo</text:span><text:span text:style-name="T921"><text:s/>para limpar toda aquela sujeira</text:span><text:span text:style-name="T922">,</text:span><text:span text:style-name="T923"><text:s/>e quando<text:s/></text:span><text:span text:style-name="T924">finalmente conseguia deixar tudo pronto</text:span><text:span text:style-name="T925"><text:s/>o culto<text:s/></text:span><text:span text:style-name="T926">já estava prestes a começar. Lá estava eu,<text:s/></text:span><text:span text:style-name="T927">sentado com aquela mulher linda do meu lado</text:span><text:span text:style-name="T928">,</text:span><text:span text:style-name="T929"><text:s/>toda<text:s/></text:span><text:span text:style-name="T930">arrumada e perfumada</text:span><text:span text:style-name="T931">,<text:s/></text:span><text:span text:style-name="T932">enquanto eu ainda estava<text:s/></text:span><text:span text:style-name="T933">com as vestes<text:s/></text:span><text:span text:style-name="T934">do cheiro desagradável</text:span><text:span text:style-name="T935"><text:s/>d</text:span><text:span text:style-name="T936">o</text:span><text:span text:style-name="T937"><text:s/>esgoto e com as mãos cheirando a água sanitária, isso me envergonhava<text:s/></text:span><text:span text:style-name="T938">profundamente,<text:s/></text:span><text:span text:style-name="T939">e quando o pastor pedia para segurar a mão do seu irmão</text:span><text:span text:style-name="T940"><text:s/>do lado,</text:span><text:span text:style-name="T941"><text:s/>eu tentava me esquivar, mas ela com um sorriso no rosto pegava na minha mão sem se importar com aquela situação.</text:span><text:span text:style-name="T942"><text:s/></text:span><text:span text:style-name="T943">Naquele gesto simples, Deus me mostrava que eu estava ao lado de uma mulher que enxergava além das circunstâncias.</text:span></text:p>
      <text:p text:style-name="P944">Diante das situações adversas, aprendi que<text:s/>Deus nunca nos abandona,<text:s/>Ele<text:s/>sempre<text:s/>levanta<text:s/>pessoas para nos ajudar na caminhada<text:s/>e nos lembrar que não estamos sozinhos, durante<text:s/>aquele<text:s/>tempo,<text:s/>fiz muitas amizades na igreja que me acompanharam morando nela. Eu morava em um vão pequeno por detrás do altar da igreja e dividia o espaço<text:s/>com<text:s/>outros jovens, o César que tinha vindo também de Lajes do Cabugi,<text:s/>o Fábio Júnior,<text:s/>e por último chegou o Marcelo, também vindo da minha cidade. Éramos<text:s/>jovens solteiros cheios de sonhos e promessa e<text:s/>unidos pelo mesmo propósito, de servir a Deus, todos<text:s/>fazíamos parte do ministério de louvor da igreja.</text:p>
      <text:p text:style-name="P945">Não poderia<text:s/>deixar de mencionar um outro “companheiro” que, vez ou outra,<text:s/>aparecia<text:s/>de forma totalmente<text:s/>inesperada, nós<text:s/>até apelidamos de Stuart Little, esse rato roía nossas chinelas e até mesmo<text:s/>chegava<text:s/>ao ponto de morder<text:s/>os<text:s/>dedos do pé enquanto<text:s/>dormíamos,<text:s/>era o que relatava o Fábio Junior, juntos compartilhamos muito miojo,<text:s/>até<text:s/>brinco<text:s/>que, naquela época, nossas<text:s/>refeições eram sempre à base de<text:s/>carne e frango:<text:s/>um dia,<text:s/>miojo<text:s/>sabor<text:s/>de carne<text:s/>e<text:s/>no outro<text:s/>miojo sabor<text:s/>de<text:s/>frango, quando reunimos e<text:s/><text:soft-page-break/>lembramos, não fazemos isso apenas para rir<text:s/>dessas histórias,<text:s/>mas<text:s/>fazemos menção da fidelidade de Deus<text:s/>e reconhecemos o<text:s/>quanto Ele nos honrou<text:s/>ao longo<text:s/>da nossa trajetória.</text:p>
      <text:p text:style-name="P946">Essa fase da capacitação<text:s/>foi marcada por muitos momentos de<text:s/>privação e humilhação que, embora dolorosos,<text:s/>moldaram o meu caráter<text:s/>e me ensinaram a depender inteiramente de Deus.<text:s/>Louvo a Deus pela vida do Apóstolo Claudair e<text:s/>de<text:s/>sua esposa,<text:s/>bispa Alexleide,<text:s/>que<text:s/>foram instrumentos preciosos nesse período. Todos os dias, a bispa<text:s/>preparava o meu almoço<text:s/>com carinho, eu saia da igreja e ficava aguardando embaixo do prédio até<text:s/>que<text:s/>o apóstolo chegasse<text:s/>com as filhas da escola. Até que, num dia que parecia ser como qualquer outro, o inimigo<text:s/>armou<text:s/>uma cilada que ficou marcada na minha vida.</text:p>
      <text:p text:style-name="P947">Enquanto eu aguardava debaixo de uma árvore,<text:s/>onde havia vários carros estacionados,<text:s/>uma pessoa<text:s/>saiu<text:s/>de um<text:s/>comércio<text:s/>próximo gritando, me acusando: “ladrão! Você<text:s/>está<text:s/>querendo roubar um carro”, ela repetia essas palavras aos berros, chamando atenção de todos ao redor, aquela acusação foi como um<text:s/>soco<text:s/>no estômago, eu, que<text:s/>nunca<text:s/>havia<text:s/>roubado<text:s/>nada e ser chamado disso foi um grande insulto, mas naquela hora minha reação foi dizer que não era ladrão e que estava esperando<text:s/>apenas<text:s/>um prato de comida.</text:p>
      <text:p text:style-name="P948"><text:span text:style-name="T949">Voltei depressa para a igreja</text:span><text:span text:style-name="T950">,</text:span><text:span text:style-name="T951"><text:s/>com lágrimas nos olhos</text:span><text:span text:style-name="T952">, e comecei a conversar com</text:span><text:span text:style-name="T953"><text:s/>Deus</text:span><text:span text:style-name="T954"><text:s/>em tom de desabafo: “Senhor,</text:span><text:span text:style-name="T955"><text:s/>por</text:span><text:span text:style-name="T956"><text:s/></text:span><text:span text:style-name="T957">qu</text:span><text:span text:style-name="T958">e</text:span><text:span text:style-name="T959"><text:s/>tudo isso está acontecendo comigo</text:span><text:span text:style-name="T960">?”<text:s/></text:span><text:span text:style-name="T961">Meu coração</text:span><text:span text:style-name="T962"><text:s/>estava pesado<text:s/></text:span><text:span text:style-name="T963">e<text:s/></text:span><text:span text:style-name="T964">me fez pensar em desistir</text:span><text:span text:style-name="T965"><text:s/></text:span><text:span text:style-name="T966">e</text:span><text:span text:style-name="T967"><text:s/>voltar para a Lajes</text:span><text:span text:style-name="T968">, sentia que havia<text:s/></text:span><text:span text:style-name="T969">chegado<text:s/></text:span><text:span text:style-name="T970">ao</text:span><text:span text:style-name="T971"><text:s/>meu limite</text:span><text:span text:style-name="T972">.<text:s/></text:span><text:span text:style-name="T973">Foi então que o telefone tocou</text:span><text:span text:style-name="T974">, e</text:span><text:span text:style-name="T975">ra a Dani</text:span><text:span text:style-name="T976"><text:s/>perguntando<text:s/></text:span><text:span text:style-name="T977">se eu estava bem, e, ainda tomado pela ira e frustração, contei toda a situação</text:span><text:span text:style-name="T978">, m</text:span><text:span text:style-name="T979">as</text:span><text:span text:style-name="T980"><text:s/></text:span><text:span text:style-name="T981">com a sabedoria a Dani me respondeu com palavras que cortaram a tempestade dentro de mim:</text:span><text:span text:style-name="T982"><text:s/>“</text:span><text:span text:style-name="T983">Não fica entristecido</text:span><text:span text:style-name="T984">,</text:span><text:span text:style-name="T985"><text:s/>Deus está construindo o seu testemunho</text:span><text:span text:style-name="T986">.<text:s/></text:span><text:span text:style-name="T987">Aquelas palavras entraram no meu coração como um bálsamo</text:span><text:span text:style-name="T988"><text:s/>e decidi continuar firme no chamado e no</text:span><text:span text:style-name="T989"><text:s/>propósito</text:span><text:span text:style-name="T990"><text:s/>que Ele havia colocado diante de mim.</text:span></text:p>
      <text:p text:style-name="P991">Depois da saída do Xote Santo,<text:s/>deixei de tocar a sanfona e voltei a ministrar louvor na igreja com a guitarra, mas sentia muita falta de tocar o instrumento e perguntava a Deus se o propósito da sanfona na minha vida<text:s/>havia se encerrado, mas no meu coração queimava<text:s/>com a certeza<text:s/>que não,<text:s/>e com esse instrumento Deus iria me usar para fazer a obra<text:s/>d’Ele.<text:s/>Nas madrugadas<text:s/>passava<text:s/>horas<text:s/>orando no altar da igreja,<text:s/>meu lugar de intimidade<text:s/>com o Senhor, ali comecei a<text:s/>compor louvores,<text:s/>e um deles<text:s/>nasceu de forma<text:s/>especial:<text:s/>“Vou derrubar gigantes”. Eu escrevi<text:s/>essa canção<text:s/>para mim mesmo, como uma oração, pedindo que Deus<text:s/>derrubasse<text:s/>todos<text:s/>os gigantes que<text:s/>haviam<text:s/>se levantado contra a minha vida.</text:p>
      <text:p text:style-name="P992"><text:span text:style-name="T993">Durante essas vigílias</text:span><text:span text:style-name="T994">,</text:span><text:span text:style-name="T995"><text:s/>comecei a<text:s/></text:span><text:span text:style-name="T996">pedir</text:span><text:span text:style-name="T997"><text:s/></text:span><text:span text:style-name="T998">a<text:s/></text:span><text:span text:style-name="T999">Deus uma<text:s/></text:span><text:span text:style-name="T1000">nova</text:span><text:span text:style-name="T1001"><text:s/>sanfona, e<text:s/></text:span><text:span text:style-name="T1002">Ele<text:s/></text:span><text:span text:style-name="T1003">não demorou<text:s/></text:span><text:span text:style-name="T1004">a responder</text:span><text:span text:style-name="T1005">. D</text:span><text:span text:style-name="T1006">epois de um culto</text:span><text:span text:style-name="T1007">,</text:span><text:span text:style-name="T1008"><text:s/>uma irmã chamada Jussara</text:span><text:span text:style-name="T1009"><text:s/>se aproximou e contou havia tido<text:s/></text:span><text:span text:style-name="T1010">um sonho que teve comigo</text:span><text:span text:style-name="T1011"><text:s/>e<text:s/></text:span><text:span text:style-name="T1012"><text:s/>no sonho ela me presenteava com uma sanfona ou um teclado, então ela me perguntou</text:span><text:span text:style-name="T1013">:</text:span><text:span text:style-name="T1014"><text:s/></text:span><text:span text:style-name="T1015">“</text:span><text:span text:style-name="T1016">qual desses eu queria ganhar porque Deus<text:s/></text:span><text:span text:style-name="T1017">mandou eu te</text:span><text:span text:style-name="T1018"><text:s/>dar</text:span><text:span text:style-name="T1019">”</text:span><text:span text:style-name="T1020">,<text:s/></text:span><text:span text:style-name="T1021">sem hesitar,</text:span><text:span text:style-name="T1022"><text:s/>respondi: “é a sanfona”, ela pediu que<text:s/></text:span><text:span text:style-name="T1023">eu até<text:s/></text:span><text:span text:style-name="T1024">a loja</text:span><text:span text:style-name="T1025">,</text:span><text:span text:style-name="T1026"><text:s/>escolhesse<text:s/></text:span><text:span text:style-name="T1027">o instrumento e avisasse<text:s/></text:span><text:span text:style-name="T1028">e<text:s/></text:span><text:span text:style-name="T1029">para que ela pudesse pagar</text:span><text:span text:style-name="T1030"><text:s/>diret</text:span><text:span text:style-name="T1031">amente</text:span><text:span text:style-name="T1032"><text:s/>e assim foi feito, a promessa da sanfona ressurgiu novamente</text:span><text:span text:style-name="T1033"><text:s/>na minha vida</text:span><text:span text:style-name="T1034">.<text:s/></text:span><text:span text:style-name="T1035">Com o novo instrumento nas mãos, voltei a cantar e tocar na igreja, e um grande avivamento se espalhou naquele lugar</text:span><text:span text:style-name="T1036">, c</text:span><text:span text:style-name="T1037">onvites começaram a surgir para ministrar em outras igrejas, e eu sabia que Deus estava reabrindo um capítulo que Ele mesmo havia escrito.</text:span></text:p>
      <text:p text:style-name="P1038"><text:span text:style-name="T1039">Assim, minha jornada como CRENTE nordestino se fortaleceu ainda mais em Brasília,<text:s/></text:span><text:span text:style-name="T1040">a minha experiência morando na igreja me trouxe ensinamentos que carrego até hoje comigo,</text:span><text:span text:style-name="T1041"><text:s/></text:span><text:span text:style-name="T1042">as provações vividas em Brasília as que relatei e as que não foram escritas, carrego uma palavra de Deus em meu<text:s/></text:span><text:soft-page-break/><text:span text:style-name="T1043">coração:<text:s/></text:span><text:span text:style-name="T1044">“</text:span><text:span text:style-name="T1045">Sabemos que todas as coisas cooperam para o bem daqueles que amam a Deus, daqueles que são chamados segundo o seu propósito...” Rm 8:28</text:span><text:span text:style-name="T1046">.</text:span><text:span text:style-name="T1047"><text:s/>E é com essa convicção, essa fé inabalável que me acompanha desde os dias difíceis em<text:s/></text:span><text:span text:style-name="T1048">Lajes<text:s/></text:span><text:span text:style-name="T1049">do Cabugi<text:s/></text:span><text:span text:style-name="T1050">e as provações em Brasília,</text:span><text:span text:style-name="T1051"><text:s/>que sigo adiante, pronto para levar a<text:s/></text:span><text:span text:style-name="T1052">palavra</text:span><text:span text:style-name="T1053"><text:s/>do evangelho a cada canto do Brasil e<text:s/></text:span><text:span text:style-name="T1054">até aos confins da terra,</text:span><text:span text:style-name="T1055"><text:s/>confiando que o Senhor continuará a abrir novos caminhos e a transformar<text:s/></text:span><text:span text:style-name="T1056">os desafios<text:s/></text:span><text:span text:style-name="T1057">em uma nova oportunidade de vitória.</text:span></text:p>
      <text:p text:style-name="P1058"/>
      <text:p text:style-name="P1059"/>
      <text:p text:style-name="P1060"/>
      <text:p text:style-name="P1061"/>
      <text:soft-page-break/>
      <text:h text:style-name="P1062" text:outline-level="1">Capítulo 7: Encontro de Amor – A Promessa Cumprida no Dia dos Namorados</text:h>
      <text:p text:style-name="P1063">Durante os quatros anos<text:s/>que<text:s/>vivi em Lajes do Cabugi<text:s/>após a minha conversão, dediquei minha vida inteiramente<text:s/>a Deus me consagrando para encontrar a minha futura esposa, as minha<text:s/>subidas ao monte,<text:s/>eu apresentava um pedido<text:s/>específico, que Deus enviasse<text:s/>a mulher que<text:s/>faria<text:s/>meus olhos brilharem, não apenas pela beleza, mas por ser aquela escolhida para caminhar comigo<text:s/>no<text:s/>propósito<text:s/>que Ele já havia traçado<text:s/>para minha vida,<text:s/>Logo no início da minha caminhada cristã, recebi<text:s/>uma palavra: “A glória da última casa seria maior que a da primeira...” Ag 2:9.<text:s/></text:p>
      <text:p text:style-name="P1064">Quando recebi aquela<text:s/>profecia, imaginei<text:s/>que<text:s/>seu cumprimento<text:s/>seria rápido. Mas o tempo começou a passar<text:s/>um<text:s/>ano, dois, três, quatro<text:s/>e nada, aos poucos, comecei a duvidar se realmente havia sido Deus quem falou comigo. O<text:s/>meu<text:s/>maior<text:s/>sonho era constituir<text:s/>família,<text:s/>toda vez que<text:s/>via um casal entrando na igreja com o filhinho dizia pra Deus:<text:s/>“Pai é isso que eu quero para mim”. Mas<text:s/>havia dias em que minha fé balançava,<text:s/>ainda assim, eu tentava demonstrar com<text:s/>atitudes que<text:s/>continuava<text:s/>crendo,<text:s/>por exemplo,<text:s/>ninguém<text:s/>se<text:s/>sentava na cadeira ao meu lado<text:s/>durante o culto,<text:s/>porque eu<text:s/>dizia<text:s/>que aquele lugar<text:s/>era da minha futura esposa, alguns<text:s/>riam e me chamavam<text:s/>de<text:s/>doido, mas<text:s/>eu<text:s/>sabia que Deus estava preparando o melhor para mim<text:s/>além daquilo que podia imaginar.</text:p>
      <text:p text:style-name="P1065">Fiz um voto ao Senhor de só beijar a mulher da minha vida,<text:s/>não foi fácil<text:s/>fui testado nesse voto, mas<text:s/>pela graça de Deus<text:s/>me mantive fiel,<text:s/>alguns irmãos até tentavam<text:s/>me ajudar fazendo<text:s/>“arrumadinhos” e sugerindo pretendentes,<text:s/>mas no meu coração<text:s/>havia<text:s/>uma<text:s/>certeza<text:s/>de<text:s/>que não era<text:s/>o<text:s/>que Deus havia escolhido, foi então que recebi uma palavra: “sua esposa não é de Lajes,<text:s/>ela é de longe”. Aquilo me deixou<text:s/>confuso como isso<text:s/>iria<text:s/>acontecer, não tinha planos e nem<text:s/>expectativas de sair da minha terra, mas só<text:s/>me<text:s/>restava acreditar que Deus estava trabalhando em meu favor, enquanto esperava a minha amada me lancei<text:s/>com mais dedicação<text:s/>na obra do Senhor, tinha dias<text:s/>em que<text:s/>estava no<text:s/>Salmos<text:s/>40 “esperei com paciência no Senhor...” e outros momentos pulava para o Salmos<text:s/>70 “Apressa-me Senhor em me ajudar..”.</text:p>
      <text:p text:style-name="P1066">Quando recebi o convite do Xote Santo para morar em Brasília, comecei a ver o agir do Senhor, cheguei em abril de 2008,<text:s/>e o mês<text:s/>de<text:s/>maio passamos<text:s/>todo viajando pelo<text:s/>o Norte do Brasil fazendo missões, e ficava perguntado<text:s/>ao<text:s/>Senhor<text:s/>“onde está a minha esposa”, Deus sabendo da inquietação do meu coração<text:s/>preparou um momento<text:s/>para reafirmar as<text:s/>Suas<text:s/>promessas, na última ministração da banda, o<text:s/>apóstolo<text:s/>Wilker virou-se<text:s/>para trás<text:s/>e<text:s/>apontou<text:s/>em minha direção e lançou<text:s/>uma palavra profética: “quando você chegar em Brasília,<text:s/>vai conhecer a sua esposa”. Aquela palavra me alegrou e trouxe um ânimo de que Deus estava me vendo<text:s/>e agora a minha expectativa só aumentava.</text:p>
      <text:p text:style-name="P1067"><text:span text:style-name="T1068">No dia 12 de junho de 2008, Dia dos Namorados, uma data que, para muitos, simboliza o amor e a união. Para mim, esse dia se tornaria o marco<text:s/></text:span><text:span text:style-name="T1069">em minha vida.</text:span><text:span text:style-name="T1070"><text:s/>Naquela quinta-feira, por volta das 19h30, eu estava de<text:s/></text:span><text:span text:style-name="T1071">cabeça baixa afinando um contrabaixo para tocar no ministério<text:s/></text:span><text:span text:style-name="T1072">de louvor<text:s/></text:span><text:span text:style-name="T1073">na igreja da qual o Xote Santo fazia parte</text:span><text:span text:style-name="T1074">. Eu estava imerso em meus pensamentos, na emoção que a música sempre trazia, quando algo extraordinário aconteceu.</text:span></text:p>
      <text:p text:style-name="P1075"><text:span text:style-name="T1076">No meio da congregação, observei uma jovem ajoelhada, de semblante concentrado e olhos fechados em profunda oração.<text:s/></text:span><text:span text:style-name="T1077">Meus olhos fixaram naquela jovem até que ela se levantou</text:span><text:span text:style-name="T1078">. Um pensamento passou<text:s/></text:span><text:soft-page-break/><text:span text:style-name="T1079">pela minha mente: “Meu Deus, o culto ainda nem começou, mas já estou vendo um anjo”. Durante aquele louvor, o maior glória a Deus era o meu, senti algo em meu coração que mudou de forma<text:s/></text:span><text:span text:style-name="T1080">inexplicável nunca sentido antes. Mas ela de olhos fechados adorando a Deus não percebeu nada.</text:span></text:p>
      <text:p text:style-name="P1081"><text:span text:style-name="T1082">No final do culto</text:span><text:span text:style-name="T1083">,</text:span><text:span text:style-name="T1084"><text:s/>fomos apresentados,</text:span><text:span text:style-name="T1085"><text:s/>foi uma momento rápido, mas para mim parecia que o tempo tinha desacelerado, no entanto<text:s/></text:span><text:span text:style-name="T1086">um sentimento de inferioridade</text:span><text:span text:style-name="T1087"><text:s/>tomou conta de mim,<text:s/></text:span><text:span text:style-name="T1088"><text:s/>rapidamente sair da sua presença, as provações no nordeste tinha afetado a minha autoestima</text:span><text:span text:style-name="T1089">,</text:span><text:span text:style-name="T1090"><text:s/></text:span><text:span text:style-name="T1091">meu</text:span><text:span text:style-name="T1092"><text:s/>o rosto<text:s/></text:span><text:span text:style-name="T1093">estava<text:s/></text:span><text:span text:style-name="T1094">tomado de espinhas e naquela noite fui conversar com Jesus e abri o meu coração</text:span><text:span text:style-name="T1095"><text:s/>e disse</text:span><text:span text:style-name="T1096"><text:s/></text:span><text:span text:style-name="T1097">que</text:span><text:span text:style-name="T1098"><text:s/>não<text:s/></text:span><text:span text:style-name="T1099">suportaria</text:span><text:span text:style-name="T1100"><text:s/>sofrer por<text:s/></text:span><text:span text:style-name="T1101">um amor que não fosse</text:span><text:span text:style-name="T1102"><text:s/>correspondido,</text:span><text:span text:style-name="T1103"><text:s/>fiz uma oração sincera: “Senhor,</text:span><text:span text:style-name="T1104"><text:s/>se<text:s/></text:span><text:span text:style-name="T1105">esse sentimento que está nascendo for realmente Teu, confirma também no coração dela”<text:s/></text:span><text:span text:style-name="T1106">fosse de Deus aquele sentimento que estava surgindo que o Senhor confirmasse nela também.</text:span><text:span text:style-name="T1107"><text:s/></text:span><text:span text:style-name="T1108">E, com essa entrega, depositei meus medos e minhas esperanças nas mãos d’Aquele que escreve as melhores histórias.</text:span></text:p>
      <text:p text:style-name="P1109"><text:span text:style-name="T1110">Nos encontramos na quinta-feira seguinte, pois a banda tocava com frequência nos finais de semana, depois desse culto</text:span><text:span text:style-name="T1111">,</text:span><text:span text:style-name="T1112"><text:s/>alguns irmãos se reuniram para interceder sobre os alvos de oração, foi<text:s/></text:span><text:span text:style-name="T1113">nesse momento que ela compartilhou uma preocupação com</text:span><text:span text:style-name="T1114"><text:s/></text:span><text:span text:style-name="T1115">a</text:span><text:span text:style-name="T1116"><text:s/>saúde de um tio dela, após finalizado aquele momento<text:s/></text:span><text:span text:style-name="T1117">percebi que era o momento ideal para romper o silêncio que nos separava e me aproximar dela de maneira discreta e respeitosa.</text:span></text:p>
      <text:p text:style-name="P1118"><text:span text:style-name="T1119">Com o coração acelerado e uma coragem que parecia vir do próprio Espírito Santo, aproximei-me dela e ofereci uma oração em favor de seu tio</text:span><text:span text:style-name="T1120"><text:s/></text:span><text:span text:style-name="T1121">que enfrentava dificuldades de saúde.<text:s/></text:span><text:span text:style-name="T1122">Contei que tinha um caderno de oração e se eu quisesse poderia colocar o nome dele</text:span><text:span text:style-name="T1123"><text:s/>e</text:span><text:span text:style-name="T1124"><text:s/>que me comprometeria em oração.</text:span><text:span text:style-name="T1125"><text:s/>Foi uma forma de mostrar meu interesse não apenas em conhecer a pessoa, mas também de servir e ajudar, manifestando o amor que Deus tão abundantemente derramava em minha vida.<text:s/></text:span></text:p>
      <text:p text:style-name="P1126"><text:span text:style-name="T1127">Esse gesto simples, mas sincero, abriu a porta para um diálogo<text:s/></text:span><text:span text:style-name="T1128">em que ela me pediu oração em favor de sua vida, e sem pestanejar perguntei qual área especifica e ela relatou em breves palavras a área sentimental.</text:span><text:span text:style-name="T1129"><text:s/>Esse momento fortaleceu a conexão entre nós, pois ela viu que minhas orações não eram vazias, mas um reflexo do compromisso que eu tinha com a verdade do evangelho.</text:span></text:p>
      <text:p text:style-name="P1130"><text:span text:style-name="T1131">Eu orava fervorosamente para que ela pudesse me enxergar com os mesmos olhos que o Senhor me enxergava,<text:s/></text:span><text:span text:style-name="T1132">até hoje brinco que “Jesus passou um colírio santo nos olhos dela”</text:span><text:span text:style-name="T1133">. Acredito que foi a influência da palavra que me acompanhava desde os tempos difíceis, que dizia: "A glória da última casa será maior que a primeira." Ag 2:9. Essa promessa, que carregava em si a esperança de um novo começo, se materializava naquela relação.</text:span></text:p>
      <text:p text:style-name="P1134"><text:span text:style-name="T1135">No encontro seguinte,<text:s/></text:span><text:span text:style-name="T1136">surgiu a oportunidade de levá-la em</text:span><text:span text:style-name="T1137"><text:s/>casa juntamente com dois irmãos da igreja, sentados na parte de trás do carro, saiu palavras da minha boca que não foram de mim,<text:s/></text:span><text:span text:style-name="T1138">e</text:span><text:span text:style-name="T1139">u não planejava nada, mas Deus em Sua forma tão única de conduzir as coisas, me deu uma ousadia que não vinha de mim</text:span><text:span text:style-name="T1140">, c</text:span><text:span text:style-name="T1141">om o caderno de oração nas mãos, olhei em seus olhos e, sem pensar muito, as palavras escapara</text:span><text:span text:style-name="T1142">m</text:span><text:span text:style-name="T1143">: “você é tão linda, mas tão linda que parece uma boneca, você é a mulher que peço nas minhas orações”, e rapidamente desconversei envergonhado do que acabara de dizer e ela também ficou sem jeito, mas foram essas palavras que minha esposa recorda que começou a me olhar com outros olhos.</text:span></text:p>
      <text:p text:style-name="P1144"><text:span text:style-name="T1145">Foi necessário essas palavras ditas do fundo do meu coração com verdade e sinceridade pois ela já havia vivido muitas dores e desilusões em seu relacionamento passado pois tinha sido casada e abandonada<text:s/></text:span><text:soft-page-break/><text:span text:style-name="T1146">por motivo de traição, casou-se muito jovem e depois de um ano e meio casada veio a separação e com tudo que<text:s/></text:span><text:span text:style-name="T1147">havia</text:span><text:span text:style-name="T1148"><text:s/>vivido de um passado conturbado a<text:s/></text:span><text:span text:style-name="T1149">deixou cautelosa, mas a persistência do meu testemunho e a transparência de minha vida de fé foram gradualmente conquistando seu coração.</text:span></text:p>
      <text:p text:style-name="P1150"><text:span text:style-name="T1151">A intensidade desse relacionamento cresceu de forma natural e honesta. Em meio a desafios cotidianos<text:s/></text:span><text:span text:style-name="T1152">e conciliando a agenda do Xote Santo, não demorou muito para demonstrar os meus sentimentos</text:span><text:span text:style-name="T1153">, após um culto especialmente emocionante, sentei-a numa cadeira e, com o coração aberto, confessei todas as minhas intenções. Falei sobre o quanto eu havia aguardado por aquela oportunidade, sobre a promessa que Deus havia colocado em meu coração e sobre a certeza de que, juntos, poderíamos construir algo grandioso para a glória do Senhor<text:s/></text:span><text:span text:style-name="T1154">e completei dizendo “quero me casar com você” foi tão intensa a minha declaração que saiu até pedido de casamento.</text:span></text:p>
      <text:p text:style-name="P1155"><text:span text:style-name="T1156">O impacto de minhas palavras foi imediato. Ela ouviu com atenção<text:s/></text:span><text:span text:style-name="T1157">e assustada se escorregava pela cadeira</text:span><text:span text:style-name="T1158">, mas ao final daquela conversa sincera, manifestou que o que mais tocou seu coração foi a minha honestidade, coragem e a minha atitude de fé.<text:s/></text:span><text:span text:style-name="T1159">Por tudo isso ela aceitava orar comigo e<text:s/></text:span><text:span text:style-name="T1160">me conhecer mais profundamente, mas também iniciar um relacionamento<text:s/></text:span><text:span text:style-name="T1161">primeiramente</text:span><text:span text:style-name="T1162"><text:s/>na oração, para<text:s/></text:span><text:span text:style-name="T1163">que viesse<text:s/></text:span><text:span text:style-name="T1164">a<text:s/></text:span><text:span text:style-name="T1165">confirmação de Deus, pois não poderia errar em suas escolhas</text:span><text:span text:style-name="T1166">.</text:span></text:p>
      <text:p text:style-name="P1167">Depois<text:s/>de mais dois meses de oração e após as<text:s/>confirmações que ela havia pedido ao Senhor e<text:s/>para minha surpresa era<text:s/>justamente a<text:s/>mesma<text:s/>palavra que me acompanhavam desde de Lajes, “A glória da última casa vai ser maior que a primeira...” Ag 2:9,<text:s/>com essa certeza no coração, começamos a namorar, eu ainda estava na correria de viagens<text:s/>com<text:s/>o Xote Santo, e por isso<text:s/>nosso namoro nesse período foi marcado pelas ligações de celular,<text:s/>que aproveitamos para nos conhecer e para orarmos juntos, foram tantas conversas que me inspirei<text:s/>a compor<text:s/>uma música sobre o nosso namoro relatando essa fase das ligações intermináveis, que se tornaram o alicerce do nosso relacionamento.</text:p>
      <text:p text:style-name="P1168"><text:span text:style-name="T1169">A partir desse ponto, o namoro se fortaleceu<text:s/></text:span><text:span text:style-name="T1170">e com a saída do Xote Santo passámos a nos encontrarmos no cotidiano da igreja onde ele passou a trabalhar. Nos<text:s/></text:span><text:span text:style-name="T1171">cultos, em momentos de oração e, inclusive, em reuniões familiares que demonstravam o quanto Deus havia unido nossas vidas. O tempo passou, e nosso relacionamento foi amadurecendo, sempre pautado na busca incessante por agradar ao Senhor. Mesmo nos momentos em que os desafios externos surgiam</text:span><text:span text:style-name="T1172">,<text:s/></text:span><text:span text:style-name="T1173">seja por questões financeiras, seja por críticas permanecíamos firmes no propósito de viver o amor que o evangelho nos ensinava.</text:span></text:p>
      <text:p text:style-name="P1174">Mesmo com todas as<text:s/>dificuldades<text:s/>financeira, havia um sonho<text:s/>de construir um lar, esse<text:s/>foi o meu objetivo e o meu alvo de oração constante, fazíamos planos, traçávamos<text:s/>projetos<text:s/>e, acima de tudo, nutríamos uma<text:s/>fé<text:s/>inabalável<text:s/>de que Deus mudaria a nossa história. Em um desses momentos de oração, fui impulsionado<text:s/>a<text:s/>fazer algo diferente,<text:s/>levar um convite formal ao Senhor e conforme fui ministrado orientei a minha<text:s/>futura<text:s/>esposa a confeccioná-lo,<text:s/>e<text:s/>assim ela o fez,<text:s/>um convite decorado<text:s/>com duas alianças douradas,<text:s/>convidando o Senhor Jesus para o nosso casamento.</text:p>
      <text:p text:style-name="P1175">Então levei<text:s/>aquele convite<text:s/>ao monte e o queimei<text:s/>diante do altar invisível do céu,<text:s/>enquanto a<text:s/>fumaça subiu, minhas palavras subiram junto:<text:s/>que<text:s/>o Senhor<text:s/>Jesus<text:s/>recebesse o nosso casamento como aroma suave e fosse o convidado de honra<text:s/>do nosso grande dia. O tempo de espera foi curto,<text:s/>pouco tempo depois fomos tremendamente abençoados,<text:s/>desde a festa de casamento a mobília da nossa casa,<text:s/>foram tantos<text:s/>milagres que, para contá-los, eu precisaria de outro capítulo inteiro, mas posso dizer, sem sombra<text:s/><text:soft-page-break/>de dúvidas, que vivenciamos a prova viva da fidelidade e da misericórdia<text:s/>do Senhor<text:s/>sobre<text:s/>as nossas vidas.</text:p>
      <text:p text:style-name="P1176"><text:span text:style-name="T1177">Chegou, então,<text:s/></text:span><text:span text:style-name="T1178">o<text:s/></text:span><text:span text:style-name="T1179">tão esperado dia do nosso casamento</text:span><text:span text:style-name="T1180">. No dia 3 de outubro de 2009, um dia que foi verdadeiramente para a glória de Deus. A cerimônia, repleta de emoções e de testemunhos de fé, simbolizou a concretização de uma promessa que havia sido sussurrada em meio às orações e que, finalmente, se tornou realidade. Esse momento não apenas selou nossa união, mas também representou a manifestação de um milagre</text:span><text:span text:style-name="T1181">,<text:s/></text:span><text:span text:style-name="T1182">a transformação de dois corações marcados por passados dolorosos em um só propósito de servir ao Senhor.</text:span></text:p>
      <text:p text:style-name="P1183"><text:span text:style-name="T1184">O<text:s/></text:span><text:span text:style-name="T1185">nosso casamento se tornou<text:s/></text:span><text:span text:style-name="T1186">a prova viva de que, mesmo quando os caminhos parecem incertos e os desafios<text:s/></text:span><text:span text:style-name="T1187">parecem intransponíveis</text:span><text:span text:style-name="T1188">, Deus</text:span><text:span text:style-name="T1189"><text:s/>é</text:span><text:span text:style-name="T1190"><text:s/>fiel para</text:span><text:span text:style-name="T1191"><text:s/>cumprir</text:span><text:span text:style-name="T1192"><text:s/>Suas promessas.</text:span><text:span text:style-name="T1193"><text:s/></text:span><text:span text:style-name="T1194">A partir daquele dia, nossa história<text:s/></text:span><text:span text:style-name="T1195">ganhou um novo capítulo, marcado</text:span><text:span text:style-name="T1196"><text:s/>pela comunhão diária e pela dedicação a uma missão maior:<text:s/></text:span><text:span text:style-name="T1197">a de<text:s/></text:span><text:span text:style-name="T1198">levar a Palavra do evangelho a todos os cantos do Brasil<text:s/></text:span><text:span text:style-name="T1199">e aonde mais o Senhor quiser nos enviar</text:span><text:span text:style-name="T1200">.<text:s/></text:span><text:span text:style-name="T1201"><text:s/></text:span><text:span text:style-name="T1202">Eu, que já havia sido<text:s/></text:span><text:span text:style-name="T1203">profundamente</text:span><text:span text:style-name="T1204"><text:s/>transformado pelos sinais<text:s/></text:span><text:span text:style-name="T1205">e milagres<text:s/></text:span><text:span text:style-name="T1206">de Deus, agora<text:s/></text:span><text:span text:style-name="T1207">tinha ao meu lado<text:s/></text:span><text:span text:style-name="T1208">Dani, a parceira ideal para essa<text:s/></text:span><text:span text:style-name="T1209">caminhada,<text:s/></text:span><text:span text:style-name="T1210">j</text:span><text:span text:style-name="T1211">untos aprendemos a enfrentar as lutas com fé e perseverança, e a celebrar cada bênção como presente especial do Céu.</text:span></text:p>
      <text:p text:style-name="P1212"><text:span text:style-name="T1213">Ao olhar para trás, percebo que aquele encontro, no Dia dos Namorados de 2008, foi muito mais do que uma coincidência ou um simples encontro de duas pessoas. Dani, com sua fé, sua sinceridade e seu</text:span><text:span text:style-name="T1214"><text:s/>coração disposto a perdoar e a acreditar<text:s/></text:span><text:span text:style-name="T1215">nas minhas promessas</text:span><text:span text:style-name="T1216">, se tornou o símbolo da esperança que sempre carreguei em minha alma. Ela provou que, mesmo após anos de dores e desilusões, é possível encontrar um novo caminho, de amor e de compromisso com a verdade do evangelho.</text:span></text:p>
      <text:p text:style-name="P1217">E assim, com o coração transbordando de gratidão e a alma renovada pela presença de Deus, iniciamos uma nova etapa das nossas vidas. Nosso namoro, que começou com gestos simples e sinceros de oração e de apoio mútuo, floresceu e se transformou em uma união sólida, que hoje é celebrada não apenas por nós, mas por todos aqueles que testemunham a obra transformadora do Senhor em nossas vidas.</text:p>
      <text:p text:style-name="P1218"><text:span text:style-name="T1219">Que este capítulo seja um testemunho do poder do amor de Deus, que transforma e renova, que une e cura. Pois, se aquele encontro, marcado pela<text:s/></text:span><text:span text:style-name="T1220">aquela mulher de joelhos</text:span><text:span text:style-name="T1221"><text:s/>e pelo fervor das orações, foi capaz de mudar o curso da minha vida, imagine o que pode fazer na vida daqueles que buscam sinceramente a Sua presença. A história de nosso amor é a prova viva de que, quando Deus age, todas as promessas se cumprem e que o verdadeiro amor nasce da fé e da entrega total ao Seu propósito.</text:span></text:p>
      <text:p text:style-name="P1222"/>
      <text:soft-page-break/>
      <text:h text:style-name="P1223" text:outline-level="1">Capítulo 8: Ministério Itinerante e o Nascimento de Matheus – A Manifestação de Promessas</text:h>
      <text:p text:style-name="P1224"><text:span text:style-name="T1225">Após o casamento, uma nova fase começou a se delinear em minha trajetória ministerial enquanto caminhava com minha esposa, Dani, para edificar nossa vida juntos em Brasília, Deus já vinha abrindo portas para que Sua mensagem ecoasse em lugares distantes e desconhecidos<text:s/></text:span><text:span text:style-name="T1226">com a minha sanfona</text:span><text:span text:style-name="T1227">. Esse período marcou o início do ministério itinerante.<text:s/></text:span></text:p>
      <text:p text:style-name="P1228"><text:span text:style-name="T1229">Logo após o nosso casamento</text:span><text:span text:style-name="T1230">, começamos a sonhar com a gravação do meu primeiro CD, a pessoa que Deus usou para o cumprimento dessa promessa foi o apóstolo Wilker Dantas através da sua gravadora XS produção, os primeiros anos foram de consolidação do Ministério, eu vivia das ofertas dos pastores que me convidava para ministrar e da venda do CD, muitas vezes, os homens falharam comigo, mas em nenhum momento Deus deixou de suprir as minhas necessidades.</text:span></text:p>
      <text:p text:style-name="P1231">E, como está escrito, “quem é fiel no pouco, também é fiel no muito” Lc 16:10. Permanecendo fiel, vi o Senhor começar a me honrar<text:s/>e as portas se abriram, começou pela<text:s/>cidade do Gama, depois no entorno do Distrito Federal e, em pouco tempo, em todas as cidades de Brasília. Assim,<text:s/>sem presa no tempo d’Ele<text:s/>ia confirmando que o ministério que Ele havia me confiado estava no centro da Sua vontade.</text:p>
      <text:p text:style-name="P1232"><text:span text:style-name="T1233">Em 2010 gravei</text:span><text:span text:style-name="T1234"><text:s/>o</text:span><text:span text:style-name="T1235"><text:s/>meu primeiro CD, intitulado “É só vitória”, esse título<text:s/></text:span><text:span text:style-name="T1236">não foi escolhido por acaso</text:span><text:span text:style-name="T1237">,<text:s/></text:span><text:span text:style-name="T1238">marcava a minha trajetória cristã, porque era<text:s/></text:span><text:span text:style-name="T1239">a</text:span><text:span text:style-name="T1240"><text:s/>frase que<text:s/></text:span><text:span text:style-name="T1241">constantemente<text:s/></text:span><text:span text:style-name="T1242">saía dos meus lábios independentemente da situação.<text:s/></text:span><text:span text:style-name="T1243">Esse álbum</text:span><text:span text:style-name="T1244"><text:s/>se tornou a</text:span><text:span text:style-name="T1245"><text:s/>porta de entrada para um novo tempo ministerial</text:span><text:span text:style-name="T1246">.</text:span><text:span text:style-name="T1247"><text:s/></text:span><text:span text:style-name="T1248">F</text:span><text:span text:style-name="T1249">ortaleceu a minha convicção de que,<text:s/></text:span><text:span text:style-name="T1250">por meio</text:span><text:span text:style-name="T1251"><text:s/></text:span><text:span text:style-name="T1252">da música, eu poderia<text:s/></text:span><text:span text:style-name="T1253">alcançar</text:span><text:span text:style-name="T1254"><text:s/></text:span><text:span text:style-name="T1255">os corações sedentos<text:s/></text:span><text:span text:style-name="T1256">através do ritmo da sanfona</text:span><text:span text:style-name="T1257">.<text:s/></text:span><text:span text:style-name="T1258">O</text:span><text:span text:style-name="T1259">s anos<text:s/></text:span><text:span text:style-name="T1260">seguintes foram de intensa produção</text:span><text:span text:style-name="T1261">, gravei mais CDs e<text:s/></text:span><text:span text:style-name="T1262">um<text:s/></text:span><text:span text:style-name="T1263">DVD</text:span><text:span text:style-name="T1264">,<text:s/></text:span><text:span text:style-name="T1265">somando ao todo</text:span><text:span text:style-name="T1266"><text:s/>oito CDs e<text:s/></text:span><text:span text:style-name="T1267">um DVD e duas lives no youtube</text:span><text:span text:style-name="T1268">, além de inúmeros<text:s/></text:span><text:span text:style-name="T1269">vídeos e clipes também divulgados na mesma plataforma<text:s/></text:span><text:span text:style-name="T1270">e cada lançamento confirmava que Deus estava me usando de maneira sobrenatural para impactar vidas.</text:span></text:p>
      <text:p text:style-name="P1271"><text:span text:style-name="T1272">Apesar das incertezas<text:s/></text:span><text:span text:style-name="T1273">que marcaram o início da caminhada</text:span><text:span text:style-name="T1274">, a itinerância assumiu um papel fundamental na minha jornada ministerial.<text:s/></text:span><text:span text:style-name="T1275">O grande marco para uma nova fase desse ministério foi o nascimento do meu filho Matheus. A partir desse momento, algo começou a se romper no espiritual</text:span><text:span text:style-name="T1276">,</text:span><text:span text:style-name="T1277"><text:s/>a itinerância ganhou proporções muito maiores</text:span><text:span text:style-name="T1278">, p</text:span><text:span text:style-name="T1279">assei a receber convites para ministrar não apenas no Distrito Federal, mas em diversos estados do Brasil.</text:span><text:span text:style-name="T1280"><text:s/></text:span><text:span text:style-name="T1281">Muitas vezes, nos lugares onde eu cantava, novas portas se abriam para<text:s/></text:span><text:span text:style-name="T1282">outras<text:s/></text:span><text:span text:style-name="T1283">cidades</text:span><text:span text:style-name="T1284"><text:s/>e<text:s/></text:span><text:span text:style-name="T1285">foi assim que fiquei conhecido no meio pentecostal como<text:s/></text:span><text:span text:style-name="T1286">“o<text:s/></text:span><text:span text:style-name="T1287">sanfoneiro de Jesus</text:span><text:span text:style-name="T1288">”</text:span><text:span text:style-name="T1289">.</text:span></text:p>
      <text:p text:style-name="P1290"><text:span text:style-name="T1291">Quase todo final de semana, eu embarcava num avião, voando de um estado para outro</text:span><text:span text:style-name="T1292">,<text:s/></text:span><text:span text:style-name="T1293">a minha rotina era ministrar em</text:span><text:span text:style-name="T1294"><text:s/>cultos</text:span><text:span text:style-name="T1295"><text:s/></text:span><text:span text:style-name="T1296">e congressos</text:span><text:span text:style-name="T1297">, eu levava comigo o</text:span><text:span text:style-name="T1298"><text:s/>testemunho do</text:span><text:span text:style-name="T1299"><text:s/>louvor</text:span><text:span text:style-name="T1300"><text:s/></text:span><text:span text:style-name="T1301">“Vou Derrubar Gigante”</text:span><text:span text:style-name="T1302">,<text:s/></text:span><text:span text:style-name="T1303">essa canção<text:s/></text:span><text:span text:style-name="T1304">que<text:s/></text:span><text:span text:style-name="T1305">Deus havia me entregue nas madrugadas dormindo no altar da igreja,<text:s/></text:span><text:span text:style-name="T1306">havia começado a ressoar nas igrejas e que rapidamente se espalhou pelo meio pentecostal do Nordeste e de outras regiões.</text:span></text:p>
      <text:p text:style-name="P1307"><text:span text:style-name="T1308">Nas estradas e nos aeroportos,<text:s/></text:span><text:span text:style-name="T1309">eu<text:s/></text:span><text:span text:style-name="T1310">vivia</text:span><text:span text:style-name="T1311"><text:s/>experiências únicas</text:span><text:span text:style-name="T1312">.<text:s/></text:span><text:span text:style-name="T1313">Quando o avião subia eu me lembrava de onde</text:span><text:span text:style-name="T1314"><text:s/></text:span><text:span text:style-name="T1315">Deus</text:span><text:span text:style-name="T1316"><text:s/>havia<text:s/></text:span><text:span text:style-name="T1317">me</text:span><text:span text:style-name="T1318"><text:s/>tirado<text:s/></text:span><text:span text:style-name="T1319">do fundo do poço</text:span><text:span text:style-name="T1320">,</text:span><text:span text:style-name="T1321"><text:s/></text:span><text:span text:style-name="T1322">e para onde Ele estava me levando</text:span><text:span text:style-name="T1323">,</text:span><text:span text:style-name="T1324"><text:s/></text:span><text:span text:style-name="T1325">a</text:span><text:span text:style-name="T1326">o</text:span><text:span text:style-name="T1327"><text:s/>meu</text:span><text:span text:style-name="T1328"><text:s/>chamado<text:s/></text:span><text:span text:style-name="T1329">me<text:s/></text:span><text:span text:style-name="T1330">guia</text:span><text:span text:style-name="T1331">ndo</text:span><text:span text:style-name="T1332"><text:s/></text:span><text:span text:style-name="T1333">de forma sobrenatural. Viajar de avião, algo que antes me parecia distante e inatingível, se tornou parte do meu cotidiano e, com ele, a certeza de que o Senhor estava abrindo novas portas para o ministério.<text:s/></text:span></text:p>
      <text:soft-page-break/>
      <text:p text:style-name="P1334"><text:span text:style-name="T1335">A emoção de tocar em grandes congressos, como Gideões Missionários da última Hora em Camboriú</text:span><text:span text:style-name="T1336">/</text:span><text:span text:style-name="T1337">SC e<text:s/></text:span><text:span text:style-name="T1338">festividades das igrejas<text:s/></text:span><text:span text:style-name="T1339">também me permitiu conhecer pessoas que se tornariam importantes na minha caminhada ministerial. Pastores, missionários e líderes de diferentes partes do Brasil se reuniam para compartilhar a mensagem do evangelho, e eu, com a minha sanfona e com o testemunho de uma vida transformada, passava a ser reconhecido como um instrumento nas mãos do Senhor. Esse reconhecimento não só alimentava minha fé, mas também me mostrava que, independentemente da origem humilde ou dos desafios enfrentados, o poder transformador de Deus sempre se manifesta de maneira grandiosa.</text:span></text:p>
      <text:p text:style-name="P1340"><text:span text:style-name="T1341">Como relatei anteriormente o marco do romper do meu ministério foi o nascimento do meu filho</text:span><text:span text:style-name="T1342">,</text:span><text:span text:style-name="T1343"><text:s/>Matheus.<text:s/></text:span><text:span text:style-name="T1344">Ele não</text:span><text:span text:style-name="T1345"><text:s/>fo</text:span><text:span text:style-name="T1346">i apenas uma criança muito desejada, mas também uma promessa de Deus para nós e, junto com a sua chegada, viriam bênçãos abundantes para a nossa casa.</text:span></text:p>
      <text:p text:style-name="P1347"><text:span text:style-name="T1348">Lembro-me vividamente de um sábado</text:span><text:span text:style-name="T1349">,</text:span><text:span text:style-name="T1350"><text:s/></text:span><text:span text:style-name="T1351">no qual Deus falou três vezes sobre a chegada do Matheus.<text:s/></text:span><text:span text:style-name="T1352">Em meio à intensidade daquele dia, senti que Deus, que já havia me tirado do fundo do poço e me transformado, estava agora prestes a me presentear com o que há de mais precioso: um filho, um verdadeiro presente do Senhor.<text:s/></text:span></text:p>
      <text:p text:style-name="P1353">Durante a vigília, uma profetisa colocou a mão sobre o ventre de Dani, anunciando que a semente já estava firmemente plantada. Confesso que, naquele momento, nós mal imaginávamos a magnitude daquela promessa, ainda assim, com fé e humildade, decidimos confiar no Senhor e em Seu tempo perfeito.</text:p>
      <text:p text:style-name="P1354"><text:span text:style-name="T1355">No domingo seguinte, ao acordarmos, fizemos o teste de farmácia. Lá estava a confirmação: Dani estava grávida</text:span><text:span text:style-name="T1356">, e</text:span><text:span text:style-name="T1357">ssa notícia inundou nossos corações de alegria e gratidão. A palavra “</text:span><text:span text:style-name="T1358">Matheus</text:span><text:span text:style-name="T1359">”, que significa “presente de Deus”, foi escolhida com amor e significado. No dia<text:s/></text:span><text:span text:style-name="T1360">0</text:span><text:span text:style-name="T1361">7 de julho de 2013, como se marcado pelo número da perfeição,<text:s/></text:span><text:span text:style-name="T1362">Matheus</text:span><text:span text:style-name="T1363"><text:s/>nasceu, completando assim a promessa que o Senhor havia sussurrado durante tantos momentos de luta e esperança.</text:span></text:p>
      <text:p text:style-name="P1364"><text:span text:style-name="T1365">A integração de Matheus à nossa família também teve um profundo impacto no ministério itinerante. Durante as viagens, eu carregava comigo não só a bagagem física, mas a certeza de que, ao olhar para aquele rostinho, via a manifestação viva do amor de Deus.<text:s/></text:span><text:span text:style-name="T1366">Nas viagens</text:span><text:span text:style-name="T1367">, sempre<text:s/></text:span><text:span text:style-name="T1368">testemunhei que eu era a prova viva<text:s/></text:span><text:span text:style-name="T1369">de que o Senhor cumpre Suas promessas mesmo nos momentos mais difíceis,<text:s/></text:span><text:span text:style-name="T1370">uma de minhas composições fala sobre um pouco do meu testemunho que leva o título do livro “Crente Nordestino”.</text:span></text:p>
      <text:p text:style-name="P1371"><text:span text:style-name="T1372">A itinerância me ensinou a importância de levar a palavra de Deus onde ela fosse mais necessária, participei<text:s/></text:span><text:span text:style-name="T1373">de várias viagens missionárias</text:span><text:span text:style-name="T1374">. Por meio de minhas viagens, pude alcançar almas que, assim como eu, viviam na escuridão e ansiavam por um recomeço.<text:s/></text:span><text:span text:style-name="T1375">Através do meu testemunho de como Deus havia tirado da morte e libertado por uma visitação sobrenatural, existia uma esperança para os corações que desejavam uma mudança.</text:span></text:p>
      <text:p text:style-name="P1376">Com o passar do tempo, as gravações dos CDs, DVD e clipes se tornaram marcos na história do ministério. Cada lançamento era celebrado como uma vitória, um testemunho de que a mensagem de “Vou Derrubar Gigante” ecoava com força e impacto, transformando vidas e inspirando muitos a buscarem a luz do evangelho. A música, que havia sido o meu refúgio no passado, agora era a ferramenta pela qual eu proclamava as maravilhas de Deus, e o nascimento de Matheus se integrava a essa narrativa, mostrando que a transformação não se limita apenas à vida espiritual, mas também à família.</text:p>
      <text:soft-page-break/>
      <text:p text:style-name="P1377"><text:span text:style-name="T1378">Olhando para trás, percebo que o tempo de ministério itinerante foi mais do que uma fase de viagens e compromissos foi uma escola da vida e da fé</text:span><text:span text:style-name="T1379">.<text:s/></text:span><text:span text:style-name="T1380">Aprendi a lidar com a solidão dos quartos de hotel, sempre sentindo a falta da minha esposa e do meu filho. Ainda assim, transformei esses momentos em oportunidades para me aproximar mais do Senhor. Foi um tempo de amadurecimento, onde mantive minha integridade como prioridade, consciente de que carregava um testemunho de vida. Sempre levei comigo uma frase que se tornou um princípio:<text:s/></text:span><text:span text:style-name="T1381">“A unção pode até abrir portas, mas é o caráter que as mantém abertas.”</text:span><text:span text:style-name="T1382"><text:s/>E, pela fidelidade de Deus, todas as portas que Ele me fez atravessar continuam abertas, para a glória do Seu nome.</text:span></text:p>
      <text:p text:style-name="P1383"><text:span text:style-name="T1384">O nascimento de<text:s/></text:span><text:span text:style-name="T1385">Matheus</text:span><text:span text:style-name="T1386">, ocorrido num dia que se tornou simbólico</text:span><text:span text:style-name="T1387">, 07</text:span><text:span text:style-name="T1388"><text:s/>de julho de 2013</text:span><text:span text:style-name="T1389">,<text:s/></text:span><text:span text:style-name="T1390">selou essa nova fase com a bênção do cumprimento das promessas divinas. Esse pequeno, que logo seria chamado de “presente de Deus”, não apenas completou nossa família, mas também serviu de inspiração para o ministério que continuava a se expandir.<text:s/></text:span><text:span text:style-name="T1391">Matheus<text:s/></text:span><text:span text:style-name="T1392">representava a continuidade do legado de redenção que eu carregava, e sua chegada simbolizava que a obra do Senhor é feita de pequenas vitórias que, juntas, constroem um grande testemunho.</text:span></text:p>
      <text:p text:style-name="P1393"><text:span text:style-name="T1394">Assim, nesse capítulo, relato a intensidade de um período marcado pela itinerância ministerial e pelo cumprimento de promessas.<text:s/></text:span><text:span text:style-name="T1395">As viagens e<text:s/></text:span><text:span text:style-name="T1396">a<text:s/></text:span><text:span text:style-name="T1397">agenda cheia<text:s/></text:span><text:span text:style-name="T1398">foram parte de uma jornada que me levou do conforto da familiaridade para as estradas do Brasil, sempre guiado pela fé e pela certeza de que Deus estava abrindo novas portas para transformar vidas. A música, as viagens, o ministério itinerante e o nascimento de<text:s/></text:span><text:span text:style-name="T1399">Matheus<text:s/></text:span><text:span text:style-name="T1400">se entrelaçaram numa narrativa poderosa que continua a inspirar e a desafiar todos aqueles que, como eu, ousam confiar no Senhor mesmo quando as circunstâncias parecem intransponíveis.</text:span></text:p>
      <text:p text:style-name="P1401"><text:span text:style-name="T1402">Que este capítulo sirva de testemunho para todos os<text:s/></text:span><text:span text:style-name="T1403">CRENTES</text:span><text:span text:style-name="T1404"><text:s/>nordestinos e para aqueles que se encontram em jornadas de transformação. Pois, se Deus foi capaz de me levar de<text:s/></text:span><text:span text:style-name="T1405">Lajes</text:span><text:span text:style-name="T1406"><text:s/>do Cabugi aos palcos de grandes congressos, se Ele pode transformar<text:s/></text:span><text:span text:style-name="T1407">sacrifícios em bênçãos<text:s/></text:span><text:span text:style-name="T1408">e os<text:s/></text:span><text:span text:style-name="T1409">desafios em vitórias</text:span><text:span text:style-name="T1410">, imaginem o quão grandioso pode ser o Seu plano para cada um de nós. Meu ministério itinerante foi, sem dúvida, um período de intensas provações e de incontáveis bênçãos</text:span><text:span text:style-name="T1411">,<text:s/></text:span><text:span text:style-name="T1412">um tempo em que a fidelidade de Deus se manifestou<text:s/></text:span><text:span text:style-name="T1413">nos mínimos<text:s/></text:span><text:span text:style-name="T1414">detalhe, conduzindo-me a novos horizontes e confirmando que, quando confiamos plenamente no Senhor, nenhuma distância é grande demais e nenhuma promessa fica por cumprir.</text:span></text:p>
      <text:p text:style-name="P1415"/>
      <text:soft-page-break/>
      <text:h text:style-name="P1416" text:outline-level="1">Capítulo 9: A transição da Itinerância para o ministério pastoral</text:h>
      <text:p text:style-name="P1417">O Ministério pastoral aconteceu na minha vida como um fluir<text:s/>natural<text:s/>de Deus, não foi algo que eu busquei, mas<text:s/>uma porta que o<text:s/>próprio<text:s/>Senhor abriu,<text:s/>conectando-me<text:s/>com pessoas e de uma necessidade de acompanhar um pequeno grupo de irmãos. Esse início<text:s/>aconteceu em 2016,<text:s/>durante uma das viagens<text:s/>missionárias ao Piauí,<text:s/>por meio<text:s/>do Instituto Alcançando Vidas<text:s/>(IMAV), de Brasília, liderado<text:s/>pela<text:s/>querida<text:s/>missionária Terezinha.<text:s/>Nessa viagem,<text:s/>conheci<text:s/>os irmãos André e Waldyr,<text:s/>que me<text:s/>convidaram<text:s/>para conhecer um projeto missionário chamado “Amor nas Ruas”, que<text:s/>era realizado<text:s/>aos domingos pela manhã no Parque da 613/614 da Asa Sul, em Brasília.<text:s/></text:p>
      <text:p text:style-name="P1418">Na<text:s/>visita a<text:s/>esse projeto,<text:s/>conheci o Pastor Ivan Lopes,<text:s/>da Missão Cristã Vida Nova, sediada<text:s/>em Itaí/SP, após estreitar os laços de amizades com o pastor, fui ministrar em sua igreja<text:s/>naquela cidade,<text:s/>em uma de nossas conversas, ele<text:s/>me pediu para acompanhar e realizar os cultos domésticos de um ponto de pregação em Brasília, liderado<text:s/>pelas irmãs Ana Lúcia e Karuena. Elas<text:s/>que já<text:s/>vinham desenvolvendo<text:s/>esse trabalho, mas oravam<text:s/>para<text:s/>que<text:s/>Deus enviasse<text:s/>um casal de pastoral para assumir a liderança, por isso que relatei que o pastoreio na minha vida foi algo<text:s/>em<text:s/>que o Senhor foi me envolveu, conduzindo-me<text:s/>em<text:s/>Seu projeto.</text:p>
      <text:p text:style-name="P1419">Começamos realizando os cultos nos apartamentos das famílias. O grupo era pequeno, mas foi crescendo até que as reuniões passaram a acontecer no salão de festas do condomínio, com a chegada de novas famílias, o espaço já não comportava todos e com o apoio dos irmãos que participavam do projeto missionário no parque, surgiu a necessidade de alugar um local próprio para os cultos.</text:p>
      <text:p text:style-name="P1420">Em 2018, Deus abriu a porta da Igreja Exército da Salvação, na 610 Sul, em Brasília, passamos a alugar um dia na semana para os cultos, enquanto aos domingos continuávamos o trabalho missionário no Parque, que depois se expandiu para as entre quadras da Asa Sul.</text:p>
      <text:p text:style-name="P1421">Quando assumimos os cultos na Asa Sul, ainda morávamos no Gama. Era uma fase de muitos desafios e, ao mesmo tempo, de uma certeza que era o próprio Deus nos impulsionando a viver o novo. O convite para liderar aqueles encontros veio acompanhado de um chamado ainda maior: mudar de endereço para estar mais perto da obra.</text:p>
      <text:p text:style-name="P1422">Foi então que surgiu a oportunidade, nos foi ofertado por um irmão da igreja uma quitinete na Asa Norte, onde já estava pago seis meses de aluguel. Essa mudança vinha acompanhada de uma obra de desapego sair de perto da casa dos meus sogros, mas havia algo mais forte guiando nossos passos: a direção de Deus. Oramos, buscamos no Senhor a confirmação, e em unidade decidimos obedecer.</text:p>
      <text:p text:style-name="P1423">Nossa mudança foi apenas um sofá-cama, um rack e uma televisão. Deixamos para trás muitas coisas para abraçar a vontade de Deus, mas havia um propósito, e sabíamos que quando o Espírito Santo é quem conduz, Ele mesmo prepara o caminho.</text:p>
      <text:p text:style-name="P1424">O Pastor Ivan, homem de discernimento e sensibilidade à voz de Deus, recebeu uma direção clara do Senhor, entregar o ministério sob o qual estávamos até então cobertos espiritualmente. Ele não fez isso por acaso, nem por desistência, mas porque discerniu que o chamado que Deus estava colocando em nossas mãos era maior do que imaginávamos. Ele foi mais do que um líder nesse momento foi um<text:s/><text:soft-page-break/>incentivador, um profeta que apontou para o futuro e disse: “Vá, porque Deus é contigo.”</text:p>
      <text:p text:style-name="P1425"><text:span text:style-name="T1426">Confesso que me senti novamente desafiado, o ministério pastoral ainda era algo recente na minha vida. Eu estava aprendendo a caminhar nessa nova função, e agora o Senhor me chamava para liderar de forma plena. Orei, busquei no secreto a confirmação que meu coração precisava. E o Espírito Santo falou ao meu espírito com clareza: “Eu estou te entregando um grande ministério e um chamado.”<text:s/></text:span><text:span text:style-name="T1427">Devido a geografia da região onde se realizava os cultos mudamos o nome da igreja pra Igreja Cristã da Asa Sul.</text:span></text:p>
      <text:p text:style-name="P1428">Era janeiro de 2021. Eu e minha esposa viajamos para Lajes do Cabugi, minha cidade natal, a princípio, era apenas uma viagem a passeio. No entanto, havia algo acontecendo nos bastidores espirituais. Há algum tempo, já estávamos orando sobre a implantação de uma igreja naquela cidade. Foi ali, durante a estadia, que o Senhor confirmou Sua vontade também no coração dos pastores Júnior e Rosângela, com essa confirmação, não hesitamos e organizamos o primeiro culto e celebramos a Santa Ceia, não em um grande templo, mas na garagem da casa deles.</text:p>
      <text:p text:style-name="P1429"><text:span text:style-name="T1430">O apoio da sede em Brasília foi essencial com a união e o esforço de todos, conseguimos deixar uma igreja montada, equipada para funcionar, e com seis meses de aluguel já pagos. Entendemos que o Senhor estava nos conduzindo a<text:s/></text:span><text:span text:style-name="T1431">alargar as tendas</text:span><text:span text:style-name="T1432">. E esse alargamento começou justamente pelo Rio Grande do Norte, terra onde nasci.<text:s/></text:span></text:p>
      <text:p text:style-name="P1433"><text:span text:style-name="T1434">Foi ali que nossa visão se expandiu e conseguimos enxergar com clareza o desenho do ministério que Deus estava nos entregando:<text:s/></text:span><text:span text:style-name="T1435">um ministério voltado para famílias,</text:span><text:span text:style-name="T1436"><text:s/></text:span><text:span text:style-name="T1437">quando digo “nosso ministério”, é porque esse chamado não é apenas meu, minha esposa é parte essencial dessa missão. Deus estava nos entregando “</text:span><text:span text:style-name="T1438">Famílias no Altar”</text:span><text:span text:style-name="T1439">. Lembro-me das vezes em que, no monte, eu orava pedindo ao Senhor uma família. Ele, em Sua fidelidade, não apenas me deu a minha, mas me capacitou para ajudar a restaurar e erguer muitas outras, para a glória d’Ele.</text:span></text:p>
      <text:p text:style-name="P1440"><text:span text:style-name="T1441">Com esse propósito firme em nossos corações, ao voltarmos para Brasília, ainda em 2021, recebemos mais uma direção de Deus, mudar o nome da igreja. E assim nasceu oficialmente a<text:s/></text:span><text:span text:style-name="T1442">Igreja Cristã Família no Altar</text:span><text:span text:style-name="T1443">, não apenas um nome, mas uma missão clara da área da qual Deus queria nos usar.</text:span></text:p>
      <text:p text:style-name="P1444">Grande foi a colheita de almas na cidade de Lajes do Cabugi, Deus deu um grande crescimento e no mesmo ano foram abertas mais duas igrejas, no assentamento 3 de agosto, no munícipio de Lajes, foi doado um terreno e com ajuda da mão de obra dos irmãos e dos recursos financeiros arrecadados foi construído uma linda igreja, pastoreada pelos pastores Allys e Dayse. Em dezembro compramos um prédio na cidade de Fernando Pedroza, Rio Grande do Norte, e enviamos um casal de obreiro, os pastores Tácio e Luiza e Deus tem abençoado o chamado desse casal e de sua família trazendo um avivamento pra esta cidade.</text:p>
      <text:p text:style-name="P1445">Deus usa as coisas loucas para confundir as sábias, no lugar da minha desonra, na cidade onde muitos me viram com uma pessoa desacreditada traçando um caminho de morte através dos vícios, hoje através da minha vida temos a oportunidade de levantar a bandeira do evangelho na minha cidade natal, e de outras cidades, Deus tem me honrado pra glória de Dele e a Igreja Cristã Família no Altar está em pujante crescimento sólido na palavra e na graça de Deus, nesse tempo já conseguimos comprar um terreno para construir a sede regional do Nordeste, em 2023 semeamos o nosso carro e demos de entrada para compra de um terreno na cidade.</text:p>
      <text:soft-page-break/>
      <text:p text:style-name="P1446"><text:span text:style-name="T1447">O início de 2024 foi marcado por um mover sobrenatural de Deus em nosso ministério. Em poucos meses,<text:s/></text:span><text:span text:style-name="T1448">três novas igrejas nasceram no Rio Grande do Norte</text:span><text:span text:style-name="T1449">, fruto de oração, obediência e da graça divina que nos impulsiona a ir além. Chegávamos à capital,<text:s/></text:span><text:span text:style-name="T1450">Natal</text:span><text:span text:style-name="T1451">, sob a liderança dedicada dos pastores Jeferson e Kainara, que abraçaram o desafio de plantar a bandeira do Reino em uma cidade estratégica e cheia de oportunidades para a expansão do Evangelho.</text:span></text:p>
      <text:p text:style-name="P1452"><text:span text:style-name="T1453">Ao mesmo tempo, em<text:s/></text:span><text:span text:style-name="T1454">Macaíba</text:span><text:span text:style-name="T1455">, os pastores Rômulo e Elaine passaram a ser Família no Altar com o seu rebanho que cresce em um ambiente marcado pela acolhida e pelo amor. E em<text:s/></text:span><text:span text:style-name="T1456">Barcelona</text:span><text:span text:style-name="T1457">, os pastores Expedito e Genecy assumiram com coragem e fé a missão de construir, com alicerces firmes, um lugar de adoração e ensino sólido da Palavra.</text:span></text:p>
      <text:p text:style-name="P1458"><text:span text:style-name="T1459">Mas o Senhor ainda tinha mais, já em 2025 de maneira inesperada, uma nova porta se abriu: a<text:s/></text:span><text:span text:style-name="T1460">igreja em São Tomé/RN</text:span><text:span text:style-name="T1461"><text:s/></text:span><text:span text:style-name="T1462">nasceu sob a liderança do casal de obreiros José Neto e Adrya, não estava nos nossos planos, mas estava no coração de Deus. E, desde o primeiro culto, o nome do Senhor tem sido glorificado nessa cidade, confirmando que onde Ele envia, Ele também provê. Assim seguimos, testemunhando que este ministério é d’Ele, e as igrejas são altares erguidos para que Jesus Cristo seja conhecido e adorado.</text:span></text:p>
      <text:p text:style-name="P1463">No pastorado vivi muitas experiências de milagres de vidas sendo transformadas, casamento restaurados, reconciliação de famílias e vidas entregues ao Senhor Jesus, a maior recompensa de um pastor é essa ver a transformação de pessoas que chegaram destruídas na igreja e conseguiram se erguer e estão no caminho do Senhor Jesus, a minha vida hoje tem se dedicado a isso e louvo a Deus por Ele ter me escolhido e a minha família, me alegro em ver os meus filhos crescendo e trabalhando na obra do Senhor com alegria.</text:p>
      <text:p text:style-name="P1464">Nossa caminhada ministerial tem sido marcada por alianças geradas no coração de Deus. Uma delas é com a Igreja Liberdade Cristã, liderada pelos amados apóstolos Wilker e Lia Dantas, sempre as minhas bênçãos estão atreladas a vida desse casal, temos uma parceria do Encontro Face a Face realizado pela igreja deles, onde enviamos nossos membros para participarem desse Encontro é um momento em que o céu toca a terra e vidas são profundamente libertas e transformadas.</text:p>
      <text:p text:style-name="P1465">No dia 27 de setembro de 2023, vivemos um momento que ficará eternamente gravado em nossa história,<text:s/>recebemos das mãos desses amados irmãos, a unção apostólica sobre a minha vida e sobre a vida da minha esposa. Foi um marco profético, selado pela presença de Deus, que fortaleceu nossa missão e reafirmou nossa aliança de servir e impactar esta geração para Jesus Cristo.<text:s/></text:p>
      <text:p text:style-name="P1466">Ao<text:s/>encerrar<text:s/>este capítulo, não posso deixa de expressar minha<text:s/>profunda<text:s/>gratidão a Deus, que,<text:s/>em Sua infinita graça, me escolheu para<text:s/>o<text:s/>sublime<text:s/>chamado<text:s/>pastoral, sou<text:s/>imensamente<text:s/>grato pelas ovelhas<text:s/>preciosas<text:s/>deste rebanho,<text:s/>que não<text:s/>me pertencem, mas<text:s/>ao Senhor. Como está escrito em Jeremias 3:15 “Dar-vos-ei pastores segundo o meu coração, que vos apascentem com ciência e<text:s/>com inteligência.” Também agradeço pelo dom da sanfona, instrumento que se tornou mais uma voz para o louvor e a adoração. Dois ministérios distintos, mas unidos por um mesmo propósito, glorificar o nome<text:s/>de Jesus Cristo<text:s/>e alcançar vidas para o<text:s/>Reino de Deus. Tudo o que faço é para Ele, por Ele e para Sua glória.</text:p>
      <text:p text:style-name="P1467"/>
      <text:soft-page-break/>
      <text:h text:style-name="P1468" text:outline-level="1">Capítulo 10: Quebrando Maldições – O Resgate de Alice</text:h>
      <text:p text:style-name="P1469"><text:span text:style-name="T1470">A jornada ministerial me ensinou que, para cada ferida do passado, há uma promessa de redenção. E essa verdade se manifestou de forma muito especial quando Deus me deu a oportunidade de quebrar uma maldição que eu carregava há anos – a de não ter tido a presença de um pai. Eu sabia que, para que a obra do Senhor se cumprisse em minha vida, seria necessário transformar não apenas a minha própria existência, mas também a daqueles que me eram próximos. Foi aí que surgiu a decisão de trazer Alice,<text:s/></text:span><text:span text:style-name="T1471">minha filha, uma jovem de 16 anos que morava com a mãe no interior do RN.</text:span></text:p>
      <text:p text:style-name="P1472">Quando nossa igreja ainda estava apenas começando seu trabalho na Asa Sul,<text:s/>percebi<text:s/>uma oportunidade de trazer a minha filha Alice para morar comigo, durante<text:s/>uma<text:s/>viagem de férias<text:s/>a<text:s/>Lajes, enquanto<text:s/>visitava<text:s/>minha família,<text:s/>senti<text:s/>fortemente<text:s/>no coração<text:s/>o desejo<text:s/>de fazer<text:s/>a ela um<text:s/>convite especial.</text:p>
      <text:p text:style-name="P1473"><text:span text:style-name="T1474">Ela<text:s/></text:span><text:span text:style-name="T1475">estava</text:span><text:span text:style-name="T1476"><text:s/>pas</text:span><text:span text:style-name="T1477">san</text:span><text:span text:style-name="T1478">do<text:s/></text:span><text:span text:style-name="T1479">por momentos</text:span><text:span text:style-name="T1480"><text:s/>difíc</text:span><text:span text:style-name="T1481">eis</text:span><text:span text:style-name="T1482">,<text:s/></text:span><text:span text:style-name="T1483">havia<text:s/></text:span><text:span text:style-name="T1484">sido reprovada no primeiro ano do ensino médio e</text:span><text:span text:style-name="T1485"><text:s/>estava lutando contra uma depressão. Mas, ao mesmo tempo, em<text:s/></text:span><text:span text:style-name="T1486">meu</text:span><text:span text:style-name="T1487"><text:s/>íntimo, sentíamos que aquele era</text:span><text:span text:style-name="T1488"><text:s/>mais do que um simples convite, era<text:s/></text:span><text:span text:style-name="T1489">u</text:span><text:span text:style-name="T1490">m<text:s/></text:span><text:span text:style-name="T1491">chamado de Deus em nossas vida</text:span><text:span text:style-name="T1492">s</text:span><text:span text:style-name="T1493">,<text:s/></text:span><text:span text:style-name="T1494">uma chance de quebrar a maldição que sempre assombrou a nossa história familiar, de transformar o ciclo de abandono em um legado de amor e de recuperação.</text:span></text:p>
      <text:p text:style-name="P1495"><text:span text:style-name="T1496">Eu não podia deixar que ela repetisse a mesma trajetória que tanto me feriu no passado. Assim, em meio a intensas orações e discussões com<text:s/></text:span><text:span text:style-name="T1497">a minha esposa</text:span><text:span text:style-name="T1498">, decidimos que seria um ato de fé e de resgate levar Alice para morar conosco.<text:s/></text:span><text:span text:style-name="T1499">Eu sabia que, mais do que uma mudança de cidade, ela precisava de um novo recomeço, de novas oportunidades e de estar perto do pai.</text:span></text:p>
      <text:p text:style-name="P1500">A decisão não foi tomada de forma leviana. Sabíamos que trazer uma jovem de 16 anos para uma realidade completamente diferente implicava riscos e desafios enormes. Desde o primeiro dia, vi em seus olhos a sombra de um passado difícil, mas também a possibilidade de um recomeço. Eu e a pastora Dani, com o apoio incondicional de nossa família e da congregação, estabelecemos um ambiente de acolhimento e disciplina, onde ela pudesse se sentir amada e orientada espiritualmente. Fomos claros quanto à importância de investir na vida dela,<text:s/>não apenas no aspecto acadêmico, mas sobretudo no espiritual.</text:p>
      <text:p text:style-name="P1501"><text:span text:style-name="T1502">Dediquei-me a orientá-la, incentivando-a a focar na vida espiritual e nos estudos. Era fundamental que ela entenda que a verdadeira<text:s/></text:span><text:span text:style-name="T1503">mudança</text:span><text:span text:style-name="T1504"><text:s/>não se dá apenas através do aprendizado formal, mas, sobretudo, por meio do encontro com o amor transformador de Jesus Cristo. Aos poucos, Alice começou a se envolver com as atividades da igreja. Participava dos cultos e do grupo de jovens, onde aprendeu a orar, a jejuar e a reconhecer a voz do Senhor. E foi nesse processo que testemunhei um milagre: a jovem que chegara carregada de dúvidas e de um futuro incerto começou a florescer<text:s/></text:span><text:span text:style-name="T1505">e</text:span><text:span text:style-name="T1506"><text:s/>sua fé cresc</text:span><text:span text:style-name="T1507">er</text:span><text:span text:style-name="T1508">, e com ela, sua autoconfiança e seu desempenho acadêmico.</text:span></text:p>
      <text:p text:style-name="P1509"><text:span text:style-name="T1510">O resgate de Alice foi, para mim, um ato de quebrar uma maldição.<text:s/></text:span><text:span text:style-name="T1511">Eu carreguei a dor de ter sido abandonado pelo pai, até ter sido curado pelo meu Pai celestial<text:s/></text:span><text:span text:style-name="T1512">e sabia que, se não tomasse uma atitude para mudar esse ciclo, minha filha também iria viver sem a presença paterna.<text:s/></text:span><text:span text:style-name="T1513">Os meus ensinamentos carregados de encorajamento<text:s/></text:span><text:span text:style-name="T1514">que eu lhe dava, era também uma tentativa de resgatar minha própria<text:s/></text:span><text:soft-page-break/><text:span text:style-name="T1515">história e de mostrar que, mesmo vindo do fundo do poço, é possível emergir para uma nova realidade. Aos poucos, a jovem foi se tornando uma líder entre os jovens da igreja</text:span><text:span text:style-name="T1516">,</text:span><text:span text:style-name="T1517"><text:s/>alguém que, com sua experiência e sensibilidade, passou a inspirar outros a buscarem transformação pelo evangelho.</text:span></text:p>
      <text:p text:style-name="P1518"><text:span text:style-name="T1519">A transformação dela serviu de testemunho para muitos</text:span><text:span text:style-name="T1520">,</text:span><text:span text:style-name="T1521"><text:s/>ela<text:s/></text:span><text:span text:style-name="T1522">que poderia ter<text:s/></text:span><text:span text:style-name="T1523">traçado caminhos totalmente longes da presença de Deus</text:span><text:span text:style-name="T1524"><text:s/>no Nordeste</text:span><text:span text:style-name="T1525">, encontrou em nosso lar o suporte e o amor que tanto necessitava. Sua conversão e seu crescimento espiritual foram vistos como um dos maiores troféus do nosso ministério pessoal, uma vitória que confirmava a fidelidade de Deus.</text:span></text:p>
      <text:p text:style-name="P1526"><text:span text:style-name="T1527">Com o passar do tempo, a mudança foi evidente. Alice não só se adaptou à nova realidade, mas prosperou. Concluiu o ensino médio, motivada pelo exemplo de fé que presenciava diariamente em casa, decidiu ingressar na faculdade de psicologia</text:span><text:span text:style-name="T1528">,</text:span><text:span text:style-name="T1529"><text:s/>uma escolha que parecia alinhar sua sensibilidade e seu desejo de ajudar os outros. Hoje, ela é uma jovem independente</text:span><text:span text:style-name="T1530">, possui seu emprego, tem planos de casamento</text:span><text:span text:style-name="T1531">,</text:span><text:span text:style-name="T1532"><text:s/>já está namorando com o intuito de casar e tem a nossa benção e hoje atua como líder de jovens<text:s/></text:span><text:span text:style-name="T1533">da igreja, demonstrando que o resgate que fizemos não foi apenas temporário, mas transformador e duradouro.</text:span></text:p>
      <text:p text:style-name="P1534">Essa decisão, de levar Alice para morar conosco,<text:s/>foi uma escolha consciente de quebrar a maldição que o abandono paterno havia deixado em minha vida. Eu sabia, com toda a convicção, que se não fizesse algo para mudar esse ciclo, minha filha correria o risco de repetir o mesmo padrão que tanto me feriu. E, ao ver o brilho de transformação em seus olhos, pude afirmar com fé que Deus, em Sua infinita misericórdia, havia usado essa situação para reescrever uma história de dor e abandono em uma narrativa de amor e redenção.</text:p>
      <text:p text:style-name="P1535"><text:span text:style-name="T1536">A história de Alice se tornou, assim, um dos pilares do meu ministério pessoal. Ela não era apenas minha filha</text:span><text:span text:style-name="T1537">,<text:s/></text:span><text:span text:style-name="T1538">era um símbolo vivo de que as promessas de Deus são verdadeiras e que, mesmo das circunstâncias mais adversas, Ele pode resgatar e restaurar vidas. Seu resgate impactou não somente a mim e a minha família, mas também a todos que presenciaram essa transformação.<text:s/></text:span><text:span text:style-name="T1539">Ao ouvir<text:s/></text:span><text:span text:style-name="T1540">os testemunhos sobre a mudança que ela representava, os irmãos se fortaleciam e encontravam a esperança de que, independentemente do passado, o futuro pode ser reescrito pela graça de Deus.</text:span></text:p>
      <text:p text:style-name="P1541">Hoje, ao olhar para a trajetória de Alice, sinto uma gratidão imensa. Ela é a prova de que as promessas de Deus são fiéis e que, mesmo no fundo do poço, há sempre a possibilidade de um recomeço. O resgate dela não apenas salvou uma vida, mas também quebrou um ciclo de abandono que, por gerações, havia marcado minha família. Foi um ato de fé que, desde então, ecoa como um poderoso testemunho no ministério Família no Altar.</text:p>
      <text:p text:style-name="P1542"><text:span text:style-name="T1543">Que a história de Alice sirva de exemplo para todos aqueles que lutam contra os fantasmas do passado.<text:s/></text:span><text:span text:style-name="T1544">Se você jovem se sente perdido</text:span><text:span text:style-name="T1545">, em meio às lágrimas e à dor,<text:s/></text:span><text:span text:style-name="T1546">há uma<text:s/></text:span><text:span text:style-name="T1547">certeza de que Deus pode transformar o desespero em vitória.<text:s/></text:span><text:span text:style-name="T1548">Pois, quando nos entregamos a nossa vida ao Senhor Jesus Cristo, Ele não apenas cura as feridas, mas também reconstrói vidas, resgata corações e quebra todas as maldições que insistem em nos perseguir.</text:span></text:p>
      <text:soft-page-break/>
      <text:h text:style-name="P1549" text:outline-level="1">Capítulo 11: O Crescimento na 503 – Passos de Fé e Milagres</text:h>
      <text:p text:style-name="P1550"><text:span text:style-name="T1551">Quando retornamos daquela viagem que inauguramos a igreja em Lajes do Cabugi</text:span><text:span text:style-name="T1552">, o ministério em Brasília florescia, porém limitado por estruturas inadequadas, a necessidade de um espaço maior e mais apropriado para o desenvolvimento da obra de Deus se tornou urgente. Reuníamos nos cultos no Exército da Salvação<text:s/></text:span><text:span text:style-name="T1553">uma vez por semana</text:span><text:span text:style-name="T1554">, realizávamos encontros do “Amor nas Ruas”<text:s/></text:span><text:span text:style-name="T1555">na área verde da quadra 412 Sul</text:span><text:span text:style-name="T1556">, sentíamos que faltava algo</text:span><text:span text:style-name="T1557">,</text:span><text:span text:style-name="T1558"><text:s/>um lugar que pudesse reunir a congregação de forma integrada e possibilitar o crescimento de cada ministério de maneira plena. Foi nesse contexto que a 503, nosso novo lar de fé, surgiu como um passo de fé ousado e repleto de milagres.</text:span></text:p>
      <text:h text:style-name="P1559" text:outline-level="3">A Limitação que Impulsionou a Oração por um Novo Espaço</text:h>
      <text:p text:style-name="P1560">Naquela época, a igreja se reunia apenas duas vezes por semana: na quinta-feira e no domingo. Embora o culto fosse repleto de fervor e oração, a limitação do espaço impedia o desenvolvimento de atividades essenciais para a edificação do corpo de Cristo. Não havia ambiente para o ministério infantil, para os encontros dos jovens ou mesmo para a realização de uma escola bíblica que pudesse aprofundar a compreensão da palavra. As restrições físicas refletiam as limitações do ministério, e eu sentia em meu coração que Deus havia preparado algo maior para nós.</text:p>
      <text:p text:style-name="P1561"><text:span text:style-name="T1562">Assim, comecei a orar intensamente por um prédio, por portas que se abrissem e que nos permitissem expandir a obra do Senhor. Minha angústia e revolta diante da situação me levaram a<text:s/></text:span><text:span text:style-name="T1563">percorrer as avenidas da W2 e W3 Sul procurando placas de aluga-se</text:span><text:span text:style-name="T1564"><text:s/></text:span><text:span text:style-name="T1565">,</text:span><text:span text:style-name="T1566">até que num desses momentos de fervor e determinação</text:span><text:span text:style-name="T1567"><text:s/>disse para a minha esposa</text:span><text:span text:style-name="T1568">:</text:span><text:span text:style-name="T1569"><text:s/></text:span><text:span text:style-name="T1570">“</text:span><text:span text:style-name="T1571">hoje nós vamos encontrar o prédio da igreja</text:span><text:span text:style-name="T1572">”</text:span><text:span text:style-name="T1573">,<text:s/></text:span><text:span text:style-name="T1574">e naquela tarde<text:s/></text:span><text:span text:style-name="T1575">meus olhos se depararam com uma placa de "aluga</text:span><text:span text:style-name="T1576">-se</text:span><text:span text:style-name="T1577">" na W2 Sul</text:span><text:span text:style-name="T1578">,</text:span><text:span text:style-name="T1579"><text:s/>na quadra 503<text:s/></text:span><text:span text:style-name="T1580">e justamente era um espaço que anteriormente<text:s/></text:span><text:span text:style-name="T1581">havia sido alugado</text:span><text:span text:style-name="T1582"><text:s/></text:span><text:span text:style-name="T1583">para<text:s/></text:span><text:span text:style-name="T1584">igreja, ou seja, já havia uma estrutura<text:s/></text:span><text:span text:style-name="T1585">necessária para o culto</text:span><text:span text:style-name="T1586">, sem<text:s/></text:span><text:span text:style-name="T1587">que fossem necessárias</text:span><text:span text:style-name="T1588"><text:s/>grandes reformas</text:span><text:span text:style-name="T1589">.<text:s/></text:span></text:p>
      <text:p text:style-name="P1590"><text:span text:style-name="T1591">Iniciamos uma conversa com a imobiliária,<text:s/></text:span><text:span text:style-name="T1592">que<text:s/></text:span><text:span text:style-name="T1593">rapidamente</text:span><text:span text:style-name="T1594"><text:s/>me<text:s/></text:span><text:span text:style-name="T1595">enviou as fotos d</text:span><text:span text:style-name="T1596">o espaço</text:span><text:span text:style-name="T1597">, no meu espírito</text:span><text:span text:style-name="T1598">, tive a plena convicção de</text:span><text:span text:style-name="T1599"><text:s/>que era aquele o lugar que Deus<text:s/></text:span><text:span text:style-name="T1600">havia</text:span><text:span text:style-name="T1601"><text:s/>preparado para nós, sinceramente nem<text:s/></text:span><text:span text:style-name="T1602">me preocupei com<text:s/></text:span><text:span text:style-name="T1603">o valor do aluguel eu<text:s/></text:span><text:span text:style-name="T1604">senti</text:span><text:span text:style-name="T1605">a</text:span><text:span text:style-name="T1606"><text:s/>que Deus estava abrindo as portas para um novo capítulo, e, mesmo que alguns me chamassem de louco, eu sabia que era tudo ou nada: se o Senhor honrasse aquele passo de fé, nada mais poderia nos deter<text:s/></text:span><text:span text:style-name="T1607">e assim aconteceu de forma improvável e<text:s/></text:span><text:span text:style-name="T1608">surpreendente,</text:span><text:span text:style-name="T1609"><text:s/>conseguimos alugar aquele prédio,<text:s/></text:span><text:span text:style-name="T1610">mesmo estando no auge da</text:span><text:span text:style-name="T1611"><text:s/>segunda onda da<text:s/></text:span><text:span text:style-name="T1612">pan</text:span><text:span text:style-name="T1613">demia de Covid,<text:s/></text:span><text:span text:style-name="T1614">quando</text:span><text:span text:style-name="T1615"><text:s/>os jornais<text:s/></text:span><text:span text:style-name="T1616">anunciavam a possibilidade de um novo<text:s/></text:span><text:span text:style-name="T1617">lockdown.</text:span><text:span text:style-name="T1618"><text:s/></text:span></text:p>
      <text:h text:style-name="P1619" text:outline-level="3">Um Passo de Fé que Desafiava a Lógica</text:h>
      <text:p text:style-name="P1620"><text:span text:style-name="T1621">Na época, o aluguel que pagávamos era de R$1.350,00 para um espaço que atendia aos cultos apenas quatro vezes por mês</text:span><text:span text:style-name="T1622">,<text:s/></text:span><text:span text:style-name="T1623">um valor que, embora modesto, simbolizava o pouco que tínhamos para trabalhar. Quando a oportunidade surgiu de alugar o prédio, o novo valor era de R$12.000,00 por seis meses,<text:s/></text:span><text:span text:style-name="T1624">e a partir do sexto mês<text:s/></text:span><text:span text:style-name="T1625">aumentaria</text:span><text:span text:style-name="T1626"><text:s/>para</text:span><text:span text:style-name="T1627"><text:s/>R$15.000,00, sobretudo com o acréscimo da segunda onda da pandemia. Para muitos, esse salto financeiro parecia absurdo, mas eu tinha um lema: “não é sobre coisas, é sobre vidas”. Eu sabia que, para que os ministérios pudessem se desenvolver e para que o evangelho alcançasse mais corações, era preciso arriscar e dar esse passo de fé.</text:span></text:p>
      <text:soft-page-break/>
      <text:p text:style-name="P1628">Mesmo diante das dúvidas e dos comentários de que eu era um homem louco, a decisão foi tomada com firme convicção. A partir daquele momento, entendia que Deus estava usando essa oportunidade para nos preparar para algo maior. A sensação era de que cada obstáculo financeiro era, na verdade, uma chance de sermos abençoados e de termos um testemunho de que, quando confiamos no Senhor, Ele transforma os impossíveis em realidade.</text:p>
      <text:h text:style-name="P1629" text:outline-level="3">A Compra do Som: Uma Prova de Fé e de Milagres</text:h>
      <text:p text:style-name="P1630"><text:span text:style-name="T1631">Não tínhamos absolutamente nada de equipamento de</text:span><text:span text:style-name="T1632"><text:s/>som, o primeiro culto</text:span><text:span text:style-name="T1633"><text:s/>realizado</text:span><text:span text:style-name="T1634"><text:s/></text:span><text:span text:style-name="T1635">foi<text:s/></text:span><text:span text:style-name="T1636">numa quinta-</text:span><text:span text:style-name="T1637">com<text:s/></text:span><text:span text:style-name="T1638">o encerramento da campanha</text:span><text:span text:style-name="T1639">: “</text:span><text:span text:style-name="T1640">A porta que Deus abre ninguém fecha</text:span><text:span text:style-name="T1641">”,</text:span><text:span text:style-name="T1642"><text:s/>com um som alugado</text:span><text:span text:style-name="T1643">.</text:span><text:span text:style-name="T1644"><text:s/></text:span><text:span text:style-name="T1645">N</text:span><text:span text:style-name="T1646">o sábado</text:span><text:span text:style-name="T1647"><text:s/>seguinte,</text:span><text:span text:style-name="T1648"><text:s/></text:span><text:span text:style-name="T1649">fui ao Gama</text:span><text:span text:style-name="T1650"><text:s/>com o objetivo de</text:span><text:span text:style-name="T1651"><text:s/>comprar<text:s/></text:span><text:span text:style-name="T1652">apenas o</text:span><text:span text:style-name="T1653"><text:s/>essencial</text:span><text:span text:style-name="T1654">, disse à<text:s/></text:span><text:span text:style-name="T1655">minha esposa</text:span><text:span text:style-name="T1656">:</text:span><text:span text:style-name="T1657"><text:s/></text:span><text:span text:style-name="T1658">“V</text:span><text:span text:style-name="T1659">ou comprar uma caixa de som e um microfone</text:span><text:span text:style-name="T1660">”. No entanto,<text:s/></text:span><text:span text:style-name="T1661">naquele dia</text:span><text:span text:style-name="T1662">,</text:span><text:span text:style-name="T1663"><text:s/>senti<text:s/></text:span><text:span text:style-name="T1664">fortemente que<text:s/></text:span><text:span text:style-name="T1665">Deus estava me entregando um<text:s/></text:span><text:span text:style-name="T1666">verdadeiro “</text:span><text:span text:style-name="T1667">cheque em branco</text:span><text:span text:style-name="T1668">”</text:span><text:span text:style-name="T1669"><text:s/>para<text:s/></text:span><text:span text:style-name="T1670">equipar a</text:span><text:span text:style-name="T1671"><text:s/>igreja,<text:s/></text:span><text:span text:style-name="T1672">E assim aconteceu voltamos para casa com</text:span><text:span text:style-name="T1673"><text:s/>caixas<text:s/></text:span><text:span text:style-name="T1674">de som,<text:s/></text:span><text:span text:style-name="T1675">mesa de som digital</text:span><text:span text:style-name="T1676">, microfones, bateria<text:s/></text:span><text:span text:style-name="T1677">eletrônica<text:s/></text:span><text:span text:style-name="T1678">e todos os equipamentos necessários, totalizando cerca de R$18.000,00.</text:span></text:p>
      <text:p text:style-name="P1679"><text:span text:style-name="T1680">Minha esposa, profundamente envolvida na parte financeira e já bastante atribulada com a transição do aluguel de R$1.350,00 para o novo valor, não acreditava que aquela despesa<text:s/></text:span><text:span text:style-name="T1681">do som<text:s/></text:span><text:span text:style-name="T1682">pudesse ser suportada. Ao chegar em casa com o equipamento e o boleto na mão, a tensão era palpável, minha esposa estava trancada num quarto, não querendo nem me ver. Naquela noite, em meio a uma tempestade de emoções e discussões, senti que aquele passo de fé estava colocando em risco não só o ministério, mas também nosso casamento.<text:s/></text:span></text:p>
      <text:p text:style-name="P1683"><text:span text:style-name="T1684">Em<text:s/></text:span><text:span text:style-name="T1685">meio ao<text:s/></text:span><text:span text:style-name="T1686">desespero, chamei minha esposa para orar</text:span><text:span text:style-name="T1687">mos juntos</text:span><text:span text:style-name="T1688">, c</text:span><text:span text:style-name="T1689">om as mãos entrelaçadas e um coração sedento por uma intervenção divina, come</text:span><text:span text:style-name="T1690">çamos</text:span><text:span text:style-name="T1691"><text:s/>a<text:s/></text:span><text:span text:style-name="T1692">clamar ao Senhor</text:span><text:span text:style-name="T1693">,<text:s/></text:span><text:span text:style-name="T1694">naquela noite tivemos uma experiência sobrenatural, Deus usou a minha própria boca para falar conosco</text:span><text:span text:style-name="T1695">.</text:span><text:span text:style-name="T1696"><text:s/>O Senhor<text:s/></text:span><text:span text:style-name="T1697">declarou que</text:span><text:span text:style-name="T1698"><text:s/></text:span><text:span text:style-name="T1699">havia</text:span><text:span text:style-name="T1700"><text:s/>se agradado do passo de fé, po</text:span><text:span text:style-name="T1701">is, embora</text:span><text:span text:style-name="T1702"><text:s/>muitos já não<text:s/></text:span><text:span text:style-name="T1703">creiam mais</text:span><text:span text:style-name="T1704"><text:s/>em milagres, mas Ele continua<text:s/></text:span><text:span text:style-name="T1705">sendo<text:s/></text:span><text:span text:style-name="T1706">o mesmo, e que daria um sinal no culto confirmando tudo aquilo que Ele<text:s/></text:span><text:span text:style-name="T1707">havia</text:span><text:span text:style-name="T1708"><text:s/></text:span><text:span text:style-name="T1709">nos prometido</text:span><text:span text:style-name="T1710"><text:s/>naquela noite.<text:s/></text:span></text:p>
      <text:p text:style-name="P1711"><text:span text:style-name="T1712">E, como se o próprio Senhor quisesse responder à nossa angústia, aconteceu algo milagroso. No primeiro culto de domingo, mesmo com a chuva caindo e a igreja com poucos presentes, a congregação sentiu o mover sobrenatural.<text:s/></text:span><text:span text:style-name="T1713">Comuniquei a toda igreja a compra do som</text:span><text:span text:style-name="T1714">, percebi nos rostos<text:s/></text:span><text:span text:style-name="T1715">alguns<text:s/></text:span><text:span text:style-name="T1716">olhares<text:s/></text:span><text:span text:style-name="T1717">preocupa</text:span><text:span text:style-name="T1718">dos</text:span><text:span text:style-name="T1719"><text:s/>e outros</text:span><text:span text:style-name="T1720"><text:s/>cheios de entusiasmo diante do</text:span><text:span text:style-name="T1721"><text:s/>passo de fé</text:span><text:span text:style-name="T1722"><text:s/>que havíamos dado</text:span><text:span text:style-name="T1723">.</text:span></text:p>
      <text:p text:style-name="P1724"><text:span text:style-name="T1725">Minha esposa foi abordada,<text:s/></text:span><text:span text:style-name="T1726">próximo do<text:s/></text:span><text:span text:style-name="T1727">encerramento do culto</text:span><text:span text:style-name="T1728">,<text:s/></text:span><text:span text:style-name="T1729">no banheiro por uma mulher que perguntou o valor do<text:s/></text:span><text:span text:style-name="T1730">equipamento de<text:s/></text:span><text:span text:style-name="T1731">som. Ela respondeu: “Foi 18 mil, a prazo, mas à vista, o dono da loja faria pelo valor de 15.800,00”.<text:s/></text:span><text:span text:style-name="T1732">Então, a mulher, disse para a minha esposa</text:span><text:span text:style-name="T1733">:</text:span><text:span text:style-name="T1734"><text:s/>“Então tá pago</text:span><text:span text:style-name="T1735">,<text:s/></text:span><text:span text:style-name="T1736">só vou<text:s/></text:span><text:span text:style-name="T1737">avisar</text:span><text:span text:style-name="T1738"><text:s/>ao meu esposo para fazer o Pix”</text:span><text:span text:style-name="T1739">.</text:span></text:p>
      <text:p text:style-name="P1740"><text:span text:style-name="T1741">Naquele instante,<text:s/></text:span><text:span text:style-name="T1742">minha esposa desabou em<text:s/></text:span><text:span text:style-name="T1743">lágrimas,</text:span><text:span text:style-name="T1744"><text:s/>porque ela precisava desse sinal<text:s/></text:span><text:span text:style-name="T1745">d</text:span><text:span text:style-name="T1746">e</text:span><text:span text:style-name="T1747"><text:s/>Deus e</text:span><text:span text:style-name="T1748"><text:s/>foi justamente ela a quem aquela mulher havia procurado.<text:s/></text:span><text:span text:style-name="T1749">Aquele sinal foi tão impactante que minha esposa subiu ao altar chorando</text:span><text:span text:style-name="T1750"><text:s/>e declarou diante de todos</text:span><text:span text:style-name="T1751"><text:s/>que Deus havia honrado nosso passo de fé<text:s/></text:span><text:span text:style-name="T1752">e que o som estava pago</text:span><text:span text:style-name="T1753">,<text:s/></text:span><text:span text:style-name="T1754">eu cai de joelhos no altar</text:span><text:span text:style-name="T1755"><text:s/>sem conseguir conter as lágrimas, enquanto</text:span><text:span text:style-name="T1756"><text:s/>a igreja celebrava<text:s/></text:span><text:span text:style-name="T1757">aquele<text:s/></text:span><text:span text:style-name="T1758">grande milagre.</text:span></text:p>
      <text:soft-page-break/>
      <text:p text:style-name="P1759"><text:span text:style-name="T1760">Foi um momento de pura intervenção divina</text:span><text:span text:style-name="T1761">,<text:s/></text:span><text:span text:style-name="T1762">um verdadeiro milagre que restaurou nossa confiança e mostrou que, quando confiamos no Senhor, Ele não apenas abre portas, mas também supre as necessidades de forma sobrenatural. O som, que havia sido um peso em nossas finanças, agora se transformava num testemunho vivo da fidelidade de Deus. A<text:s/></text:span><text:span text:style-name="T1763">igreja</text:span><text:span text:style-name="T1764">, mesmo desconfiada no início, se encheu de esperança e começou a acreditar que o Senhor estava conosco</text:span><text:span text:style-name="T1765">.</text:span></text:p>
      <text:h text:style-name="P1766" text:outline-level="3">O primeiro aluguel: a Providência Divina</text:h>
      <text:p text:style-name="P1767"><text:span text:style-name="T1768">N</text:span><text:span text:style-name="T1769">aquela mesma noite</text:span><text:span text:style-name="T1770">, testemunhamos</text:span><text:span text:style-name="T1771"><text:s/></text:span><text:span text:style-name="T1772">mais milagres</text:span><text:span text:style-name="T1773"><text:s/>da providência de Deus,</text:span><text:span text:style-name="T1774"><text:s/>depois daquela oferta<text:s/></text:span><text:span text:style-name="T1775">que quitou todo o valor</text:span><text:span text:style-name="T1776"><text:s/>do som, outros irmãos</text:span><text:span text:style-name="T1777">,</text:span><text:span text:style-name="T1778"><text:s/>se levantaram e ofertaram os primeiros utensílios<text:s/></text:span><text:span text:style-name="T1779">para a</text:span><text:span text:style-name="T1780"><text:s/>casa Senhor</text:span><text:span text:style-name="T1781"><text:s/></text:span><text:span text:style-name="T1782">como</text:span><text:span text:style-name="T1783">:</text:span><text:span text:style-name="T1784"><text:s/>púbito, placa de identificação da<text:s/></text:span><text:span text:style-name="T1785">entrada do prédio, relógio digital, filtro de água, sistema de segurança (alarme e câmera) tv’s e computadores.<text:s/></text:span><text:span text:style-name="T1786">Era como se o próprio Deus estivesse, mais uma vez, confirmando o nosso passo de fé. Vivemos, literalmente, a verdade daquela palavra: “Dê um passo, e Eu colocarei o chão.”</text:span></text:p>
      <text:p text:style-name="P1787">Mas ainda<text:s/>precisávamos<text:s/>enfrentar o gigante do aluguel, estávamos no auge da<text:s/>segunda onda da pandemia,<text:s/>e,<text:s/>infelizmente naquele culto de domingo,<text:s/>alguns irmãos<text:s/>contraíram<text:s/>Covid, e decidimos suspender as atividades da igreja por duas semanas,<text:s/>para preservar a<text:s/>saúde de todos, graças a Deus todos se recuperaram, porém com os cultos suspensos, abri um trabalho de oração na igreja ao meio dia,<text:s/>apenas alguns<text:s/>irmãos<text:s/>começamos esse trabalho e uma das minha intercessões era<text:s/>para que<text:s/>Deus levantasse os recursos necessários para<text:s/>o aluguel.</text:p>
      <text:p text:style-name="P1788"><text:span text:style-name="T1789">Chegando próximo ao dia do pagamento do aluguel</text:span><text:span text:style-name="T1790">,</text:span><text:span text:style-name="T1791"><text:s/>recebi um convite para um café da tarde</text:span><text:span text:style-name="T1792"><text:s/>na casa de<text:s/></text:span><text:span text:style-name="T1793">um casal recém</text:span><text:span text:style-name="T1794">-</text:span><text:span text:style-name="T1795">chegado na igreja, foi uma tarde de<text:s/></text:span><text:span text:style-name="T1796">comunhão</text:span><text:span text:style-name="T1797"><text:s/>e oração</text:span><text:span text:style-name="T1798">, enquanto</text:span><text:span text:style-name="T1799"><text:s/></text:span><text:span text:style-name="T1800">conversávamos</text:span><text:span text:style-name="T1801"><text:s/>à mesa</text:span><text:span text:style-name="T1802">,<text:s/></text:span><text:span text:style-name="T1803">a esposa pediu<text:s/></text:span><text:span text:style-name="T1804">a</text:span><text:span text:style-name="T1805">o marido<text:s/></text:span><text:span text:style-name="T1806">que fosse<text:s/></text:span><text:span text:style-name="T1807">buscar o presente do pastor, logo imaginei um sapato ou um terno, mas fui surpreendido com um cheque no valor de R$ 48.000,00, exat</text:span><text:span text:style-name="T1808">amente</text:span><text:span text:style-name="T1809"><text:s/>quatro meses de aluguel</text:span><text:span text:style-name="T1810">.<text:s/></text:span><text:span text:style-name="T1811">Naquele momento, entendi mais uma vez que Deus é fiel e que devo sempre olhar para Ele, confiando plenamente que nunca nos faltará provisão. Ele é o Deus que cuida e provê.</text:span></text:p>
      <text:h text:style-name="P1812" text:outline-level="3">Passos de Fé que Transformam Vidas</text:h>
      <text:p text:style-name="P1813"><text:span text:style-name="T1814">O período vivido na 503, foi uma prova viva de que a fé é capaz de transformar vidas e de abrir caminhos onde a lógica humana não alcança. Desde a decisão de arriscar um novo espaço</text:span><text:span text:style-name="T1815">,<text:s/></text:span><text:span text:style-name="T1816">mesmo diante de críticas e de um custo exorbitante</text:span><text:span text:style-name="T1817">,<text:s/></text:span><text:span text:style-name="T1818">para a nossa realidade</text:span><text:span text:style-name="T1819">,</text:span><text:span text:style-name="T1820"><text:s/>até o milagre do som pago,<text:s/></text:span><text:span text:style-name="T1821">foram passos dados para viver</text:span><text:span text:style-name="T1822">mos</text:span><text:span text:style-name="T1823"><text:s/>testemunho</text:span><text:span text:style-name="T1824">s</text:span><text:span text:style-name="T1825"><text:s/></text:span><text:span text:style-name="T1826">de que Deus opera milagres naqueles que confiam plenamente n'Ele.</text:span></text:p>
      <text:p text:style-name="P1827"><text:span text:style-name="T1828">A experiência na 503 consolidou não só o ministério, mas também os laços de fé entre os irmãos.<text:s/></text:span><text:span text:style-name="T1829">As reuniões, os momentos de oração e comunhão<text:s/></text:span><text:span text:style-name="T1830">nos uniu e criaram um ambiente onde a esperança e a fidelidade do Senhor sempre<text:s/></text:span><text:span text:style-name="T1831">estiveram presentes</text:span><text:span text:style-name="T1832">.<text:s/></text:span><text:span text:style-name="T1833">O nosso lema foi vivido na prática “Juntos somos mais fortes, e com Jesus somos invencíveis!”<text:s/></text:span></text:p>
      <text:p text:style-name="P1834"><text:span text:style-name="T1835">Que este capítulo sirva de inspiração para todos aqueles que, mesmo diante das maiores dificuldades, decidem confiar no Senhor. Pois, quando colocamos nossa fé em Deus, Ele transforma<text:s/></text:span><text:span text:style-name="T1836">os desafios<text:s/></text:span><text:span text:style-name="T1837">em uma oportunidade de crescimento, as lágrimas em um testemunho de<text:s/></text:span><text:span text:style-name="T1838">fé</text:span><text:span text:style-name="T1839"><text:s/>e milagre que ressoa por toda a eternidade.</text:span></text:p>
      <text:p text:style-name="P1840"/>
      <text:soft-page-break/>
      <text:h text:style-name="P1841" text:outline-level="1">Capítulo 12: Acolhimento Familiar – A Bênção dos Sogros</text:h>
      <text:p text:style-name="P1842"><text:span text:style-name="T1843">Em meio a todas as transformações que Deus operou em minha vida e na edificação do ministério, houve um capítulo que, com certeza, mereceu ser eternamente registrado: o acolhimento da família que se tornou um verdadeiro refúgio em Brasília.<text:s/></text:span><text:span text:style-name="T1844">Eles me<text:s/></text:span><text:span text:style-name="T1845">receberam</text:span><text:span text:style-name="T1846"><text:s/>como</text:span><text:span text:style-name="T1847"><text:s/>um<text:s/></text:span><text:span text:style-name="T1848">filho</text:span><text:span text:style-name="T1849">,</text:span><text:span text:style-name="T1850"><text:s/>sem<text:s/></text:span><text:span text:style-name="T1851">esperar nada em troca</text:span><text:span text:style-name="T1852">,<text:s/></text:span><text:span text:style-name="T1853">Naquele tempo, eu não tinha recursos financeiros para oferecer à filha deles, mas, ainda assim, meus sogros, Clerivaldo e Damiana, enxergaram algo além das circunstâncias</text:span><text:span text:style-name="T1854">,</text:span><text:span text:style-name="T1855"><text:s/>viram em mim um homem de Deus que honraria e faria a Dani feliz</text:span><text:span text:style-name="T1856">.</text:span><text:span text:style-name="T1857"><text:s/></text:span><text:span text:style-name="T1858">Nada foi tão transformador quanto o amor, o cuidado e o suporte incondicional que recebi deles.<text:s/></text:span></text:p>
      <text:h text:style-name="P1859" text:outline-level="3">Um Acolhimento que Transcende o Amor</text:h>
      <text:p text:style-name="P1860"><text:span text:style-name="T1861">Quando cheguei a Brasília, minha vida estava repleta de incertezas,<text:s/></text:span><text:span text:style-name="T1862">mas quando conheci a Dani foi como se Deus tivesse sinalizado que o tempo do cumprimento das promessas feitas no monte do<text:s/></text:span><text:span text:style-name="T1863">“</text:span><text:span text:style-name="T1864">Seu Juvenal</text:span><text:span text:style-name="T1865">”</text:span><text:span text:style-name="T1866"><text:s/>em Lajes havia chegado</text:span><text:span text:style-name="T1867">. Nessa nova fase, enquanto buscava estabelecer minha família com Dani</text:span><text:span text:style-name="T1868">,<text:s/></text:span><text:span text:style-name="T1869">eles nos deram</text:span><text:span text:style-name="T1870"><text:s/>e</text:span><text:span text:style-name="T1871">sse</text:span><text:span text:style-name="T1872"><text:s/>suport</text:span><text:span text:style-name="T1873">e</text:span><text:span text:style-name="T1874">. Foi então que, como resposta a orações fervorosas, a família de Dani se revelou como uma dádiva divina.</text:span></text:p>
      <text:p text:style-name="P1875"><text:span text:style-name="T1876">Damiana, minha sogra, foi uma das primeiras a enxergar algo especial em mim. Mesmo quando me vi</text:span><text:span text:style-name="T1877">u</text:span><text:span text:style-name="T1878"><text:s/>pela primeira vez</text:span><text:span text:style-name="T1879">,<text:s/></text:span><text:span text:style-name="T1880">um rapaz marcado pelas dificuldades e pelo peso de um passado<text:s/></text:span><text:span text:style-name="T1881">de provação</text:span><text:span text:style-name="T1882">,<text:s/></text:span><text:span text:style-name="T1883">ela não hesitou em dizer: "</text:span><text:span text:style-name="T1884">ele tá muito magro</text:span><text:span text:style-name="T1885">, vou cuidar desse rapaz." Essas palavras, ditas com a convicção de quem sente o toque do Espírito, foram como um bálsamo para uma alma ferida.<text:s/></text:span><text:span text:style-name="T1886">Clerivaldo,</text:span><text:span text:style-name="T1887"><text:s/>meu sogro, também me acolheu com o coração aberto. Eles não apenas aceitaram minha presença</text:span><text:span text:style-name="T1888">,<text:s/></text:span><text:span text:style-name="T1889">eles me abraçaram como parte integral de sua família.</text:span></text:p>
      <text:h text:style-name="P1890" text:outline-level="3">O Refúgio em um Lar Abençoado</text:h>
      <text:p text:style-name="P1891"><text:span text:style-name="T1892">Quando Dani e eu nos casamos, uma nova etapa se iniciava, e, nessa ocasião, a família de Dani demonstrou um amor incondicional<text:s/></text:span><text:span text:style-name="T1893">ao nos ajudar</text:span><text:span text:style-name="T1894"><text:s/>a estabelece</text:span><text:span text:style-name="T1895">r</text:span><text:span text:style-name="T1896"><text:s/></text:span><text:span text:style-name="T1897">o nosso lar</text:span><text:span text:style-name="T1898">, não tínhamos condições de assumir um valor de aluguel</text:span><text:span text:style-name="T1899">,</text:span><text:span text:style-name="T1900"><text:s/>muito menos</text:span><text:span text:style-name="T1901"><text:s/>com a</text:span><text:span text:style-name="T1902"><text:s/>prestação de um imóvel. Então eles<text:s/></text:span><text:span text:style-name="T1903">solicitaram ao antigo inquilino para desocupar o imóvel,</text:span><text:span text:style-name="T1904"><text:s/></text:span><text:span text:style-name="T1905">que chamamos de</text:span><text:span text:style-name="T1906"><text:s/>barraco,<text:s/></text:span><text:span text:style-name="T1907">localizado por trás da casa deles, para que pudéssemos morar sem precisar pagar aluguel</text:span><text:span text:style-name="T1908">.</text:span><text:span text:style-name="T1909"><text:s/></text:span></text:p>
      <text:p text:style-name="P1910"><text:span text:style-name="T1911">O espaço precisava de reformas, mas logo vimos a mão de Deus agir.<text:s/></text:span><text:span text:style-name="T1912">Todo dia era um milagre</text:span><text:span text:style-name="T1913"><text:s/>chegavam ofertas em materiais de construção e mão de obra voluntária</text:span><text:span text:style-name="T1914">, o</text:span><text:span text:style-name="T1915"><text:s/>apoio constante dos meus sogros foi essencial para que tudo fosse concluído.</text:span></text:p>
      <text:p text:style-name="P1916"><text:span text:style-name="T1917">Durante nove anos, aquele lugar simples se tornou um verdadeiro lar</text:span><text:span text:style-name="T1918">,<text:s/></text:span><text:span text:style-name="T1919">nessa casa nasceu o Matheus</text:span><text:span text:style-name="T1920">, mesmo limita</text:span><text:span text:style-name="T1921">dos quanto ao espaço, pois a casa possuía somente um quarto</text:span><text:span text:style-name="T1922">, jamais nos faltou o cuidado,<text:s/></text:span><text:span text:style-name="T1923">e o suporte que só uma família que verdadeiramente ama pode oferecer</text:span></text:p>
      <text:p text:style-name="P1924"><text:span text:style-name="T1925">Esse período foi decisivo para consolidar não apenas nossa união, mas também para fortalecer nossa missão ministerial.<text:s/></text:span><text:span text:style-name="T1926">Conviver com a minha família<text:s/></text:span><text:span text:style-name="T1927">que demonstravam um amor genuíno e desinteressado me fez perceber que a família, em sua essência, é o reflexo do amor de Deus. Enquanto Dani, que sempre<text:s/></text:span><text:soft-page-break/><text:span text:style-name="T1928">teve um coração voltado para a fé, clamava e orava intensamente para que sua família fosse salva, eu via em<text:s/></text:span><text:span text:style-name="T1929">Clerivaldo<text:s/></text:span><text:span text:style-name="T1930">e Damiana a manifestação de um resgate divino.<text:s/></text:span></text:p>
      <text:h text:style-name="P1931" text:outline-level="3">Testemunho de fé: oração respondida</text:h>
      <text:p text:style-name="P1932"><text:span text:style-name="T1933">O acolhimento que recebi da família de Dani foi, para mim,<text:s/></text:span><text:span text:style-name="T1934">uma resposta de oração,<text:s/></text:span><text:span text:style-name="T1935">que<text:s/></text:span><text:span text:style-name="T1936">ao casa</text:span><text:span text:style-name="T1937">sse</text:span><text:span text:style-name="T1938"><text:s/>com minha esposa fosse recebido como parte integrante dela</text:span><text:span text:style-name="T1939">. Ao entrar nessa família, eu não só me integrava a um lar, mas também contribuía para um movimento de transformação. Foi nesse contexto que a intervenção de Deus se manifestou de forma surpreendente: além de me acolherem como filho, meus sogros<text:s/></text:span><text:span text:style-name="T1940">foram sendo impactados pelo testemunho que nos carregávamos do amor e da salvação em Cristo Jesus.</text:span></text:p>
      <text:p text:style-name="P1941">Meus sogros sempre enxergaram em mim um instrumento da graça de Deus e admiravam<text:s/>o ministério que<text:s/>Ele<text:s/>havia<text:s/>confiado a mim,<text:s/>acompanharam<text:s/>de perto minha caminhada, desde os primeiros passos<text:s/>como Sanfoneiro de Cristo<text:s/>até a<text:s/>implantação da igreja,<text:s/>sempre<text:s/>reconhecendo e incentivando o<text:s/>potencial<text:s/>que Deus havia colocado<text:s/>em minha vida.</text:p>
      <text:p text:style-name="P1942"><text:span text:style-name="T1943">Eles torciam por nós e respeitavam cada decisão, pois sabiam que caminhávamos debaixo da direção divina. Por isso, não foi fácil para eles compreenderem nossa saída da casa dos fundos para morar em uma quitinete na Asa Norte. O amor e o zelo que tinham por nós eram tão grandes que, mesmo após nossa mudança, decidiram não alugar o barraco dos fundos enquanto não estivéssemos<text:s/></text:span><text:span text:style-name="T1944">estabelecidos</text:span><text:span text:style-name="T1945"><text:s/>em uma nova moradia maior</text:span><text:span text:style-name="T1946">,<text:s/></text:span><text:span text:style-name="T1947">diziam: “Se não der certo<text:s/></text:span><text:span text:style-name="T1948">a igreja</text:span><text:span text:style-name="T1949">, vocês terão para onde voltar.” Entendíamos que aquela atitude era, na verdade, uma expressão de cuidado, proteção e amor incondicional pelas nossas vidas</text:span><text:span text:style-name="T1950">.</text:span></text:p>
      <text:h text:style-name="P1951" text:outline-level="3">O Impacto na Vida de Dani e na Nossa Missão</text:h>
      <text:p text:style-name="P1952"><text:span text:style-name="T1953">Para Dani, a<text:s/></text:span><text:span text:style-name="T1954">salvação<text:s/></text:span><text:span text:style-name="T1955">de sua família sempre foi motivo de oração e esperança. Ela orou por 19 longos anos para que Deus tocasse o coração de seus<text:s/></text:span><text:span text:style-name="T1956">pais e seu irmão Márcio</text:span><text:span text:style-name="T1957">,<text:s/></text:span><text:span text:style-name="T1958">ela testemunha que já estava cansada de orar nesse objetivo, pois desde de sua conversão esse era o principal alvo de oração e não via muita mudança até o eu entrar na vida deles.</text:span><text:span text:style-name="T1959"><text:s/>Eu me tornei, involuntariamente, um reforço espiritual para essa família, ajudando a trazer luz e a<text:s/></text:span><text:span text:style-name="T1960">palavra de Deus.<text:s/></text:span><text:span text:style-name="T1961">No nosso pastorado Clerivaldo, Damiana, passaram por um processo de conversão eu tive a alegria de batizá-los nas águas que encheu nosso lar de plena alegria.</text:span></text:p>
      <text:p text:style-name="P1962"><text:span text:style-name="T1963">Essa transformação foi também um poderoso testemunho para aqueles que conheciam nossa trajetória. Muitos que um dia se mostraram céticos passaram a reconhecer que, quando Deus coloca Sua mão sobre a vida de alguém, não há barreiras capazes de impedir o Seu plano. A família de Dani tornou-se um exemplo vivo de redenção e de fé, e eu não posso deixar de agradecer a<text:s/></text:span><text:span text:style-name="T1964">Clerivaldo<text:s/></text:span><text:span text:style-name="T1965">e Damiana, que me acolheram com tanto amor, como se eu já fosse parte de sua história há muito tempo.</text:span></text:p>
      <text:h text:style-name="P1966" text:outline-level="3">Quebrando a Maldição do Abandono</text:h>
      <text:p text:style-name="P1967"><text:span text:style-name="T1968">Um dos aspectos mais profundos desse acolhimento familiar foi a oportunidade que tive de quebrar uma maldição que me assombrava desde a infância. Sem um pai presente, eu carregava o peso de um abandono que parecia inevitável. Eu me via como parte de um ciclo de dor que, se não fosse interrompido, continuaria a se repetir por gerações. Ao ser acolhido por<text:s/></text:span><text:span text:style-name="T1969">Clerivaldo<text:s/></text:span><text:span text:style-name="T1970">e Damiana, senti que, finalmente, aquele ciclo estava sendo rompido. Eles me deram o amor e o suporte que eu sempre desejei, e,<text:s/></text:span><text:span text:style-name="T1971">nos<text:s/></text:span><text:soft-page-break/><text:span text:style-name="T1972">pequenos<text:s/></text:span><text:span text:style-name="T1973">gesto</text:span><text:span text:style-name="T1974">s</text:span><text:span text:style-name="T1975">, mostraram que a verdadeira família não é definida pelo sangue, mas pelo amor incondicional e pela fé compartilhada.</text:span></text:p>
      <text:p text:style-name="P1976"><text:span text:style-name="T1977">Ao lado de Dani, aprendi que amar é cuidar, é estar presente mesmo quando as circunstâncias são adversas. A experiência de viver com uma família que se abriu de coração para mim me ensinou que, quando Deus nos cerca de pessoas<text:s/></text:span><text:span text:style-name="T1978">bondosas e generosas</text:span><text:span text:style-name="T1979">, encontramos forças para superar as dores do passado e abraçar um futuro cheio de esperança.</text:span></text:p>
      <text:h text:style-name="P1980" text:outline-level="3">Um Testemunho de Gratidão e de Esperança</text:h>
      <text:p text:style-name="P1981"><text:span text:style-name="T1982">Hoje, quando reflito sobre aqueles anos de convivência<text:s/></text:span><text:span text:style-name="T1983">mesmo que não fosse sob o mesmo teto<text:s/></text:span><text:span text:style-name="T1984">de<text:s/></text:span><text:span text:style-name="T1985">Clerivaldo<text:s/></text:span><text:span text:style-name="T1986">e Damiana, sinto uma gratidão imensa. A generosidade deles não apenas nos proporcionou um teto seguro, mas também fortaleceu nossa fé, demonstrando que, mesmo nos momentos mais difíceis, o amor de Deus se manifesta através de pessoas dispostas a doar o melhor de si.</text:span></text:p>
      <text:p text:style-name="P1987"><text:span text:style-name="T1988">Esse acolhimento familiar foi um dos pilares que sustentou o crescimento do nosso ministério.</text:span><text:span text:style-name="T1989"><text:s/></text:span><text:span text:style-name="T1990">A segurança que senti ao saber que,<text:s/></text:span><text:span text:style-name="T1991">minha família estava cuidada quando precisava me ausentar mesmo que por poucos dias devido as viagens na itinerância</text:span><text:span text:style-name="T1992">, foi essencial para que eu pudesse seguir adiante na missão que o Senhor me confiara.<text:s/></text:span></text:p>
      <text:h text:style-name="P1993" text:outline-level="3">Um Legado de Amor e de Transformação</text:h>
      <text:p text:style-name="P1994"><text:span text:style-name="T1995">O legado que recebi daquela família é algo que carrego comigo a cada dia.<text:s/></text:span><text:span text:style-name="T1996">Clerivaldo<text:s/></text:span><text:span text:style-name="T1997">e Damiana não foram apenas meus sogros; foram anjos que Deus colocou em minha vida para me mostrar<text:s/></text:span><text:span text:style-name="T1998">através de atitudes de carinho, como um prato de comida preferido feito pela sogra, que faz melhor rabada, a bondade e o cuidado de Deus em minha trajetória de vida</text:span><text:span text:style-name="T1999">. Eles me ensinaram que a verdadeira família é aquela que se forma pelo amor, pela fé e pelo compromisso de cuidar uns dos outros. Essa lição foi, e continua sendo, uma das mais preciosas que a vida me deu.</text:span></text:p>
      <text:p text:style-name="P2000"><text:span text:style-name="T2001">Ao integrar-me a essa família, não só encontrei um lar, mas também descobri que o resgate que vivenciamos se estende para além do âmbito pessoal</text:span><text:span text:style-name="T2002">,<text:s/></text:span><text:span text:style-name="T2003">ele ecoa para a comunidade, para os ministérios e para a missão de levar o evangelho a todas as nações.<text:s/></text:span><text:span text:style-name="T2004">As conversões que aconteceram<text:s/></text:span><text:span text:style-name="T2005">em nossa convivência é uma prova viva de que Deus é fiel para cumprir Suas promessas.</text:span></text:p>
      <text:soft-page-break/>
      <text:h text:style-name="P2006" text:outline-level="1">Capítulo 13: Promessa de Vitória – O Nascimento de Ana Vitória e o Livramento</text:h>
      <text:p text:style-name="P2007"><text:span text:style-name="T2008">Em meio a um ministério que já se mostrava repleto de bênçãos e sinais divinos, chegou um dos momentos mais marcantes e emocionantes: o nascimento de Ana Vitória. Em 8 de fevereiro de 2022, nossa família foi agraciada com esse presente que simbolizava o cumprimento de uma promessa que Deus vinha sussurrando em nossos corações há tempos.<text:s/></text:span><text:span text:style-name="T2009">Uma criança muita desejada e amada, quando minha esposa revelou a gravidez no púbito da igreja o meu coração se encheu de alegria e as lágrimas correram em meu rosto, tamanha era a emoção daquele dia.</text:span></text:p>
      <text:h text:style-name="P2010" text:outline-level="3">O Cumprimento de Uma Promessa</text:h>
      <text:p text:style-name="P2011"><text:span text:style-name="T2012">Desde<text:s/></text:span><text:span text:style-name="T2013">quando eu estava esperando no Senhor uma esposa,<text:s/></text:span><text:span text:style-name="T2014">Ele já</text:span><text:span text:style-name="T2015"><text:s/>havia<text:s/></text:span><text:span text:style-name="T2016">me<text:s/></text:span><text:span text:style-name="T2017">entregado uma pr</text:span><text:span text:style-name="T2018">omessa:</text:span><text:span text:style-name="T2019"><text:s/>de uma criança e foi específico, uma menina,<text:s/></text:span><text:span text:style-name="T2020">a profecia dizia que eu estaria de<text:s/></text:span><text:span text:style-name="T2021">cabelo</text:span><text:span text:style-name="T2022">s</text:span><text:span text:style-name="T2023"><text:s/>branco</text:span><text:span text:style-name="T2024">s e que esse momento</text:span><text:span text:style-name="T2025"><text:s/></text:span><text:span text:style-name="T2026">marcaria um</text:span><text:span text:style-name="T2027">a fase</text:span><text:span text:style-name="T2028"><text:s/></text:span><text:span text:style-name="T2029">de<text:s/></text:span><text:span text:style-name="T2030">plenitude<text:s/></text:span><text:span text:style-name="T2031">no meu ministério. E</text:span><text:span text:style-name="T2032"><text:s/>assim aconteceu meus cabelos</text:span><text:span text:style-name="T2033"><text:s/>embranqueceram</text:span><text:span text:style-name="T2034"><text:s/>não pela idade</text:span><text:span text:style-name="T2035">, mas por herança genética, e</text:span><text:span text:style-name="T2036"><text:s/>Deus<text:s/></text:span><text:span text:style-name="T2037">cumpriu Sua palavra,</text:span><text:span text:style-name="T2038"><text:s/>todas as necessidades</text:span><text:span text:style-name="T2039"><text:s/>foram supridas e ainda fez transbordar bênçãos na chegada de nossa filha Ana Vitória,<text:s/></text:span><text:span text:style-name="T2040">desde o pré-natal e o parto particular</text:span><text:span text:style-name="T2041">, até cada detalhe</text:span><text:span text:style-name="T2042"><text:s/></text:span><text:span text:style-name="T2043">d</text:span><text:span text:style-name="T2044">o enxoval.</text:span></text:p>
      <text:p text:style-name="P2045">No dia em que descobrimos o sexo do bebê, meu espírito já confirmava o que eu sabia desde o início: era uma menina. O nome escolhido carregava um significado profundo. “Vitória” era o cumprimento exato da profecia recebida<text:s/>pela mesma<text:s/>profetisa<text:s/>que<text:s/>afirmou que sua chegada representaria a superação de todas as adversidades que marcaram nossa história. “Ana” foi uma homenagem à avó de Dani, um símbolo de amor e<text:s/>de<text:s/>raízes firmes.</text:p>
      <text:p text:style-name="P2046">Para mim, aquele nascimento não foi apenas o cumprimento de uma palavra profética, mas a materialização de um milagre que não apenas transformaria nossa família, mas também fortaleceria a obra que o Senhor vinha edificando por meio do ministério.</text:p>
      <text:h text:style-name="P2047" text:outline-level="3">Uma Celebração de Alegria e de Fé</text:h>
      <text:p text:style-name="P2048">O período de gestação de Ana Vitória também coincidiu<text:s/>com<text:s/>um tempo de<text:s/>crescimento do nosso ministério:<text:s/>famílias chegando, testemunhos de restauração, conversões, estávamos vivendo uma das melhores fases no nosso ministério. Lembro-me de<text:s/>orar pedindo que<text:s/>Deus enviasse os recursos<text:s/>para<text:s/>o parto. Pouco tempo depois,<text:s/>essa oração foi atendida, um casal nos abençoou com uma<text:s/>oferta<text:s/>de R$ 10.000,00 e eu sabia claramente qual era o propósito<text:s/>daquela semente.</text:p>
      <text:p text:style-name="P2049">À medida que o dia do parto se aproximava, o Senhor já<text:s/>havia<text:s/>preparado<text:s/>para nós<text:s/>uma das melhores maternidades de Brasília, mas fui impulsionado pelo espírito a fazer uma oferta para a concretização do telhado da nossa igreja em 03 de agosto,<text:s/>àquela oferta que já tinha um destino certo para o parto eu ofertei a metade para a conclusão<text:s/>da obra,<text:s/>em concordância com minha esposa que também queimou em seu coração de<text:s/>fazer essa<text:s/>ofertar, mas como o dono da obra é Deus e Ele nos prova que está no controle de tudo e opera de maneira surpreendente, faltando poucos dias para fecharmos com a maternidade,<text:s/>Ele supriu todas as necessidades e providenciou<text:s/>todos os recursos necessários para o parto de Ana Vitória.</text:p>
      <text:soft-page-break/>
      <text:p text:style-name="P2050">Na madrugada do dia 08 de fevereiro de 2022, nascia Ana Vitória, uma menina linda, cheia de saúde foi um misto de emoção, naquela sala de cirurgia quando eu ouvi o seu choro e seus olhos quando se abriram me fitaram como quem dizia:<text:s/>“papai eu cheguei,” foi uma realização como pai e de gratidão a Deus por estar vivendo a chegada da nossa Vitória para somar em nossa casa com muita alegria, risos<text:s/>e<text:s/>brincadeiras, a presença de Ana Vitória é marcada por uma criança esperta e atenta a tudo, carinhosa com a mãe e seus irmãos e quanto a mim ela diz que eu sou o rei e ela é a minha princesa.</text:p>
      <text:h text:style-name="P2051" text:outline-level="3">O Livramento na Crise de Saúde</text:h>
      <text:p text:style-name="P2052"><text:span text:style-name="T2053">Porém, a alegria daquele dia não veio sem desafios. Logo após o nascimento, vivenciamos uma das provações mais intensas de nossa história. No mesmo período de tanta felicidade, o que parecia ser apenas o início de uma nova<text:s/></text:span><text:span text:style-name="T2054">fase<text:s/></text:span><text:span text:style-name="T2055">se misturou com um episódio de extrema dor e desespero. No dia 13 de fevereiro de 2022</text:span><text:span text:style-name="T2056">,<text:s/></text:span><text:span text:style-name="T2057">como se o destino quisesse testar nossa fé mesmo após tamanha vitória, eu acordei<text:s/></text:span><text:span text:style-name="T2058">na</text:span><text:span text:style-name="T2059"><text:s/></text:span><text:span text:style-name="T2060">madrugada</text:span><text:span text:style-name="T2061"><text:s/>de domingo,</text:span><text:span text:style-name="T2062"><text:s/>sentindo uma dor aguda e insuportável. Minha esposa estava em recuperação de uma cirurgia, minha sogra repousava em nossa casa, e uma tia da Dani, sempre presente para nos dar suporte, estava ao nosso lado. E ali, com Ana Vitória ainda recém-nascida</text:span><text:span text:style-name="T2063">,<text:s/></text:span><text:span text:style-name="T2064">com apenas cinco dias de vida, algo dentro de mim mudou de forma dramática.</text:span></text:p>
      <text:p text:style-name="P2065"><text:span text:style-name="T2066">A dor na região abdominal na altura do apêndice foi se intensificando de forma alarmante que não conseguia ficar em pé.<text:s/></text:span><text:span text:style-name="T2067">Num desespero crescente, comecei a gritar, sentindo que algo em meu corpo não estava certo. O que se seguiu foi uma sequência de eventos que me levaram às pressas para o hospital de<text:s/></text:span><text:span text:style-name="T2068">B</text:span><text:span text:style-name="T2069">ase.<text:s/></text:span><text:span text:style-name="T2070">Cheguei<text:s/></text:span><text:span text:style-name="T2071">desfalecido carregado nos braços</text:span><text:span text:style-name="T2072">,<text:s/></text:span><text:span text:style-name="T2073">não suportando as dores,<text:s/></text:span><text:span text:style-name="T2074">num cenári</text:span><text:span text:style-name="T2075">o</text:span><text:span text:style-name="T2076"><text:s/></text:span><text:span text:style-name="T2077">o</text:span><text:span text:style-name="T2078">nde a intervenção divina se fazia urgente.</text:span></text:p>
      <text:p text:style-name="P2079">No hospital, após<text:s/>os<text:s/>exames, veio o diagnóstico<text:s/>tratava-se<text:s/>de uma apendicite inflamada,<text:s/>caso cirúrgico, mas sem prioridade,<text:s/>pois haviam<text:s/>outros paciente em situação<text:s/>mais grave, e eu teria que<text:s/><text:s/>aguardar na fila, vivendo um dos momentos mais terríveis de dor, permaneci<text:s/>no corredor do hospital, mas graças a misericórdia<text:s/>de Deus,<text:s/>Ele colocou anjos na minha vida para<text:s/>abrir as portas<text:s/>da cirurgia, somente na tarde de terça-feira meu nome<text:s/>foi chamado<text:s/>e acredito que, se algumas horas a mais tivessem se passado, eu<text:s/>não estaria aqui para contar essa história,<text:s/></text:p>
      <text:p text:style-name="P2080">A<text:s/>dor<text:s/>naquele dia era insuportável,<text:s/>mesmo<text:s/>com a<text:s/>medicação para dor,<text:s/>durante a<text:s/>cirurgia descobriram que a apendicite<text:s/>já<text:s/>havia supurado, ou seja, o apêndice<text:s/>tinha se<text:s/>rompido,<text:s/>liberando pus e conteúdo intestinal na cavidade abdominal, o procedimento<text:s/>precisou<text:s/>ser<text:s/>alterado às pressas,<text:s/>começando<text:s/>à<text:s/>tarde e se estendeu até à noite.</text:p>
      <text:p text:style-name="P2081">Ao despertar da anestesia, tive plena consciência do grande livramento de morte que Deus havia me concedido. No entanto, ainda havia uma batalha a enfrentar durante a recuperação, o<text:s/>local da cirurgia ficou muito inflamado e apresentava pus, foram dias difíceis, a ponto de cogitarem uma nova intervenção para investigar o que estava acontecendo.</text:p>
      <text:p text:style-name="P2082">Naquela noite, a igreja se reuniu para uma vigília de oração, clamando intensamente pela minha vida,<text:s/>e<text:s/>para a glória de Deus, a medicação começou a fazer efeito logo após. Na manhã seguinte, apresentei uma melhora significativa, permaneci internado entre 12 e 15 dias, em um período marcado por incertezas, mas também por orações incessantes e pelo clamor fervoroso da congregação,<text:s/>uma verdadeira batalha espiritual que Deus venceu em meu favor.</text:p>
      <text:p text:style-name="P2083"/>
      <text:h text:style-name="P2084" text:outline-level="3">O Poder da Oração Coletiva</text:h>
      <text:p text:style-name="P2085"><text:span text:style-name="T2086">Durante todo esse tempo, a igreja não nos abandonou. Ao contrário, foi um período em que a comunidade de fé se mobilizou de forma extraordinária. Irmãos de todas as regiões – tanto de Brasília quanto das três igrejas do Nordeste – uniram-se em uma campanha de oração. Debaixo<text:s/></text:span><text:span text:style-name="T2087">da janela do hospital conseguia ver os irmãos que cantavam e faziam orações, esses gestos de carinho me confortavam e constrangiam com o cuidado de Deus</text:span><text:span text:style-name="T2088">.<text:s/></text:span></text:p>
      <text:p text:style-name="P2089"><text:span text:style-name="T2090">Enquanto isso</text:span><text:span text:style-name="T2091">,</text:span><text:span text:style-name="T2092"><text:s/>minha esposa estava se recuperando</text:span><text:span text:style-name="T2093"><text:s/>e, mesmo à distância,</text:span><text:span text:style-name="T2094"><text:s/>me<text:s/></text:span><text:span text:style-name="T2095">transmitia</text:span><text:span text:style-name="T2096"><text:s/>força, foi uma<text:s/></text:span><text:span text:style-name="T2097">verdadeira<text:s/></text:span><text:span text:style-name="T2098">guerreira nesse<text:s/></text:span><text:span text:style-name="T2099">período,</text:span><text:span text:style-name="T2100"><text:s/>cuidando</text:span><text:span text:style-name="T2101"><text:s/>com dedicação</text:span><text:span text:style-name="T2102"><text:s/>de Ana Vitória e Matheus</text:span><text:span text:style-name="T2103">.</text:span><text:span text:style-name="T2104"><text:s/></text:span><text:span text:style-name="T2105">Q</text:span><text:span text:style-name="T2106">uero<text:s/></text:span><text:span text:style-name="T2107">expressar minha profunda gratidão por</text:span><text:span text:style-name="T2108"><text:s/>toda</text:span><text:span text:style-name="T2109"><text:s/>a</text:span><text:span text:style-name="T2110"><text:s/>rede de apoio que</text:span><text:span text:style-name="T2111"><text:s/>o Senhor levantou ao nosso redor,</text:span><text:span text:style-name="T2112"><text:s/>tanto<text:s/></text:span><text:span text:style-name="T2113">para auxiliar nos<text:s/></text:span><text:span text:style-name="T2114">cuidado</text:span><text:span text:style-name="T2115">s com</text:span><text:span text:style-name="T2116"><text:s/>a</text:span><text:span text:style-name="T2117"><text:s/></text:span><text:span text:style-name="T2118">Dani e quanto</text:span><text:span text:style-name="T2119"><text:s/>para acompanhar, dia e noite,</text:span><text:span text:style-name="T2120"><text:s/></text:span><text:span text:style-name="T2121">minha permanência no</text:span><text:span text:style-name="T2122"><text:s/>hospital</text:span><text:span text:style-name="T2123">. De modo</text:span><text:span text:style-name="T2124"><text:s/>especial</text:span><text:span text:style-name="T2125">, agradeço ao</text:span><text:span text:style-name="T2126"><text:s/>meu escudeiro fiel</text:span><text:span text:style-name="T2127">,</text:span><text:span text:style-name="T2128"><text:s/>Felipe Magno</text:span><text:span text:style-name="T2129">,<text:s/></text:span><text:span text:style-name="T2130">que não soltou a minha mão</text:span><text:span text:style-name="T2131"><text:s/>em nenhum momento</text:span><text:span text:style-name="T2132">, sou<text:s/></text:span><text:span text:style-name="T2133">imensamente<text:s/></text:span><text:span text:style-name="T2134">grato pela vida de cada irmão e<text:s/></text:span><text:span text:style-name="T2135">por todas as<text:s/></text:span><text:span text:style-name="T2136">orações<text:s/></text:span><text:span text:style-name="T2137">que<text:s/></text:span><text:span text:style-name="T2138">recebi ness</text:span><text:span text:style-name="T2139">e tempo<text:s/></text:span><text:span text:style-name="T2140">de provação na área da saúde</text:span><text:span text:style-name="T2141">.</text:span></text:p>
      <text:p text:style-name="P2142"><text:span text:style-name="T2143">Durante aqueles dias de internação, a fé se renovou não só em mim, mas em todos que acompanharam minha luta.<text:s/></text:span><text:span text:style-name="T2144">Aquela sala de internação virou o meu campo missionário, evangelizei cada paciente que ficou internado comigo, uns recebiam alta e outros que chegavam também eram ministrados e vidas foram salvas. Enfermeiros receberam orações e palavras, fiquei conhecido naquela ala, acredito que quando o propósito de Deus se encerrou naquele lugar foi quando eu<text:s/></text:span><text:span text:style-name="T2145">também<text:s/></text:span><text:span text:style-name="T2146">recebi alta.</text:span></text:p>
      <text:h text:style-name="P2147" text:outline-level="3">A Renovação do Ministério</text:h>
      <text:p text:style-name="P2148"><text:span text:style-name="T2149">Depois daquele período crítico, quando finalmente recebi alta do hospital, senti que um novo capítulo estava prestes a ser escrito. A experiência do livramento não só fortaleceu minha fé, mas também repercutiu de maneira surpreendente no ministério. A igreja, que já vinha sendo abençoada pelo nascimento de Ana Vitória, agora se via reforçada por um testemunho de superação que inspirava e unia ainda mais os irmãos. Em resposta à crise, reativamos o “Pit Stop”, aqueles encontros diários de oração<text:s/></text:span><text:span text:style-name="T2150">ao meio dia<text:s/></text:span><text:span text:style-name="T2151">que se tornaram um símbolo de nossa união e fé.</text:span></text:p>
      <text:p text:style-name="P2152">Foi nesse ambiente de intensa oração e comunhão que novos laços se fortaleceram e que o ministério ganhou um novo vigor. A experiência, que poderia ter nos deixado desanimados, acabou por nos impulsionar para frente. Ao sair do hospital, senti que Deus me tinha dado não só uma segunda chance de vida, mas também uma nova missão: continuar a proclamar a palavra do Senhor com ainda mais paixão e determinação.</text:p>
      <text:h text:style-name="P2153" text:outline-level="3">Um Testemunho de Vitória e de Redenção</text:h>
      <text:p text:style-name="P2154"><text:span text:style-name="T2155">Hoje, ao olhar para trás, vejo que o nascimento de Ana Vitória e o subsequente livramento foram dois dos maiores sinais de vitória que<text:s/></text:span><text:span text:style-name="T2156">Deus me deu</text:span><text:span text:style-name="T2157">. Ana Vitória, com seu nome repleto de significado, representa a promessa cumprida de que, mesmo nas horas mais sombrias, Deus está sempre presente para transformar a realidade. E o episódio de minha crise de saúde, marcado pela intervenção divina e pelo fervor inabalável de uma<text:s/></text:span><text:span text:style-name="T2158">igreja</text:span><text:span text:style-name="T2159"><text:s/>unida, é a prova viva de que o Senhor opera milagres onde a lógica humana falha.</text:span></text:p>
      <text:soft-page-break/>
      <text:p text:style-name="P2160"><text:span text:style-name="T2161">Essas experiências não apenas renovaram minha fé, mas também serviram para fortalecer todo o ministério da Família no Altar.<text:s/></text:span><text:span text:style-name="T2162">O testemunho<text:s/></text:span><text:span text:style-name="T2163">de<text:s/></text:span><text:span text:style-name="T2164">superação, as orações nas madrugadas, e o livramento recebido foram sendo acrescentadas a história<text:s/></text:span><text:span text:style-name="T2165">de um CRENTE nordestino que, do fundo do poço, foi elevado ao altar do Senhor. Foi o milagre que confirmou que, quando Deus se propõe a agir, Ele não deixa nada ao acaso</text:span><text:span text:style-name="T2166">,<text:s/></text:span><text:span text:style-name="T2167">e que as promessas feitas aos corações fiéis sempre se cumprem, mesmo que o caminho seja árduo e repleto de provações.</text:span></text:p>
      <text:h text:style-name="P2168" text:outline-level="3">Conclusão</text:h>
      <text:p text:style-name="P2169">Em resumo, o nascimento de Ana Vitória e o subsequente livramento na crise de saúde foram capítulos decisivos na minha jornada de fé. Eles representam a materialização das promessas divinas, a certeza de que<text:s/>a luz de Deus sempre brilha, pronta para resgatar e transformar. Esses eventos foram a prova viva de que o Senhor nunca falha em cumprir Suas promessas,<text:s/>seja através do nascimento de uma criança que simboliza vitória ou da intervenção milagrosa que nos tira das garras da morte.</text:p>
      <text:p text:style-name="P2170"><text:span text:style-name="T2171">Que este capítulo sirva de inspiração e de encorajamento para todos aqueles que se encontram em meio às tempestades da vida.<text:s/></text:span><text:span text:style-name="T2172">Que a nossa fé seja manifestada no meio das adversidades e nas crises e que a nossa confiança seja depositada somente no Senhor</text:span><text:span text:style-name="T2173">,<text:s/></text:span><text:span text:style-name="T2174">pois<text:s/></text:span><text:span text:style-name="T2175">nenhum desafio é insuperável, e nenhuma promessa fica por cumprir. Pois, para aquele que crê, o fundo do poço pode ser o ponto de partida para um<text:s/></text:span><text:span text:style-name="T2176">caminho<text:s/></text:span><text:span text:style-name="T2177">de vitória que nos conduz diretamente ao altar do Senhor.</text:span></text:p>
      <text:soft-page-break/>
      <text:h text:style-name="P2178" text:outline-level="1">Capítulo 14: Da Crise do Aluguel à Nova Conquista<text:s/>– Aliança da família Pires</text:h>
      <text:p text:style-name="P2179">Como pastor,<text:s/>vivi<text:s/>momentos de grandes<text:s/>alegrias,<text:s/>mas também enfrentei<text:s/>tristezas e decepções,<text:s/>contudo essas experiências, ao longo do meu<text:s/>pastorado, contribuiu para o meu amadurecimento e crescimento.<text:s/>Quando<text:s/>o ministério<text:s/>nasceu, nasceu<text:s/>também<text:s/>um pastor, pois<text:s/>foi a minha primeira experiência em<text:s/>liderar e cuidar de<text:s/>uma igreja,<text:s/>nesse processo,<text:s/>Deus tem me ensinado a conduzir o rebanho<text:s/>com sabedoria e amor, e tenho plena consciência da grande<text:s/>responsabilidades<text:s/>que carrego pelas vidas<text:s/>que estão debaixo da minha cobertura espiritual.</text:p>
      <text:p text:style-name="P2180"><text:span text:style-name="T2181">Uma palavra que guardo em meu coração, com profundo temor, está em Hebreus 13:17:<text:s/></text:span><text:span text:style-name="T2182">“Obedeçam aos seus líderes e submetam-se à autoridade deles. Eles cuidam de vocês como quem deve prestar contas. Obedeçam-lhes para que o trabalho deles seja uma alegria, e não um peso, pois isso não seria proveitoso para vocês.”</text:span></text:p>
      <text:p text:style-name="P2183">Deus colocou<text:s/>em meu caminho<text:s/>muitas pessoas que<text:s/>foram instrumentos de apoio e bênção ao<text:s/>longo dessa<text:s/>jornada. Entre elas,<text:s/>quero destacar<text:s/>a família Pires,<text:s/>a quem dedico minha gratidão<text:s/>neste capítulo, por ter nos ajudado<text:s/>em um momento tão desafiador<text:s/>que<text:s/>enfrentamos<text:s/>no Ministério Família no Altar.<text:s/></text:p>
      <text:p text:style-name="P2184"><text:bookmark-start text:name="_Hlk206129613"/>Primeiro, conheci Cleber Filho e tive a oportunidade de orar por sua vida. Pouco depois, conheci sua esposa, Carina, e o filho do casal, Davi. Foram poucos encontros, mas suficientes para que nascesse uma aliança poderosa com aquela família. Mais tarde, Cleber Filho mudou-se para os Estados Unidos, mas sua mãe, Cida Pires, passou a frequentar nossos cultos, mulher de oração fervorosa e intercessora fiel pela sua casa, Cida se tornou uma presença constante e inspiradora,<text:s/>logo depois, seu filho Fabrício e sua esposa Patrícia também começaram a participar, fortalecendo ainda mais essa conexão especial que Deus havia estabelecido.</text:p>
      <text:p text:style-name="P2185"><text:bookmark-end text:name="_Hlk206129613"/><text:span text:style-name="T2186">Aos poucos, a família Pires começou a se integrar mais e mais à vida da igreja. O pai de Cleber Filho, que inicialmente se mantinha reservado,<text:s/></text:span><text:span text:style-name="T2187">ocasionalmente participava dos<text:s/></text:span><text:span text:style-name="T2188">cultos,<text:s/></text:span><text:span text:style-name="T2189">mas sua esposa sempre em oração por ele. Quando começamos a fazer o</text:span><text:span text:style-name="T2190">s</text:span><text:span text:style-name="T2191"><text:s/>GFA – os Grupos Família no Altar – Cida abriu as portas de sua casa e o Cleber Pires começou a se envolver e a participar dos cultos<text:s/></text:span><text:span text:style-name="T2192">demonstrando um interesse crescente pela palavra do Senhor.</text:span></text:p>
      <text:p text:style-name="P2193"><text:bookmark-start text:name="_Hlk206129921"/><text:span text:style-name="T2194">Registro aqui a chegada e a aliança com a família Pires para que se compreenda melhor o contexto deste capítulo.<text:s/></text:span><text:span text:style-name="T2195">E</text:span><text:span text:style-name="T2196">stávamos próximos da renovação do contrato da loja na 503, mas enfrentávamos dificuldades financeiras devido à queda na arrecadação da igreja</text:span><text:span text:style-name="T2197">,<text:s/></text:span><text:span text:style-name="T2198">dízimos e ofertas haviam diminuído, e algumas famílias haviam<text:s/></text:span><text:span text:style-name="T2199">havia saído do ministério</text:span><text:span text:style-name="T2200">. Essa redução impactou nosso orçamento, mas, como sempre digo, não se trata de dinheiro, e sim de vidas. Eu tinha plena convicção de que o Dono da Obra traria providência, pois estávamos apenas como mordomos, administrando aquilo que pertence a Ele.</text:span></text:p>
      <text:h text:style-name="P2201" text:outline-level="3"><text:bookmark-end text:name="_Hlk206129921"/>A Crise do Aluguel e a Intervenção da Família Pires</text:h>
      <text:p text:style-name="P2202"><text:bookmark-start text:name="_Hlk206130174"/>Iniciamos as negociações com o proprietário do imóvel, chegando até a considerar a possibilidade de permanecer apenas com um andar da loja. Em minhas orações, colocava diante de Deus aquela situação, buscando direção e uma saída que estivesse de acordo com Sua vontade, aos poucos, porém, Ele já vinha<text:s/><text:soft-page-break/>me sinalizando que o nosso tempo naquele lugar havia se cumprido e que uma nova etapa estava prestes a começar.</text:p>
      <text:p text:style-name="P2203"><text:bookmark-end text:name="_Hlk206130174"/><text:span text:style-name="T2204">Foi nesse momento de grande angústia que a família Pires, liderada por Cleber Pires, se destacou como um verdadeiro presente de Deus. Observando minha dor e a dificuldade de manter a estrutura do ministério, Cleber e sua família se mobilizaram para nos ajudar. Com uma fé inabalável, eles se comprometeram a buscar uma solução para a crise do aluguel. Em uma ação conjunta e milagrosa, eles,<text:s/></text:span><text:span text:style-name="T2205">cederam<text:s/></text:span><text:span text:style-name="T2206">três lojas, demoliram a estrutura antiga e construíram um novo templo em apenas<text:s/></text:span><text:span text:style-name="T2207">59</text:span><text:span text:style-name="T2208"><text:s/>dias na chamada "Cidade do Automóvel". Essa nova conquista não só nos tirou da situação crítica, mas também elevou o ministério a um novo patamar de crescimento e de expansão.</text:span></text:p>
      <text:h text:style-name="P2209" text:outline-level="3">A Nova Conquista e a Renovação do Ministério</text:h>
      <text:p text:style-name="P2210"><text:span text:style-name="T2211">A mudança para o novo templo representou mais do que a superação de uma dificuldade financeira</text:span><text:span text:style-name="T2212">,</text:span><text:span text:style-name="T2213"><text:s/>foi a confirmação de que cada passo de fé, mesmo os mais ousados, são recompensados pelo Senhor. A renovação que experimentamos naquele período foi visível<text:s/></text:span><text:span text:style-name="T2214">em nossos cultos</text:span><text:span text:style-name="T2215">.<text:s/></text:span></text:p>
      <text:p text:style-name="P2216">Fomos abençoados com uma nova estrutura física, totalmente renovada, e ainda recebemos de presente cadeiras acolchoadas personalizadas e aparelhos de ar-condicionado, fruto de uma campanha organizada por Cleber Pires junto aos empresários da Cidade do Automóvel. Conseguimos quitar todas as despesas referentes à desocupação do prédio da 503 e, durante todo esse processo, fomos testemunhas de inúmeros milagres que confirmavam o cuidado de Deus conosco.</text:p>
      <text:p text:style-name="P2217"><text:span text:style-name="T2218">Nesse novo ambiente, além do templo foram<text:s/></text:span><text:span text:style-name="T2219">disponibilizados sala para as crianças, gabinete pastoral, secretaria e cozinha</text:span><text:span text:style-name="T2220">,<text:s/></text:span><text:span text:style-name="T2221">tudo organizado para que o ministério pudesse se desenvolver plenamente. A mudança trouxe uma onda de esperança que contagiou toda a<text:s/></text:span><text:span text:style-name="T2222">igreja</text:span><text:span text:style-name="T2223">. A intervenção da família Pires foi um exemplo claro de que, quando nós entregamos de coração ao Senhor, Ele transforma até as maiores dificuldades em degraus para a vitória.</text:span></text:p>
      <text:h text:style-name="P2224" text:outline-level="3">Um Legado de União e de Crescimento</text:h>
      <text:p text:style-name="P2225">Hoje, olhando para trás, sinto uma imensa gratidão por ter tido a oportunidade de caminhar lado a lado com a família Pires. A aliança que se formou nesse período foi um sinal de que, quando nos unimos em fé e propósito, não há obstáculo que não possa ser superado.<text:s/></text:p>
      <text:p text:style-name="P2226">Essa união não apenas fortaleceu o ministério, mas também criou um legado que continuará a ecoar nas gerações futuras. A família Pires, com sua fé inabalável e seu compromisso com a obra do Senhor, serviu de inspiração para muitos e ajudou a consolidar o ministério Família no Altar como uma potência de transformação espiritual.<text:s/></text:p>
      <text:p text:style-name="P2227"><text:span text:style-name="T2228">Que a história dessa aliança inspire todos aqueles que buscam, em meio às dificuldades, a encontrar apoio na união dos irmãos. Pois, quando corações se unem com um propósito comum, os milagres acontecem, e o poder transformador do evangelho se faz presente de forma<text:s/></text:span><text:span text:style-name="T2229">inabalável</text:span><text:span text:style-name="T2230">. A família Pires foi um marco nessa caminhada, e a sua contribuição permanece como um testemunho eterno de que, quando Deus junta famílias, Ele constrói um legado que transcende o tempo e que ilumina o caminho de todos aqueles que anseiam pela verdade e<text:s/></text:span><text:span text:style-name="T2231">salvação.</text:span></text:p>
      <text:soft-page-break/>
      <text:h text:style-name="P2232" text:outline-level="3">A Transformação que Ecoa no Ministério</text:h>
      <text:p text:style-name="P2233"><text:span text:style-name="T2234">Fazendo uma retrospectiva vejo que aquele período de crise foi decisivo para a consolidação do ministério Família no Altar</text:span><text:span text:style-name="T2235">. Os desafios enfrentados</text:span><text:span text:style-name="T2236">,<text:s/></text:span><text:span text:style-name="T2237">do aumento do aluguel à necessidade de equipar o novo espaço</text:span><text:span text:style-name="T2238">,</text:span><text:span text:style-name="T2239"><text:s/>foi superado com fé, perseverança e a intervenção divina. A experiência dos<text:s/></text:span><text:span text:style-name="T2240">milagres vividos</text:span><text:span text:style-name="T2241">, se tornou um testemunho poderoso que ecoa entre os irmãos, lembrando-nos de que Deus não deixa faltar nada àqueles que O buscam com sinceridade.</text:span></text:p>
      <text:p text:style-name="P2242">A nova estrutura não só proporcionou um espaço físico adequado, mas também fortaleceu os laços de união e de comunhão entre os membros da igreja. Através dos cultos, o ambiente de fé foi enriquecido, permitindo que a palavra do Senhor se espalhasse com mais vigor e que a missão de transformar vidas se tornasse ainda mais palpável.<text:s/></text:p>
      <text:p text:style-name="P2243"><text:span text:style-name="T2244">Que este capítulo sirva de inspiração para todos os que enfrentam desafios aparentemente insuperáveis. Que a história da intervenção divina mostre que, mesmo nos momentos de maior fraqueza, o Senhor está pronto para transformar o impossível em realidade. Pois, quando depositamos nossa confiança no Senhor,<text:s/></text:span><text:span text:style-name="T2245">os obstáculos</text:span><text:span text:style-name="T2246"><text:s/>se tornam uma oportunidade de crescimento,<text:s/></text:span><text:span text:style-name="T2247">as lágrimas<text:s/></text:span><text:span text:style-name="T2248">se transformam em um testemunho de fé.</text:span></text:p>
      <text:p text:style-name="P2249"><text:span text:style-name="T2250">Eu sou a prova viva de que, mesmo quando se caminha por um caminho árduo e repleto de incertezas, a fé e a confiança no Senhor podem abrir portas inimagináveis</text:span><text:span text:style-name="T2251">,<text:s/></text:span><text:span text:style-name="T2252">portas que nos conduzem do fundo do poço à nova conquista, elevando-nos ao altar do Senhor. Essa<text:s/></text:span><text:span text:style-name="T2253">trajetória</text:span><text:span text:style-name="T2254">, marcada pelos desafios da 503 e pela renovação que veio através da união, é o testemunho de que Deus, em Sua infinita misericórdia, nunca deixa de cumprir Suas promessas e de transformar cada dificuldade em um milagre glorioso.</text:span></text:p>
      <text:p text:style-name="P2255"/>
      <text:soft-page-break/>
      <text:h text:style-name="P2256" text:outline-level="1">Capítulo 15: Plenitude e Propósito – Legado de um Crente Nordestino</text:h>
      <text:p text:style-name="P2257">Ao final desta longa jornada, quando olho para trás e revivo cada etapa que me trouxe do fundo do poço ao altar do Senhor, sinto em meu coração a plena convicção de que Deus é fiel e que, mesmo nas circunstâncias mais adversas, Ele opera transformações extraordinárias. Minha trajetória, marcada por dores, renúncias, vitórias e milagres, não foi apenas a história de um homem, mas o testemunho vivo de um CRENTE nordestino que se entregou de corpo e alma ao chamado divino.</text:p>
      <text:h text:style-name="P2258" text:outline-level="3">A Conquista de Uma Nova Identidade</text:h>
      <text:p text:style-name="P2259"><text:span text:style-name="T2260">Tudo começou em<text:s/></text:span><text:span text:style-name="T2261">Lajes</text:span><text:span text:style-name="T2262"><text:s/>do Cabugi, uma cidade simples, onde as dificuldades eram tão palpáveis quanto o calor do sol nordestino. Cresci em meio a privações, marcado pela ausência de um pai, mas fortalecido pelo amor incansável de minha mãe. Foi nesse ambiente, onde o som de um violão simples abria caminho para a música e para a expressão dos meus sentimentos, que comecei a vislumbrar um futuro diferente. A música sempre foi meu refúgio, e mesmo que o sucesso nas bandas locais me trouxesse algum reconhecimento, eu carregava dentro de mim uma angústia e uma revolta que não se apagavam.</text:span></text:p>
      <text:p text:style-name="P2263">Minha vida parecia ter sido escrita nas sombras dos vícios, na busca desesperada por preencher um vazio que parecia intransponível. O desespero me conduziu a caminhos autodestrutivos, e, por vezes, cheguei a crer que a morte seria o único escape para uma alma tão dilacerada. No entanto, no exato momento em que parecia não haver mais esperança, a voz de Jesus me chamou. Naquele domingo de janeiro de 2004, enquanto eu estava à beira do abismo, ouvi um “pare” que ecoou como o início de uma nova era. Foi o ponto de virada,<text:s/>a conversão que me tirou do fundo do poço e me permitiu recomeçar, de mãos dadas com o Senhor.</text:p>
      <text:h text:style-name="P2264" text:outline-level="3">A Jornada de Renúncias e de Consagração</text:h>
      <text:p text:style-name="P2265">Após esse encontro transformador, o caminho para a consagração exigiu de mim renúncias profundas. Largar os vícios, abandonar os prazeres efêmeros, recusar o chamado do mundo e, acima de tudo, deixar para trás os traumas do passado foram passos dolorosos, mas necessários para que eu pudesse me abrir ao amor redentor de Deus. Cada renúncia se fez como uma libertação, um adeus ao antigo eu, permitindo que a graça se infiltrasse em cada recanto do meu ser.</text:p>
      <text:p text:style-name="P2266">Foi nesse período de sacrifícios e de lutas interiores que aprendi a importância da disciplina espiritual. A oração, o jejum e o estudo da Bíblia se tornaram os pilares que sustentavam meu novo propósito. Apesar de todas as dores, esses momentos de renúncia foram também os alicerces de uma transformação que me levou a enxergar o valor da verdadeira liberdade,<text:s/>aquela que só se alcança quando nos entregamos completamente ao Senhor.</text:p>
      <text:h text:style-name="P2267" text:outline-level="3">Da Guitarra à Sanfona: A Redenção através da Música</text:h>
      <text:p text:style-name="P2268">A mudança de instrumento, da guitarra para a sanfona, simboliza uma das mais belas metáforas da minha trajetória. Durante anos, a guitarra foi a extensão da minha alma, o meio pelo qual eu expressava minhas emoções, mas também os vícios que me prendiam ao passado. A visão de 2007, quando Deus me mostrou<text:s/><text:soft-page-break/>a sanfona em um coreto, foi o sinal de que o Senhor desejava redirecionar meu talento para um caminho de louvor.</text:p>
      <text:p text:style-name="P2269">A transição não foi simples; eu não sabia tocar sanfona e, de repente, me vi desafiado a aprender um instrumento que era tão desconhecido quanto a própria ideia de recomeço. Contudo, a igreja se uniu, as ofertas foram reunidas e, num ato de fé inabalável, a sanfona batizada de “Maria Madalena” se tornou a nova voz do meu ministério.<text:s/></text:p>
      <text:h text:style-name="P2270" text:outline-level="3">O Chamado para Brasília e a Itinerância Ministerial</text:h>
      <text:p text:style-name="P2271">Não demorou para que o Senhor me chamasse para novos horizontes. A voz do apóstolo Wilker ressoou, convidando-me para deixar as raízes do Nordeste e partir para Brasília. A transição para a capital não foi apenas uma mudança geográfica, mas o início de uma nova etapa no ministério. Em Brasília, enfrentei o desafio de adaptar-me a uma realidade urbana distinta,</text:p>
      <text:p text:style-name="P2272"><text:span text:style-name="T2273">A itinerância ministerial, me fez embarcar de avião por diversos estados brasileiros e alguns países da América do Sul</text:span><text:span text:style-name="T2274">, ministrando cultos, participando de congressos e espalhando a mensagem do “Vou Derrubar Gigante”. A itinerância tornou-se uma escola de vida, os encontros com os pastores era uma confirmação de que o evangelho não tem fronteiras.<text:s/></text:span></text:p>
      <text:h text:style-name="P2275" text:outline-level="3">A Força do Amor e a União Familiar</text:h>
      <text:p text:style-name="P2276">Entre as bênçãos que Deus derramou ao longo dessa jornada, o encontro de Dani foi, sem dúvida, um dos momentos mais marcantes. No Dia dos Namorados de 2008, ao ver aquela jovem ajoelhada em oração, senti que Deus me apresentava a uma companheira destinada a caminhar ao meu lado. Nosso relacionamento, que começou com gestos simples e sinceros de oração e de apoio mútuo, floresceu e se consolidou, culminando no nosso casamento em 2009,<text:s/>um dia celebrado para a glória do Senhor.</text:p>
      <text:p text:style-name="P2277"><text:span text:style-name="T2278">Dani não apenas se tornou minha esposa, mas a parceira que compartilhava comigo o sonho de servir ao evangelho e transformar vidas. Juntos, enfrentamos desafios, renunciamos aos prazeres do mundo e buscamos, com fervor, a verdadeira essência do amor de Deus. Nossa união se fortaleceu também pelo acolhimento da família de Dani</text:span><text:span text:style-name="T2279">,<text:s/></text:span><text:span text:style-name="T2280">sob a generosidade de<text:s/></text:span><text:span text:style-name="T2281">Clerivaldo</text:span><text:span text:style-name="T2282"><text:s/>e Damiana, que me acolheram como um filho, e pelo resgate de Alice, que quebrou o ciclo do abandono e se tornou uma líder entre os jovens da igreja.</text:span></text:p>
      <text:h text:style-name="P2283" text:outline-level="3">Desafios, Crises e Milagres que Forjaram um Legado</text:h>
      <text:p text:style-name="P2284"><text:span text:style-name="T2285">A trajetória ministerial não foi isenta de provações. O passo de fé de sair de um aluguel de R$ 1.3500,00 para um novo de R$ 12.000,00 nos seis primeiros meses e depois aumentaria para 15.000,00. Em meio a esses desafios, Deus se manifestou de forma milagrosa</text:span><text:span text:style-name="T2286">,</text:span><text:span text:style-name="T2287"><text:s/>o sistema de som que foi pago, a mobilização da família Pires para nos tirar da crise do aluguel, e o novo templo que se ergueu na Cidade do Automóvel foram sinais poderosos de que, quando depositamos nossa confiança no Senhor, Ele transforma<text:s/></text:span><text:span text:style-name="T2288">os obstáculos em degraus<text:s/></text:span><text:span text:style-name="T2289">para a vitória.</text:span></text:p>
      <text:p text:style-name="P2290"><text:span text:style-name="T2291">As crises enfrentadas e as dificuldades superadas, serviram para fortalecer nosso ministério e para edificar um legado que hoje se estende não só em Brasília, mas também nas igrejas do Nordeste. Crescemos e fomos abençoados com a intervenção divina em momentos de adversidade, transformando<text:s/></text:span><text:span text:style-name="T2292">os desafios<text:s/></text:span><text:span text:style-name="T2293">em uma oportunidade de crescimento espiritual.</text:span></text:p>
      <text:soft-page-break/>
      <text:h text:style-name="P2294" text:outline-level="3">Um Legado que Vai Além do Tempo</text:h>
      <text:p text:style-name="P2295"><text:span text:style-name="T2296">Hoje, ao concluir essa narrativa, vejo que minha história é muito mais do que a trajetória de um homem que saiu do fundo do poço e foi elevado ao altar do Senhor. É a história de um povo que, através<text:s/></text:span><text:span text:style-name="T2297">dos sacrifícios, das renúncias e os milagres vividos<text:s/></text:span><text:span text:style-name="T2298">aprendeu a confiar que Deus é fiel para cumprir Suas promessas. Meu ministério se expandiu, e agora, com<text:s/></text:span><text:span text:style-name="T2299">sete</text:span><text:span text:style-name="T2300"><text:s/>igrejas no Nordeste e uma igreja consolidada em Brasília, o legado que construímos juntos é a prova viva de que o amor de Deus transforma e restaura vidas.</text:span></text:p>
      <text:p text:style-name="P2301"><text:span text:style-name="T2302">O que começou como um grito desesperado, à beira da morte, transformou-se em uma missão global</text:span><text:span text:style-name="T2303">,</text:span><text:span text:style-name="T2304"><text:s/>de alcançar, edificar, treinar e enviar pessoas para levar a palavra de Cristo a cada canto deste país e, quem sabe, ao mundo. Minha vida, que já foi marcada pela dor e pela escuridão, agora resplandece com a luz do evangelho.<text:s/></text:span><text:span text:style-name="T2305">A minha jornada<text:s/></text:span><text:span text:style-name="T2306">foi guiada por um propósito maior, e hoje me sinto chamado não apenas a viver para mim, mas a deixar um legado que inspire futuras gerações.</text:span></text:p>
      <text:p text:style-name="P2307">Minha história é a prova de que, mesmo quando os desafios parecem insuperáveis, Deus abre caminhos, restaura corações e transforma a mais profunda escuridão em um altar de luz e esperança. O caminho do CRENTE nordestino é marcado por renúncias e provações, mas também por vitórias e milagres que desafiam toda lógica humana.<text:s/></text:p>
      <text:h text:style-name="P2308" text:outline-level="3">Olhando para o Futuro com Esperança</text:h>
      <text:p text:style-name="P2309">Olhando para o futuro, minha esperança é que o legado que Deus me confiou continue a se expandir. Sei que ainda há muitas promessas a serem cumpridas,<text:s/>outras famílias a serem alcançadas, outras nações a serem impactadas. A visão de levar a mensagem do evangelho aos quatro cantos do mundo, seja nas capitais do Brasil, seja nos Estados Unidos, na Europa ou na África, permanece viva em meu coração. O altar do Senhor não é um destino final, mas um ponto de partida para uma missão que transcende fronteiras e barreiras.</text:p>
      <text:p text:style-name="P2310"><text:span text:style-name="T2311">Quando um novo projeto se realiza, uma nova igreja é edificada, e uma nova geração de crentes<text:s/></text:span><text:span text:style-name="T2312">que se<text:s/></text:span><text:span text:style-name="T2313">levantam<text:s/></text:span><text:span text:style-name="T2314">é um lembrete de que o plano de Deus é eterno e infalível. Estou convicto de que, onde houver uma capital, onde houver uma cidade, a Família no Altar chegará, pois Deus prometeu que o Seu evangelho não ficará confinado a um único lugar. Ele transformará cada vida, cada família, e nós, como seus servos, seremos instrumentos para levar essa luz a todos os povos.</text:span></text:p>
      <text:p text:style-name="P2315"><text:span text:style-name="T2316">Encerramos aqui este relato com um coração cheio de gratidão e de propósito. Minha jornada, que começou em<text:s/></text:span><text:span text:style-name="T2317">Lajes</text:span><text:span text:style-name="T2318"><text:s/>do Cabugi, passando pelos vales sombrios dos vícios e autodestruição, foi redimida pela graça de Deus e elevada ao altar do Senhor. Hoje, como um CRENTE nordestino, posso afirmar com convicção que nada é impossível para o Senhor.<text:s/></text:span></text:p>
      <text:p text:style-name="P2319">Que este legado inspire cada leitor a crer que, independentemente das circunstâncias, a mão de Deus está sempre pronta para transformar o fundo do poço em um altar de vitória. Que a minha história sirva de testemunho de que, quando nos entregamos completamente ao Senhor, Ele nos conduz por caminhos de redenção e nos faz alcançar a plenitude de Seu propósito.</text:p>
      <text:p text:style-name="P2320">Hoje, com as igrejas crescendo, as famílias restauradas e a esperança renovada, afirmo com toda a certeza que minha vida e a de tantos que caminharam comigo são a prova de que o evangelho é capaz de transformar até os destinos mais sombrios. Que a luz do Senhor continue a brilhar intensamente em cada<text:s/><text:soft-page-break/>coração, e que, juntos, possamos levar adiante a missão de proclamar o amor e a salvação que só Ele pode oferecer.</text:p>
      <text:p text:style-name="P2321">Que este legado de fé e de transformação se perpetue por gerações, e que cada um de nós, como servos do Senhor, possamos sempre caminhar com a certeza de que o fundo do poço pode, sim, ser o ponto de partida para a ascensão ao altar do Deus vivo e verdadeiro.</text:p>
      <text:p text:style-name="P2322"/>
      <text:soft-page-break/>
      <text:h text:style-name="P2323" text:outline-level="1">Sobre o Autor</text:h>
      <text:p text:style-name="P2324"/>
      <text:p text:style-name="P2325"><text:span text:style-name="T2326">Apóstolo Regis Guimarães, nascido em<text:s/></text:span><text:span text:style-name="T2327">Lajes<text:s/></text:span><text:span text:style-name="T2328">do Cabugi, Rio Grande do Norte, é um verdadeiro exemplo de transformação pela graça de Deus. Crescendo em meio às adversidades, sua juventude foi permeada por desafios e vícios. Contudo, ao encontrar a voz de Jesus e abraçar uma nova vida de fé, Apóstolo Regis se reinventou e se tornou um poderoso testemunho de redenção.</text:span></text:p>
      <text:p text:style-name="P2329">Hoje, como um Crente Nordestino, ele dedica sua vida a restaurar famílias e transformar destinos, levando a mensagem do evangelho por todo o Brasil,<text:s/>do Nordeste a Brasília. Ao lado de sua esposa, Dani, e de seus filhos, ele construiu um ministério que impacta não apenas os cultos, mas também a vida de milhares de pessoas. Sua trajetória de renúncias, milagres e uma fé inabalável continua a inspirar e encorajar aqueles que buscam um recomeço, provando que, com Deus, nenhuma dor é definitiva e toda promessa se cumpre.</text:p>
      <text:p text:style-name="P2330"/>
      <text:soft-page-break/>
      <text:h text:style-name="P2331" text:outline-level="1">RESUMO PARA CONTRA CAPA</text:h>
      <text:p text:style-name="P2332"/>
      <text:p text:style-name="P2333"><text:span text:style-name="T2334">"Crente Nordestino: Do fundo do poço ao altar do Senhor" é o poderoso testemunho de um homem que, vindo de um cenário de abandono, vícios e desesperança, foi transformado pelo amor redentor de Deus. Nascido em<text:s/></text:span><text:span text:style-name="T2335">Lajes<text:s/></text:span><text:span text:style-name="T2336">do Cabugi, Apóstolo Regis relata, com sinceridade e emoção, sua jornada desde os dias sombrios de uma juventude marcada pelo desespero até o momento milagroso em que, à beira do abismo, a voz de Jesus lhe concedeu uma segunda chance.</text:span></text:p>
      <text:p text:style-name="P2337">Ao lado de sua esposa fiel, Dani, e de seus filhos,<text:s/>verdadeiros presentes divinos, ele compartilha as renúncias e provações que o conduziram à consagração, a mudança da guitarra para a sanfona, e o chamado que o levou a Brasília para edificar um ministério que se expandiu por diversas cidades do Nordeste. Em meio a desafios financeiros, crises e milagres, seu relato revela como Deus transformou cada lágrima em um testemunho de fé, restaurando vidas e unindo famílias.</text:p>
      <text:p text:style-name="P2338"><text:span text:style-name="T2339">Esta é uma história de superação, onde o fundo do poço se converte em um altar de esperança e onde<text:s/></text:span><text:span text:style-name="T2340">renúncia</text:span><text:span text:style-name="T2341"><text:s/>se torna um degrau para a vitória. Inspirador e repleto de lições de fé, este livro é um convite para todos que buscam um recomeço, provando que, independentemente do passado, a graça de Deus é capaz de transformar destinos e restaurar corações.</text:span></text:p>
      <text:p text:style-name="P23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language="pt" fo:country="BR"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style:font-name-complex="Mangal" fo:font-weight="bold" style:font-weight-asian="bold" style:font-weight-complex="bold" fo:font-size="10pt" style:font-size-asian="10pt" style:font-size-complex="9pt"/>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Forte" style:display-name="Forte" style:family="text" style:parent-style-name="Fonteparág.padrão">
      <style:text-properties fo:font-weight="bold" style:font-weight-asian="bold" style:font-weight-complex="bold"/>
    </style:style>
    <style:style style:name="Ênfase" style:display-name="Ênfase" style:family="text" style:parent-style-name="Fonteparág.padrã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AQUEL SOARES</meta:initial-creator>
    <dc:creator>dani.guimasilva@gmail.com</dc:creator>
    <meta:creation-date>2025-07-06T03:27:00Z</meta:creation-date>
    <dc:date>2025-08-15T09:25:00Z</dc:date>
    <meta:template xlink:href="Normal" xlink:type="simple"/>
    <meta:editing-cycles>203</meta:editing-cycles>
    <meta:editing-duration>PT222600S</meta:editing-duration>
    <meta:document-statistic meta:page-count="60" meta:paragraph-count="350" meta:word-count="27455" meta:character-count="175362" meta:row-count="1235" meta:non-whitespace-character-count="148257"/>
  </office:meta>
</office:document-meta>
</file>